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071cm"/>
    </style:style>
    <style:style style:name="co2" style:family="table-column">
      <style:table-column-properties fo:break-before="auto" style:column-width="3.657cm"/>
    </style:style>
    <style:style style:name="co3" style:family="table-column">
      <style:table-column-properties fo:break-before="auto" style:column-width="0.988cm"/>
    </style:style>
    <style:style style:name="co4" style:family="table-column">
      <style:table-column-properties fo:break-before="auto" style:column-width="3.766cm"/>
    </style:style>
    <style:style style:name="co5" style:family="table-column">
      <style:table-column-properties fo:break-before="auto" style:column-width="4.23cm"/>
    </style:style>
    <style:style style:name="co6" style:family="table-column">
      <style:table-column-properties fo:break-before="auto" style:column-width="4.311cm"/>
    </style:style>
    <style:style style:name="co7" style:family="table-column">
      <style:table-column-properties fo:break-before="auto" style:column-width="0.797cm"/>
    </style:style>
    <style:style style:name="co8" style:family="table-column">
      <style:table-column-properties fo:break-before="auto" style:column-width="3.321cm"/>
    </style:style>
    <style:style style:name="co9" style:family="table-column">
      <style:table-column-properties fo:break-before="auto" style:column-width="4.193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5" table:default-cell-style-name="Default"/>
        <table:table-row table:style-name="ro1">
          <table:table-cell office:value-type="float" office:value="3300" calcext:value-type="float">
            <text:p>3300</text:p>
          </table:table-cell>
          <table:table-cell office:value-type="string" calcext:value-type="string">
            <text:p>41163.31475126987</text:p>
          </table:table-cell>
          <table:table-cell office:value-type="float" office:value="303" calcext:value-type="float">
            <text:p>303</text:p>
          </table:table-cell>
          <table:table-cell table:number-columns-repeated="6"/>
          <table:table-cell office:value-type="string" calcext:value-type="string">
            <text:p>Meile mit Komma</text:p>
          </table:table-cell>
          <table:table-cell office:value-type="string" calcext:value-type="string">
            <text:p>Tempo mit Komma</text:p>
          </table:table-cell>
          <table:table-cell office:value-type="string" calcext:value-type="string">
            <text:p>,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1358.6520699380264</text:p>
          </table:table-cell>
          <table:table-cell office:value-type="string" calcext:value-type="string">
            <text:p>12.707993722079225</text:p>
          </table:table-cell>
          <table:table-cell office:value-type="string" calcext:value-type="string">
            <text:p>120.98322080366634</text:p>
          </table:table-cell>
          <table:table-cell office:value-type="string" calcext:value-type="string">
            <text:p>0.16286798707846073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2</text:p>
          </table:table-cell>
          <table:table-cell table:formula="of:=CONCATENATE(TEXT([.B2];&quot;###,##&quot;);[.$L$1])" office:value-type="string" office:string-value="0.0," calcext:value-type="string">
            <text:p>0.0,</text:p>
          </table:table-cell>
          <table:table-cell table:formula="of:=CONCATENATE(TEXT([.C2];&quot;###,##&quot;);[.$L$1])" office:value-type="string" office:string-value="7.0," calcext:value-type="string">
            <text:p>7.0,</text:p>
          </table:table-cell>
          <table:table-cell table:formula="of:=CONCATENATE([.A2];[.$L$1])" office:value-type="string" office:string-value="0," calcext:value-type="string">
            <text:p>0,</text:p>
          </table:table-cell>
          <table:table-cell table:formula="of:=CONCATENATE([.D2];[.$L$1])" office:value-type="string" office:string-value="1358.6520699380264," calcext:value-type="string">
            <text:p>1358.6520699380264,</text:p>
          </table:table-cell>
          <table:table-cell/>
          <table:table-cell office:value-type="float" office:value="40" calcext:value-type="float">
            <text:p>40</text:p>
          </table:table-cell>
          <table:table-cell table:formula="of:=CONCATENATE([.O2];[.$L$1])" office:value-type="string" office:string-value="40," calcext:value-type="string">
            <text:p>40,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9.89634561631616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1329.8300818424323</text:p>
          </table:table-cell>
          <table:table-cell office:value-type="string" calcext:value-type="string">
            <text:p>4.990043782376624</text:p>
          </table:table-cell>
          <table:table-cell office:value-type="string" calcext:value-type="string">
            <text:p>120.98322080366634</text:p>
          </table:table-cell>
          <table:table-cell office:value-type="string" calcext:value-type="string">
            <text:p>0.012274191456791456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2</text:p>
          </table:table-cell>
          <table:table-cell table:formula="of:=CONCATENATE(TEXT([.B3];&quot;###,##&quot;);[.$L$1])" office:value-type="string" office:string-value="9.89634561631616," calcext:value-type="string">
            <text:p>9.89634561631616,</text:p>
          </table:table-cell>
          <table:table-cell table:formula="of:=CONCATENATE(TEXT([.C3];&quot;###,##&quot;);[.$L$1])" office:value-type="string" office:string-value="11.0," calcext:value-type="string">
            <text:p>11.0,</text:p>
          </table:table-cell>
          <table:table-cell table:formula="of:=CONCATENATE([.A3];[.$L$1])" office:value-type="string" office:string-value="5," calcext:value-type="string">
            <text:p>5,</text:p>
          </table:table-cell>
          <table:table-cell table:formula="of:=CONCATENATE([.D3];[.$L$1])" office:value-type="string" office:string-value="1329.8300818424323," calcext:value-type="string">
            <text:p>1329.8300818424323,</text:p>
          </table:table-cell>
          <table:table-cell/>
          <table:table-cell office:value-type="float" office:value="80" calcext:value-type="float">
            <text:p>80</text:p>
          </table:table-cell>
          <table:table-cell table:formula="of:=CONCATENATE([.O3];[.$L$1])" office:value-type="string" office:string-value="80," calcext:value-type="string">
            <text:p>80,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34.5564773727487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39.975829551356185</text:p>
          </table:table-cell>
          <table:table-cell office:value-type="string" calcext:value-type="string">
            <text:p>46.55226445370814</text:p>
          </table:table-cell>
          <table:table-cell office:value-type="string" calcext:value-type="string">
            <text:p>121.2859039821945</text:p>
          </table:table-cell>
          <table:table-cell office:value-type="string" calcext:value-type="string">
            <text:p>-0.13579917905283345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1.2</text:p>
          </table:table-cell>
          <table:table-cell table:formula="of:=CONCATENATE(TEXT([.B4];&quot;###,##&quot;);[.$L$1])" office:value-type="string" office:string-value="34.5564773727487," calcext:value-type="string">
            <text:p>34.5564773727487,</text:p>
          </table:table-cell>
          <table:table-cell table:formula="of:=CONCATENATE(TEXT([.C4];&quot;###,##&quot;);[.$L$1])" office:value-type="string" office:string-value="9.0," calcext:value-type="string">
            <text:p>9.0,</text:p>
          </table:table-cell>
          <table:table-cell table:formula="of:=CONCATENATE([.A4];[.$L$1])" office:value-type="string" office:string-value="13," calcext:value-type="string">
            <text:p>13,</text:p>
          </table:table-cell>
          <table:table-cell table:formula="of:=CONCATENATE([.D4];[.$L$1])" office:value-type="string" office:string-value="39.975829551356185," calcext:value-type="string">
            <text:p>39.975829551356185,</text:p>
          </table:table-cell>
          <table:table-cell/>
          <table:table-cell office:value-type="float" office:value="120" calcext:value-type="float">
            <text:p>120</text:p>
          </table:table-cell>
          <table:table-cell table:formula="of:=CONCATENATE([.O4];[.$L$1])" office:value-type="string" office:string-value="120," calcext:value-type="string">
            <text:p>120,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65.0889663318726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1072.487596678463</text:p>
          </table:table-cell>
          <table:table-cell office:value-type="string" calcext:value-type="string">
            <text:p>2.7316124422775223</text:p>
          </table:table-cell>
          <table:table-cell office:value-type="string" calcext:value-type="string">
            <text:p>117.13961704710577</text:p>
          </table:table-cell>
          <table:table-cell office:value-type="string" calcext:value-type="string">
            <text:p>-0.022309274269700106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1.2</text:p>
          </table:table-cell>
          <table:table-cell table:formula="of:=CONCATENATE(TEXT([.B5];&quot;###,##&quot;);[.$L$1])" office:value-type="string" office:string-value="65.0889663318726," calcext:value-type="string">
            <text:p>65.0889663318726,</text:p>
          </table:table-cell>
          <table:table-cell table:formula="of:=CONCATENATE(TEXT([.C5];&quot;###,##&quot;);[.$L$1])" office:value-type="string" office:string-value="11.0," calcext:value-type="string">
            <text:p>11.0,</text:p>
          </table:table-cell>
          <table:table-cell table:formula="of:=CONCATENATE([.A5];[.$L$1])" office:value-type="string" office:string-value="25," calcext:value-type="string">
            <text:p>25,</text:p>
          </table:table-cell>
          <table:table-cell table:formula="of:=CONCATENATE([.D5];[.$L$1])" office:value-type="string" office:string-value="1072.487596678463," calcext:value-type="string">
            <text:p>1072.487596678463,</text:p>
          </table:table-cell>
          <table:table-cell/>
          <table:table-cell office:value-type="float" office:value="160" calcext:value-type="float">
            <text:p>160</text:p>
          </table:table-cell>
          <table:table-cell table:formula="of:=CONCATENATE([.O5];[.$L$1])" office:value-type="string" office:string-value="160," calcext:value-type="string">
            <text:p>160,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95.6214552909036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119.56764885658173</text:p>
          </table:table-cell>
          <table:table-cell office:value-type="string" calcext:value-type="string">
            <text:p>64.73287082502391</text:p>
          </table:table-cell>
          <table:table-cell office:value-type="string" calcext:value-type="string">
            <text:p>116.45845937678216</text:p>
          </table:table-cell>
          <table:table-cell office:value-type="string" calcext:value-type="string">
            <text:p>-0.12281688974226623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1.2</text:p>
          </table:table-cell>
          <table:table-cell table:formula="of:=CONCATENATE(TEXT([.B6];&quot;###,##&quot;);[.$L$1])" office:value-type="string" office:string-value="95.6214552909036," calcext:value-type="string">
            <text:p>95.6214552909036,</text:p>
          </table:table-cell>
          <table:table-cell table:formula="of:=CONCATENATE(TEXT([.C6];&quot;###,##&quot;);[.$L$1])" office:value-type="string" office:string-value="9.0," calcext:value-type="string">
            <text:p>9.0,</text:p>
          </table:table-cell>
          <table:table-cell table:formula="of:=CONCATENATE([.A6];[.$L$1])" office:value-type="string" office:string-value="35," calcext:value-type="string">
            <text:p>35,</text:p>
          </table:table-cell>
          <table:table-cell table:formula="of:=CONCATENATE([.D6];[.$L$1])" office:value-type="string" office:string-value="119.56764885658173," calcext:value-type="string">
            <text:p>119.56764885658173,</text:p>
          </table:table-cell>
          <table:table-cell/>
          <table:table-cell office:value-type="float" office:value="200" calcext:value-type="float">
            <text:p>200</text:p>
          </table:table-cell>
          <table:table-cell table:formula="of:=CONCATENATE([.O6];[.$L$1])" office:value-type="string" office:string-value="200," calcext:value-type="string">
            <text:p>200,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126.153944249993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774.4265529087401</text:p>
          </table:table-cell>
          <table:table-cell office:value-type="string" calcext:value-type="string">
            <text:p>10.911228338649705</text:p>
          </table:table-cell>
          <table:table-cell office:value-type="string" calcext:value-type="string">
            <text:p>112.70855404673674</text:p>
          </table:table-cell>
          <table:table-cell office:value-type="string" calcext:value-type="string">
            <text:p>-0.016002297184662274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1.2</text:p>
          </table:table-cell>
          <table:table-cell table:formula="of:=CONCATENATE(TEXT([.B7];&quot;###,##&quot;);[.$L$1])" office:value-type="string" office:string-value="126.153944249993," calcext:value-type="string">
            <text:p>126.153944249993,</text:p>
          </table:table-cell>
          <table:table-cell table:formula="of:=CONCATENATE(TEXT([.C7];&quot;###,##&quot;);[.$L$1])" office:value-type="string" office:string-value="9.0," calcext:value-type="string">
            <text:p>9.0,</text:p>
          </table:table-cell>
          <table:table-cell table:formula="of:=CONCATENATE([.A7];[.$L$1])" office:value-type="string" office:string-value="47," calcext:value-type="string">
            <text:p>47,</text:p>
          </table:table-cell>
          <table:table-cell table:formula="of:=CONCATENATE([.D7];[.$L$1])" office:value-type="string" office:string-value="774.4265529087401," calcext:value-type="string">
            <text:p>774.4265529087401,</text:p>
          </table:table-cell>
          <table:table-cell/>
          <table:table-cell office:value-type="float" office:value="240" calcext:value-type="float">
            <text:p>240</text:p>
          </table:table-cell>
          <table:table-cell table:formula="of:=CONCATENATE([.O7];[.$L$1])" office:value-type="string" office:string-value="240," calcext:value-type="string">
            <text:p>240,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156.686433209117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624.4568252372707</text:p>
          </table:table-cell>
          <table:table-cell office:value-type="string" calcext:value-type="string">
            <text:p>9.031743732458537</text:p>
          </table:table-cell>
          <table:table-cell office:value-type="string" calcext:value-type="string">
            <text:p>112.21996408462542</text:p>
          </table:table-cell>
          <table:table-cell office:value-type="string" calcext:value-type="string">
            <text:p>-0.04046398695948276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2</text:p>
          </table:table-cell>
          <table:table-cell table:formula="of:=CONCATENATE(TEXT([.B8];&quot;###,##&quot;);[.$L$1])" office:value-type="string" office:string-value="156.686433209117," calcext:value-type="string">
            <text:p>156.686433209117,</text:p>
          </table:table-cell>
          <table:table-cell table:formula="of:=CONCATENATE(TEXT([.C8];&quot;###,##&quot;);[.$L$1])" office:value-type="string" office:string-value="9.0," calcext:value-type="string">
            <text:p>9.0,</text:p>
          </table:table-cell>
          <table:table-cell table:formula="of:=CONCATENATE([.A8];[.$L$1])" office:value-type="string" office:string-value="59," calcext:value-type="string">
            <text:p>59,</text:p>
          </table:table-cell>
          <table:table-cell table:formula="of:=CONCATENATE([.D8];[.$L$1])" office:value-type="string" office:string-value="624.4568252372707," calcext:value-type="string">
            <text:p>624.4568252372707,</text:p>
          </table:table-cell>
          <table:table-cell/>
          <table:table-cell office:value-type="float" office:value="280" calcext:value-type="float">
            <text:p>280</text:p>
          </table:table-cell>
          <table:table-cell table:formula="of:=CONCATENATE([.O8];[.$L$1])" office:value-type="string" office:string-value="280," calcext:value-type="string">
            <text:p>280,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169.230294324069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615.0354867008032</text:p>
          </table:table-cell>
          <table:table-cell office:value-type="string" calcext:value-type="string">
            <text:p>153.54702568884053</text:p>
          </table:table-cell>
          <table:table-cell office:value-type="string" calcext:value-type="string">
            <text:p>111.71238945204843</text:p>
          </table:table-cell>
          <table:table-cell office:value-type="string" calcext:value-type="string">
            <text:p>-0.04200070949756383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2</text:p>
          </table:table-cell>
          <table:table-cell table:formula="of:=CONCATENATE(TEXT([.B9];&quot;###,##&quot;);[.$L$1])" office:value-type="string" office:string-value="169.230294324069," calcext:value-type="string">
            <text:p>169.230294324069,</text:p>
          </table:table-cell>
          <table:table-cell table:formula="of:=CONCATENATE(TEXT([.C9];&quot;###,##&quot;);[.$L$1])" office:value-type="string" office:string-value="9.0," calcext:value-type="string">
            <text:p>9.0,</text:p>
          </table:table-cell>
          <table:table-cell table:formula="of:=CONCATENATE([.A9];[.$L$1])" office:value-type="string" office:string-value="64," calcext:value-type="string">
            <text:p>64,</text:p>
          </table:table-cell>
          <table:table-cell table:formula="of:=CONCATENATE([.D9];[.$L$1])" office:value-type="string" office:string-value="615.0354867008032," calcext:value-type="string">
            <text:p>615.0354867008032,</text:p>
          </table:table-cell>
          <table:table-cell/>
          <table:table-cell office:value-type="float" office:value="320" calcext:value-type="float">
            <text:p>320</text:p>
          </table:table-cell>
          <table:table-cell table:formula="of:=CONCATENATE([.O9];[.$L$1])" office:value-type="string" office:string-value="320," calcext:value-type="string">
            <text:p>320,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200.245380707321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604.4768534022489</text:p>
          </table:table-cell>
          <table:table-cell office:value-type="string" calcext:value-type="string">
            <text:p>103.72799704356372</text:p>
          </table:table-cell>
          <table:table-cell office:value-type="string" calcext:value-type="string">
            <text:p>110.40973381882361</text:p>
          </table:table-cell>
          <table:table-cell office:value-type="string" calcext:value-type="string">
            <text:p>0.006413083639788181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2</text:p>
          </table:table-cell>
          <table:table-cell table:formula="of:=CONCATENATE(TEXT([.B10];&quot;###,##&quot;);[.$L$1])" office:value-type="string" office:string-value="200.245380707321," calcext:value-type="string">
            <text:p>200.245380707321,</text:p>
          </table:table-cell>
          <table:table-cell table:formula="of:=CONCATENATE(TEXT([.C10];&quot;###,##&quot;);[.$L$1])" office:value-type="string" office:string-value="7.0," calcext:value-type="string">
            <text:p>7.0,</text:p>
          </table:table-cell>
          <table:table-cell table:formula="of:=CONCATENATE([.A10];[.$L$1])" office:value-type="string" office:string-value="76," calcext:value-type="string">
            <text:p>76,</text:p>
          </table:table-cell>
          <table:table-cell table:formula="of:=CONCATENATE([.D10];[.$L$1])" office:value-type="string" office:string-value="604.4768534022489," calcext:value-type="string">
            <text:p>604.4768534022489,</text:p>
          </table:table-cell>
          <table:table-cell/>
          <table:table-cell office:value-type="float" office:value="360" calcext:value-type="float">
            <text:p>360</text:p>
          </table:table-cell>
          <table:table-cell table:formula="of:=CONCATENATE([.O10];[.$L$1])" office:value-type="string" office:string-value="360," calcext:value-type="string">
            <text:p>360,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231.260467090516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842.0683111446448</text:p>
          </table:table-cell>
          <table:table-cell office:value-type="string" calcext:value-type="string">
            <text:p>169.97748036671786</text:p>
          </table:table-cell>
          <table:table-cell office:value-type="string" calcext:value-type="string">
            <text:p>110.6086361618943</text:p>
          </table:table-cell>
          <table:table-cell office:value-type="string" calcext:value-type="string">
            <text:p>0.0557018268441687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2</text:p>
          </table:table-cell>
          <table:table-cell table:formula="of:=CONCATENATE(TEXT([.B11];&quot;###,##&quot;);[.$L$1])" office:value-type="string" office:string-value="231.260467090516," calcext:value-type="string">
            <text:p>231.260467090516,</text:p>
          </table:table-cell>
          <table:table-cell table:formula="of:=CONCATENATE(TEXT([.C11];&quot;###,##&quot;);[.$L$1])" office:value-type="string" office:string-value="7.0," calcext:value-type="string">
            <text:p>7.0,</text:p>
          </table:table-cell>
          <table:table-cell table:formula="of:=CONCATENATE([.A11];[.$L$1])" office:value-type="string" office:string-value="92," calcext:value-type="string">
            <text:p>92,</text:p>
          </table:table-cell>
          <table:table-cell table:formula="of:=CONCATENATE([.D11];[.$L$1])" office:value-type="string" office:string-value="842.0683111446448," calcext:value-type="string">
            <text:p>842.0683111446448,</text:p>
          </table:table-cell>
          <table:table-cell/>
          <table:table-cell office:value-type="float" office:value="400" calcext:value-type="float">
            <text:p>400</text:p>
          </table:table-cell>
          <table:table-cell table:formula="of:=CONCATENATE([.O11];[.$L$1])" office:value-type="string" office:string-value="400," calcext:value-type="string">
            <text:p>400,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262.275553473768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932.2832525906405</text:p>
          </table:table-cell>
          <table:table-cell office:value-type="string" calcext:value-type="string">
            <text:p>125.34631216605675</text:p>
          </table:table-cell>
          <table:table-cell office:value-type="string" calcext:value-type="string">
            <text:p>112.33623313317113</text:p>
          </table:table-cell>
          <table:table-cell office:value-type="string" calcext:value-type="string">
            <text:p>0.07441706654336287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2</text:p>
          </table:table-cell>
          <table:table-cell table:formula="of:=CONCATENATE(TEXT([.B12];&quot;###,##&quot;);[.$L$1])" office:value-type="string" office:string-value="262.275553473768," calcext:value-type="string">
            <text:p>262.275553473768,</text:p>
          </table:table-cell>
          <table:table-cell table:formula="of:=CONCATENATE(TEXT([.C12];&quot;###,##&quot;);[.$L$1])" office:value-type="string" office:string-value="7.0," calcext:value-type="string">
            <text:p>7.0,</text:p>
          </table:table-cell>
          <table:table-cell table:formula="of:=CONCATENATE([.A12];[.$L$1])" office:value-type="string" office:string-value="108," calcext:value-type="string">
            <text:p>108,</text:p>
          </table:table-cell>
          <table:table-cell table:formula="of:=CONCATENATE([.D12];[.$L$1])" office:value-type="string" office:string-value="932.2832525906405," calcext:value-type="string">
            <text:p>932.2832525906405,</text:p>
          </table:table-cell>
          <table:table-cell/>
          <table:table-cell office:value-type="float" office:value="440" calcext:value-type="float">
            <text:p>440</text:p>
          </table:table-cell>
          <table:table-cell table:formula="of:=CONCATENATE([.O12];[.$L$1])" office:value-type="string" office:string-value="440," calcext:value-type="string">
            <text:p>440,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291.496191252528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874.0428112051659</text:p>
          </table:table-cell>
          <table:table-cell office:value-type="string" calcext:value-type="string">
            <text:p>155.76496756580016</text:p>
          </table:table-cell>
          <table:table-cell office:value-type="string" calcext:value-type="string">
            <text:p>114.51074727919259</text:p>
          </table:table-cell>
          <table:table-cell office:value-type="string" calcext:value-type="string">
            <text:p>0.06233499007969291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2</text:p>
          </table:table-cell>
          <table:table-cell table:formula="of:=CONCATENATE(TEXT([.B13];&quot;###,##&quot;);[.$L$1])" office:value-type="string" office:string-value="291.496191252528," calcext:value-type="string">
            <text:p>291.496191252528,</text:p>
          </table:table-cell>
          <table:table-cell table:formula="of:=CONCATENATE(TEXT([.C13];&quot;###,##&quot;);[.$L$1])" office:value-type="string" office:string-value="7.0," calcext:value-type="string">
            <text:p>7.0,</text:p>
          </table:table-cell>
          <table:table-cell table:formula="of:=CONCATENATE([.A13];[.$L$1])" office:value-type="string" office:string-value="123," calcext:value-type="string">
            <text:p>123,</text:p>
          </table:table-cell>
          <table:table-cell table:formula="of:=CONCATENATE([.D13];[.$L$1])" office:value-type="string" office:string-value="874.0428112051659," calcext:value-type="string">
            <text:p>874.0428112051659,</text:p>
          </table:table-cell>
          <table:table-cell/>
          <table:table-cell office:value-type="float" office:value="480" calcext:value-type="float">
            <text:p>480</text:p>
          </table:table-cell>
          <table:table-cell table:formula="of:=CONCATENATE([.O13];[.$L$1])" office:value-type="string" office:string-value="480," calcext:value-type="string">
            <text:p>480,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329.009742543088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1306.369166960492</text:p>
          </table:table-cell>
          <table:table-cell office:value-type="string" calcext:value-type="string">
            <text:p>202.200709330669</text:p>
          </table:table-cell>
          <table:table-cell office:value-type="string" calcext:value-type="string">
            <text:p>116.8491541267437</text:p>
          </table:table-cell>
          <table:table-cell office:value-type="string" calcext:value-type="string">
            <text:p>0.07076331481568873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2</text:p>
          </table:table-cell>
          <table:table-cell table:formula="of:=CONCATENATE(TEXT([.B14];&quot;###,##&quot;);[.$L$1])" office:value-type="string" office:string-value="329.009742543088," calcext:value-type="string">
            <text:p>329.009742543088,</text:p>
          </table:table-cell>
          <table:table-cell table:formula="of:=CONCATENATE(TEXT([.C14];&quot;###,##&quot;);[.$L$1])" office:value-type="string" office:string-value="9.0," calcext:value-type="string">
            <text:p>9.0,</text:p>
          </table:table-cell>
          <table:table-cell table:formula="of:=CONCATENATE([.A14];[.$L$1])" office:value-type="string" office:string-value="142," calcext:value-type="string">
            <text:p>142,</text:p>
          </table:table-cell>
          <table:table-cell table:formula="of:=CONCATENATE([.D14];[.$L$1])" office:value-type="string" office:string-value="1306.369166960492," calcext:value-type="string">
            <text:p>1306.369166960492,</text:p>
          </table:table-cell>
          <table:table-cell/>
          <table:table-cell office:value-type="float" office:value="520" calcext:value-type="float">
            <text:p>520</text:p>
          </table:table-cell>
          <table:table-cell table:formula="of:=CONCATENATE([.O14];[.$L$1])" office:value-type="string" office:string-value="520," calcext:value-type="string">
            <text:p>520,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359.211966848694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969.6673318472991</text:p>
          </table:table-cell>
          <table:table-cell office:value-type="string" calcext:value-type="string">
            <text:p>214.4477427767172</text:p>
          </table:table-cell>
          <table:table-cell office:value-type="string" calcext:value-type="string">
            <text:p>118.98636363341535</text:p>
          </table:table-cell>
          <table:table-cell office:value-type="string" calcext:value-type="string">
            <text:p>0.01584359224878181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2</text:p>
          </table:table-cell>
          <table:table-cell table:formula="of:=CONCATENATE(TEXT([.B15];&quot;###,##&quot;);[.$L$1])" office:value-type="string" office:string-value="359.211966848694," calcext:value-type="string">
            <text:p>359.211966848694,</text:p>
          </table:table-cell>
          <table:table-cell table:formula="of:=CONCATENATE(TEXT([.C15];&quot;###,##&quot;);[.$L$1])" office:value-type="string" office:string-value="9.0," calcext:value-type="string">
            <text:p>9.0,</text:p>
          </table:table-cell>
          <table:table-cell table:formula="of:=CONCATENATE([.A15];[.$L$1])" office:value-type="string" office:string-value="154," calcext:value-type="string">
            <text:p>154,</text:p>
          </table:table-cell>
          <table:table-cell table:formula="of:=CONCATENATE([.D15];[.$L$1])" office:value-type="string" office:string-value="969.6673318472991," calcext:value-type="string">
            <text:p>969.6673318472991,</text:p>
          </table:table-cell>
          <table:table-cell/>
          <table:table-cell office:value-type="float" office:value="560" calcext:value-type="float">
            <text:p>560</text:p>
          </table:table-cell>
          <table:table-cell table:formula="of:=CONCATENATE([.O15];[.$L$1])" office:value-type="string" office:string-value="560," calcext:value-type="string">
            <text:p>560,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389.414191154242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660.4854684090731</text:p>
          </table:table-cell>
          <table:table-cell office:value-type="string" calcext:value-type="string">
            <text:p>37.17980789311946</text:p>
          </table:table-cell>
          <table:table-cell office:value-type="string" calcext:value-type="string">
            <text:p>119.4648753603187</text:p>
          </table:table-cell>
          <table:table-cell office:value-type="string" calcext:value-type="string">
            <text:p>0.01803216400797839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2</text:p>
          </table:table-cell>
          <table:table-cell table:formula="of:=CONCATENATE(TEXT([.B16];&quot;###,##&quot;);[.$L$1])" office:value-type="string" office:string-value="389.414191154242," calcext:value-type="string">
            <text:p>389.414191154242,</text:p>
          </table:table-cell>
          <table:table-cell table:formula="of:=CONCATENATE(TEXT([.C16];&quot;###,##&quot;);[.$L$1])" office:value-type="string" office:string-value="7.0," calcext:value-type="string">
            <text:p>7.0,</text:p>
          </table:table-cell>
          <table:table-cell table:formula="of:=CONCATENATE([.A16];[.$L$1])" office:value-type="string" office:string-value="166," calcext:value-type="string">
            <text:p>166,</text:p>
          </table:table-cell>
          <table:table-cell table:formula="of:=CONCATENATE([.D16];[.$L$1])" office:value-type="string" office:string-value="660.4854684090731," calcext:value-type="string">
            <text:p>660.4854684090731,</text:p>
          </table:table-cell>
          <table:table-cell/>
          <table:table-cell office:value-type="float" office:value="600" calcext:value-type="float">
            <text:p>600</text:p>
          </table:table-cell>
          <table:table-cell table:formula="of:=CONCATENATE([.O16];[.$L$1])" office:value-type="string" office:string-value="600," calcext:value-type="string">
            <text:p>600,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399.108735197581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712.8206625160267</text:p>
          </table:table-cell>
          <table:table-cell office:value-type="string" calcext:value-type="string">
            <text:p>61.04242346987926</text:p>
          </table:table-cell>
          <table:table-cell office:value-type="string" calcext:value-type="string">
            <text:p>119.63968896849076</text:p>
          </table:table-cell>
          <table:table-cell office:value-type="string" calcext:value-type="string">
            <text:p>0.028889187098791118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2</text:p>
          </table:table-cell>
          <table:table-cell table:formula="of:=CONCATENATE(TEXT([.B17];&quot;###,##&quot;);[.$L$1])" office:value-type="string" office:string-value="399.108735197581," calcext:value-type="string">
            <text:p>399.108735197581,</text:p>
          </table:table-cell>
          <table:table-cell table:formula="of:=CONCATENATE(TEXT([.C17];&quot;###,##&quot;);[.$L$1])" office:value-type="string" office:string-value="7.0," calcext:value-type="string">
            <text:p>7.0,</text:p>
          </table:table-cell>
          <table:table-cell table:formula="of:=CONCATENATE([.A17];[.$L$1])" office:value-type="string" office:string-value="171," calcext:value-type="string">
            <text:p>171,</text:p>
          </table:table-cell>
          <table:table-cell table:formula="of:=CONCATENATE([.D17];[.$L$1])" office:value-type="string" office:string-value="712.8206625160267," calcext:value-type="string">
            <text:p>712.8206625160267,</text:p>
          </table:table-cell>
          <table:table-cell/>
          <table:table-cell office:value-type="float" office:value="640" calcext:value-type="float">
            <text:p>640</text:p>
          </table:table-cell>
          <table:table-cell table:formula="of:=CONCATENATE([.O17];[.$L$1])" office:value-type="string" office:string-value="640," calcext:value-type="string">
            <text:p>640,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426.611952305312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1118.6410055849728</text:p>
          </table:table-cell>
          <table:table-cell office:value-type="string" calcext:value-type="string">
            <text:p>1.6198047503743866</text:p>
          </table:table-cell>
          <table:table-cell office:value-type="string" calcext:value-type="string">
            <text:p>120.43423455333468</text:p>
          </table:table-cell>
          <table:table-cell office:value-type="string" calcext:value-type="string">
            <text:p>0.04014281481968183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2</text:p>
          </table:table-cell>
          <table:table-cell table:formula="of:=CONCATENATE(TEXT([.B18];&quot;###,##&quot;);[.$L$1])" office:value-type="string" office:string-value="426.611952305312," calcext:value-type="string">
            <text:p>426.611952305312,</text:p>
          </table:table-cell>
          <table:table-cell table:formula="of:=CONCATENATE(TEXT([.C18];&quot;###,##&quot;);[.$L$1])" office:value-type="string" office:string-value="9.0," calcext:value-type="string">
            <text:p>9.0,</text:p>
          </table:table-cell>
          <table:table-cell table:formula="of:=CONCATENATE([.A18];[.$L$1])" office:value-type="string" office:string-value="185," calcext:value-type="string">
            <text:p>185,</text:p>
          </table:table-cell>
          <table:table-cell table:formula="of:=CONCATENATE([.D18];[.$L$1])" office:value-type="string" office:string-value="1118.6410055849728," calcext:value-type="string">
            <text:p>1118.6410055849728,</text:p>
          </table:table-cell>
          <table:table-cell/>
          <table:table-cell office:value-type="float" office:value="680" calcext:value-type="float">
            <text:p>680</text:p>
          </table:table-cell>
          <table:table-cell table:formula="of:=CONCATENATE([.O18];[.$L$1])" office:value-type="string" office:string-value="680," calcext:value-type="string">
            <text:p>680,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444.227199909351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560.2467980139338</text:p>
          </table:table-cell>
          <table:table-cell office:value-type="string" calcext:value-type="string">
            <text:p>104.11763126502687</text:p>
          </table:table-cell>
          <table:table-cell office:value-type="string" calcext:value-type="string">
            <text:p>135.61786065340812</text:p>
          </table:table-cell>
          <table:table-cell office:value-type="string" calcext:value-type="string">
            <text:p>-0.05093733908699251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2</text:p>
          </table:table-cell>
          <table:table-cell table:formula="of:=CONCATENATE(TEXT([.B19];&quot;###,##&quot;);[.$L$1])" office:value-type="string" office:string-value="444.227199909351," calcext:value-type="string">
            <text:p>444.227199909351,</text:p>
          </table:table-cell>
          <table:table-cell table:formula="of:=CONCATENATE(TEXT([.C19];&quot;###,##&quot;);[.$L$1])" office:value-type="string" office:string-value="9.0," calcext:value-type="string">
            <text:p>9.0,</text:p>
          </table:table-cell>
          <table:table-cell table:formula="of:=CONCATENATE([.A19];[.$L$1])" office:value-type="string" office:string-value="192," calcext:value-type="string">
            <text:p>192,</text:p>
          </table:table-cell>
          <table:table-cell table:formula="of:=CONCATENATE([.D19];[.$L$1])" office:value-type="string" office:string-value="560.2467980139338," calcext:value-type="string">
            <text:p>560.2467980139338,</text:p>
          </table:table-cell>
          <table:table-cell/>
          <table:table-cell office:value-type="float" office:value="720" calcext:value-type="float">
            <text:p>720</text:p>
          </table:table-cell>
          <table:table-cell table:formula="of:=CONCATENATE([.O19];[.$L$1])" office:value-type="string" office:string-value="720," calcext:value-type="string">
            <text:p>720,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466.574943542677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1283.168139582533</text:p>
          </table:table-cell>
          <table:table-cell office:value-type="string" calcext:value-type="string">
            <text:p>267.3119683356002</text:p>
          </table:table-cell>
          <table:table-cell office:value-type="string" calcext:value-type="string">
            <text:p>134.47952605812822</text:p>
          </table:table-cell>
          <table:table-cell office:value-type="string" calcext:value-type="string">
            <text:p>0.006003436436109434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2</text:p>
          </table:table-cell>
          <table:table-cell table:formula="of:=CONCATENATE(TEXT([.B20];&quot;###,##&quot;);[.$L$1])" office:value-type="string" office:string-value="466.574943542677," calcext:value-type="string">
            <text:p>466.574943542677,</text:p>
          </table:table-cell>
          <table:table-cell table:formula="of:=CONCATENATE(TEXT([.C20];&quot;###,##&quot;);[.$L$1])" office:value-type="string" office:string-value="11.0," calcext:value-type="string">
            <text:p>11.0,</text:p>
          </table:table-cell>
          <table:table-cell table:formula="of:=CONCATENATE([.A20];[.$L$1])" office:value-type="string" office:string-value="201," calcext:value-type="string">
            <text:p>201,</text:p>
          </table:table-cell>
          <table:table-cell table:formula="of:=CONCATENATE([.D20];[.$L$1])" office:value-type="string" office:string-value="1283.168139582533," calcext:value-type="string">
            <text:p>1283.168139582533,</text:p>
          </table:table-cell>
          <table:table-cell/>
          <table:table-cell office:value-type="float" office:value="760" calcext:value-type="float">
            <text:p>760</text:p>
          </table:table-cell>
          <table:table-cell table:formula="of:=CONCATENATE([.O20];[.$L$1])" office:value-type="string" office:string-value="760," calcext:value-type="string">
            <text:p>760,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495.337535196768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1237.0222126133463</text:p>
          </table:table-cell>
          <table:table-cell office:value-type="string" calcext:value-type="string">
            <text:p>250.71496780198268</text:p>
          </table:table-cell>
          <table:table-cell office:value-type="string" calcext:value-type="string">
            <text:p>134.65220044886132</text:p>
          </table:table-cell>
          <table:table-cell office:value-type="string" calcext:value-type="string">
            <text:p>-1.9797287545145166E-4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2</text:p>
          </table:table-cell>
          <table:table-cell table:formula="of:=CONCATENATE(TEXT([.B21];&quot;###,##&quot;);[.$L$1])" office:value-type="string" office:string-value="495.337535196768," calcext:value-type="string">
            <text:p>495.337535196768,</text:p>
          </table:table-cell>
          <table:table-cell table:formula="of:=CONCATENATE(TEXT([.C21];&quot;###,##&quot;);[.$L$1])" office:value-type="string" office:string-value="11.0," calcext:value-type="string">
            <text:p>11.0,</text:p>
          </table:table-cell>
          <table:table-cell table:formula="of:=CONCATENATE([.A21];[.$L$1])" office:value-type="string" office:string-value="210," calcext:value-type="string">
            <text:p>210,</text:p>
          </table:table-cell>
          <table:table-cell table:formula="of:=CONCATENATE([.D21];[.$L$1])" office:value-type="string" office:string-value="1237.0222126133463," calcext:value-type="string">
            <text:p>1237.0222126133463,</text:p>
          </table:table-cell>
          <table:table-cell/>
          <table:table-cell office:value-type="float" office:value="800" calcext:value-type="float">
            <text:p>800</text:p>
          </table:table-cell>
          <table:table-cell table:formula="of:=CONCATENATE([.O21];[.$L$1])" office:value-type="string" office:string-value="800," calcext:value-type="string">
            <text:p>800,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526.817333654473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1220.714457352674</text:p>
          </table:table-cell>
          <table:table-cell office:value-type="string" calcext:value-type="string">
            <text:p>1.5020708156767897</text:p>
          </table:table-cell>
          <table:table-cell office:value-type="string" calcext:value-type="string">
            <text:p>134.64596830264202</text:p>
          </table:table-cell>
          <table:table-cell office:value-type="string" calcext:value-type="string">
            <text:p>-0.0023895219885880716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2</text:p>
          </table:table-cell>
          <table:table-cell table:formula="of:=CONCATENATE(TEXT([.B22];&quot;###,##&quot;);[.$L$1])" office:value-type="string" office:string-value="526.817333654473," calcext:value-type="string">
            <text:p>526.817333654473,</text:p>
          </table:table-cell>
          <table:table-cell table:formula="of:=CONCATENATE(TEXT([.C22];&quot;###,##&quot;);[.$L$1])" office:value-type="string" office:string-value="11.0," calcext:value-type="string">
            <text:p>11.0,</text:p>
          </table:table-cell>
          <table:table-cell table:formula="of:=CONCATENATE([.A22];[.$L$1])" office:value-type="string" office:string-value="220," calcext:value-type="string">
            <text:p>220,</text:p>
          </table:table-cell>
          <table:table-cell table:formula="of:=CONCATENATE([.D22];[.$L$1])" office:value-type="string" office:string-value="1220.714457352674," calcext:value-type="string">
            <text:p>1220.714457352674,</text:p>
          </table:table-cell>
          <table:table-cell/>
          <table:table-cell office:value-type="float" office:value="840" calcext:value-type="float">
            <text:p>840</text:p>
          </table:table-cell>
          <table:table-cell table:formula="of:=CONCATENATE([.O22];[.$L$1])" office:value-type="string" office:string-value="840," calcext:value-type="string">
            <text:p>840,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568.329710199826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758.7565583569644</text:p>
          </table:table-cell>
          <table:table-cell office:value-type="string" calcext:value-type="string">
            <text:p>3.237982016604506</text:p>
          </table:table-cell>
          <table:table-cell office:value-type="string" calcext:value-type="string">
            <text:p>134.54677356608835</text:p>
          </table:table-cell>
          <table:table-cell office:value-type="string" calcext:value-type="string">
            <text:p>-0.06447062436397234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2</text:p>
          </table:table-cell>
          <table:table-cell table:formula="of:=CONCATENATE(TEXT([.B23];&quot;###,##&quot;);[.$L$1])" office:value-type="string" office:string-value="568.329710199826," calcext:value-type="string">
            <text:p>568.329710199826,</text:p>
          </table:table-cell>
          <table:table-cell table:formula="of:=CONCATENATE(TEXT([.C23];&quot;###,##&quot;);[.$L$1])" office:value-type="string" office:string-value="11.0," calcext:value-type="string">
            <text:p>11.0,</text:p>
          </table:table-cell>
          <table:table-cell table:formula="of:=CONCATENATE([.A23];[.$L$1])" office:value-type="string" office:string-value="234," calcext:value-type="string">
            <text:p>234,</text:p>
          </table:table-cell>
          <table:table-cell table:formula="of:=CONCATENATE([.D23];[.$L$1])" office:value-type="string" office:string-value="758.7565583569644," calcext:value-type="string">
            <text:p>758.7565583569644,</text:p>
          </table:table-cell>
          <table:table-cell/>
          <table:table-cell office:value-type="float" office:value="880" calcext:value-type="float">
            <text:p>880</text:p>
          </table:table-cell>
          <table:table-cell table:formula="of:=CONCATENATE([.O23];[.$L$1])" office:value-type="string" office:string-value="880," calcext:value-type="string">
            <text:p>880,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606.526252859551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492.22799607812</text:p>
          </table:table-cell>
          <table:table-cell office:value-type="string" calcext:value-type="string">
            <text:p>7.680006376711654</text:p>
          </table:table-cell>
          <table:table-cell office:value-type="string" calcext:value-type="string">
            <text:p>132.0842186122708</text:p>
          </table:table-cell>
          <table:table-cell office:value-type="string" calcext:value-type="string">
            <text:p>-0.062031943695822336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2</text:p>
          </table:table-cell>
          <table:table-cell table:formula="of:=CONCATENATE(TEXT([.B24];&quot;###,##&quot;);[.$L$1])" office:value-type="string" office:string-value="606.526252859551," calcext:value-type="string">
            <text:p>606.526252859551,</text:p>
          </table:table-cell>
          <table:table-cell table:formula="of:=CONCATENATE(TEXT([.C24];&quot;###,##&quot;);[.$L$1])" office:value-type="string" office:string-value="9.0," calcext:value-type="string">
            <text:p>9.0,</text:p>
          </table:table-cell>
          <table:table-cell table:formula="of:=CONCATENATE([.A24];[.$L$1])" office:value-type="string" office:string-value="247," calcext:value-type="string">
            <text:p>247,</text:p>
          </table:table-cell>
          <table:table-cell table:formula="of:=CONCATENATE([.D24];[.$L$1])" office:value-type="string" office:string-value="492.22799607812," calcext:value-type="string">
            <text:p>492.22799607812,</text:p>
          </table:table-cell>
          <table:table-cell/>
          <table:table-cell office:value-type="float" office:value="920" calcext:value-type="float">
            <text:p>920</text:p>
          </table:table-cell>
          <table:table-cell table:formula="of:=CONCATENATE([.O24];[.$L$1])" office:value-type="string" office:string-value="920," calcext:value-type="string">
            <text:p>920,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644.722795519269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1159.7262939161146</text:p>
          </table:table-cell>
          <table:table-cell office:value-type="string" calcext:value-type="string">
            <text:p>6.001895195573457</text:p>
          </table:table-cell>
          <table:table-cell office:value-type="string" calcext:value-type="string">
            <text:p>129.7148128286281</text:p>
          </table:table-cell>
          <table:table-cell office:value-type="string" calcext:value-type="string">
            <text:p>-0.010585533846428128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2</text:p>
          </table:table-cell>
          <table:table-cell table:formula="of:=CONCATENATE(TEXT([.B25];&quot;###,##&quot;);[.$L$1])" office:value-type="string" office:string-value="644.722795519269," calcext:value-type="string">
            <text:p>644.722795519269,</text:p>
          </table:table-cell>
          <table:table-cell table:formula="of:=CONCATENATE(TEXT([.C25];&quot;###,##&quot;);[.$L$1])" office:value-type="string" office:string-value="11.0," calcext:value-type="string">
            <text:p>11.0,</text:p>
          </table:table-cell>
          <table:table-cell table:formula="of:=CONCATENATE([.A25];[.$L$1])" office:value-type="string" office:string-value="262," calcext:value-type="string">
            <text:p>262,</text:p>
          </table:table-cell>
          <table:table-cell table:formula="of:=CONCATENATE([.D25];[.$L$1])" office:value-type="string" office:string-value="1159.7262939161146," calcext:value-type="string">
            <text:p>1159.7262939161146,</text:p>
          </table:table-cell>
          <table:table-cell/>
          <table:table-cell office:value-type="float" office:value="960" calcext:value-type="float">
            <text:p>960</text:p>
          </table:table-cell>
          <table:table-cell table:formula="of:=CONCATENATE([.O25];[.$L$1])" office:value-type="string" office:string-value="960," calcext:value-type="string">
            <text:p>960,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682.919338178993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389.73774768259625</text:p>
          </table:table-cell>
          <table:table-cell office:value-type="string" calcext:value-type="string">
            <text:p>15.404910761052935</text:p>
          </table:table-cell>
          <table:table-cell office:value-type="string" calcext:value-type="string">
            <text:p>129.31048203348706</text:p>
          </table:table-cell>
          <table:table-cell office:value-type="string" calcext:value-type="string">
            <text:p>-0.11406192827656281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2</text:p>
          </table:table-cell>
          <table:table-cell table:formula="of:=CONCATENATE(TEXT([.B26];&quot;###,##&quot;);[.$L$1])" office:value-type="string" office:string-value="682.919338178993," calcext:value-type="string">
            <text:p>682.919338178993,</text:p>
          </table:table-cell>
          <table:table-cell table:formula="of:=CONCATENATE(TEXT([.C26];&quot;###,##&quot;);[.$L$1])" office:value-type="string" office:string-value="11.0," calcext:value-type="string">
            <text:p>11.0,</text:p>
          </table:table-cell>
          <table:table-cell table:formula="of:=CONCATENATE([.A26];[.$L$1])" office:value-type="string" office:string-value="275," calcext:value-type="string">
            <text:p>275,</text:p>
          </table:table-cell>
          <table:table-cell table:formula="of:=CONCATENATE([.D26];[.$L$1])" office:value-type="string" office:string-value="389.73774768259625," calcext:value-type="string">
            <text:p>389.73774768259625,</text:p>
          </table:table-cell>
          <table:table-cell/>
          <table:table-cell office:value-type="float" office:value="1000" calcext:value-type="float">
            <text:p>1000</text:p>
          </table:table-cell>
          <table:table-cell table:formula="of:=CONCATENATE([.O26];[.$L$1])" office:value-type="string" office:string-value="1000," calcext:value-type="string">
            <text:p>1000,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708.466664153446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844.1165209029521</text:p>
          </table:table-cell>
          <table:table-cell office:value-type="string" calcext:value-type="string">
            <text:p>0.7488728146022317</text:p>
          </table:table-cell>
          <table:table-cell office:value-type="string" calcext:value-type="string">
            <text:p>126.3965047705311</text:p>
          </table:table-cell>
          <table:table-cell office:value-type="string" calcext:value-type="string">
            <text:p>-0.052999361322260304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2</text:p>
          </table:table-cell>
          <table:table-cell table:formula="of:=CONCATENATE(TEXT([.B27];&quot;###,##&quot;);[.$L$1])" office:value-type="string" office:string-value="708.466664153446," calcext:value-type="string">
            <text:p>708.466664153446,</text:p>
          </table:table-cell>
          <table:table-cell table:formula="of:=CONCATENATE(TEXT([.C27];&quot;###,##&quot;);[.$L$1])" office:value-type="string" office:string-value="11.0," calcext:value-type="string">
            <text:p>11.0,</text:p>
          </table:table-cell>
          <table:table-cell table:formula="of:=CONCATENATE([.A27];[.$L$1])" office:value-type="string" office:string-value="283," calcext:value-type="string">
            <text:p>283,</text:p>
          </table:table-cell>
          <table:table-cell table:formula="of:=CONCATENATE([.D27];[.$L$1])" office:value-type="string" office:string-value="844.1165209029521," calcext:value-type="string">
            <text:p>844.1165209029521,</text:p>
          </table:table-cell>
          <table:table-cell/>
          <table:table-cell office:value-type="float" office:value="1040" calcext:value-type="float">
            <text:p>1040</text:p>
          </table:table-cell>
          <table:table-cell table:formula="of:=CONCATENATE([.O27];[.$L$1])" office:value-type="string" office:string-value="1040," calcext:value-type="string">
            <text:p>1040,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726.678419777949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747.3655406415118</text:p>
          </table:table-cell>
          <table:table-cell office:value-type="string" calcext:value-type="string">
            <text:p>8.341452558442665</text:p>
          </table:table-cell>
          <table:table-cell office:value-type="string" calcext:value-type="string">
            <text:p>125.43129335387536</text:p>
          </table:table-cell>
          <table:table-cell office:value-type="string" calcext:value-type="string">
            <text:p>-0.06600142822832927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2</text:p>
          </table:table-cell>
          <table:table-cell table:formula="of:=CONCATENATE(TEXT([.B28];&quot;###,##&quot;);[.$L$1])" office:value-type="string" office:string-value="726.678419777949," calcext:value-type="string">
            <text:p>726.678419777949,</text:p>
          </table:table-cell>
          <table:table-cell table:formula="of:=CONCATENATE(TEXT([.C28];&quot;###,##&quot;);[.$L$1])" office:value-type="string" office:string-value="11.0," calcext:value-type="string">
            <text:p>11.0,</text:p>
          </table:table-cell>
          <table:table-cell table:formula="of:=CONCATENATE([.A28];[.$L$1])" office:value-type="string" office:string-value="289," calcext:value-type="string">
            <text:p>289,</text:p>
          </table:table-cell>
          <table:table-cell table:formula="of:=CONCATENATE([.D28];[.$L$1])" office:value-type="string" office:string-value="747.3655406415118," calcext:value-type="string">
            <text:p>747.3655406415118,</text:p>
          </table:table-cell>
          <table:table-cell/>
          <table:table-cell office:value-type="float" office:value="1080" calcext:value-type="float">
            <text:p>1080</text:p>
          </table:table-cell>
          <table:table-cell table:formula="of:=CONCATENATE([.O28];[.$L$1])" office:value-type="string" office:string-value="1080," calcext:value-type="string">
            <text:p>1080,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736.888547580793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308.6977145334223</text:p>
          </table:table-cell>
          <table:table-cell office:value-type="string" calcext:value-type="string">
            <text:p>4.481755313333065</text:p>
          </table:table-cell>
          <table:table-cell office:value-type="string" calcext:value-type="string">
            <text:p>124.75741033649388</text:p>
          </table:table-cell>
          <table:table-cell office:value-type="string" calcext:value-type="string">
            <text:p>-0.12495264928247232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2</text:p>
          </table:table-cell>
          <table:table-cell table:formula="of:=CONCATENATE(TEXT([.B29];&quot;###,##&quot;);[.$L$1])" office:value-type="string" office:string-value="736.888547580793," calcext:value-type="string">
            <text:p>736.888547580793,</text:p>
          </table:table-cell>
          <table:table-cell table:formula="of:=CONCATENATE(TEXT([.C29];&quot;###,##&quot;);[.$L$1])" office:value-type="string" office:string-value="11.0," calcext:value-type="string">
            <text:p>11.0,</text:p>
          </table:table-cell>
          <table:table-cell table:formula="of:=CONCATENATE([.A29];[.$L$1])" office:value-type="string" office:string-value="292," calcext:value-type="string">
            <text:p>292,</text:p>
          </table:table-cell>
          <table:table-cell table:formula="of:=CONCATENATE([.D29];[.$L$1])" office:value-type="string" office:string-value="308.6977145334223," calcext:value-type="string">
            <text:p>308.6977145334223,</text:p>
          </table:table-cell>
          <table:table-cell/>
          <table:table-cell office:value-type="float" office:value="1120" calcext:value-type="float">
            <text:p>1120</text:p>
          </table:table-cell>
          <table:table-cell table:formula="of:=CONCATENATE([.O29];[.$L$1])" office:value-type="string" office:string-value="1120," calcext:value-type="string">
            <text:p>1120,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747.191579220578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448.16913860019673</text:p>
          </table:table-cell>
          <table:table-cell office:value-type="string" calcext:value-type="string">
            <text:p>1.2274659662883678</text:p>
          </table:table-cell>
          <table:table-cell office:value-type="string" calcext:value-type="string">
            <text:p>123.47001923746157</text:p>
          </table:table-cell>
          <table:table-cell office:value-type="string" calcext:value-type="string">
            <text:p>-0.106209513220174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2</text:p>
          </table:table-cell>
          <table:table-cell table:formula="of:=CONCATENATE(TEXT([.B30];&quot;###,##&quot;);[.$L$1])" office:value-type="string" office:string-value="747.191579220578," calcext:value-type="string">
            <text:p>747.191579220578,</text:p>
          </table:table-cell>
          <table:table-cell table:formula="of:=CONCATENATE(TEXT([.C30];&quot;###,##&quot;);[.$L$1])" office:value-type="string" office:string-value="11.0," calcext:value-type="string">
            <text:p>11.0,</text:p>
          </table:table-cell>
          <table:table-cell table:formula="of:=CONCATENATE([.A30];[.$L$1])" office:value-type="string" office:string-value="295," calcext:value-type="string">
            <text:p>295,</text:p>
          </table:table-cell>
          <table:table-cell table:formula="of:=CONCATENATE([.D30];[.$L$1])" office:value-type="string" office:string-value="448.16913860019673," calcext:value-type="string">
            <text:p>448.16913860019673,</text:p>
          </table:table-cell>
          <table:table-cell/>
          <table:table-cell office:value-type="float" office:value="1160" calcext:value-type="float">
            <text:p>1160</text:p>
          </table:table-cell>
          <table:table-cell table:formula="of:=CONCATENATE([.O30];[.$L$1])" office:value-type="string" office:string-value="1160," calcext:value-type="string">
            <text:p>1160,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755.090064035592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605.3590860888422</text:p>
          </table:table-cell>
          <table:table-cell office:value-type="string" calcext:value-type="string">
            <text:p>2.3912093993469736</text:p>
          </table:table-cell>
          <table:table-cell office:value-type="string" calcext:value-type="string">
            <text:p>122.63112501008202</text:p>
          </table:table-cell>
          <table:table-cell office:value-type="string" calcext:value-type="string">
            <text:p>-0.0850852392470721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2</text:p>
          </table:table-cell>
          <table:table-cell table:formula="of:=CONCATENATE(TEXT([.B31];&quot;###,##&quot;);[.$L$1])" office:value-type="string" office:string-value="755.090064035592," calcext:value-type="string">
            <text:p>755.090064035592,</text:p>
          </table:table-cell>
          <table:table-cell table:formula="of:=CONCATENATE(TEXT([.C31];&quot;###,##&quot;);[.$L$1])" office:value-type="string" office:string-value="11.0," calcext:value-type="string">
            <text:p>11.0,</text:p>
          </table:table-cell>
          <table:table-cell table:formula="of:=CONCATENATE([.A31];[.$L$1])" office:value-type="string" office:string-value="298," calcext:value-type="string">
            <text:p>298,</text:p>
          </table:table-cell>
          <table:table-cell table:formula="of:=CONCATENATE([.D31];[.$L$1])" office:value-type="string" office:string-value="605.3590860888422," calcext:value-type="string">
            <text:p>605.3590860888422,</text:p>
          </table:table-cell>
          <table:table-cell/>
          <table:table-cell office:value-type="float" office:value="1200" calcext:value-type="float">
            <text:p>1200</text:p>
          </table:table-cell>
          <table:table-cell table:formula="of:=CONCATENATE([.O31];[.$L$1])" office:value-type="string" office:string-value="1200," calcext:value-type="string">
            <text:p>1200,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762.75260700148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485.6341027679009</text:p>
          </table:table-cell>
          <table:table-cell office:value-type="string" calcext:value-type="string">
            <text:p>1.886245286558975</text:p>
          </table:table-cell>
          <table:table-cell office:value-type="string" calcext:value-type="string">
            <text:p>121.97915570858844</text:p>
          </table:table-cell>
          <table:table-cell office:value-type="string" calcext:value-type="string">
            <text:p>-0.06310747923934343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2</text:p>
          </table:table-cell>
          <table:table-cell table:formula="of:=CONCATENATE(TEXT([.B32];&quot;###,##&quot;);[.$L$1])" office:value-type="string" office:string-value="762.75260700148," calcext:value-type="string">
            <text:p>762.75260700148,</text:p>
          </table:table-cell>
          <table:table-cell table:formula="of:=CONCATENATE(TEXT([.C32];&quot;###,##&quot;);[.$L$1])" office:value-type="string" office:string-value="9.0," calcext:value-type="string">
            <text:p>9.0,</text:p>
          </table:table-cell>
          <table:table-cell table:formula="of:=CONCATENATE([.A32];[.$L$1])" office:value-type="string" office:string-value="301," calcext:value-type="string">
            <text:p>301,</text:p>
          </table:table-cell>
          <table:table-cell table:formula="of:=CONCATENATE([.D32];[.$L$1])" office:value-type="string" office:string-value="485.6341027679009," calcext:value-type="string">
            <text:p>485.6341027679009,</text:p>
          </table:table-cell>
          <table:table-cell/>
          <table:table-cell office:value-type="float" office:value="1240" calcext:value-type="float">
            <text:p>1240</text:p>
          </table:table-cell>
          <table:table-cell table:formula="of:=CONCATENATE([.O32];[.$L$1])" office:value-type="string" office:string-value="1240," calcext:value-type="string">
            <text:p>1240,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770.46775454677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868.066822886456</text:p>
          </table:table-cell>
          <table:table-cell office:value-type="string" calcext:value-type="string">
            <text:p>7.169556852704797</text:p>
          </table:table-cell>
          <table:table-cell office:value-type="string" calcext:value-type="string">
            <text:p>121.49227219504559</text:p>
          </table:table-cell>
          <table:table-cell office:value-type="string" calcext:value-type="string">
            <text:p>-0.04978075384181309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2</text:p>
          </table:table-cell>
          <table:table-cell table:formula="of:=CONCATENATE(TEXT([.B33];&quot;###,##&quot;);[.$L$1])" office:value-type="string" office:string-value="770.46775454677," calcext:value-type="string">
            <text:p>770.46775454677,</text:p>
          </table:table-cell>
          <table:table-cell table:formula="of:=CONCATENATE(TEXT([.C33];&quot;###,##&quot;);[.$L$1])" office:value-type="string" office:string-value="11.0," calcext:value-type="string">
            <text:p>11.0,</text:p>
          </table:table-cell>
          <table:table-cell table:formula="of:=CONCATENATE([.A33];[.$L$1])" office:value-type="string" office:string-value="304," calcext:value-type="string">
            <text:p>304,</text:p>
          </table:table-cell>
          <table:table-cell table:formula="of:=CONCATENATE([.D33];[.$L$1])" office:value-type="string" office:string-value="868.066822886456," calcext:value-type="string">
            <text:p>868.066822886456,</text:p>
          </table:table-cell>
          <table:table-cell/>
          <table:table-cell office:value-type="float" office:value="1280" calcext:value-type="float">
            <text:p>1280</text:p>
          </table:table-cell>
          <table:table-cell table:formula="of:=CONCATENATE([.O33];[.$L$1])" office:value-type="string" office:string-value="1280," calcext:value-type="string">
            <text:p>1280,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777.516904912275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804.673235751947</text:p>
          </table:table-cell>
          <table:table-cell office:value-type="string" calcext:value-type="string">
            <text:p>115.044800717115</text:p>
          </table:table-cell>
          <table:table-cell office:value-type="string" calcext:value-type="string">
            <text:p>138.67509843048987</text:p>
          </table:table-cell>
          <table:table-cell office:value-type="string" calcext:value-type="string">
            <text:p>-0.058300023198168106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1.2</text:p>
          </table:table-cell>
          <table:table-cell table:formula="of:=CONCATENATE(TEXT([.B34];&quot;###,##&quot;);[.$L$1])" office:value-type="string" office:string-value="777.516904912275," calcext:value-type="string">
            <text:p>777.516904912275,</text:p>
          </table:table-cell>
          <table:table-cell table:formula="of:=CONCATENATE(TEXT([.C34];&quot;###,##&quot;);[.$L$1])" office:value-type="string" office:string-value="11.0," calcext:value-type="string">
            <text:p>11.0,</text:p>
          </table:table-cell>
          <table:table-cell table:formula="of:=CONCATENATE([.A34];[.$L$1])" office:value-type="string" office:string-value="306," calcext:value-type="string">
            <text:p>306,</text:p>
          </table:table-cell>
          <table:table-cell table:formula="of:=CONCATENATE([.D34];[.$L$1])" office:value-type="string" office:string-value="804.673235751947," calcext:value-type="string">
            <text:p>804.673235751947,</text:p>
          </table:table-cell>
          <table:table-cell/>
          <table:table-cell office:value-type="float" office:value="1320" calcext:value-type="float">
            <text:p>1320</text:p>
          </table:table-cell>
          <table:table-cell table:formula="of:=CONCATENATE([.O34];[.$L$1])" office:value-type="string" office:string-value="1320," calcext:value-type="string">
            <text:p>1320,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string" calcext:value-type="string">
            <text:p>822.5865063002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724.7977163745807</text:p>
          </table:table-cell>
          <table:table-cell office:value-type="string" calcext:value-type="string">
            <text:p>0.013700236384623053</text:p>
          </table:table-cell>
          <table:table-cell office:value-type="string" calcext:value-type="string">
            <text:p>136.04753962404163</text:p>
          </table:table-cell>
          <table:table-cell office:value-type="string" calcext:value-type="string">
            <text:p>-0.024097298902897975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1.2</text:p>
          </table:table-cell>
          <table:table-cell table:formula="of:=CONCATENATE(TEXT([.B35];&quot;###,##&quot;);[.$L$1])" office:value-type="string" office:string-value="822.5865063002," calcext:value-type="string">
            <text:p>822.5865063002,</text:p>
          </table:table-cell>
          <table:table-cell table:formula="of:=CONCATENATE(TEXT([.C35];&quot;###,##&quot;);[.$L$1])" office:value-type="string" office:string-value="9.0," calcext:value-type="string">
            <text:p>9.0,</text:p>
          </table:table-cell>
          <table:table-cell table:formula="of:=CONCATENATE([.A35];[.$L$1])" office:value-type="string" office:string-value="321," calcext:value-type="string">
            <text:p>321,</text:p>
          </table:table-cell>
          <table:table-cell table:formula="of:=CONCATENATE([.D35];[.$L$1])" office:value-type="string" office:string-value="724.7977163745807," calcext:value-type="string">
            <text:p>724.7977163745807,</text:p>
          </table:table-cell>
          <table:table-cell/>
          <table:table-cell office:value-type="float" office:value="1360" calcext:value-type="float">
            <text:p>1360</text:p>
          </table:table-cell>
          <table:table-cell table:formula="of:=CONCATENATE([.O35];[.$L$1])" office:value-type="string" office:string-value="1360," calcext:value-type="string">
            <text:p>1360,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string" calcext:value-type="string">
            <text:p>840.417507706828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1664.7221126579293</text:p>
          </table:table-cell>
          <table:table-cell office:value-type="string" calcext:value-type="string">
            <text:p>40.373584471655256</text:p>
          </table:table-cell>
          <table:table-cell office:value-type="string" calcext:value-type="string">
            <text:p>138.67509843048987</text:p>
          </table:table-cell>
          <table:table-cell office:value-type="string" calcext:value-type="string">
            <text:p>0.05727930230121136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1.2</text:p>
          </table:table-cell>
          <table:table-cell table:formula="of:=CONCATENATE(TEXT([.B36];&quot;###,##&quot;);[.$L$1])" office:value-type="string" office:string-value="840.417507706828," calcext:value-type="string">
            <text:p>840.417507706828,</text:p>
          </table:table-cell>
          <table:table-cell table:formula="of:=CONCATENATE(TEXT([.C36];&quot;###,##&quot;);[.$L$1])" office:value-type="string" office:string-value="11.0," calcext:value-type="string">
            <text:p>11.0,</text:p>
          </table:table-cell>
          <table:table-cell table:formula="of:=CONCATENATE([.A36];[.$L$1])" office:value-type="string" office:string-value="328," calcext:value-type="string">
            <text:p>328,</text:p>
          </table:table-cell>
          <table:table-cell table:formula="of:=CONCATENATE([.D36];[.$L$1])" office:value-type="string" office:string-value="1664.7221126579293," calcext:value-type="string">
            <text:p>1664.7221126579293,</text:p>
          </table:table-cell>
          <table:table-cell/>
          <table:table-cell office:value-type="float" office:value="1400" calcext:value-type="float">
            <text:p>1400</text:p>
          </table:table-cell>
          <table:table-cell table:formula="of:=CONCATENATE([.O36];[.$L$1])" office:value-type="string" office:string-value="1400," calcext:value-type="string">
            <text:p>1400,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string" calcext:value-type="string">
            <text:p>874.833826389971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1420.9317905948565</text:p>
          </table:table-cell>
          <table:table-cell office:value-type="string" calcext:value-type="string">
            <text:p>16.678116944219436</text:p>
          </table:table-cell>
          <table:table-cell office:value-type="string" calcext:value-type="string">
            <text:p>140.6464411524364</text:p>
          </table:table-cell>
          <table:table-cell office:value-type="string" calcext:value-type="string">
            <text:p>0.02451707012588036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1.2</text:p>
          </table:table-cell>
          <table:table-cell table:formula="of:=CONCATENATE(TEXT([.B37];&quot;###,##&quot;);[.$L$1])" office:value-type="string" office:string-value="874.833826389971," calcext:value-type="string">
            <text:p>874.833826389971,</text:p>
          </table:table-cell>
          <table:table-cell table:formula="of:=CONCATENATE(TEXT([.C37];&quot;###,##&quot;);[.$L$1])" office:value-type="string" office:string-value="11.0," calcext:value-type="string">
            <text:p>11.0,</text:p>
          </table:table-cell>
          <table:table-cell table:formula="of:=CONCATENATE([.A37];[.$L$1])" office:value-type="string" office:string-value="339," calcext:value-type="string">
            <text:p>339,</text:p>
          </table:table-cell>
          <table:table-cell table:formula="of:=CONCATENATE([.D37];[.$L$1])" office:value-type="string" office:string-value="1420.9317905948565," calcext:value-type="string">
            <text:p>1420.9317905948565,</text:p>
          </table:table-cell>
          <table:table-cell/>
          <table:table-cell office:value-type="float" office:value="1440" calcext:value-type="float">
            <text:p>1440</text:p>
          </table:table-cell>
          <table:table-cell table:formula="of:=CONCATENATE([.O37];[.$L$1])" office:value-type="string" office:string-value="1440," calcext:value-type="string">
            <text:p>1440,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string" calcext:value-type="string">
            <text:p>909.250145073054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1349.143783993731</text:p>
          </table:table-cell>
          <table:table-cell office:value-type="string" calcext:value-type="string">
            <text:p>0.13410118899105908</text:p>
          </table:table-cell>
          <table:table-cell office:value-type="string" calcext:value-type="string">
            <text:p>141.4902284510642</text:p>
          </table:table-cell>
          <table:table-cell office:value-type="string" calcext:value-type="string">
            <text:p>0.0148697005348029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2</text:p>
          </table:table-cell>
          <table:table-cell table:formula="of:=CONCATENATE(TEXT([.B38];&quot;###,##&quot;);[.$L$1])" office:value-type="string" office:string-value="909.250145073054," calcext:value-type="string">
            <text:p>909.250145073054,</text:p>
          </table:table-cell>
          <table:table-cell table:formula="of:=CONCATENATE(TEXT([.C38];&quot;###,##&quot;);[.$L$1])" office:value-type="string" office:string-value="11.0," calcext:value-type="string">
            <text:p>11.0,</text:p>
          </table:table-cell>
          <table:table-cell table:formula="of:=CONCATENATE([.A38];[.$L$1])" office:value-type="string" office:string-value="350," calcext:value-type="string">
            <text:p>350,</text:p>
          </table:table-cell>
          <table:table-cell table:formula="of:=CONCATENATE([.D38];[.$L$1])" office:value-type="string" office:string-value="1349.143783993731," calcext:value-type="string">
            <text:p>1349.143783993731,</text:p>
          </table:table-cell>
          <table:table-cell/>
          <table:table-cell office:value-type="float" office:value="1480" calcext:value-type="float">
            <text:p>1480</text:p>
          </table:table-cell>
          <table:table-cell table:formula="of:=CONCATENATE([.O38];[.$L$1])" office:value-type="string" office:string-value="1480," calcext:value-type="string">
            <text:p>1480,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string" calcext:value-type="string">
            <text:p>927.652531163551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1193.8007765469094</text:p>
          </table:table-cell>
          <table:table-cell office:value-type="string" calcext:value-type="string">
            <text:p>65.25021485755144</text:p>
          </table:table-cell>
          <table:table-cell office:value-type="string" calcext:value-type="string">
            <text:p>141.76386642135571</text:p>
          </table:table-cell>
          <table:table-cell office:value-type="string" calcext:value-type="string">
            <text:p>-0.006006368842020926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2</text:p>
          </table:table-cell>
          <table:table-cell table:formula="of:=CONCATENATE(TEXT([.B39];&quot;###,##&quot;);[.$L$1])" office:value-type="string" office:string-value="927.652531163551," calcext:value-type="string">
            <text:p>927.652531163551,</text:p>
          </table:table-cell>
          <table:table-cell table:formula="of:=CONCATENATE(TEXT([.C39];&quot;###,##&quot;);[.$L$1])" office:value-type="string" office:string-value="11.0," calcext:value-type="string">
            <text:p>11.0,</text:p>
          </table:table-cell>
          <table:table-cell table:formula="of:=CONCATENATE([.A39];[.$L$1])" office:value-type="string" office:string-value="356," calcext:value-type="string">
            <text:p>356,</text:p>
          </table:table-cell>
          <table:table-cell table:formula="of:=CONCATENATE([.D39];[.$L$1])" office:value-type="string" office:string-value="1193.8007765469094," calcext:value-type="string">
            <text:p>1193.8007765469094,</text:p>
          </table:table-cell>
          <table:table-cell/>
          <table:table-cell office:value-type="float" office:value="1520" calcext:value-type="float">
            <text:p>1520</text:p>
          </table:table-cell>
          <table:table-cell table:formula="of:=CONCATENATE([.O39];[.$L$1])" office:value-type="string" office:string-value="1520," calcext:value-type="string">
            <text:p>1520,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string" calcext:value-type="string">
            <text:p>951.816174881233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1475.4412160508782</text:p>
          </table:table-cell>
          <table:table-cell office:value-type="string" calcext:value-type="string">
            <text:p>120.63505914088951</text:p>
          </table:table-cell>
          <table:table-cell office:value-type="string" calcext:value-type="string">
            <text:p>141.61873066462013</text:p>
          </table:table-cell>
          <table:table-cell office:value-type="string" calcext:value-type="string">
            <text:p>0.03184242429671594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2</text:p>
          </table:table-cell>
          <table:table-cell table:formula="of:=CONCATENATE(TEXT([.B40];&quot;###,##&quot;);[.$L$1])" office:value-type="string" office:string-value="951.816174881233," calcext:value-type="string">
            <text:p>951.816174881233,</text:p>
          </table:table-cell>
          <table:table-cell table:formula="of:=CONCATENATE(TEXT([.C40];&quot;###,##&quot;);[.$L$1])" office:value-type="string" office:string-value="11.0," calcext:value-type="string">
            <text:p>11.0,</text:p>
          </table:table-cell>
          <table:table-cell table:formula="of:=CONCATENATE([.A40];[.$L$1])" office:value-type="string" office:string-value="364," calcext:value-type="string">
            <text:p>364,</text:p>
          </table:table-cell>
          <table:table-cell table:formula="of:=CONCATENATE([.D40];[.$L$1])" office:value-type="string" office:string-value="1475.4412160508782," calcext:value-type="string">
            <text:p>1475.4412160508782,</text:p>
          </table:table-cell>
          <table:table-cell/>
          <table:table-cell office:value-type="float" office:value="1560" calcext:value-type="float">
            <text:p>1560</text:p>
          </table:table-cell>
          <table:table-cell table:formula="of:=CONCATENATE([.O40];[.$L$1])" office:value-type="string" office:string-value="1560," calcext:value-type="string">
            <text:p>1560,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string" calcext:value-type="string">
            <text:p>985.662216782837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1567.3255808904514</text:p>
          </table:table-cell>
          <table:table-cell office:value-type="string" calcext:value-type="string">
            <text:p>198.88520849003245</text:p>
          </table:table-cell>
          <table:table-cell office:value-type="string" calcext:value-type="string">
            <text:p>142.69647069161542</text:p>
          </table:table-cell>
          <table:table-cell office:value-type="string" calcext:value-type="string">
            <text:p>0.044190481712129186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2</text:p>
          </table:table-cell>
          <table:table-cell table:formula="of:=CONCATENATE(TEXT([.B41];&quot;###,##&quot;);[.$L$1])" office:value-type="string" office:string-value="985.662216782837," calcext:value-type="string">
            <text:p>985.662216782837,</text:p>
          </table:table-cell>
          <table:table-cell table:formula="of:=CONCATENATE(TEXT([.C41];&quot;###,##&quot;);[.$L$1])" office:value-type="string" office:string-value="11.0," calcext:value-type="string">
            <text:p>11.0,</text:p>
          </table:table-cell>
          <table:table-cell table:formula="of:=CONCATENATE([.A41];[.$L$1])" office:value-type="string" office:string-value="375," calcext:value-type="string">
            <text:p>375,</text:p>
          </table:table-cell>
          <table:table-cell table:formula="of:=CONCATENATE([.D41];[.$L$1])" office:value-type="string" office:string-value="1567.3255808904514," calcext:value-type="string">
            <text:p>1567.3255808904514,</text:p>
          </table:table-cell>
          <table:table-cell/>
          <table:table-cell office:value-type="float" office:value="1600" calcext:value-type="float">
            <text:p>1600</text:p>
          </table:table-cell>
          <table:table-cell table:formula="of:=CONCATENATE([.O41];[.$L$1])" office:value-type="string" office:string-value="1600," calcext:value-type="string">
            <text:p>1600,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string" calcext:value-type="string">
            <text:p>1023.08215683472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1665.9654790340082</text:p>
          </table:table-cell>
          <table:table-cell office:value-type="string" calcext:value-type="string">
            <text:p>44.252604513214514</text:p>
          </table:table-cell>
          <table:table-cell office:value-type="string" calcext:value-type="string">
            <text:p>144.3500758681471</text:p>
          </table:table-cell>
          <table:table-cell office:value-type="string" calcext:value-type="string">
            <text:p>0.05744639448742848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2</text:p>
          </table:table-cell>
          <table:table-cell table:formula="of:=CONCATENATE(TEXT([.B42];&quot;###,##&quot;);[.$L$1])" office:value-type="string" office:string-value="1023.08215683472," calcext:value-type="string">
            <text:p>1023.08215683472,</text:p>
          </table:table-cell>
          <table:table-cell table:formula="of:=CONCATENATE(TEXT([.C42];&quot;###,##&quot;);[.$L$1])" office:value-type="string" office:string-value="11.0," calcext:value-type="string">
            <text:p>11.0,</text:p>
          </table:table-cell>
          <table:table-cell table:formula="of:=CONCATENATE([.A42];[.$L$1])" office:value-type="string" office:string-value="387," calcext:value-type="string">
            <text:p>387,</text:p>
          </table:table-cell>
          <table:table-cell table:formula="of:=CONCATENATE([.D42];[.$L$1])" office:value-type="string" office:string-value="1665.9654790340082," calcext:value-type="string">
            <text:p>1665.9654790340082,</text:p>
          </table:table-cell>
          <table:table-cell/>
          <table:table-cell office:value-type="float" office:value="1640" calcext:value-type="float">
            <text:p>1640</text:p>
          </table:table-cell>
          <table:table-cell table:formula="of:=CONCATENATE([.O42];[.$L$1])" office:value-type="string" office:string-value="1640," calcext:value-type="string">
            <text:p>1640,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string" calcext:value-type="string">
            <text:p>1060.50209688665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1430.3630302910055</text:p>
          </table:table-cell>
          <table:table-cell office:value-type="string" calcext:value-type="string">
            <text:p>9.972172720046636</text:p>
          </table:table-cell>
          <table:table-cell office:value-type="string" calcext:value-type="string">
            <text:p>146.49971650606636</text:p>
          </table:table-cell>
          <table:table-cell office:value-type="string" calcext:value-type="string">
            <text:p>0.025784505444934953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2</text:p>
          </table:table-cell>
          <table:table-cell table:formula="of:=CONCATENATE(TEXT([.B43];&quot;###,##&quot;);[.$L$1])" office:value-type="string" office:string-value="1060.50209688665," calcext:value-type="string">
            <text:p>1060.50209688665,</text:p>
          </table:table-cell>
          <table:table-cell table:formula="of:=CONCATENATE(TEXT([.C43];&quot;###,##&quot;);[.$L$1])" office:value-type="string" office:string-value="11.0," calcext:value-type="string">
            <text:p>11.0,</text:p>
          </table:table-cell>
          <table:table-cell table:formula="of:=CONCATENATE([.A43];[.$L$1])" office:value-type="string" office:string-value="399," calcext:value-type="string">
            <text:p>399,</text:p>
          </table:table-cell>
          <table:table-cell table:formula="of:=CONCATENATE([.D43];[.$L$1])" office:value-type="string" office:string-value="1430.3630302910055," calcext:value-type="string">
            <text:p>1430.3630302910055,</text:p>
          </table:table-cell>
          <table:table-cell/>
          <table:table-cell office:value-type="float" office:value="1680" calcext:value-type="float">
            <text:p>1680</text:p>
          </table:table-cell>
          <table:table-cell table:formula="of:=CONCATENATE([.O43];[.$L$1])" office:value-type="string" office:string-value="1680," calcext:value-type="string">
            <text:p>1680,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string" calcext:value-type="string">
            <text:p>1075.73340421289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756.7026017738035</text:p>
          </table:table-cell>
          <table:table-cell office:value-type="string" calcext:value-type="string">
            <text:p>7.581308283538126</text:p>
          </table:table-cell>
          <table:table-cell office:value-type="string" calcext:value-type="string">
            <text:p>151.83830834654182</text:p>
          </table:table-cell>
          <table:table-cell office:value-type="string" calcext:value-type="string">
            <text:p>-0.0647466492770456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2</text:p>
          </table:table-cell>
          <table:table-cell table:formula="of:=CONCATENATE(TEXT([.B44];&quot;###,##&quot;);[.$L$1])" office:value-type="string" office:string-value="1075.73340421289," calcext:value-type="string">
            <text:p>1075.73340421289,</text:p>
          </table:table-cell>
          <table:table-cell table:formula="of:=CONCATENATE(TEXT([.C44];&quot;###,##&quot;);[.$L$1])" office:value-type="string" office:string-value="11.0," calcext:value-type="string">
            <text:p>11.0,</text:p>
          </table:table-cell>
          <table:table-cell table:formula="of:=CONCATENATE([.A44];[.$L$1])" office:value-type="string" office:string-value="404," calcext:value-type="string">
            <text:p>404,</text:p>
          </table:table-cell>
          <table:table-cell table:formula="of:=CONCATENATE([.D44];[.$L$1])" office:value-type="string" office:string-value="756.7026017738035," calcext:value-type="string">
            <text:p>756.7026017738035,</text:p>
          </table:table-cell>
          <table:table-cell/>
          <table:table-cell office:value-type="float" office:value="1720" calcext:value-type="float">
            <text:p>1720</text:p>
          </table:table-cell>
          <table:table-cell table:formula="of:=CONCATENATE([.O44];[.$L$1])" office:value-type="string" office:string-value="1720," calcext:value-type="string">
            <text:p>1720,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string" calcext:value-type="string">
            <text:p>1118.33961163793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834.0810498635732</text:p>
          </table:table-cell>
          <table:table-cell office:value-type="string" calcext:value-type="string">
            <text:p>11.63864185634366</text:p>
          </table:table-cell>
          <table:table-cell office:value-type="string" calcext:value-type="string">
            <text:p>149.07969917736756</text:p>
          </table:table-cell>
          <table:table-cell office:value-type="string" calcext:value-type="string">
            <text:p>-0.0543479974346318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2</text:p>
          </table:table-cell>
          <table:table-cell table:formula="of:=CONCATENATE(TEXT([.B45];&quot;###,##&quot;);[.$L$1])" office:value-type="string" office:string-value="1118.33961163793," calcext:value-type="string">
            <text:p>1118.33961163793,</text:p>
          </table:table-cell>
          <table:table-cell table:formula="of:=CONCATENATE(TEXT([.C45];&quot;###,##&quot;);[.$L$1])" office:value-type="string" office:string-value="11.0," calcext:value-type="string">
            <text:p>11.0,</text:p>
          </table:table-cell>
          <table:table-cell table:formula="of:=CONCATENATE([.A45];[.$L$1])" office:value-type="string" office:string-value="418," calcext:value-type="string">
            <text:p>418,</text:p>
          </table:table-cell>
          <table:table-cell table:formula="of:=CONCATENATE([.D45];[.$L$1])" office:value-type="string" office:string-value="834.0810498635732," calcext:value-type="string">
            <text:p>834.0810498635732,</text:p>
          </table:table-cell>
          <table:table-cell/>
          <table:table-cell office:value-type="float" office:value="1760" calcext:value-type="float">
            <text:p>1760</text:p>
          </table:table-cell>
          <table:table-cell table:formula="of:=CONCATENATE([.O45];[.$L$1])" office:value-type="string" office:string-value="1760," calcext:value-type="string">
            <text:p>1760,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string" calcext:value-type="string">
            <text:p>1141.18805728285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706.427765524848</text:p>
          </table:table-cell>
          <table:table-cell office:value-type="string" calcext:value-type="string">
            <text:p>22.510693081575006</text:p>
          </table:table-cell>
          <table:table-cell office:value-type="string" calcext:value-type="string">
            <text:p>147.83793191207178</text:p>
          </table:table-cell>
          <table:table-cell office:value-type="string" calcext:value-type="string">
            <text:p>-0.07150293001791479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2</text:p>
          </table:table-cell>
          <table:table-cell table:formula="of:=CONCATENATE(TEXT([.B46];&quot;###,##&quot;);[.$L$1])" office:value-type="string" office:string-value="1141.18805728285," calcext:value-type="string">
            <text:p>1141.18805728285,</text:p>
          </table:table-cell>
          <table:table-cell table:formula="of:=CONCATENATE(TEXT([.C46];&quot;###,##&quot;);[.$L$1])" office:value-type="string" office:string-value="11.0," calcext:value-type="string">
            <text:p>11.0,</text:p>
          </table:table-cell>
          <table:table-cell table:formula="of:=CONCATENATE([.A46];[.$L$1])" office:value-type="string" office:string-value="425," calcext:value-type="string">
            <text:p>425,</text:p>
          </table:table-cell>
          <table:table-cell table:formula="of:=CONCATENATE([.D46];[.$L$1])" office:value-type="string" office:string-value="706.427765524848," calcext:value-type="string">
            <text:p>706.427765524848,</text:p>
          </table:table-cell>
          <table:table-cell/>
          <table:table-cell office:value-type="float" office:value="1800" calcext:value-type="float">
            <text:p>1800</text:p>
          </table:table-cell>
          <table:table-cell table:formula="of:=CONCATENATE([.O46];[.$L$1])" office:value-type="string" office:string-value="1800," calcext:value-type="string">
            <text:p>1800,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string" calcext:value-type="string">
            <text:p>1154.4110633762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422.75357989285146</text:p>
          </table:table-cell>
          <table:table-cell office:value-type="string" calcext:value-type="string">
            <text:p>4.315098129649426</text:p>
          </table:table-cell>
          <table:table-cell office:value-type="string" calcext:value-type="string">
            <text:p>156.78834527757644</text:p>
          </table:table-cell>
          <table:table-cell office:value-type="string" calcext:value-type="string">
            <text:p>-0.10962503204876957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2</text:p>
          </table:table-cell>
          <table:table-cell table:formula="of:=CONCATENATE(TEXT([.B47];&quot;###,##&quot;);[.$L$1])" office:value-type="string" office:string-value="1154.4110633762," calcext:value-type="string">
            <text:p>1154.4110633762,</text:p>
          </table:table-cell>
          <table:table-cell table:formula="of:=CONCATENATE(TEXT([.C47];&quot;###,##&quot;);[.$L$1])" office:value-type="string" office:string-value="11.0," calcext:value-type="string">
            <text:p>11.0,</text:p>
          </table:table-cell>
          <table:table-cell table:formula="of:=CONCATENATE([.A47];[.$L$1])" office:value-type="string" office:string-value="429," calcext:value-type="string">
            <text:p>429,</text:p>
          </table:table-cell>
          <table:table-cell table:formula="of:=CONCATENATE([.D47];[.$L$1])" office:value-type="string" office:string-value="422.75357989285146," calcext:value-type="string">
            <text:p>422.75357989285146,</text:p>
          </table:table-cell>
          <table:table-cell/>
          <table:table-cell office:value-type="float" office:value="1840" calcext:value-type="float">
            <text:p>1840</text:p>
          </table:table-cell>
          <table:table-cell table:formula="of:=CONCATENATE([.O47];[.$L$1])" office:value-type="string" office:string-value="1840," calcext:value-type="string">
            <text:p>1840,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string" calcext:value-type="string">
            <text:p>1191.33979469299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954.9504216719417</text:p>
          </table:table-cell>
          <table:table-cell office:value-type="string" calcext:value-type="string">
            <text:p>24.089730202800023</text:p>
          </table:table-cell>
          <table:table-cell office:value-type="string" calcext:value-type="string">
            <text:p>152.74003192345288</text:p>
          </table:table-cell>
          <table:table-cell office:value-type="string" calcext:value-type="string">
            <text:p>-0.03810473400825320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2</text:p>
          </table:table-cell>
          <table:table-cell table:formula="of:=CONCATENATE(TEXT([.B48];&quot;###,##&quot;);[.$L$1])" office:value-type="string" office:string-value="1191.33979469299," calcext:value-type="string">
            <text:p>1191.33979469299,</text:p>
          </table:table-cell>
          <table:table-cell table:formula="of:=CONCATENATE(TEXT([.C48];&quot;###,##&quot;);[.$L$1])" office:value-type="string" office:string-value="11.0," calcext:value-type="string">
            <text:p>11.0,</text:p>
          </table:table-cell>
          <table:table-cell table:formula="of:=CONCATENATE([.A48];[.$L$1])" office:value-type="string" office:string-value="441," calcext:value-type="string">
            <text:p>441,</text:p>
          </table:table-cell>
          <table:table-cell table:formula="of:=CONCATENATE([.D48];[.$L$1])" office:value-type="string" office:string-value="954.9504216719417," calcext:value-type="string">
            <text:p>954.9504216719417,</text:p>
          </table:table-cell>
          <table:table-cell/>
          <table:table-cell office:value-type="float" office:value="1880" calcext:value-type="float">
            <text:p>1880</text:p>
          </table:table-cell>
          <table:table-cell table:formula="of:=CONCATENATE([.O48];[.$L$1])" office:value-type="string" office:string-value="1880," calcext:value-type="string">
            <text:p>1880,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string" calcext:value-type="string">
            <text:p>1215.00413982962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385.8939126474951</text:p>
          </table:table-cell>
          <table:table-cell office:value-type="string" calcext:value-type="string">
            <text:p>45.290566197582635</text:p>
          </table:table-cell>
          <table:table-cell office:value-type="string" calcext:value-type="string">
            <text:p>167.31926856376725</text:p>
          </table:table-cell>
          <table:table-cell office:value-type="string" calcext:value-type="string">
            <text:p>-0.1145784894542090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2</text:p>
          </table:table-cell>
          <table:table-cell table:formula="of:=CONCATENATE(TEXT([.B49];&quot;###,##&quot;);[.$L$1])" office:value-type="string" office:string-value="1215.00413982962," calcext:value-type="string">
            <text:p>1215.00413982962,</text:p>
          </table:table-cell>
          <table:table-cell table:formula="of:=CONCATENATE(TEXT([.C49];&quot;###,##&quot;);[.$L$1])" office:value-type="string" office:string-value="11.0," calcext:value-type="string">
            <text:p>11.0,</text:p>
          </table:table-cell>
          <table:table-cell table:formula="of:=CONCATENATE([.A49];[.$L$1])" office:value-type="string" office:string-value="449," calcext:value-type="string">
            <text:p>449,</text:p>
          </table:table-cell>
          <table:table-cell table:formula="of:=CONCATENATE([.D49];[.$L$1])" office:value-type="string" office:string-value="385.8939126474951," calcext:value-type="string">
            <text:p>385.8939126474951,</text:p>
          </table:table-cell>
          <table:table-cell/>
          <table:table-cell office:value-type="float" office:value="1920" calcext:value-type="float">
            <text:p>1920</text:p>
          </table:table-cell>
          <table:table-cell table:formula="of:=CONCATENATE([.O49];[.$L$1])" office:value-type="string" office:string-value="1920," calcext:value-type="string">
            <text:p>1920,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string" calcext:value-type="string">
            <text:p>1266.15736574382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-50.58922097507118</text:p>
          </table:table-cell>
          <table:table-cell office:value-type="string" calcext:value-type="string">
            <text:p>1.4252593950311239</text:p>
          </table:table-cell>
          <table:table-cell office:value-type="string" calcext:value-type="string">
            <text:p>161.4582092078089</text:p>
          </table:table-cell>
          <table:table-cell office:value-type="string" calcext:value-type="string">
            <text:p>-0.1732361163991327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2</text:p>
          </table:table-cell>
          <table:table-cell table:formula="of:=CONCATENATE(TEXT([.B50];&quot;###,##&quot;);[.$L$1])" office:value-type="string" office:string-value="1266.15736574382," calcext:value-type="string">
            <text:p>1266.15736574382,</text:p>
          </table:table-cell>
          <table:table-cell table:formula="of:=CONCATENATE(TEXT([.C50];&quot;###,##&quot;);[.$L$1])" office:value-type="string" office:string-value="11.0," calcext:value-type="string">
            <text:p>11.0,</text:p>
          </table:table-cell>
          <table:table-cell table:formula="of:=CONCATENATE([.A50];[.$L$1])" office:value-type="string" office:string-value="466," calcext:value-type="string">
            <text:p>466,</text:p>
          </table:table-cell>
          <table:table-cell table:formula="of:=CONCATENATE([.D50];[.$L$1])" office:value-type="string" office:string-value="-50.58922097507118," calcext:value-type="string">
            <text:p>-50.58922097507118,</text:p>
          </table:table-cell>
          <table:table-cell/>
          <table:table-cell office:value-type="float" office:value="1960" calcext:value-type="float">
            <text:p>1960</text:p>
          </table:table-cell>
          <table:table-cell table:formula="of:=CONCATENATE([.O50];[.$L$1])" office:value-type="string" office:string-value="1960," calcext:value-type="string">
            <text:p>1960,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string" calcext:value-type="string">
            <text:p>1293.11400750709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1093.3526982016956</text:p>
          </table:table-cell>
          <table:table-cell office:value-type="string" calcext:value-type="string">
            <text:p>3.2599608042620445</text:p>
          </table:table-cell>
          <table:table-cell office:value-type="string" calcext:value-type="string">
            <text:p>167.79639240358688</text:p>
          </table:table-cell>
          <table:table-cell office:value-type="string" calcext:value-type="string">
            <text:p>-0.01950527739779335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2</text:p>
          </table:table-cell>
          <table:table-cell table:formula="of:=CONCATENATE(TEXT([.B51];&quot;###,##&quot;);[.$L$1])" office:value-type="string" office:string-value="1293.11400750709," calcext:value-type="string">
            <text:p>1293.11400750709,</text:p>
          </table:table-cell>
          <table:table-cell table:formula="of:=CONCATENATE(TEXT([.C51];&quot;###,##&quot;);[.$L$1])" office:value-type="string" office:string-value="11.0," calcext:value-type="string">
            <text:p>11.0,</text:p>
          </table:table-cell>
          <table:table-cell table:formula="of:=CONCATENATE([.A51];[.$L$1])" office:value-type="string" office:string-value="475," calcext:value-type="string">
            <text:p>475,</text:p>
          </table:table-cell>
          <table:table-cell table:formula="of:=CONCATENATE([.D51];[.$L$1])" office:value-type="string" office:string-value="1093.3526982016956," calcext:value-type="string">
            <text:p>1093.3526982016956,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CONCATENATE([.O51];[.$L$1])" office:value-type="string" office:string-value="2000," calcext:value-type="string">
            <text:p>2000,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string" calcext:value-type="string">
            <text:p>1298.60088622956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1000.1423479706219</text:p>
          </table:table-cell>
          <table:table-cell office:value-type="string" calcext:value-type="string">
            <text:p>2.293234076777161</text:p>
          </table:table-cell>
          <table:table-cell office:value-type="string" calcext:value-type="string">
            <text:p>167.68936931205704</text:p>
          </table:table-cell>
          <table:table-cell office:value-type="string" calcext:value-type="string">
            <text:p>-0.03203152991500477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2</text:p>
          </table:table-cell>
          <table:table-cell table:formula="of:=CONCATENATE(TEXT([.B52];&quot;###,##&quot;);[.$L$1])" office:value-type="string" office:string-value="1298.60088622956," calcext:value-type="string">
            <text:p>1298.60088622956,</text:p>
          </table:table-cell>
          <table:table-cell table:formula="of:=CONCATENATE(TEXT([.C52];&quot;###,##&quot;);[.$L$1])" office:value-type="string" office:string-value="11.0," calcext:value-type="string">
            <text:p>11.0,</text:p>
          </table:table-cell>
          <table:table-cell table:formula="of:=CONCATENATE([.A52];[.$L$1])" office:value-type="string" office:string-value="477," calcext:value-type="string">
            <text:p>477,</text:p>
          </table:table-cell>
          <table:table-cell table:formula="of:=CONCATENATE([.D52];[.$L$1])" office:value-type="string" office:string-value="1000.1423479706219," calcext:value-type="string">
            <text:p>1000.1423479706219,</text:p>
          </table:table-cell>
          <table:table-cell/>
          <table:table-cell office:value-type="float" office:value="2040" calcext:value-type="float">
            <text:p>2040</text:p>
          </table:table-cell>
          <table:table-cell table:formula="of:=CONCATENATE([.O52];[.$L$1])" office:value-type="string" office:string-value="2040," calcext:value-type="string">
            <text:p>2040,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string" calcext:value-type="string">
            <text:p>1305.08150187131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448.9299179687702</text:p>
          </table:table-cell>
          <table:table-cell office:value-type="string" calcext:value-type="string">
            <text:p>15.202367513856652</text:p>
          </table:table-cell>
          <table:table-cell office:value-type="string" calcext:value-type="string">
            <text:p>167.48178527826067</text:p>
          </table:table-cell>
          <table:table-cell office:value-type="string" calcext:value-type="string">
            <text:p>-0.02585538690902078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2</text:p>
          </table:table-cell>
          <table:table-cell table:formula="of:=CONCATENATE(TEXT([.B53];&quot;###,##&quot;);[.$L$1])" office:value-type="string" office:string-value="1305.08150187131," calcext:value-type="string">
            <text:p>1305.08150187131,</text:p>
          </table:table-cell>
          <table:table-cell table:formula="of:=CONCATENATE(TEXT([.C53];&quot;###,##&quot;);[.$L$1])" office:value-type="string" office:string-value="7.0," calcext:value-type="string">
            <text:p>7.0,</text:p>
          </table:table-cell>
          <table:table-cell table:formula="of:=CONCATENATE([.A53];[.$L$1])" office:value-type="string" office:string-value="479," calcext:value-type="string">
            <text:p>479,</text:p>
          </table:table-cell>
          <table:table-cell table:formula="of:=CONCATENATE([.D53];[.$L$1])" office:value-type="string" office:string-value="448.9299179687702," calcext:value-type="string">
            <text:p>448.9299179687702,</text:p>
          </table:table-cell>
          <table:table-cell/>
          <table:table-cell office:value-type="float" office:value="2080" calcext:value-type="float">
            <text:p>2080</text:p>
          </table:table-cell>
          <table:table-cell table:formula="of:=CONCATENATE([.O53];[.$L$1])" office:value-type="string" office:string-value="2080," calcext:value-type="string">
            <text:p>2080,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string" calcext:value-type="string">
            <text:p>1311.36710552773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1703.1221677463411</text:p>
          </table:table-cell>
          <table:table-cell office:value-type="string" calcext:value-type="string">
            <text:p>40.732670728837036</text:p>
          </table:table-cell>
          <table:table-cell office:value-type="string" calcext:value-type="string">
            <text:p>167.79639240358688</text:p>
          </table:table-cell>
          <table:table-cell office:value-type="string" calcext:value-type="string">
            <text:p>0.06243976769502036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2</text:p>
          </table:table-cell>
          <table:table-cell table:formula="of:=CONCATENATE(TEXT([.B54];&quot;###,##&quot;);[.$L$1])" office:value-type="string" office:string-value="1311.36710552773," calcext:value-type="string">
            <text:p>1311.36710552773,</text:p>
          </table:table-cell>
          <table:table-cell table:formula="of:=CONCATENATE(TEXT([.C54];&quot;###,##&quot;);[.$L$1])" office:value-type="string" office:string-value="11.0," calcext:value-type="string">
            <text:p>11.0,</text:p>
          </table:table-cell>
          <table:table-cell table:formula="of:=CONCATENATE([.A54];[.$L$1])" office:value-type="string" office:string-value="482," calcext:value-type="string">
            <text:p>482,</text:p>
          </table:table-cell>
          <table:table-cell table:formula="of:=CONCATENATE([.D54];[.$L$1])" office:value-type="string" office:string-value="1703.1221677463411," calcext:value-type="string">
            <text:p>1703.1221677463411,</text:p>
          </table:table-cell>
          <table:table-cell/>
          <table:table-cell office:value-type="float" office:value="2120" calcext:value-type="float">
            <text:p>2120</text:p>
          </table:table-cell>
          <table:table-cell table:formula="of:=CONCATENATE([.O54];[.$L$1])" office:value-type="string" office:string-value="2120," calcext:value-type="string">
            <text:p>2120,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string" calcext:value-type="string">
            <text:p>1342.53195090988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-463.8461269933441</text:p>
          </table:table-cell>
          <table:table-cell office:value-type="string" calcext:value-type="string">
            <text:p>4.3869651889571815</text:p>
          </table:table-cell>
          <table:table-cell office:value-type="string" calcext:value-type="string">
            <text:p>178.25356101861516</text:p>
          </table:table-cell>
          <table:table-cell office:value-type="string" calcext:value-type="string">
            <text:p>-0.2287724419942347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2</text:p>
          </table:table-cell>
          <table:table-cell table:formula="of:=CONCATENATE(TEXT([.B55];&quot;###,##&quot;);[.$L$1])" office:value-type="string" office:string-value="1342.53195090988," calcext:value-type="string">
            <text:p>1342.53195090988,</text:p>
          </table:table-cell>
          <table:table-cell table:formula="of:=CONCATENATE(TEXT([.C55];&quot;###,##&quot;);[.$L$1])" office:value-type="string" office:string-value="11.0," calcext:value-type="string">
            <text:p>11.0,</text:p>
          </table:table-cell>
          <table:table-cell table:formula="of:=CONCATENATE([.A55];[.$L$1])" office:value-type="string" office:string-value="492," calcext:value-type="string">
            <text:p>492,</text:p>
          </table:table-cell>
          <table:table-cell table:formula="of:=CONCATENATE([.D55];[.$L$1])" office:value-type="string" office:string-value="-463.8461269933441," calcext:value-type="string">
            <text:p>-463.8461269933441,</text:p>
          </table:table-cell>
          <table:table-cell/>
          <table:table-cell office:value-type="float" office:value="2160" calcext:value-type="float">
            <text:p>2160</text:p>
          </table:table-cell>
          <table:table-cell table:formula="of:=CONCATENATE([.O55];[.$L$1])" office:value-type="string" office:string-value="2160," calcext:value-type="string">
            <text:p>2160,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string" calcext:value-type="string">
            <text:p>1379.73592021196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452.01563371288194</text:p>
          </table:table-cell>
          <table:table-cell office:value-type="string" calcext:value-type="string">
            <text:p>2.951934775706798</text:p>
          </table:table-cell>
          <table:table-cell office:value-type="string" calcext:value-type="string">
            <text:p>178.57005439624106</text:p>
          </table:table-cell>
          <table:table-cell office:value-type="string" calcext:value-type="string">
            <text:p>-0.105692594562876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2</text:p>
          </table:table-cell>
          <table:table-cell table:formula="of:=CONCATENATE(TEXT([.B56];&quot;###,##&quot;);[.$L$1])" office:value-type="string" office:string-value="1379.73592021196," calcext:value-type="string">
            <text:p>1379.73592021196,</text:p>
          </table:table-cell>
          <table:table-cell table:formula="of:=CONCATENATE(TEXT([.C56];&quot;###,##&quot;);[.$L$1])" office:value-type="string" office:string-value="11.0," calcext:value-type="string">
            <text:p>11.0,</text:p>
          </table:table-cell>
          <table:table-cell table:formula="of:=CONCATENATE([.A56];[.$L$1])" office:value-type="string" office:string-value="504," calcext:value-type="string">
            <text:p>504,</text:p>
          </table:table-cell>
          <table:table-cell table:formula="of:=CONCATENATE([.D56];[.$L$1])" office:value-type="string" office:string-value="452.01563371288194," calcext:value-type="string">
            <text:p>452.01563371288194,</text:p>
          </table:table-cell>
          <table:table-cell/>
          <table:table-cell office:value-type="float" office:value="2200" calcext:value-type="float">
            <text:p>2200</text:p>
          </table:table-cell>
          <table:table-cell table:formula="of:=CONCATENATE([.O56];[.$L$1])" office:value-type="string" office:string-value="2200," calcext:value-type="string">
            <text:p>2200,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string" calcext:value-type="string">
            <text:p>1382.73039091196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514.2193641244818</text:p>
          </table:table-cell>
          <table:table-cell office:value-type="string" calcext:value-type="string">
            <text:p>23.283598699889254</text:p>
          </table:table-cell>
          <table:table-cell office:value-type="string" calcext:value-type="string">
            <text:p>179.36706604819096</text:p>
          </table:table-cell>
          <table:table-cell office:value-type="string" calcext:value-type="string">
            <text:p>-0.0973332263948924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2</text:p>
          </table:table-cell>
          <table:table-cell table:formula="of:=CONCATENATE(TEXT([.B57];&quot;###,##&quot;);[.$L$1])" office:value-type="string" office:string-value="1382.73039091196," calcext:value-type="string">
            <text:p>1382.73039091196,</text:p>
          </table:table-cell>
          <table:table-cell table:formula="of:=CONCATENATE(TEXT([.C57];&quot;###,##&quot;);[.$L$1])" office:value-type="string" office:string-value="11.0," calcext:value-type="string">
            <text:p>11.0,</text:p>
          </table:table-cell>
          <table:table-cell table:formula="of:=CONCATENATE([.A57];[.$L$1])" office:value-type="string" office:string-value="505," calcext:value-type="string">
            <text:p>505,</text:p>
          </table:table-cell>
          <table:table-cell table:formula="of:=CONCATENATE([.D57];[.$L$1])" office:value-type="string" office:string-value="514.2193641244818," calcext:value-type="string">
            <text:p>514.2193641244818,</text:p>
          </table:table-cell>
          <table:table-cell/>
          <table:table-cell office:value-type="float" office:value="2240" calcext:value-type="float">
            <text:p>2240</text:p>
          </table:table-cell>
          <table:table-cell table:formula="of:=CONCATENATE([.O57];[.$L$1])" office:value-type="string" office:string-value="2240," calcext:value-type="string">
            <text:p>2240,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string" calcext:value-type="string">
            <text:p>1390.91887578471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-95.39254600031133</text:p>
          </table:table-cell>
          <table:table-cell office:value-type="string" calcext:value-type="string">
            <text:p>12.04558129262323</text:p>
          </table:table-cell>
          <table:table-cell office:value-type="string" calcext:value-type="string">
            <text:p>186.95918669814964</text:p>
          </table:table-cell>
          <table:table-cell office:value-type="string" calcext:value-type="string">
            <text:p>-0.1792570975614775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2</text:p>
          </table:table-cell>
          <table:table-cell table:formula="of:=CONCATENATE(TEXT([.B58];&quot;###,##&quot;);[.$L$1])" office:value-type="string" office:string-value="1390.91887578471," calcext:value-type="string">
            <text:p>1390.91887578471,</text:p>
          </table:table-cell>
          <table:table-cell table:formula="of:=CONCATENATE(TEXT([.C58];&quot;###,##&quot;);[.$L$1])" office:value-type="string" office:string-value="11.0," calcext:value-type="string">
            <text:p>11.0,</text:p>
          </table:table-cell>
          <table:table-cell table:formula="of:=CONCATENATE([.A58];[.$L$1])" office:value-type="string" office:string-value="508," calcext:value-type="string">
            <text:p>508,</text:p>
          </table:table-cell>
          <table:table-cell table:formula="of:=CONCATENATE([.D58];[.$L$1])" office:value-type="string" office:string-value="-95.39254600031133," calcext:value-type="string">
            <text:p>-95.39254600031133,</text:p>
          </table:table-cell>
          <table:table-cell/>
          <table:table-cell office:value-type="float" office:value="2280" calcext:value-type="float">
            <text:p>2280</text:p>
          </table:table-cell>
          <table:table-cell table:formula="of:=CONCATENATE([.O58];[.$L$1])" office:value-type="string" office:string-value="2280," calcext:value-type="string">
            <text:p>2280,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1433.27212568799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829.7523634944744</text:p>
          </table:table-cell>
          <table:table-cell office:value-type="string" calcext:value-type="string">
            <text:p>63.44762080591086</text:p>
          </table:table-cell>
          <table:table-cell office:value-type="string" calcext:value-type="string">
            <text:p>196.81182963344892</text:p>
          </table:table-cell>
          <table:table-cell office:value-type="string" calcext:value-type="string">
            <text:p>-0.05492971629302817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2</text:p>
          </table:table-cell>
          <table:table-cell table:formula="of:=CONCATENATE(TEXT([.B59];&quot;###,##&quot;);[.$L$1])" office:value-type="string" office:string-value="1433.27212568799," calcext:value-type="string">
            <text:p>1433.27212568799,</text:p>
          </table:table-cell>
          <table:table-cell table:formula="of:=CONCATENATE(TEXT([.C59];&quot;###,##&quot;);[.$L$1])" office:value-type="string" office:string-value="11.0," calcext:value-type="string">
            <text:p>11.0,</text:p>
          </table:table-cell>
          <table:table-cell table:formula="of:=CONCATENATE([.A59];[.$L$1])" office:value-type="string" office:string-value="522," calcext:value-type="string">
            <text:p>522,</text:p>
          </table:table-cell>
          <table:table-cell table:formula="of:=CONCATENATE([.D59];[.$L$1])" office:value-type="string" office:string-value="829.7523634944744," calcext:value-type="string">
            <text:p>829.7523634944744,</text:p>
          </table:table-cell>
          <table:table-cell/>
          <table:table-cell office:value-type="float" office:value="2320" calcext:value-type="float">
            <text:p>2320</text:p>
          </table:table-cell>
          <table:table-cell table:formula="of:=CONCATENATE([.O59];[.$L$1])" office:value-type="string" office:string-value="2320," calcext:value-type="string">
            <text:p>2320,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string" calcext:value-type="string">
            <text:p>1440.74813644653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-870.78038586493</text:p>
          </table:table-cell>
          <table:table-cell office:value-type="string" calcext:value-type="string">
            <text:p>159.10607697636888</text:p>
          </table:table-cell>
          <table:table-cell office:value-type="string" calcext:value-type="string">
            <text:p>196.4011744834787</text:p>
          </table:table-cell>
          <table:table-cell office:value-type="string" calcext:value-type="string">
            <text:p>-0.283459086469801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2</text:p>
          </table:table-cell>
          <table:table-cell table:formula="of:=CONCATENATE(TEXT([.B60];&quot;###,##&quot;);[.$L$1])" office:value-type="string" office:string-value="1440.74813644653," calcext:value-type="string">
            <text:p>1440.74813644653,</text:p>
          </table:table-cell>
          <table:table-cell table:formula="of:=CONCATENATE(TEXT([.C60];&quot;###,##&quot;);[.$L$1])" office:value-type="string" office:string-value="11.0," calcext:value-type="string">
            <text:p>11.0,</text:p>
          </table:table-cell>
          <table:table-cell table:formula="of:=CONCATENATE([.A60];[.$L$1])" office:value-type="string" office:string-value="524," calcext:value-type="string">
            <text:p>524,</text:p>
          </table:table-cell>
          <table:table-cell table:formula="of:=CONCATENATE([.D60];[.$L$1])" office:value-type="string" office:string-value="-870.78038586493," calcext:value-type="string">
            <text:p>-870.78038586493,</text:p>
          </table:table-cell>
          <table:table-cell/>
          <table:table-cell office:value-type="float" office:value="2360" calcext:value-type="float">
            <text:p>2360</text:p>
          </table:table-cell>
          <table:table-cell table:formula="of:=CONCATENATE([.O60];[.$L$1])" office:value-type="string" office:string-value="2360," calcext:value-type="string">
            <text:p>2360,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string" calcext:value-type="string">
            <text:p>1472.27042629649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1118.8810311062296</text:p>
          </table:table-cell>
          <table:table-cell office:value-type="string" calcext:value-type="string">
            <text:p>33.39772977527315</text:p>
          </table:table-cell>
          <table:table-cell office:value-type="string" calcext:value-type="string">
            <text:p>187.46589499917158</text:p>
          </table:table-cell>
          <table:table-cell office:value-type="string" calcext:value-type="string">
            <text:p>-0.016074603191410786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2</text:p>
          </table:table-cell>
          <table:table-cell table:formula="of:=CONCATENATE(TEXT([.B61];&quot;###,##&quot;);[.$L$1])" office:value-type="string" office:string-value="1472.27042629649," calcext:value-type="string">
            <text:p>1472.27042629649,</text:p>
          </table:table-cell>
          <table:table-cell table:formula="of:=CONCATENATE(TEXT([.C61];&quot;###,##&quot;);[.$L$1])" office:value-type="string" office:string-value="11.0," calcext:value-type="string">
            <text:p>11.0,</text:p>
          </table:table-cell>
          <table:table-cell table:formula="of:=CONCATENATE([.A61];[.$L$1])" office:value-type="string" office:string-value="534," calcext:value-type="string">
            <text:p>534,</text:p>
          </table:table-cell>
          <table:table-cell table:formula="of:=CONCATENATE([.D61];[.$L$1])" office:value-type="string" office:string-value="1118.8810311062296," calcext:value-type="string">
            <text:p>1118.8810311062296,</text:p>
          </table:table-cell>
          <table:table-cell/>
          <table:table-cell office:value-type="float" office:value="2400" calcext:value-type="float">
            <text:p>2400</text:p>
          </table:table-cell>
          <table:table-cell table:formula="of:=CONCATENATE([.O61];[.$L$1])" office:value-type="string" office:string-value="2400," calcext:value-type="string">
            <text:p>2400,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string" calcext:value-type="string">
            <text:p>1503.7927161464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-317.07770429115124</text:p>
          </table:table-cell>
          <table:table-cell office:value-type="string" calcext:value-type="string">
            <text:p>0.7601099165697135</text:p>
          </table:table-cell>
          <table:table-cell office:value-type="string" calcext:value-type="string">
            <text:p>203.3313089547076</text:p>
          </table:table-cell>
          <table:table-cell office:value-type="string" calcext:value-type="string">
            <text:p>-0.20904868471016858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2</text:p>
          </table:table-cell>
          <table:table-cell table:formula="of:=CONCATENATE(TEXT([.B62];&quot;###,##&quot;);[.$L$1])" office:value-type="string" office:string-value="1503.7927161464," calcext:value-type="string">
            <text:p>1503.7927161464,</text:p>
          </table:table-cell>
          <table:table-cell table:formula="of:=CONCATENATE(TEXT([.C62];&quot;###,##&quot;);[.$L$1])" office:value-type="string" office:string-value="11.0," calcext:value-type="string">
            <text:p>11.0,</text:p>
          </table:table-cell>
          <table:table-cell table:formula="of:=CONCATENATE([.A62];[.$L$1])" office:value-type="string" office:string-value="544," calcext:value-type="string">
            <text:p>544,</text:p>
          </table:table-cell>
          <table:table-cell table:formula="of:=CONCATENATE([.D62];[.$L$1])" office:value-type="string" office:string-value="-317.07770429115124," calcext:value-type="string">
            <text:p>-317.07770429115124,</text:p>
          </table:table-cell>
          <table:table-cell/>
          <table:table-cell office:value-type="float" office:value="2440" calcext:value-type="float">
            <text:p>2440</text:p>
          </table:table-cell>
          <table:table-cell table:formula="of:=CONCATENATE([.O62];[.$L$1])" office:value-type="string" office:string-value="2440," calcext:value-type="string">
            <text:p>2440,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string" calcext:value-type="string">
            <text:p>1534.97913250821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636.711648627752</text:p>
          </table:table-cell>
          <table:table-cell office:value-type="string" calcext:value-type="string">
            <text:p>74.21159205574968</text:p>
          </table:table-cell>
          <table:table-cell office:value-type="string" calcext:value-type="string">
            <text:p>207.97997058058434</text:p>
          </table:table-cell>
          <table:table-cell office:value-type="string" calcext:value-type="string">
            <text:p>-0.08087186471891677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2</text:p>
          </table:table-cell>
          <table:table-cell table:formula="of:=CONCATENATE(TEXT([.B63];&quot;###,##&quot;);[.$L$1])" office:value-type="string" office:string-value="1534.97913250821," calcext:value-type="string">
            <text:p>1534.97913250821,</text:p>
          </table:table-cell>
          <table:table-cell table:formula="of:=CONCATENATE(TEXT([.C63];&quot;###,##&quot;);[.$L$1])" office:value-type="string" office:string-value="11.0," calcext:value-type="string">
            <text:p>11.0,</text:p>
          </table:table-cell>
          <table:table-cell table:formula="of:=CONCATENATE([.A63];[.$L$1])" office:value-type="string" office:string-value="554," calcext:value-type="string">
            <text:p>554,</text:p>
          </table:table-cell>
          <table:table-cell table:formula="of:=CONCATENATE([.D63];[.$L$1])" office:value-type="string" office:string-value="636.711648627752," calcext:value-type="string">
            <text:p>636.711648627752,</text:p>
          </table:table-cell>
          <table:table-cell/>
          <table:table-cell office:value-type="float" office:value="2480" calcext:value-type="float">
            <text:p>2480</text:p>
          </table:table-cell>
          <table:table-cell table:formula="of:=CONCATENATE([.O63];[.$L$1])" office:value-type="string" office:string-value="2480," calcext:value-type="string">
            <text:p>2480,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string" calcext:value-type="string">
            <text:p>1562.34280205594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-1045.9612336336525</text:p>
          </table:table-cell>
          <table:table-cell office:value-type="string" calcext:value-type="string">
            <text:p>3.7986016082941765</text:p>
          </table:table-cell>
          <table:table-cell office:value-type="string" calcext:value-type="string">
            <text:p>205.76701959870678</text:p>
          </table:table-cell>
          <table:table-cell office:value-type="string" calcext:value-type="string">
            <text:p>-0.307001102242623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2</text:p>
          </table:table-cell>
          <table:table-cell table:formula="of:=CONCATENATE(TEXT([.B64];&quot;###,##&quot;);[.$L$1])" office:value-type="string" office:string-value="1562.34280205594," calcext:value-type="string">
            <text:p>1562.34280205594,</text:p>
          </table:table-cell>
          <table:table-cell table:formula="of:=CONCATENATE(TEXT([.C64];&quot;###,##&quot;);[.$L$1])" office:value-type="string" office:string-value="11.0," calcext:value-type="string">
            <text:p>11.0,</text:p>
          </table:table-cell>
          <table:table-cell table:formula="of:=CONCATENATE([.A64];[.$L$1])" office:value-type="string" office:string-value="563," calcext:value-type="string">
            <text:p>563,</text:p>
          </table:table-cell>
          <table:table-cell table:formula="of:=CONCATENATE([.D64];[.$L$1])" office:value-type="string" office:string-value="-1045.9612336336525," calcext:value-type="string">
            <text:p>-1045.9612336336525,</text:p>
          </table:table-cell>
          <table:table-cell/>
          <table:table-cell office:value-type="float" office:value="2520" calcext:value-type="float">
            <text:p>2520</text:p>
          </table:table-cell>
          <table:table-cell table:formula="of:=CONCATENATE([.O64];[.$L$1])" office:value-type="string" office:string-value="2520," calcext:value-type="string">
            <text:p>2520,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string" calcext:value-type="string">
            <text:p>1570.2766844629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476.5466068958296</text:p>
          </table:table-cell>
          <table:table-cell office:value-type="string" calcext:value-type="string">
            <text:p>305.12141131181454</text:p>
          </table:table-cell>
          <table:table-cell office:value-type="string" calcext:value-type="string">
            <text:p>213.4148317799535</text:p>
          </table:table-cell>
          <table:table-cell office:value-type="string" calcext:value-type="string">
            <text:p>-0.10239595246443126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2</text:p>
          </table:table-cell>
          <table:table-cell table:formula="of:=CONCATENATE(TEXT([.B65];&quot;###,##&quot;);[.$L$1])" office:value-type="string" office:string-value="1570.2766844629," calcext:value-type="string">
            <text:p>1570.2766844629,</text:p>
          </table:table-cell>
          <table:table-cell table:formula="of:=CONCATENATE(TEXT([.C65];&quot;###,##&quot;);[.$L$1])" office:value-type="string" office:string-value="11.0," calcext:value-type="string">
            <text:p>11.0,</text:p>
          </table:table-cell>
          <table:table-cell table:formula="of:=CONCATENATE([.A65];[.$L$1])" office:value-type="string" office:string-value="566," calcext:value-type="string">
            <text:p>566,</text:p>
          </table:table-cell>
          <table:table-cell table:formula="of:=CONCATENATE([.D65];[.$L$1])" office:value-type="string" office:string-value="476.5466068958296," calcext:value-type="string">
            <text:p>476.5466068958296,</text:p>
          </table:table-cell>
          <table:table-cell/>
          <table:table-cell office:value-type="float" office:value="2560" calcext:value-type="float">
            <text:p>2560</text:p>
          </table:table-cell>
          <table:table-cell table:formula="of:=CONCATENATE([.O65];[.$L$1])" office:value-type="string" office:string-value="2560," calcext:value-type="string">
            <text:p>2560,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string" calcext:value-type="string">
            <text:p>1623.35359881903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576.4512825603704</text:p>
          </table:table-cell>
          <table:table-cell office:value-type="string" calcext:value-type="string">
            <text:p>459.4022670456017</text:p>
          </table:table-cell>
          <table:table-cell office:value-type="string" calcext:value-type="string">
            <text:p>213.80875317807</text:p>
          </table:table-cell>
          <table:table-cell office:value-type="string" calcext:value-type="string">
            <text:p>-0.00859977363194785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3</text:p>
          </table:table-cell>
          <table:table-cell table:formula="of:=CONCATENATE(TEXT([.B66];&quot;###,##&quot;);[.$L$1])" office:value-type="string" office:string-value="1623.35359881903," calcext:value-type="string">
            <text:p>1623.35359881903,</text:p>
          </table:table-cell>
          <table:table-cell table:formula="of:=CONCATENATE(TEXT([.C66];&quot;###,##&quot;);[.$L$1])" office:value-type="string" office:string-value="7.0," calcext:value-type="string">
            <text:p>7.0,</text:p>
          </table:table-cell>
          <table:table-cell table:formula="of:=CONCATENATE([.A66];[.$L$1])" office:value-type="string" office:string-value="583," calcext:value-type="string">
            <text:p>583,</text:p>
          </table:table-cell>
          <table:table-cell table:formula="of:=CONCATENATE([.D66];[.$L$1])" office:value-type="string" office:string-value="576.4512825603704," calcext:value-type="string">
            <text:p>576.4512825603704,</text:p>
          </table:table-cell>
          <table:table-cell/>
          <table:table-cell office:value-type="float" office:value="2600" calcext:value-type="float">
            <text:p>2600</text:p>
          </table:table-cell>
          <table:table-cell table:formula="of:=CONCATENATE([.O66];[.$L$1])" office:value-type="string" office:string-value="2600," calcext:value-type="string">
            <text:p>2600,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string" calcext:value-type="string">
            <text:p>1669.15961825344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1932.7455003328057</text:p>
          </table:table-cell>
          <table:table-cell office:value-type="string" calcext:value-type="string">
            <text:p>109.41858742765616</text:p>
          </table:table-cell>
          <table:table-cell office:value-type="string" calcext:value-type="string">
            <text:p>191.22395983952134</text:p>
          </table:table-cell>
          <table:table-cell office:value-type="string" calcext:value-type="string">
            <text:p>0.148681955544057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3</text:p>
          </table:table-cell>
          <table:table-cell table:formula="of:=CONCATENATE(TEXT([.B67];&quot;###,##&quot;);[.$L$1])" office:value-type="string" office:string-value="1669.15961825344," calcext:value-type="string">
            <text:p>1669.15961825344,</text:p>
          </table:table-cell>
          <table:table-cell table:formula="of:=CONCATENATE(TEXT([.C67];&quot;###,##&quot;);[.$L$1])" office:value-type="string" office:string-value="9.0," calcext:value-type="string">
            <text:p>9.0,</text:p>
          </table:table-cell>
          <table:table-cell table:formula="of:=CONCATENATE([.A67];[.$L$1])" office:value-type="string" office:string-value="607," calcext:value-type="string">
            <text:p>607,</text:p>
          </table:table-cell>
          <table:table-cell table:formula="of:=CONCATENATE([.D67];[.$L$1])" office:value-type="string" office:string-value="1932.7455003328057," calcext:value-type="string">
            <text:p>1932.7455003328057,</text:p>
          </table:table-cell>
          <table:table-cell/>
          <table:table-cell office:value-type="float" office:value="2640" calcext:value-type="float">
            <text:p>2640</text:p>
          </table:table-cell>
          <table:table-cell table:formula="of:=CONCATENATE([.O67];[.$L$1])" office:value-type="string" office:string-value="2640," calcext:value-type="string">
            <text:p>2640,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string" calcext:value-type="string">
            <text:p>1690.16058635174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704.3421883775948</text:p>
          </table:table-cell>
          <table:table-cell office:value-type="string" calcext:value-type="string">
            <text:p>3.351910686403251</text:p>
          </table:table-cell>
          <table:table-cell office:value-type="string" calcext:value-type="string">
            <text:p>194.346424844695</text:p>
          </table:table-cell>
          <table:table-cell office:value-type="string" calcext:value-type="string">
            <text:p>0.0158905474682272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3</text:p>
          </table:table-cell>
          <table:table-cell table:formula="of:=CONCATENATE(TEXT([.B68];&quot;###,##&quot;);[.$L$1])" office:value-type="string" office:string-value="1690.16058635174," calcext:value-type="string">
            <text:p>1690.16058635174,</text:p>
          </table:table-cell>
          <table:table-cell table:formula="of:=CONCATENATE(TEXT([.C68];&quot;###,##&quot;);[.$L$1])" office:value-type="string" office:string-value="7.0," calcext:value-type="string">
            <text:p>7.0,</text:p>
          </table:table-cell>
          <table:table-cell table:formula="of:=CONCATENATE([.A68];[.$L$1])" office:value-type="string" office:string-value="615," calcext:value-type="string">
            <text:p>615,</text:p>
          </table:table-cell>
          <table:table-cell table:formula="of:=CONCATENATE([.D68];[.$L$1])" office:value-type="string" office:string-value="704.3421883775948," calcext:value-type="string">
            <text:p>704.3421883775948,</text:p>
          </table:table-cell>
          <table:table-cell/>
          <table:table-cell office:value-type="float" office:value="2680" calcext:value-type="float">
            <text:p>2680</text:p>
          </table:table-cell>
          <table:table-cell table:formula="of:=CONCATENATE([.O68];[.$L$1])" office:value-type="string" office:string-value="2680," calcext:value-type="string">
            <text:p>2680,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string" calcext:value-type="string">
            <text:p>1702.87969660201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777.8956879776314</text:p>
          </table:table-cell>
          <table:table-cell office:value-type="string" calcext:value-type="string">
            <text:p>330.0734414775687</text:p>
          </table:table-cell>
          <table:table-cell office:value-type="string" calcext:value-type="string">
            <text:p>194.54853846988055</text:p>
          </table:table-cell>
          <table:table-cell office:value-type="string" calcext:value-type="string">
            <text:p>0.02997558980752304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3</text:p>
          </table:table-cell>
          <table:table-cell table:formula="of:=CONCATENATE(TEXT([.B69];&quot;###,##&quot;);[.$L$1])" office:value-type="string" office:string-value="1702.87969660201," calcext:value-type="string">
            <text:p>1702.87969660201,</text:p>
          </table:table-cell>
          <table:table-cell table:formula="of:=CONCATENATE(TEXT([.C69];&quot;###,##&quot;);[.$L$1])" office:value-type="string" office:string-value="7.0," calcext:value-type="string">
            <text:p>7.0,</text:p>
          </table:table-cell>
          <table:table-cell table:formula="of:=CONCATENATE([.A69];[.$L$1])" office:value-type="string" office:string-value="622," calcext:value-type="string">
            <text:p>622,</text:p>
          </table:table-cell>
          <table:table-cell table:formula="of:=CONCATENATE([.D69];[.$L$1])" office:value-type="string" office:string-value="777.8956879776314," calcext:value-type="string">
            <text:p>777.8956879776314,</text:p>
          </table:table-cell>
          <table:table-cell/>
          <table:table-cell office:value-type="float" office:value="2720" calcext:value-type="float">
            <text:p>2720</text:p>
          </table:table-cell>
          <table:table-cell table:formula="of:=CONCATENATE([.O69];[.$L$1])" office:value-type="string" office:string-value="2720," calcext:value-type="string">
            <text:p>2720,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string" calcext:value-type="string">
            <text:p>1733.42246524044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1294.5201836990313</text:p>
          </table:table-cell>
          <table:table-cell office:value-type="string" calcext:value-type="string">
            <text:p>25.57719974192024</text:p>
          </table:table-cell>
          <table:table-cell office:value-type="string" calcext:value-type="string">
            <text:p>195.46407597417237</text:p>
          </table:table-cell>
          <table:table-cell office:value-type="string" calcext:value-type="string">
            <text:p>0.12890600012547937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3</text:p>
          </table:table-cell>
          <table:table-cell table:formula="of:=CONCATENATE(TEXT([.B70];&quot;###,##&quot;);[.$L$1])" office:value-type="string" office:string-value="1733.42246524044," calcext:value-type="string">
            <text:p>1733.42246524044,</text:p>
          </table:table-cell>
          <table:table-cell table:formula="of:=CONCATENATE(TEXT([.C70];&quot;###,##&quot;);[.$L$1])" office:value-type="string" office:string-value="7.0," calcext:value-type="string">
            <text:p>7.0,</text:p>
          </table:table-cell>
          <table:table-cell table:formula="of:=CONCATENATE([.A70];[.$L$1])" office:value-type="string" office:string-value="638," calcext:value-type="string">
            <text:p>638,</text:p>
          </table:table-cell>
          <table:table-cell table:formula="of:=CONCATENATE([.D70];[.$L$1])" office:value-type="string" office:string-value="1294.5201836990313," calcext:value-type="string">
            <text:p>1294.5201836990313,</text:p>
          </table:table-cell>
          <table:table-cell/>
          <table:table-cell office:value-type="float" office:value="2760" calcext:value-type="float">
            <text:p>2760</text:p>
          </table:table-cell>
          <table:table-cell table:formula="of:=CONCATENATE([.O70];[.$L$1])" office:value-type="string" office:string-value="2760," calcext:value-type="string">
            <text:p>2760,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string" calcext:value-type="string">
            <text:p>1767.41296296839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375.9108035704402</text:p>
          </table:table-cell>
          <table:table-cell office:value-type="string" calcext:value-type="string">
            <text:p>342.6727856269832</text:p>
          </table:table-cell>
          <table:table-cell office:value-type="string" calcext:value-type="string">
            <text:p>199.84565507855578</text:p>
          </table:table-cell>
          <table:table-cell office:value-type="string" calcext:value-type="string">
            <text:p>-0.001175256979929778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3</text:p>
          </table:table-cell>
          <table:table-cell table:formula="of:=CONCATENATE(TEXT([.B71];&quot;###,##&quot;);[.$L$1])" office:value-type="string" office:string-value="1767.41296296839," calcext:value-type="string">
            <text:p>1767.41296296839,</text:p>
          </table:table-cell>
          <table:table-cell table:formula="of:=CONCATENATE(TEXT([.C71];&quot;###,##&quot;);[.$L$1])" office:value-type="string" office:string-value="5.0," calcext:value-type="string">
            <text:p>5.0,</text:p>
          </table:table-cell>
          <table:table-cell table:formula="of:=CONCATENATE([.A71];[.$L$1])" office:value-type="string" office:string-value="655," calcext:value-type="string">
            <text:p>655,</text:p>
          </table:table-cell>
          <table:table-cell table:formula="of:=CONCATENATE([.D71];[.$L$1])" office:value-type="string" office:string-value="375.9108035704402," calcext:value-type="string">
            <text:p>375.9108035704402,</text:p>
          </table:table-cell>
          <table:table-cell/>
          <table:table-cell office:value-type="float" office:value="2800" calcext:value-type="float">
            <text:p>2800</text:p>
          </table:table-cell>
          <table:table-cell table:formula="of:=CONCATENATE([.O71];[.$L$1])" office:value-type="string" office:string-value="2800," calcext:value-type="string">
            <text:p>2800,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string" calcext:value-type="string">
            <text:p>1801.40346069628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1479.6974481662162</text:p>
          </table:table-cell>
          <table:table-cell office:value-type="string" calcext:value-type="string">
            <text:p>87.34622779055663</text:p>
          </table:table-cell>
          <table:table-cell office:value-type="string" calcext:value-type="string">
            <text:p>199.8057075088498</text:p>
          </table:table-cell>
          <table:table-cell office:value-type="string" calcext:value-type="string">
            <text:p>0.16436630622210427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3</text:p>
          </table:table-cell>
          <table:table-cell table:formula="of:=CONCATENATE(TEXT([.B72];&quot;###,##&quot;);[.$L$1])" office:value-type="string" office:string-value="1801.40346069628," calcext:value-type="string">
            <text:p>1801.40346069628,</text:p>
          </table:table-cell>
          <table:table-cell table:formula="of:=CONCATENATE(TEXT([.C72];&quot;###,##&quot;);[.$L$1])" office:value-type="string" office:string-value="7.0," calcext:value-type="string">
            <text:p>7.0,</text:p>
          </table:table-cell>
          <table:table-cell table:formula="of:=CONCATENATE([.A72];[.$L$1])" office:value-type="string" office:string-value="679," calcext:value-type="string">
            <text:p>679,</text:p>
          </table:table-cell>
          <table:table-cell table:formula="of:=CONCATENATE([.D72];[.$L$1])" office:value-type="string" office:string-value="1479.6974481662162," calcext:value-type="string">
            <text:p>1479.6974481662162,</text:p>
          </table:table-cell>
          <table:table-cell/>
          <table:table-cell office:value-type="float" office:value="2840" calcext:value-type="float">
            <text:p>2840</text:p>
          </table:table-cell>
          <table:table-cell table:formula="of:=CONCATENATE([.O72];[.$L$1])" office:value-type="string" office:string-value="2840," calcext:value-type="string">
            <text:p>2840,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string" calcext:value-type="string">
            <text:p>1825.2403445236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448.9601492608203</text:p>
          </table:table-cell>
          <table:table-cell office:value-type="string" calcext:value-type="string">
            <text:p>251.3872027476031</text:p>
          </table:table-cell>
          <table:table-cell office:value-type="string" calcext:value-type="string">
            <text:p>203.723688055393</text:p>
          </table:table-cell>
          <table:table-cell office:value-type="string" calcext:value-type="string">
            <text:p>0.01803561631142593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3</text:p>
          </table:table-cell>
          <table:table-cell table:formula="of:=CONCATENATE(TEXT([.B73];&quot;###,##&quot;);[.$L$1])" office:value-type="string" office:string-value="1825.2403445236," calcext:value-type="string">
            <text:p>1825.2403445236,</text:p>
          </table:table-cell>
          <table:table-cell table:formula="of:=CONCATENATE(TEXT([.C73];&quot;###,##&quot;);[.$L$1])" office:value-type="string" office:string-value="5.0," calcext:value-type="string">
            <text:p>5.0,</text:p>
          </table:table-cell>
          <table:table-cell table:formula="of:=CONCATENATE([.A73];[.$L$1])" office:value-type="string" office:string-value="691," calcext:value-type="string">
            <text:p>691,</text:p>
          </table:table-cell>
          <table:table-cell table:formula="of:=CONCATENATE([.D73];[.$L$1])" office:value-type="string" office:string-value="448.9601492608203," calcext:value-type="string">
            <text:p>448.9601492608203,</text:p>
          </table:table-cell>
          <table:table-cell/>
          <table:table-cell office:value-type="float" office:value="2880" calcext:value-type="float">
            <text:p>2880</text:p>
          </table:table-cell>
          <table:table-cell table:formula="of:=CONCATENATE([.O73];[.$L$1])" office:value-type="string" office:string-value="2880," calcext:value-type="string">
            <text:p>2880,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string" calcext:value-type="string">
            <text:p>1854.91004330036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1364.3411370636954</text:p>
          </table:table-cell>
          <table:table-cell office:value-type="string" calcext:value-type="string">
            <text:p>258.4143106107344</text:p>
          </table:table-cell>
          <table:table-cell office:value-type="string" calcext:value-type="string">
            <text:p>204.2587993586061</text:p>
          </table:table-cell>
          <table:table-cell office:value-type="string" calcext:value-type="string">
            <text:p>0.142276282840223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3</text:p>
          </table:table-cell>
          <table:table-cell table:formula="of:=CONCATENATE(TEXT([.B74];&quot;###,##&quot;);[.$L$1])" office:value-type="string" office:string-value="1854.91004330036," calcext:value-type="string">
            <text:p>1854.91004330036,</text:p>
          </table:table-cell>
          <table:table-cell table:formula="of:=CONCATENATE(TEXT([.C74];&quot;###,##&quot;);[.$L$1])" office:value-type="string" office:string-value="7.0," calcext:value-type="string">
            <text:p>7.0,</text:p>
          </table:table-cell>
          <table:table-cell table:formula="of:=CONCATENATE([.A74];[.$L$1])" office:value-type="string" office:string-value="712," calcext:value-type="string">
            <text:p>712,</text:p>
          </table:table-cell>
          <table:table-cell table:formula="of:=CONCATENATE([.D74];[.$L$1])" office:value-type="string" office:string-value="1364.3411370636954," calcext:value-type="string">
            <text:p>1364.3411370636954,</text:p>
          </table:table-cell>
          <table:table-cell/>
          <table:table-cell office:value-type="float" office:value="2920" calcext:value-type="float">
            <text:p>2920</text:p>
          </table:table-cell>
          <table:table-cell table:formula="of:=CONCATENATE([.O74];[.$L$1])" office:value-type="string" office:string-value="2920," calcext:value-type="string">
            <text:p>2920,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string" calcext:value-type="string">
            <text:p>1898.2236004724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928.3446769768858</text:p>
          </table:table-cell>
          <table:table-cell office:value-type="string" calcext:value-type="string">
            <text:p>99.94838520095273</text:p>
          </table:table-cell>
          <table:table-cell office:value-type="string" calcext:value-type="string">
            <text:p>210.42129126963218</text:p>
          </table:table-cell>
          <table:table-cell office:value-type="string" calcext:value-type="string">
            <text:p>0.058785644957607186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3</text:p>
          </table:table-cell>
          <table:table-cell table:formula="of:=CONCATENATE(TEXT([.B75];&quot;###,##&quot;);[.$L$1])" office:value-type="string" office:string-value="1898.2236004724," calcext:value-type="string">
            <text:p>1898.2236004724,</text:p>
          </table:table-cell>
          <table:table-cell table:formula="of:=CONCATENATE(TEXT([.C75];&quot;###,##&quot;);[.$L$1])" office:value-type="string" office:string-value="7.0," calcext:value-type="string">
            <text:p>7.0,</text:p>
          </table:table-cell>
          <table:table-cell table:formula="of:=CONCATENATE([.A75];[.$L$1])" office:value-type="string" office:string-value="734," calcext:value-type="string">
            <text:p>734,</text:p>
          </table:table-cell>
          <table:table-cell table:formula="of:=CONCATENATE([.D75];[.$L$1])" office:value-type="string" office:string-value="928.3446769768858," calcext:value-type="string">
            <text:p>928.3446769768858,</text:p>
          </table:table-cell>
          <table:table-cell/>
          <table:table-cell office:value-type="float" office:value="2960" calcext:value-type="float">
            <text:p>2960</text:p>
          </table:table-cell>
          <table:table-cell table:formula="of:=CONCATENATE([.O75];[.$L$1])" office:value-type="string" office:string-value="2960," calcext:value-type="string">
            <text:p>2960,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string" calcext:value-type="string">
            <text:p>1941.53715764414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1091.234498126328</text:p>
          </table:table-cell>
          <table:table-cell office:value-type="string" calcext:value-type="string">
            <text:p>207.72225998851602</text:p>
          </table:table-cell>
          <table:table-cell office:value-type="string" calcext:value-type="string">
            <text:p>212.96750666338096</text:p>
          </table:table-cell>
          <table:table-cell office:value-type="string" calcext:value-type="string">
            <text:p>0.02198080942085427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3</text:p>
          </table:table-cell>
          <table:table-cell table:formula="of:=CONCATENATE(TEXT([.B76];&quot;###,##&quot;);[.$L$1])" office:value-type="string" office:string-value="1941.53715764414," calcext:value-type="string">
            <text:p>1941.53715764414,</text:p>
          </table:table-cell>
          <table:table-cell table:formula="of:=CONCATENATE(TEXT([.C76];&quot;###,##&quot;);[.$L$1])" office:value-type="string" office:string-value="9.0," calcext:value-type="string">
            <text:p>9.0,</text:p>
          </table:table-cell>
          <table:table-cell table:formula="of:=CONCATENATE([.A76];[.$L$1])" office:value-type="string" office:string-value="756," calcext:value-type="string">
            <text:p>756,</text:p>
          </table:table-cell>
          <table:table-cell table:formula="of:=CONCATENATE([.D76];[.$L$1])" office:value-type="string" office:string-value="1091.234498126328," calcext:value-type="string">
            <text:p>1091.234498126328,</text:p>
          </table:table-cell>
          <table:table-cell/>
          <table:table-cell office:value-type="float" office:value="3000" calcext:value-type="float">
            <text:p>3000</text:p>
          </table:table-cell>
          <table:table-cell table:formula="of:=CONCATENATE([.O76];[.$L$1])" office:value-type="string" office:string-value="3000," calcext:value-type="string">
            <text:p>3000,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string" calcext:value-type="string">
            <text:p>1979.80902009388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959.0989090282469</text:p>
          </table:table-cell>
          <table:table-cell office:value-type="string" calcext:value-type="string">
            <text:p>101.7351477008273</text:p>
          </table:table-cell>
          <table:table-cell office:value-type="string" calcext:value-type="string">
            <text:p>191.29298135335648</text:p>
          </table:table-cell>
          <table:table-cell office:value-type="string" calcext:value-type="string">
            <text:p>0.002085964863274009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3</text:p>
          </table:table-cell>
          <table:table-cell table:formula="of:=CONCATENATE(TEXT([.B77];&quot;###,##&quot;);[.$L$1])" office:value-type="string" office:string-value="1979.80902009388," calcext:value-type="string">
            <text:p>1979.80902009388,</text:p>
          </table:table-cell>
          <table:table-cell table:formula="of:=CONCATENATE(TEXT([.C77];&quot;###,##&quot;);[.$L$1])" office:value-type="string" office:string-value="9.0," calcext:value-type="string">
            <text:p>9.0,</text:p>
          </table:table-cell>
          <table:table-cell table:formula="of:=CONCATENATE([.A77];[.$L$1])" office:value-type="string" office:string-value="771," calcext:value-type="string">
            <text:p>771,</text:p>
          </table:table-cell>
          <table:table-cell table:formula="of:=CONCATENATE([.D77];[.$L$1])" office:value-type="string" office:string-value="959.0989090282469," calcext:value-type="string">
            <text:p>959.0989090282469,</text:p>
          </table:table-cell>
          <table:table-cell/>
          <table:table-cell office:value-type="float" office:value="3040" calcext:value-type="float">
            <text:p>3040</text:p>
          </table:table-cell>
          <table:table-cell table:formula="of:=CONCATENATE([.O77];[.$L$1])" office:value-type="string" office:string-value="3040," calcext:value-type="string">
            <text:p>3040,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string" calcext:value-type="string">
            <text:p>2002.79685802232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577.1054795252293</text:p>
          </table:table-cell>
          <table:table-cell office:value-type="string" calcext:value-type="string">
            <text:p>30.7706438190985</text:p>
          </table:table-cell>
          <table:table-cell office:value-type="string" calcext:value-type="string">
            <text:p>191.34093317555784</text:p>
          </table:table-cell>
          <table:table-cell office:value-type="string" calcext:value-type="string">
            <text:p>-0.008474498940758699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3</text:p>
          </table:table-cell>
          <table:table-cell table:formula="of:=CONCATENATE(TEXT([.B78];&quot;###,##&quot;);[.$L$1])" office:value-type="string" office:string-value="2002.79685802232," calcext:value-type="string">
            <text:p>2002.79685802232,</text:p>
          </table:table-cell>
          <table:table-cell table:formula="of:=CONCATENATE(TEXT([.C78];&quot;###,##&quot;);[.$L$1])" office:value-type="string" office:string-value="7.0," calcext:value-type="string">
            <text:p>7.0,</text:p>
          </table:table-cell>
          <table:table-cell table:formula="of:=CONCATENATE([.A78];[.$L$1])" office:value-type="string" office:string-value="780," calcext:value-type="string">
            <text:p>780,</text:p>
          </table:table-cell>
          <table:table-cell table:formula="of:=CONCATENATE([.D78];[.$L$1])" office:value-type="string" office:string-value="577.1054795252293," calcext:value-type="string">
            <text:p>577.1054795252293,</text:p>
          </table:table-cell>
          <table:table-cell/>
          <table:table-cell office:value-type="float" office:value="3080" calcext:value-type="float">
            <text:p>3080</text:p>
          </table:table-cell>
          <table:table-cell table:formula="of:=CONCATENATE([.O78];[.$L$1])" office:value-type="string" office:string-value="3080," calcext:value-type="string">
            <text:p>3080,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string" calcext:value-type="string">
            <text:p>2016.59983762668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470.71137201082144</text:p>
          </table:table-cell>
          <table:table-cell office:value-type="string" calcext:value-type="string">
            <text:p>33.91984093885655</text:p>
          </table:table-cell>
          <table:table-cell office:value-type="string" calcext:value-type="string">
            <text:p>190.97648346727232</text:p>
          </table:table-cell>
          <table:table-cell office:value-type="string" calcext:value-type="string">
            <text:p>0.023755858980722747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3</text:p>
          </table:table-cell>
          <table:table-cell table:formula="of:=CONCATENATE(TEXT([.B79];&quot;###,##&quot;);[.$L$1])" office:value-type="string" office:string-value="2016.59983762668," calcext:value-type="string">
            <text:p>2016.59983762668,</text:p>
          </table:table-cell>
          <table:table-cell table:formula="of:=CONCATENATE(TEXT([.C79];&quot;###,##&quot;);[.$L$1])" office:value-type="string" office:string-value="5.0," calcext:value-type="string">
            <text:p>5.0,</text:p>
          </table:table-cell>
          <table:table-cell table:formula="of:=CONCATENATE([.A79];[.$L$1])" office:value-type="string" office:string-value="787," calcext:value-type="string">
            <text:p>787,</text:p>
          </table:table-cell>
          <table:table-cell table:formula="of:=CONCATENATE([.D79];[.$L$1])" office:value-type="string" office:string-value="470.71137201082144," calcext:value-type="string">
            <text:p>470.71137201082144,</text:p>
          </table:table-cell>
          <table:table-cell/>
          <table:table-cell office:value-type="float" office:value="3120" calcext:value-type="float">
            <text:p>3120</text:p>
          </table:table-cell>
          <table:table-cell table:formula="of:=CONCATENATE([.O79];[.$L$1])" office:value-type="string" office:string-value="3120," calcext:value-type="string">
            <text:p>3120,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string" calcext:value-type="string">
            <text:p>2029.92277772079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1134.7034821732748</text:p>
          </table:table-cell>
          <table:table-cell office:value-type="string" calcext:value-type="string">
            <text:p>202.6184820053703</text:p>
          </table:table-cell>
          <table:table-cell office:value-type="string" calcext:value-type="string">
            <text:p>188.61418766273775</text:p>
          </table:table-cell>
          <table:table-cell office:value-type="string" calcext:value-type="string">
            <text:p>0.09830208569914578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3</text:p>
          </table:table-cell>
          <table:table-cell table:formula="of:=CONCATENATE(TEXT([.B80];&quot;###,##&quot;);[.$L$1])" office:value-type="string" office:string-value="2029.92277772079," calcext:value-type="string">
            <text:p>2029.92277772079,</text:p>
          </table:table-cell>
          <table:table-cell table:formula="of:=CONCATENATE(TEXT([.C80];&quot;###,##&quot;);[.$L$1])" office:value-type="string" office:string-value="7.0," calcext:value-type="string">
            <text:p>7.0,</text:p>
          </table:table-cell>
          <table:table-cell table:formula="of:=CONCATENATE([.A80];[.$L$1])" office:value-type="string" office:string-value="797," calcext:value-type="string">
            <text:p>797,</text:p>
          </table:table-cell>
          <table:table-cell table:formula="of:=CONCATENATE([.D80];[.$L$1])" office:value-type="string" office:string-value="1134.7034821732748," calcext:value-type="string">
            <text:p>1134.7034821732748,</text:p>
          </table:table-cell>
          <table:table-cell/>
          <table:table-cell office:value-type="float" office:value="3160" calcext:value-type="float">
            <text:p>3160</text:p>
          </table:table-cell>
          <table:table-cell table:formula="of:=CONCATENATE([.O80];[.$L$1])" office:value-type="string" office:string-value="3160," calcext:value-type="string">
            <text:p>3160,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string" calcext:value-type="string">
            <text:p>2042.32048102241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670.7472912788589</text:p>
          </table:table-cell>
          <table:table-cell office:value-type="string" calcext:value-type="string">
            <text:p>322.70681287094783</text:p>
          </table:table-cell>
          <table:table-cell office:value-type="string" calcext:value-type="string">
            <text:p>189.83290775516625</text:p>
          </table:table-cell>
          <table:table-cell office:value-type="string" calcext:value-type="string">
            <text:p>0.07636228087895747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3</text:p>
          </table:table-cell>
          <table:table-cell table:formula="of:=CONCATENATE(TEXT([.B81];&quot;###,##&quot;);[.$L$1])" office:value-type="string" office:string-value="2042.32048102241," calcext:value-type="string">
            <text:p>2042.32048102241,</text:p>
          </table:table-cell>
          <table:table-cell table:formula="of:=CONCATENATE(TEXT([.C81];&quot;###,##&quot;);[.$L$1])" office:value-type="string" office:string-value="5.0," calcext:value-type="string">
            <text:p>5.0,</text:p>
          </table:table-cell>
          <table:table-cell table:formula="of:=CONCATENATE([.A81];[.$L$1])" office:value-type="string" office:string-value="803," calcext:value-type="string">
            <text:p>803,</text:p>
          </table:table-cell>
          <table:table-cell table:formula="of:=CONCATENATE([.D81];[.$L$1])" office:value-type="string" office:string-value="670.7472912788589," calcext:value-type="string">
            <text:p>670.7472912788589,</text:p>
          </table:table-cell>
          <table:table-cell/>
          <table:table-cell office:value-type="float" office:value="3200" calcext:value-type="float">
            <text:p>3200</text:p>
          </table:table-cell>
          <table:table-cell table:formula="of:=CONCATENATE([.O81];[.$L$1])" office:value-type="string" office:string-value="3200," calcext:value-type="string">
            <text:p>3200,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string" calcext:value-type="string">
            <text:p>2057.2961430762807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2906.8360549937993</text:p>
          </table:table-cell>
          <table:table-cell office:value-type="string" calcext:value-type="string">
            <text:p>15.984522737179969</text:p>
          </table:table-cell>
          <table:table-cell office:value-type="string" calcext:value-type="string">
            <text:p>184.81800909279576</text:p>
          </table:table-cell>
          <table:table-cell office:value-type="string" calcext:value-type="string">
            <text:p>0.22420317779654406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2</text:p>
          </table:table-cell>
          <table:table-cell table:formula="of:=CONCATENATE(TEXT([.B82];&quot;###,##&quot;);[.$L$1])" office:value-type="string" office:string-value="2057.2961430762807," calcext:value-type="string">
            <text:p>2057.2961430762807,</text:p>
          </table:table-cell>
          <table:table-cell table:formula="of:=CONCATENATE(TEXT([.C82];&quot;###,##&quot;);[.$L$1])" office:value-type="string" office:string-value="11.0," calcext:value-type="string">
            <text:p>11.0,</text:p>
          </table:table-cell>
          <table:table-cell table:formula="of:=CONCATENATE([.A82];[.$L$1])" office:value-type="string" office:string-value="814," calcext:value-type="string">
            <text:p>814,</text:p>
          </table:table-cell>
          <table:table-cell table:formula="of:=CONCATENATE([.D82];[.$L$1])" office:value-type="string" office:string-value="2906.8360549937993," calcext:value-type="string">
            <text:p>2906.8360549937993,</text:p>
          </table:table-cell>
          <table:table-cell/>
          <table:table-cell office:value-type="float" office:value="3240" calcext:value-type="float">
            <text:p>3240</text:p>
          </table:table-cell>
          <table:table-cell table:formula="of:=CONCATENATE([.O82];[.$L$1])" office:value-type="string" office:string-value="3240," calcext:value-type="string">
            <text:p>3240,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string" calcext:value-type="string">
            <text:p>2074.228010890335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222.41390445680688</text:p>
          </table:table-cell>
          <table:table-cell office:value-type="string" calcext:value-type="string">
            <text:p>37.120194137183724</text:p>
          </table:table-cell>
          <table:table-cell office:value-type="string" calcext:value-type="string">
            <text:p>195.54410352656123</text:p>
          </table:table-cell>
          <table:table-cell office:value-type="string" calcext:value-type="string">
            <text:p>-0.0728465107808910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2</text:p>
          </table:table-cell>
          <table:table-cell table:formula="of:=CONCATENATE(TEXT([.B83];&quot;###,##&quot;);[.$L$1])" office:value-type="string" office:string-value="2074.228010890335," calcext:value-type="string">
            <text:p>2074.228010890335,</text:p>
          </table:table-cell>
          <table:table-cell table:formula="of:=CONCATENATE(TEXT([.C83];&quot;###,##&quot;);[.$L$1])" office:value-type="string" office:string-value="7.0," calcext:value-type="string">
            <text:p>7.0,</text:p>
          </table:table-cell>
          <table:table-cell table:formula="of:=CONCATENATE([.A83];[.$L$1])" office:value-type="string" office:string-value="820," calcext:value-type="string">
            <text:p>820,</text:p>
          </table:table-cell>
          <table:table-cell table:formula="of:=CONCATENATE([.D83];[.$L$1])" office:value-type="string" office:string-value="222.41390445680688," calcext:value-type="string">
            <text:p>222.41390445680688,</text:p>
          </table:table-cell>
          <table:table-cell/>
          <table:table-cell office:value-type="float" office:value="3280" calcext:value-type="float">
            <text:p>3280</text:p>
          </table:table-cell>
          <table:table-cell table:formula="of:=CONCATENATE([.O83];[.$L$1])" office:value-type="string" office:string-value="3280," calcext:value-type="string">
            <text:p>3280,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string" calcext:value-type="string">
            <text:p>2098.6188711269638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1113.0428127904631</text:p>
          </table:table-cell>
          <table:table-cell office:value-type="string" calcext:value-type="string">
            <text:p>60.901266264929674</text:p>
          </table:table-cell>
          <table:table-cell office:value-type="string" calcext:value-type="string">
            <text:p>193.76731446337845</text:p>
          </table:table-cell>
          <table:table-cell office:value-type="string" calcext:value-type="string">
            <text:p>0.03922968883375669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2</text:p>
          </table:table-cell>
          <table:table-cell table:formula="of:=CONCATENATE(TEXT([.B84];&quot;###,##&quot;);[.$L$1])" office:value-type="string" office:string-value="2098.6188711269638," calcext:value-type="string">
            <text:p>2098.6188711269638,</text:p>
          </table:table-cell>
          <table:table-cell table:formula="of:=CONCATENATE(TEXT([.C84];&quot;###,##&quot;);[.$L$1])" office:value-type="string" office:string-value="9.0," calcext:value-type="string">
            <text:p>9.0,</text:p>
          </table:table-cell>
          <table:table-cell table:formula="of:=CONCATENATE([.A84];[.$L$1])" office:value-type="string" office:string-value="833," calcext:value-type="string">
            <text:p>833,</text:p>
          </table:table-cell>
          <table:table-cell table:formula="of:=CONCATENATE([.D84];[.$L$1])" office:value-type="string" office:string-value="1113.0428127904631," calcext:value-type="string">
            <text:p>1113.0428127904631,</text:p>
          </table:table-cell>
          <table:table-cell/>
          <table:table-cell office:value-type="float" office:value="3320" calcext:value-type="float">
            <text:p>3320</text:p>
          </table:table-cell>
          <table:table-cell table:formula="of:=CONCATENATE([.O84];[.$L$1])" office:value-type="string" office:string-value="3320," calcext:value-type="string">
            <text:p>3320,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string" calcext:value-type="string">
            <text:p>2118.3407107820976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529.7279839146629</text:p>
          </table:table-cell>
          <table:table-cell office:value-type="string" calcext:value-type="string">
            <text:p>86.09058659450824</text:p>
          </table:table-cell>
          <table:table-cell office:value-type="string" calcext:value-type="string">
            <text:p>194.5409960962786</text:p>
          </table:table-cell>
          <table:table-cell office:value-type="string" calcext:value-type="string">
            <text:p>-0.00909369369976579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2</text:p>
          </table:table-cell>
          <table:table-cell table:formula="of:=CONCATENATE(TEXT([.B85];&quot;###,##&quot;);[.$L$1])" office:value-type="string" office:string-value="2118.3407107820976," calcext:value-type="string">
            <text:p>2118.3407107820976,</text:p>
          </table:table-cell>
          <table:table-cell table:formula="of:=CONCATENATE(TEXT([.C85];&quot;###,##&quot;);[.$L$1])" office:value-type="string" office:string-value="7.0," calcext:value-type="string">
            <text:p>7.0,</text:p>
          </table:table-cell>
          <table:table-cell table:formula="of:=CONCATENATE([.A85];[.$L$1])" office:value-type="string" office:string-value="841," calcext:value-type="string">
            <text:p>841,</text:p>
          </table:table-cell>
          <table:table-cell table:formula="of:=CONCATENATE([.D85];[.$L$1])" office:value-type="string" office:string-value="529.7279839146629," calcext:value-type="string">
            <text:p>529.7279839146629,</text:p>
          </table:table-cell>
          <table:table-cell table:number-columns-repeated="3"/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string" calcext:value-type="string">
            <text:p>2142.6294449875204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1685.931786978688</text:p>
          </table:table-cell>
          <table:table-cell office:value-type="string" calcext:value-type="string">
            <text:p>7.633619780954041</text:p>
          </table:table-cell>
          <table:table-cell office:value-type="string" calcext:value-type="string">
            <text:p>194.32012178705946</text:p>
          </table:table-cell>
          <table:table-cell office:value-type="string" calcext:value-type="string">
            <text:p>0.06012960525245019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2</text:p>
          </table:table-cell>
          <table:table-cell table:formula="of:=CONCATENATE(TEXT([.B86];&quot;###,##&quot;);[.$L$1])" office:value-type="string" office:string-value="2142.6294449875204," calcext:value-type="string">
            <text:p>2142.6294449875204,</text:p>
          </table:table-cell>
          <table:table-cell table:formula="of:=CONCATENATE(TEXT([.C86];&quot;###,##&quot;);[.$L$1])" office:value-type="string" office:string-value="11.0," calcext:value-type="string">
            <text:p>11.0,</text:p>
          </table:table-cell>
          <table:table-cell table:formula="of:=CONCATENATE([.A86];[.$L$1])" office:value-type="string" office:string-value="853," calcext:value-type="string">
            <text:p>853,</text:p>
          </table:table-cell>
          <table:table-cell table:formula="of:=CONCATENATE([.D86];[.$L$1])" office:value-type="string" office:string-value="1685.931786978688," calcext:value-type="string">
            <text:p>1685.931786978688,</text:p>
          </table:table-cell>
          <table:table-cell table:number-columns-repeated="3"/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string" calcext:value-type="string">
            <text:p>2157.9139809244675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182.3078420464505</text:p>
          </table:table-cell>
          <table:table-cell office:value-type="string" calcext:value-type="string">
            <text:p>42.00186896974137</text:p>
          </table:table-cell>
          <table:table-cell office:value-type="string" calcext:value-type="string">
            <text:p>195.23917489941496</text:p>
          </table:table-cell>
          <table:table-cell office:value-type="string" calcext:value-type="string">
            <text:p>-0.1419377958296652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2</text:p>
          </table:table-cell>
          <table:table-cell table:formula="of:=CONCATENATE(TEXT([.B87];&quot;###,##&quot;);[.$L$1])" office:value-type="string" office:string-value="2157.9139809244675," calcext:value-type="string">
            <text:p>2157.9139809244675,</text:p>
          </table:table-cell>
          <table:table-cell table:formula="of:=CONCATENATE(TEXT([.C87];&quot;###,##&quot;);[.$L$1])" office:value-type="string" office:string-value="11.0," calcext:value-type="string">
            <text:p>11.0,</text:p>
          </table:table-cell>
          <table:table-cell table:formula="of:=CONCATENATE([.A87];[.$L$1])" office:value-type="string" office:string-value="858," calcext:value-type="string">
            <text:p>858,</text:p>
          </table:table-cell>
          <table:table-cell table:formula="of:=CONCATENATE([.D87];[.$L$1])" office:value-type="string" office:string-value="182.3078420464505," calcext:value-type="string">
            <text:p>182.3078420464505,</text:p>
          </table:table-cell>
          <table:table-cell table:number-columns-repeated="3"/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string" calcext:value-type="string">
            <text:p>2178.3303305753907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774.9435750877333</text:p>
          </table:table-cell>
          <table:table-cell office:value-type="string" calcext:value-type="string">
            <text:p>26.86610763292687</text:p>
          </table:table-cell>
          <table:table-cell office:value-type="string" calcext:value-type="string">
            <text:p>192.34132323107508</text:p>
          </table:table-cell>
          <table:table-cell office:value-type="string" calcext:value-type="string">
            <text:p>-0.06229530093082059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2</text:p>
          </table:table-cell>
          <table:table-cell table:formula="of:=CONCATENATE(TEXT([.B88];&quot;###,##&quot;);[.$L$1])" office:value-type="string" office:string-value="2178.3303305753907," calcext:value-type="string">
            <text:p>2178.3303305753907,</text:p>
          </table:table-cell>
          <table:table-cell table:formula="of:=CONCATENATE(TEXT([.C88];&quot;###,##&quot;);[.$L$1])" office:value-type="string" office:string-value="11.0," calcext:value-type="string">
            <text:p>11.0,</text:p>
          </table:table-cell>
          <table:table-cell table:formula="of:=CONCATENATE([.A88];[.$L$1])" office:value-type="string" office:string-value="865," calcext:value-type="string">
            <text:p>865,</text:p>
          </table:table-cell>
          <table:table-cell table:formula="of:=CONCATENATE([.D88];[.$L$1])" office:value-type="string" office:string-value="774.9435750877333," calcext:value-type="string">
            <text:p>774.9435750877333,</text:p>
          </table:table-cell>
          <table:table-cell table:number-columns-repeated="3"/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string" calcext:value-type="string">
            <text:p>2207.5334049344806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-417.29546187309154</text:p>
          </table:table-cell>
          <table:table-cell office:value-type="string" calcext:value-type="string">
            <text:p>242.83387273166863</text:p>
          </table:table-cell>
          <table:table-cell office:value-type="string" calcext:value-type="string">
            <text:p>190.52210892577045</text:p>
          </table:table-cell>
          <table:table-cell office:value-type="string" calcext:value-type="string">
            <text:p>-0.21038508813883328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2</text:p>
          </table:table-cell>
          <table:table-cell table:formula="of:=CONCATENATE(TEXT([.B89];&quot;###,##&quot;);[.$L$1])" office:value-type="string" office:string-value="2207.5334049344806," calcext:value-type="string">
            <text:p>2207.5334049344806,</text:p>
          </table:table-cell>
          <table:table-cell table:formula="of:=CONCATENATE(TEXT([.C89];&quot;###,##&quot;);[.$L$1])" office:value-type="string" office:string-value="9.0," calcext:value-type="string">
            <text:p>9.0,</text:p>
          </table:table-cell>
          <table:table-cell table:formula="of:=CONCATENATE([.A89];[.$L$1])" office:value-type="string" office:string-value="875," calcext:value-type="string">
            <text:p>875,</text:p>
          </table:table-cell>
          <table:table-cell table:formula="of:=CONCATENATE([.D89];[.$L$1])" office:value-type="string" office:string-value="-417.29546187309154," calcext:value-type="string">
            <text:p>-417.29546187309154,</text:p>
          </table:table-cell>
          <table:table-cell table:number-columns-repeated="3"/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string" calcext:value-type="string">
            <text:p>2241.031841210053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723.1477925052692</text:p>
          </table:table-cell>
          <table:table-cell office:value-type="string" calcext:value-type="string">
            <text:p>135.23192749201937</text:p>
          </table:table-cell>
          <table:table-cell office:value-type="string" calcext:value-type="string">
            <text:p>183.4745374574211</text:p>
          </table:table-cell>
          <table:table-cell office:value-type="string" calcext:value-type="string">
            <text:p>0.031031567396949466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2</text:p>
          </table:table-cell>
          <table:table-cell table:formula="of:=CONCATENATE(TEXT([.B90];&quot;###,##&quot;);[.$L$1])" office:value-type="string" office:string-value="2241.031841210053," calcext:value-type="string">
            <text:p>2241.031841210053,</text:p>
          </table:table-cell>
          <table:table-cell table:formula="of:=CONCATENATE(TEXT([.C90];&quot;###,##&quot;);[.$L$1])" office:value-type="string" office:string-value="7.0," calcext:value-type="string">
            <text:p>7.0,</text:p>
          </table:table-cell>
          <table:table-cell table:formula="of:=CONCATENATE([.A90];[.$L$1])" office:value-type="string" office:string-value="888," calcext:value-type="string">
            <text:p>888,</text:p>
          </table:table-cell>
          <table:table-cell table:formula="of:=CONCATENATE([.D90];[.$L$1])" office:value-type="string" office:string-value="723.1477925052692," calcext:value-type="string">
            <text:p>723.1477925052692,</text:p>
          </table:table-cell>
          <table:table-cell table:number-columns-repeated="3"/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string" calcext:value-type="string">
            <text:p>2259.0020719916997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616.2962309020461</text:p>
          </table:table-cell>
          <table:table-cell office:value-type="string" calcext:value-type="string">
            <text:p>10.943968575389754</text:p>
          </table:table-cell>
          <table:table-cell office:value-type="string" calcext:value-type="string">
            <text:p>184.03218188506048</text:p>
          </table:table-cell>
          <table:table-cell office:value-type="string" calcext:value-type="string">
            <text:p>0.07554885783228407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2</text:p>
          </table:table-cell>
          <table:table-cell table:formula="of:=CONCATENATE(TEXT([.B91];&quot;###,##&quot;);[.$L$1])" office:value-type="string" office:string-value="2259.0020719916997," calcext:value-type="string">
            <text:p>2259.0020719916997,</text:p>
          </table:table-cell>
          <table:table-cell table:formula="of:=CONCATENATE(TEXT([.C91];&quot;###,##&quot;);[.$L$1])" office:value-type="string" office:string-value="5.0," calcext:value-type="string">
            <text:p>5.0,</text:p>
          </table:table-cell>
          <table:table-cell table:formula="of:=CONCATENATE([.A91];[.$L$1])" office:value-type="string" office:string-value="897," calcext:value-type="string">
            <text:p>897,</text:p>
          </table:table-cell>
          <table:table-cell table:formula="of:=CONCATENATE([.D91];[.$L$1])" office:value-type="string" office:string-value="616.2962309020461," calcext:value-type="string">
            <text:p>616.2962309020461,</text:p>
          </table:table-cell>
          <table:table-cell table:number-columns-repeated="3"/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string" calcext:value-type="string">
            <text:p>2269.403648273366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1017.8278851271482</text:p>
          </table:table-cell>
          <table:table-cell office:value-type="string" calcext:value-type="string">
            <text:p>146.92436699489454</text:p>
          </table:table-cell>
          <table:table-cell office:value-type="string" calcext:value-type="string">
            <text:p>193.44627466961967</text:p>
          </table:table-cell>
          <table:table-cell office:value-type="string" calcext:value-type="string">
            <text:p>0.09216344288899968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2</text:p>
          </table:table-cell>
          <table:table-cell table:formula="of:=CONCATENATE(TEXT([.B92];&quot;###,##&quot;);[.$L$1])" office:value-type="string" office:string-value="2269.403648273366," calcext:value-type="string">
            <text:p>2269.403648273366,</text:p>
          </table:table-cell>
          <table:table-cell table:formula="of:=CONCATENATE(TEXT([.C92];&quot;###,##&quot;);[.$L$1])" office:value-type="string" office:string-value="7.0," calcext:value-type="string">
            <text:p>7.0,</text:p>
          </table:table-cell>
          <table:table-cell table:formula="of:=CONCATENATE([.A92];[.$L$1])" office:value-type="string" office:string-value="904," calcext:value-type="string">
            <text:p>904,</text:p>
          </table:table-cell>
          <table:table-cell table:formula="of:=CONCATENATE([.D92];[.$L$1])" office:value-type="string" office:string-value="1017.8278851271482," calcext:value-type="string">
            <text:p>1017.8278851271482,</text:p>
          </table:table-cell>
          <table:table-cell table:number-columns-repeated="3"/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string" calcext:value-type="string">
            <text:p>2292.165697858126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1355.508712664414</text:p>
          </table:table-cell>
          <table:table-cell office:value-type="string" calcext:value-type="string">
            <text:p>19.857847408288826</text:p>
          </table:table-cell>
          <table:table-cell office:value-type="string" calcext:value-type="string">
            <text:p>192.05173869837796</text:p>
          </table:table-cell>
          <table:table-cell office:value-type="string" calcext:value-type="string">
            <text:p>0.0787785078906417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2</text:p>
          </table:table-cell>
          <table:table-cell table:formula="of:=CONCATENATE(TEXT([.B93];&quot;###,##&quot;);[.$L$1])" office:value-type="string" office:string-value="2292.165697858126," calcext:value-type="string">
            <text:p>2292.165697858126,</text:p>
          </table:table-cell>
          <table:table-cell table:formula="of:=CONCATENATE(TEXT([.C93];&quot;###,##&quot;);[.$L$1])" office:value-type="string" office:string-value="9.0," calcext:value-type="string">
            <text:p>9.0,</text:p>
          </table:table-cell>
          <table:table-cell table:formula="of:=CONCATENATE([.A93];[.$L$1])" office:value-type="string" office:string-value="916," calcext:value-type="string">
            <text:p>916,</text:p>
          </table:table-cell>
          <table:table-cell table:formula="of:=CONCATENATE([.D93];[.$L$1])" office:value-type="string" office:string-value="1355.508712664414," calcext:value-type="string">
            <text:p>1355.508712664414,</text:p>
          </table:table-cell>
          <table:table-cell table:number-columns-repeated="3"/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string" calcext:value-type="string">
            <text:p>2309.867682937325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446.49144743093234</text:p>
          </table:table-cell>
          <table:table-cell office:value-type="string" calcext:value-type="string">
            <text:p>284.7121629010087</text:p>
          </table:table-cell>
          <table:table-cell office:value-type="string" calcext:value-type="string">
            <text:p>192.05173869837796</text:p>
          </table:table-cell>
          <table:table-cell office:value-type="string" calcext:value-type="string">
            <text:p>-0.02636125167913070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2</text:p>
          </table:table-cell>
          <table:table-cell table:formula="of:=CONCATENATE(TEXT([.B94];&quot;###,##&quot;);[.$L$1])" office:value-type="string" office:string-value="2309.867682937325," calcext:value-type="string">
            <text:p>2309.867682937325,</text:p>
          </table:table-cell>
          <table:table-cell table:formula="of:=CONCATENATE(TEXT([.C94];&quot;###,##&quot;);[.$L$1])" office:value-type="string" office:string-value="7.0," calcext:value-type="string">
            <text:p>7.0,</text:p>
          </table:table-cell>
          <table:table-cell table:formula="of:=CONCATENATE([.A94];[.$L$1])" office:value-type="string" office:string-value="923," calcext:value-type="string">
            <text:p>923,</text:p>
          </table:table-cell>
          <table:table-cell table:formula="of:=CONCATENATE([.D94];[.$L$1])" office:value-type="string" office:string-value="446.49144743093234," calcext:value-type="string">
            <text:p>446.49144743093234,</text:p>
          </table:table-cell>
          <table:table-cell table:number-columns-repeated="3"/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string" calcext:value-type="string">
            <text:p>2336.140865971837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1103.5842603572642</text:p>
          </table:table-cell>
          <table:table-cell office:value-type="string" calcext:value-type="string">
            <text:p>1.1754967109437944</text:p>
          </table:table-cell>
          <table:table-cell office:value-type="string" calcext:value-type="string">
            <text:p>191.35914470799332</text:p>
          </table:table-cell>
          <table:table-cell office:value-type="string" calcext:value-type="string">
            <text:p>0.1099537456087150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2</text:p>
          </table:table-cell>
          <table:table-cell table:formula="of:=CONCATENATE(TEXT([.B95];&quot;###,##&quot;);[.$L$1])" office:value-type="string" office:string-value="2336.140865971837," calcext:value-type="string">
            <text:p>2336.140865971837,</text:p>
          </table:table-cell>
          <table:table-cell table:formula="of:=CONCATENATE(TEXT([.C95];&quot;###,##&quot;);[.$L$1])" office:value-type="string" office:string-value="7.0," calcext:value-type="string">
            <text:p>7.0,</text:p>
          </table:table-cell>
          <table:table-cell table:formula="of:=CONCATENATE([.A95];[.$L$1])" office:value-type="string" office:string-value="937," calcext:value-type="string">
            <text:p>937,</text:p>
          </table:table-cell>
          <table:table-cell table:formula="of:=CONCATENATE([.D95];[.$L$1])" office:value-type="string" office:string-value="1103.5842603572642," calcext:value-type="string">
            <text:p>1103.5842603572642,</text:p>
          </table:table-cell>
          <table:table-cell table:number-columns-repeated="3"/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string" calcext:value-type="string">
            <text:p>2341.2649253944905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911.6074201347041</text:p>
          </table:table-cell>
          <table:table-cell office:value-type="string" calcext:value-type="string">
            <text:p>120.02505033011035</text:p>
          </table:table-cell>
          <table:table-cell office:value-type="string" calcext:value-type="string">
            <text:p>191.92255423423578</text:p>
          </table:table-cell>
          <table:table-cell office:value-type="string" calcext:value-type="string">
            <text:p>0.006373390690649901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2</text:p>
          </table:table-cell>
          <table:table-cell table:formula="of:=CONCATENATE(TEXT([.B96];&quot;###,##&quot;);[.$L$1])" office:value-type="string" office:string-value="2341.2649253944905," calcext:value-type="string">
            <text:p>2341.2649253944905,</text:p>
          </table:table-cell>
          <table:table-cell table:formula="of:=CONCATENATE(TEXT([.C96];&quot;###,##&quot;);[.$L$1])" office:value-type="string" office:string-value="9.0," calcext:value-type="string">
            <text:p>9.0,</text:p>
          </table:table-cell>
          <table:table-cell table:formula="of:=CONCATENATE([.A96];[.$L$1])" office:value-type="string" office:string-value="940," calcext:value-type="string">
            <text:p>940,</text:p>
          </table:table-cell>
          <table:table-cell table:formula="of:=CONCATENATE([.D96];[.$L$1])" office:value-type="string" office:string-value="911.6074201347041," calcext:value-type="string">
            <text:p>911.6074201347041,</text:p>
          </table:table-cell>
          <table:table-cell table:number-columns-repeated="3"/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string" calcext:value-type="string">
            <text:p>2362.8956139883326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608.0901460791242</text:p>
          </table:table-cell>
          <table:table-cell office:value-type="string" calcext:value-type="string">
            <text:p>247.2698188124061</text:p>
          </table:table-cell>
          <table:table-cell office:value-type="string" calcext:value-type="string">
            <text:p>192.0604150635521</text:p>
          </table:table-cell>
          <table:table-cell office:value-type="string" calcext:value-type="string">
            <text:p>0.007162667217266239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2</text:p>
          </table:table-cell>
          <table:table-cell table:formula="of:=CONCATENATE(TEXT([.B97];&quot;###,##&quot;);[.$L$1])" office:value-type="string" office:string-value="2362.8956139883326," calcext:value-type="string">
            <text:p>2362.8956139883326,</text:p>
          </table:table-cell>
          <table:table-cell table:formula="of:=CONCATENATE(TEXT([.C97];&quot;###,##&quot;);[.$L$1])" office:value-type="string" office:string-value="7.0," calcext:value-type="string">
            <text:p>7.0,</text:p>
          </table:table-cell>
          <table:table-cell table:formula="of:=CONCATENATE([.A97];[.$L$1])" office:value-type="string" office:string-value="949," calcext:value-type="string">
            <text:p>949,</text:p>
          </table:table-cell>
          <table:table-cell table:formula="of:=CONCATENATE([.D97];[.$L$1])" office:value-type="string" office:string-value="608.0901460791242," calcext:value-type="string">
            <text:p>608.0901460791242,</text:p>
          </table:table-cell>
          <table:table-cell table:number-columns-repeated="3"/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string" calcext:value-type="string">
            <text:p>2410.208343466829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1500.4419991889772</text:p>
          </table:table-cell>
          <table:table-cell office:value-type="string" calcext:value-type="string">
            <text:p>503.2970223282919</text:p>
          </table:table-cell>
          <table:table-cell office:value-type="string" calcext:value-type="string">
            <text:p>192.39930039994712</text:p>
          </table:table-cell>
          <table:table-cell office:value-type="string" calcext:value-type="string">
            <text:p>0.10241869946834178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2</text:p>
          </table:table-cell>
          <table:table-cell table:formula="of:=CONCATENATE(TEXT([.B98];&quot;###,##&quot;);[.$L$1])" office:value-type="string" office:string-value="2410.208343466829," calcext:value-type="string">
            <text:p>2410.208343466829,</text:p>
          </table:table-cell>
          <table:table-cell table:formula="of:=CONCATENATE(TEXT([.C98];&quot;###,##&quot;);[.$L$1])" office:value-type="string" office:string-value="9.0," calcext:value-type="string">
            <text:p>9.0,</text:p>
          </table:table-cell>
          <table:table-cell table:formula="of:=CONCATENATE([.A98];[.$L$1])" office:value-type="string" office:string-value="973," calcext:value-type="string">
            <text:p>973,</text:p>
          </table:table-cell>
          <table:table-cell table:formula="of:=CONCATENATE([.D98];[.$L$1])" office:value-type="string" office:string-value="1500.4419991889772," calcext:value-type="string">
            <text:p>1500.4419991889772,</text:p>
          </table:table-cell>
          <table:table-cell table:number-columns-repeated="3"/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string" calcext:value-type="string">
            <text:p>2456.219852163246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893.4929095589857</text:p>
          </table:table-cell>
          <table:table-cell office:value-type="string" calcext:value-type="string">
            <text:p>377.1192193912496</text:p>
          </table:table-cell>
          <table:table-cell office:value-type="string" calcext:value-type="string">
            <text:p>197.11173928121053</text:p>
          </table:table-cell>
          <table:table-cell office:value-type="string" calcext:value-type="string">
            <text:p>0.06636994534353406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2</text:p>
          </table:table-cell>
          <table:table-cell table:formula="of:=CONCATENATE(TEXT([.B99];&quot;###,##&quot;);[.$L$1])" office:value-type="string" office:string-value="2456.219852163246," calcext:value-type="string">
            <text:p>2456.219852163246,</text:p>
          </table:table-cell>
          <table:table-cell table:formula="of:=CONCATENATE(TEXT([.C99];&quot;###,##&quot;);[.$L$1])" office:value-type="string" office:string-value="7.0," calcext:value-type="string">
            <text:p>7.0,</text:p>
          </table:table-cell>
          <table:table-cell table:formula="of:=CONCATENATE([.A99];[.$L$1])" office:value-type="string" office:string-value="991," calcext:value-type="string">
            <text:p>991,</text:p>
          </table:table-cell>
          <table:table-cell table:formula="of:=CONCATENATE([.D99];[.$L$1])" office:value-type="string" office:string-value="893.4929095589857," calcext:value-type="string">
            <text:p>893.4929095589857,</text:p>
          </table:table-cell>
          <table:table-cell table:number-columns-repeated="3"/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string" calcext:value-type="string">
            <text:p>2482.092436420615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1184.1003333261183</text:p>
          </table:table-cell>
          <table:table-cell office:value-type="string" calcext:value-type="string">
            <text:p>226.09913354133496</text:p>
          </table:table-cell>
          <table:table-cell office:value-type="string" calcext:value-type="string">
            <text:p>198.82890128426806</text:p>
          </table:table-cell>
          <table:table-cell office:value-type="string" calcext:value-type="string">
            <text:p>0.12665693890571406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2</text:p>
          </table:table-cell>
          <table:table-cell table:formula="of:=CONCATENATE(TEXT([.B100];&quot;###,##&quot;);[.$L$1])" office:value-type="string" office:string-value="2482.092436420615," calcext:value-type="string">
            <text:p>2482.092436420615,</text:p>
          </table:table-cell>
          <table:table-cell table:formula="of:=CONCATENATE(TEXT([.C100];&quot;###,##&quot;);[.$L$1])" office:value-type="string" office:string-value="7.0," calcext:value-type="string">
            <text:p>7.0,</text:p>
          </table:table-cell>
          <table:table-cell table:formula="of:=CONCATENATE([.A100];[.$L$1])" office:value-type="string" office:string-value="1004," calcext:value-type="string">
            <text:p>1004,</text:p>
          </table:table-cell>
          <table:table-cell table:formula="of:=CONCATENATE([.D100];[.$L$1])" office:value-type="string" office:string-value="1184.1003333261183," calcext:value-type="string">
            <text:p>1184.1003333261183,</text:p>
          </table:table-cell>
          <table:table-cell table:number-columns-repeated="3"/>
        </table:table-row>
        <table:table-row table:style-name="ro1">
          <table:table-cell office:value-type="float" office:value="1029" calcext:value-type="float">
            <text:p>1029</text:p>
          </table:table-cell>
          <table:table-cell office:value-type="string" calcext:value-type="string">
            <text:p>2529.9015251667356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1045.4988260146758</text:p>
          </table:table-cell>
          <table:table-cell office:value-type="string" calcext:value-type="string">
            <text:p>282.92414524675075</text:p>
          </table:table-cell>
          <table:table-cell office:value-type="string" calcext:value-type="string">
            <text:p>204.8842541167234</text:p>
          </table:table-cell>
          <table:table-cell office:value-type="string" calcext:value-type="string">
            <text:p>0.0738048844008399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35</text:p>
          </table:table-cell>
          <table:table-cell table:formula="of:=CONCATENATE(TEXT([.B101];&quot;###,##&quot;);[.$L$1])" office:value-type="string" office:string-value="2529.9015251667356," calcext:value-type="string">
            <text:p>2529.9015251667356,</text:p>
          </table:table-cell>
          <table:table-cell table:formula="of:=CONCATENATE(TEXT([.C101];&quot;###,##&quot;);[.$L$1])" office:value-type="string" office:string-value="7.0," calcext:value-type="string">
            <text:p>7.0,</text:p>
          </table:table-cell>
          <table:table-cell table:formula="of:=CONCATENATE([.A101];[.$L$1])" office:value-type="string" office:string-value="1029," calcext:value-type="string">
            <text:p>1029,</text:p>
          </table:table-cell>
          <table:table-cell table:formula="of:=CONCATENATE([.D101];[.$L$1])" office:value-type="string" office:string-value="1045.4988260146758," calcext:value-type="string">
            <text:p>1045.4988260146758,</text:p>
          </table:table-cell>
          <table:table-cell table:number-columns-repeated="3"/>
        </table:table-row>
        <table:table-row table:style-name="ro1">
          <table:table-cell office:value-type="float" office:value="1044" calcext:value-type="float">
            <text:p>1044</text:p>
          </table:table-cell>
          <table:table-cell office:value-type="string" calcext:value-type="string">
            <text:p>2558.3981662490137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756.6462475321</text:p>
          </table:table-cell>
          <table:table-cell office:value-type="string" calcext:value-type="string">
            <text:p>394.2525298310291</text:p>
          </table:table-cell>
          <table:table-cell office:value-type="string" calcext:value-type="string">
            <text:p>206.98744541761315</text:p>
          </table:table-cell>
          <table:table-cell office:value-type="string" calcext:value-type="string">
            <text:p>0.09158253627920979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35</text:p>
          </table:table-cell>
          <table:table-cell table:formula="of:=CONCATENATE(TEXT([.B102];&quot;###,##&quot;);[.$L$1])" office:value-type="string" office:string-value="2558.3981662490137," calcext:value-type="string">
            <text:p>2558.3981662490137,</text:p>
          </table:table-cell>
          <table:table-cell table:formula="of:=CONCATENATE(TEXT([.C102];&quot;###,##&quot;);[.$L$1])" office:value-type="string" office:string-value="5.0," calcext:value-type="string">
            <text:p>5.0,</text:p>
          </table:table-cell>
          <table:table-cell table:formula="of:=CONCATENATE([.A102];[.$L$1])" office:value-type="string" office:string-value="1044," calcext:value-type="string">
            <text:p>1044,</text:p>
          </table:table-cell>
          <table:table-cell table:formula="of:=CONCATENATE([.D102];[.$L$1])" office:value-type="string" office:string-value="756.6462475321," calcext:value-type="string">
            <text:p>756.6462475321,</text:p>
          </table:table-cell>
          <table:table-cell table:number-columns-repeated="3"/>
        </table:table-row>
        <table:table-row table:style-name="ro1">
          <table:table-cell office:value-type="float" office:value="1065" calcext:value-type="float">
            <text:p>1065</text:p>
          </table:table-cell>
          <table:table-cell office:value-type="string" calcext:value-type="string">
            <text:p>2587.771737120812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1347.895317573741</text:p>
          </table:table-cell>
          <table:table-cell office:value-type="string" calcext:value-type="string">
            <text:p>99.73890344690075</text:p>
          </table:table-cell>
          <table:table-cell office:value-type="string" calcext:value-type="string">
            <text:p>209.67755153762954</text:p>
          </table:table-cell>
          <table:table-cell office:value-type="string" calcext:value-type="string">
            <text:p>0.24131322828089158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35</text:p>
          </table:table-cell>
          <table:table-cell table:formula="of:=CONCATENATE(TEXT([.B103];&quot;###,##&quot;);[.$L$1])" office:value-type="string" office:string-value="2587.771737120812," calcext:value-type="string">
            <text:p>2587.771737120812,</text:p>
          </table:table-cell>
          <table:table-cell table:formula="of:=CONCATENATE(TEXT([.C103];&quot;###,##&quot;);[.$L$1])" office:value-type="string" office:string-value="5.0," calcext:value-type="string">
            <text:p>5.0,</text:p>
          </table:table-cell>
          <table:table-cell table:formula="of:=CONCATENATE([.A103];[.$L$1])" office:value-type="string" office:string-value="1065," calcext:value-type="string">
            <text:p>1065,</text:p>
          </table:table-cell>
          <table:table-cell table:formula="of:=CONCATENATE([.D103];[.$L$1])" office:value-type="string" office:string-value="1347.895317573741," calcext:value-type="string">
            <text:p>1347.895317573741,</text:p>
          </table:table-cell>
          <table:table-cell table:number-columns-repeated="3"/>
        </table:table-row>
        <table:table-row table:style-name="ro1">
          <table:table-cell office:value-type="float" office:value="1084" calcext:value-type="float">
            <text:p>1084</text:p>
          </table:table-cell>
          <table:table-cell office:value-type="string" calcext:value-type="string">
            <text:p>2614.799381044954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1525.297438369267</text:p>
          </table:table-cell>
          <table:table-cell office:value-type="string" calcext:value-type="string">
            <text:p>18.696945311534087</text:p>
          </table:table-cell>
          <table:table-cell office:value-type="string" calcext:value-type="string">
            <text:p>216.19967954579056</text:p>
          </table:table-cell>
          <table:table-cell office:value-type="string" calcext:value-type="string">
            <text:p>0.162280458093127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35</text:p>
          </table:table-cell>
          <table:table-cell table:formula="of:=CONCATENATE(TEXT([.B104];&quot;###,##&quot;);[.$L$1])" office:value-type="string" office:string-value="2614.799381044954," calcext:value-type="string">
            <text:p>2614.799381044954,</text:p>
          </table:table-cell>
          <table:table-cell table:formula="of:=CONCATENATE(TEXT([.C104];&quot;###,##&quot;);[.$L$1])" office:value-type="string" office:string-value="7.0," calcext:value-type="string">
            <text:p>7.0,</text:p>
          </table:table-cell>
          <table:table-cell table:formula="of:=CONCATENATE([.A104];[.$L$1])" office:value-type="string" office:string-value="1084," calcext:value-type="string">
            <text:p>1084,</text:p>
          </table:table-cell>
          <table:table-cell table:formula="of:=CONCATENATE([.D104];[.$L$1])" office:value-type="string" office:string-value="1525.297438369267," calcext:value-type="string">
            <text:p>1525.297438369267,</text:p>
          </table:table-cell>
          <table:table-cell table:number-columns-repeated="3"/>
        </table:table-row>
        <table:table-row table:style-name="ro1">
          <table:table-cell office:value-type="float" office:value="1092" calcext:value-type="float">
            <text:p>1092</text:p>
          </table:table-cell>
          <table:table-cell office:value-type="string" calcext:value-type="string">
            <text:p>2629.9906004976588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1719.7638443645062</text:p>
          </table:table-cell>
          <table:table-cell office:value-type="string" calcext:value-type="string">
            <text:p>136.28559541163605</text:p>
          </table:table-cell>
          <table:table-cell office:value-type="string" calcext:value-type="string">
            <text:p>218.6649175975688</text:p>
          </table:table-cell>
          <table:table-cell office:value-type="string" calcext:value-type="string">
            <text:p>0.03899688281383300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35</text:p>
          </table:table-cell>
          <table:table-cell table:formula="of:=CONCATENATE(TEXT([.B105];&quot;###,##&quot;);[.$L$1])" office:value-type="string" office:string-value="2629.9906004976588," calcext:value-type="string">
            <text:p>2629.9906004976588,</text:p>
          </table:table-cell>
          <table:table-cell table:formula="of:=CONCATENATE(TEXT([.C105];&quot;###,##&quot;);[.$L$1])" office:value-type="string" office:string-value="11.0," calcext:value-type="string">
            <text:p>11.0,</text:p>
          </table:table-cell>
          <table:table-cell table:formula="of:=CONCATENATE([.A105];[.$L$1])" office:value-type="string" office:string-value="1092," calcext:value-type="string">
            <text:p>1092,</text:p>
          </table:table-cell>
          <table:table-cell table:formula="of:=CONCATENATE([.D105];[.$L$1])" office:value-type="string" office:string-value="1719.7638443645062," calcext:value-type="string">
            <text:p>1719.7638443645062,</text:p>
          </table:table-cell>
          <table:table-cell table:number-columns-repeated="3"/>
        </table:table-row>
        <table:table-row table:style-name="ro1">
          <table:table-cell office:value-type="float" office:value="1105" calcext:value-type="float">
            <text:p>1105</text:p>
          </table:table-cell>
          <table:table-cell office:value-type="string" calcext:value-type="string">
            <text:p>2670.9744796502446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731.0205975488668</text:p>
          </table:table-cell>
          <table:table-cell office:value-type="string" calcext:value-type="string">
            <text:p>62.67424837699876</text:p>
          </table:table-cell>
          <table:table-cell office:value-type="string" calcext:value-type="string">
            <text:p>220.26316113013849</text:p>
          </table:table-cell>
          <table:table-cell office:value-type="string" calcext:value-type="string">
            <text:p>-0.03633087847888756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35</text:p>
          </table:table-cell>
          <table:table-cell table:formula="of:=CONCATENATE(TEXT([.B106];&quot;###,##&quot;);[.$L$1])" office:value-type="string" office:string-value="2670.9744796502446," calcext:value-type="string">
            <text:p>2670.9744796502446,</text:p>
          </table:table-cell>
          <table:table-cell table:formula="of:=CONCATENATE(TEXT([.C106];&quot;###,##&quot;);[.$L$1])" office:value-type="string" office:string-value="9.0," calcext:value-type="string">
            <text:p>9.0,</text:p>
          </table:table-cell>
          <table:table-cell table:formula="of:=CONCATENATE([.A106];[.$L$1])" office:value-type="string" office:string-value="1105," calcext:value-type="string">
            <text:p>1105,</text:p>
          </table:table-cell>
          <table:table-cell table:formula="of:=CONCATENATE([.D106];[.$L$1])" office:value-type="string" office:string-value="731.0205975488668," calcext:value-type="string">
            <text:p>731.0205975488668,</text:p>
          </table:table-cell>
          <table:table-cell table:number-columns-repeated="3"/>
        </table:table-row>
        <table:table-row table:style-name="ro1">
          <table:table-cell office:value-type="float" office:value="1114" calcext:value-type="float">
            <text:p>1114</text:p>
          </table:table-cell>
          <table:table-cell office:value-type="string" calcext:value-type="string">
            <text:p>2694.2561389254647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970.348254192033</text:p>
          </table:table-cell>
          <table:table-cell office:value-type="string" calcext:value-type="string">
            <text:p>158.36853266874246</text:p>
          </table:table-cell>
          <table:table-cell office:value-type="string" calcext:value-type="string">
            <text:p>219.4173179962236</text:p>
          </table:table-cell>
          <table:table-cell office:value-type="string" calcext:value-type="string">
            <text:p>-0.0016313784472562099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35</text:p>
          </table:table-cell>
          <table:table-cell table:formula="of:=CONCATENATE(TEXT([.B107];&quot;###,##&quot;);[.$L$1])" office:value-type="string" office:string-value="2694.2561389254647," calcext:value-type="string">
            <text:p>2694.2561389254647,</text:p>
          </table:table-cell>
          <table:table-cell table:formula="of:=CONCATENATE(TEXT([.C107];&quot;###,##&quot;);[.$L$1])" office:value-type="string" office:string-value="9.0," calcext:value-type="string">
            <text:p>9.0,</text:p>
          </table:table-cell>
          <table:table-cell table:formula="of:=CONCATENATE([.A107];[.$L$1])" office:value-type="string" office:string-value="1114," calcext:value-type="string">
            <text:p>1114,</text:p>
          </table:table-cell>
          <table:table-cell table:formula="of:=CONCATENATE([.D107];[.$L$1])" office:value-type="string" office:string-value="970.348254192033," calcext:value-type="string">
            <text:p>970.348254192033,</text:p>
          </table:table-cell>
          <table:table-cell table:number-columns-repeated="3"/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string" calcext:value-type="string">
            <text:p>2722.8828107342556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977.114886571605</text:p>
          </table:table-cell>
          <table:table-cell office:value-type="string" calcext:value-type="string">
            <text:p>545.9227291659807</text:p>
          </table:table-cell>
          <table:table-cell office:value-type="string" calcext:value-type="string">
            <text:p>219.37061706081806</text:p>
          </table:table-cell>
          <table:table-cell office:value-type="string" calcext:value-type="string">
            <text:p>0.06119478483453913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35</text:p>
          </table:table-cell>
          <table:table-cell table:formula="of:=CONCATENATE(TEXT([.B108];&quot;###,##&quot;);[.$L$1])" office:value-type="string" office:string-value="2722.8828107342556," calcext:value-type="string">
            <text:p>2722.8828107342556,</text:p>
          </table:table-cell>
          <table:table-cell table:formula="of:=CONCATENATE(TEXT([.C108];&quot;###,##&quot;);[.$L$1])" office:value-type="string" office:string-value="7.0," calcext:value-type="string">
            <text:p>7.0,</text:p>
          </table:table-cell>
          <table:table-cell table:formula="of:=CONCATENATE([.A108];[.$L$1])" office:value-type="string" office:string-value="1125," calcext:value-type="string">
            <text:p>1125,</text:p>
          </table:table-cell>
          <table:table-cell table:formula="of:=CONCATENATE([.D108];[.$L$1])" office:value-type="string" office:string-value="977.114886571605," calcext:value-type="string">
            <text:p>977.114886571605,</text:p>
          </table:table-cell>
          <table:table-cell table:number-columns-repeated="3"/>
        </table:table-row>
        <table:table-row table:style-name="ro1">
          <table:table-cell office:value-type="float" office:value="1143" calcext:value-type="float">
            <text:p>1143</text:p>
          </table:table-cell>
          <table:table-cell office:value-type="string" calcext:value-type="string">
            <text:p>2758.3060986125606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1958.8658397611712</text:p>
          </table:table-cell>
          <table:table-cell office:value-type="string" calcext:value-type="string">
            <text:p>1250.4924422736376</text:p>
          </table:table-cell>
          <table:table-cell office:value-type="string" calcext:value-type="string">
            <text:p>221.5383375406629</text:p>
          </table:table-cell>
          <table:table-cell office:value-type="string" calcext:value-type="string">
            <text:p>0.2422311125140431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35</text:p>
          </table:table-cell>
          <table:table-cell table:formula="of:=CONCATENATE(TEXT([.B109];&quot;###,##&quot;);[.$L$1])" office:value-type="string" office:string-value="2758.3060986125606," calcext:value-type="string">
            <text:p>2758.3060986125606,</text:p>
          </table:table-cell>
          <table:table-cell table:formula="of:=CONCATENATE(TEXT([.C109];&quot;###,##&quot;);[.$L$1])" office:value-type="string" office:string-value="7.0," calcext:value-type="string">
            <text:p>7.0,</text:p>
          </table:table-cell>
          <table:table-cell table:formula="of:=CONCATENATE([.A109];[.$L$1])" office:value-type="string" office:string-value="1143," calcext:value-type="string">
            <text:p>1143,</text:p>
          </table:table-cell>
          <table:table-cell table:formula="of:=CONCATENATE([.D109];[.$L$1])" office:value-type="string" office:string-value="1958.8658397611712," calcext:value-type="string">
            <text:p>1958.8658397611712,</text:p>
          </table:table-cell>
          <table:table-cell table:number-columns-repeated="3"/>
        </table:table-row>
        <table:table-row table:style-name="ro1">
          <table:table-cell office:value-type="float" office:value="1165" calcext:value-type="float">
            <text:p>1165</text:p>
          </table:table-cell>
          <table:table-cell office:value-type="string" calcext:value-type="string">
            <text:p>2801.5278602532767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4006.766463797308</text:p>
          </table:table-cell>
          <table:table-cell office:value-type="string" calcext:value-type="string">
            <text:p>10.024787099554198</text:p>
          </table:table-cell>
          <table:table-cell office:value-type="string" calcext:value-type="string">
            <text:p>232.0079929477103</text:p>
          </table:table-cell>
          <table:table-cell office:value-type="string" calcext:value-type="string">
            <text:p>0.31219088610276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35</text:p>
          </table:table-cell>
          <table:table-cell table:formula="of:=CONCATENATE(TEXT([.B110];&quot;###,##&quot;);[.$L$1])" office:value-type="string" office:string-value="2801.5278602532767," calcext:value-type="string">
            <text:p>2801.5278602532767,</text:p>
          </table:table-cell>
          <table:table-cell table:formula="of:=CONCATENATE(TEXT([.C110];&quot;###,##&quot;);[.$L$1])" office:value-type="string" office:string-value="11.0," calcext:value-type="string">
            <text:p>11.0,</text:p>
          </table:table-cell>
          <table:table-cell table:formula="of:=CONCATENATE([.A110];[.$L$1])" office:value-type="string" office:string-value="1165," calcext:value-type="string">
            <text:p>1165,</text:p>
          </table:table-cell>
          <table:table-cell table:formula="of:=CONCATENATE([.D110];[.$L$1])" office:value-type="string" office:string-value="4006.766463797308," calcext:value-type="string">
            <text:p>4006.766463797308,</text:p>
          </table:table-cell>
          <table:table-cell table:number-columns-repeated="3"/>
        </table:table-row>
        <table:table-row table:style-name="ro1">
          <table:table-cell office:value-type="float" office:value="1173" calcext:value-type="float">
            <text:p>1173</text:p>
          </table:table-cell>
          <table:table-cell office:value-type="string" calcext:value-type="string">
            <text:p>2827.4214610882595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1320.1238587927683</text:p>
          </table:table-cell>
          <table:table-cell office:value-type="string" calcext:value-type="string">
            <text:p>30.31924732220659</text:p>
          </table:table-cell>
          <table:table-cell office:value-type="string" calcext:value-type="string">
            <text:p>240.09173913677492</text:p>
          </table:table-cell>
          <table:table-cell office:value-type="string" calcext:value-type="string">
            <text:p>-0.008742130077963161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35</text:p>
          </table:table-cell>
          <table:table-cell table:formula="of:=CONCATENATE(TEXT([.B111];&quot;###,##&quot;);[.$L$1])" office:value-type="string" office:string-value="2827.4214610882595," calcext:value-type="string">
            <text:p>2827.4214610882595,</text:p>
          </table:table-cell>
          <table:table-cell table:formula="of:=CONCATENATE(TEXT([.C111];&quot;###,##&quot;);[.$L$1])" office:value-type="string" office:string-value="11.0," calcext:value-type="string">
            <text:p>11.0,</text:p>
          </table:table-cell>
          <table:table-cell table:formula="of:=CONCATENATE([.A111];[.$L$1])" office:value-type="string" office:string-value="1173," calcext:value-type="string">
            <text:p>1173,</text:p>
          </table:table-cell>
          <table:table-cell table:formula="of:=CONCATENATE([.D111];[.$L$1])" office:value-type="string" office:string-value="1320.1238587927683," calcext:value-type="string">
            <text:p>1320.1238587927683,</text:p>
          </table:table-cell>
          <table:table-cell table:number-columns-repeated="3"/>
        </table:table-row>
        <table:table-row table:style-name="ro1">
          <table:table-cell office:value-type="float" office:value="1181" calcext:value-type="float">
            <text:p>1181</text:p>
          </table:table-cell>
          <table:table-cell office:value-type="string" calcext:value-type="string">
            <text:p>2850.673519567945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1394.124229566728</text:p>
          </table:table-cell>
          <table:table-cell office:value-type="string" calcext:value-type="string">
            <text:p>0.6509781905778971</text:p>
          </table:table-cell>
          <table:table-cell office:value-type="string" calcext:value-type="string">
            <text:p>239.8884666169651</text:p>
          </table:table-cell>
          <table:table-cell office:value-type="string" calcext:value-type="string">
            <text:p>9.758762276127526E-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35</text:p>
          </table:table-cell>
          <table:table-cell table:formula="of:=CONCATENATE(TEXT([.B112];&quot;###,##&quot;);[.$L$1])" office:value-type="string" office:string-value="2850.673519567945," calcext:value-type="string">
            <text:p>2850.673519567945,</text:p>
          </table:table-cell>
          <table:table-cell table:formula="of:=CONCATENATE(TEXT([.C112];&quot;###,##&quot;);[.$L$1])" office:value-type="string" office:string-value="11.0," calcext:value-type="string">
            <text:p>11.0,</text:p>
          </table:table-cell>
          <table:table-cell table:formula="of:=CONCATENATE([.A112];[.$L$1])" office:value-type="string" office:string-value="1181," calcext:value-type="string">
            <text:p>1181,</text:p>
          </table:table-cell>
          <table:table-cell table:formula="of:=CONCATENATE([.D112];[.$L$1])" office:value-type="string" office:string-value="1394.124229566728," calcext:value-type="string">
            <text:p>1394.124229566728,</text:p>
          </table:table-cell>
          <table:table-cell table:number-columns-repeated="3"/>
        </table:table-row>
        <table:table-row table:style-name="ro1">
          <table:table-cell office:value-type="float" office:value="1189" calcext:value-type="float">
            <text:p>1189</text:p>
          </table:table-cell>
          <table:table-cell office:value-type="string" calcext:value-type="string">
            <text:p>2874.004420968881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1144.8877175384607</text:p>
          </table:table-cell>
          <table:table-cell office:value-type="string" calcext:value-type="string">
            <text:p>3.8091840429466646</text:p>
          </table:table-cell>
          <table:table-cell office:value-type="string" calcext:value-type="string">
            <text:p>239.8907434241697</text:p>
          </table:table-cell>
          <table:table-cell office:value-type="string" calcext:value-type="string">
            <text:p>-0.02967497140634001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35</text:p>
          </table:table-cell>
          <table:table-cell table:formula="of:=CONCATENATE(TEXT([.B113];&quot;###,##&quot;);[.$L$1])" office:value-type="string" office:string-value="2874.004420968881," calcext:value-type="string">
            <text:p>2874.004420968881,</text:p>
          </table:table-cell>
          <table:table-cell table:formula="of:=CONCATENATE(TEXT([.C113];&quot;###,##&quot;);[.$L$1])" office:value-type="string" office:string-value="11.0," calcext:value-type="string">
            <text:p>11.0,</text:p>
          </table:table-cell>
          <table:table-cell table:formula="of:=CONCATENATE([.A113];[.$L$1])" office:value-type="string" office:string-value="1189," calcext:value-type="string">
            <text:p>1189,</text:p>
          </table:table-cell>
          <table:table-cell table:formula="of:=CONCATENATE([.D113];[.$L$1])" office:value-type="string" office:string-value="1144.8877175384607," calcext:value-type="string">
            <text:p>1144.8877175384607,</text:p>
          </table:table-cell>
          <table:table-cell table:number-columns-repeated="3"/>
        </table:table-row>
        <table:table-row table:style-name="ro1">
          <table:table-cell office:value-type="float" office:value="1198" calcext:value-type="float">
            <text:p>1198</text:p>
          </table:table-cell>
          <table:table-cell office:value-type="string" calcext:value-type="string">
            <text:p>2900.5329929174227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976.0946625322526</text:p>
          </table:table-cell>
          <table:table-cell office:value-type="string" calcext:value-type="string">
            <text:p>2.0418303316108077</text:p>
          </table:table-cell>
          <table:table-cell office:value-type="string" calcext:value-type="string">
            <text:p>239.10350881014568</text:p>
          </table:table-cell>
          <table:table-cell office:value-type="string" calcext:value-type="string">
            <text:p>-0.04983815357005412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35</text:p>
          </table:table-cell>
          <table:table-cell table:formula="of:=CONCATENATE(TEXT([.B114];&quot;###,##&quot;);[.$L$1])" office:value-type="string" office:string-value="2900.5329929174227," calcext:value-type="string">
            <text:p>2900.5329929174227,</text:p>
          </table:table-cell>
          <table:table-cell table:formula="of:=CONCATENATE(TEXT([.C114];&quot;###,##&quot;);[.$L$1])" office:value-type="string" office:string-value="11.0," calcext:value-type="string">
            <text:p>11.0,</text:p>
          </table:table-cell>
          <table:table-cell table:formula="of:=CONCATENATE([.A114];[.$L$1])" office:value-type="string" office:string-value="1198," calcext:value-type="string">
            <text:p>1198,</text:p>
          </table:table-cell>
          <table:table-cell table:formula="of:=CONCATENATE([.D114];[.$L$1])" office:value-type="string" office:string-value="976.0946625322526," calcext:value-type="string">
            <text:p>976.0946625322526,</text:p>
          </table:table-cell>
          <table:table-cell table:number-columns-repeated="3"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string" calcext:value-type="string">
            <text:p>2907.4343610240417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1059.054155746555</text:p>
          </table:table-cell>
          <table:table-cell office:value-type="string" calcext:value-type="string">
            <text:p>0.05999215312893389</text:p>
          </table:table-cell>
          <table:table-cell office:value-type="string" calcext:value-type="string">
            <text:p>238.75955736660453</text:p>
          </table:table-cell>
          <table:table-cell office:value-type="string" calcext:value-type="string">
            <text:p>-0.03992822348538411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35</text:p>
          </table:table-cell>
          <table:table-cell table:formula="of:=CONCATENATE(TEXT([.B115];&quot;###,##&quot;);[.$L$1])" office:value-type="string" office:string-value="2907.4343610240417," calcext:value-type="string">
            <text:p>2907.4343610240417,</text:p>
          </table:table-cell>
          <table:table-cell table:formula="of:=CONCATENATE(TEXT([.C115];&quot;###,##&quot;);[.$L$1])" office:value-type="string" office:string-value="11.0," calcext:value-type="string">
            <text:p>11.0,</text:p>
          </table:table-cell>
          <table:table-cell table:formula="of:=CONCATENATE([.A115];[.$L$1])" office:value-type="string" office:string-value="1200," calcext:value-type="string">
            <text:p>1200,</text:p>
          </table:table-cell>
          <table:table-cell table:formula="of:=CONCATENATE([.D115];[.$L$1])" office:value-type="string" office:string-value="1059.054155746555," calcext:value-type="string">
            <text:p>1059.054155746555,</text:p>
          </table:table-cell>
          <table:table-cell table:number-columns-repeated="3"/>
        </table:table-row>
        <table:table-row table:style-name="ro1">
          <table:table-cell office:value-type="float" office:value="1205" calcext:value-type="float">
            <text:p>1205</text:p>
          </table:table-cell>
          <table:table-cell office:value-type="string" calcext:value-type="string">
            <text:p>2921.8925767315836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1227.7454601625038</text:p>
          </table:table-cell>
          <table:table-cell office:value-type="string" calcext:value-type="string">
            <text:p>7.918040178379032</text:p>
          </table:table-cell>
          <table:table-cell office:value-type="string" calcext:value-type="string">
            <text:p>238.18226649863388</text:p>
          </table:table-cell>
          <table:table-cell office:value-type="string" calcext:value-type="string">
            <text:p>-0.019777195943118067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35</text:p>
          </table:table-cell>
          <table:table-cell table:formula="of:=CONCATENATE(TEXT([.B116];&quot;###,##&quot;);[.$L$1])" office:value-type="string" office:string-value="2921.8925767315836," calcext:value-type="string">
            <text:p>2921.8925767315836,</text:p>
          </table:table-cell>
          <table:table-cell table:formula="of:=CONCATENATE(TEXT([.C116];&quot;###,##&quot;);[.$L$1])" office:value-type="string" office:string-value="11.0," calcext:value-type="string">
            <text:p>11.0,</text:p>
          </table:table-cell>
          <table:table-cell table:formula="of:=CONCATENATE([.A116];[.$L$1])" office:value-type="string" office:string-value="1205," calcext:value-type="string">
            <text:p>1205,</text:p>
          </table:table-cell>
          <table:table-cell table:formula="of:=CONCATENATE([.D116];[.$L$1])" office:value-type="string" office:string-value="1227.7454601625038," calcext:value-type="string">
            <text:p>1227.7454601625038,</text:p>
          </table:table-cell>
          <table:table-cell table:number-columns-repeated="3"/>
        </table:table-row>
        <table:table-row table:style-name="ro1">
          <table:table-cell office:value-type="float" office:value="1215" calcext:value-type="float">
            <text:p>1215</text:p>
          </table:table-cell>
          <table:table-cell office:value-type="string" calcext:value-type="string">
            <text:p>2952.348536375138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1308.9833702349997</text:p>
          </table:table-cell>
          <table:table-cell office:value-type="string" calcext:value-type="string">
            <text:p>1.9190358096380284</text:p>
          </table:table-cell>
          <table:table-cell office:value-type="string" calcext:value-type="string">
            <text:p>237.57993301712762</text:p>
          </table:table-cell>
          <table:table-cell office:value-type="string" calcext:value-type="string">
            <text:p>-0.00405889192855608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1.3</text:p>
          </table:table-cell>
          <table:table-cell table:formula="of:=CONCATENATE(TEXT([.B117];&quot;###,##&quot;);[.$L$1])" office:value-type="string" office:string-value="2952.348536375138," calcext:value-type="string">
            <text:p>2952.348536375138,</text:p>
          </table:table-cell>
          <table:table-cell table:formula="of:=CONCATENATE(TEXT([.C117];&quot;###,##&quot;);[.$L$1])" office:value-type="string" office:string-value="11.0," calcext:value-type="string">
            <text:p>11.0,</text:p>
          </table:table-cell>
          <table:table-cell table:formula="of:=CONCATENATE([.A117];[.$L$1])" office:value-type="string" office:string-value="1215," calcext:value-type="string">
            <text:p>1215,</text:p>
          </table:table-cell>
          <table:table-cell table:formula="of:=CONCATENATE([.D117];[.$L$1])" office:value-type="string" office:string-value="1308.9833702349997," calcext:value-type="string">
            <text:p>1308.9833702349997,</text:p>
          </table:table-cell>
          <table:table-cell table:number-columns-repeated="3"/>
        </table:table-row>
        <table:table-row table:style-name="ro1">
          <table:table-cell office:value-type="float" office:value="1224" calcext:value-type="float">
            <text:p>1224</text:p>
          </table:table-cell>
          <table:table-cell office:value-type="string" calcext:value-type="string">
            <text:p>2980.298903414193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881.0656666545274</text:p>
          </table:table-cell>
          <table:table-cell office:value-type="string" calcext:value-type="string">
            <text:p>0.3663583140957493</text:p>
          </table:table-cell>
          <table:table-cell office:value-type="string" calcext:value-type="string">
            <text:p>237.46648549795262</text:p>
          </table:table-cell>
          <table:table-cell office:value-type="string" calcext:value-type="string">
            <text:p>-0.009663021446514096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1.3</text:p>
          </table:table-cell>
          <table:table-cell table:formula="of:=CONCATENATE(TEXT([.B118];&quot;###,##&quot;);[.$L$1])" office:value-type="string" office:string-value="2980.298903414193," calcext:value-type="string">
            <text:p>2980.298903414193,</text:p>
          </table:table-cell>
          <table:table-cell table:formula="of:=CONCATENATE(TEXT([.C118];&quot;###,##&quot;);[.$L$1])" office:value-type="string" office:string-value="9.0," calcext:value-type="string">
            <text:p>9.0,</text:p>
          </table:table-cell>
          <table:table-cell table:formula="of:=CONCATENATE([.A118];[.$L$1])" office:value-type="string" office:string-value="1224," calcext:value-type="string">
            <text:p>1224,</text:p>
          </table:table-cell>
          <table:table-cell table:formula="of:=CONCATENATE([.D118];[.$L$1])" office:value-type="string" office:string-value="881.0656666545274," calcext:value-type="string">
            <text:p>881.0656666545274,</text:p>
          </table:table-cell>
          <table:table-cell table:number-columns-repeated="3"/>
        </table:table-row>
        <table:table-row table:style-name="ro1">
          <table:table-cell office:value-type="float" office:value="1235" calcext:value-type="float">
            <text:p>1235</text:p>
          </table:table-cell>
          <table:table-cell office:value-type="string" calcext:value-type="string">
            <text:p>3006.7126249826706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1719.8356489277671</text:p>
          </table:table-cell>
          <table:table-cell office:value-type="string" calcext:value-type="string">
            <text:p>65.45673953593979</text:p>
          </table:table-cell>
          <table:table-cell office:value-type="string" calcext:value-type="string">
            <text:p>237.21124913995416</text:p>
          </table:table-cell>
          <table:table-cell office:value-type="string" calcext:value-type="string">
            <text:p>0.04690711587325847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1.3</text:p>
          </table:table-cell>
          <table:table-cell table:formula="of:=CONCATENATE(TEXT([.B119];&quot;###,##&quot;);[.$L$1])" office:value-type="string" office:string-value="3006.7126249826706," calcext:value-type="string">
            <text:p>3006.7126249826706,</text:p>
          </table:table-cell>
          <table:table-cell table:formula="of:=CONCATENATE(TEXT([.C119];&quot;###,##&quot;);[.$L$1])" office:value-type="string" office:string-value="11.0," calcext:value-type="string">
            <text:p>11.0,</text:p>
          </table:table-cell>
          <table:table-cell table:formula="of:=CONCATENATE([.A119];[.$L$1])" office:value-type="string" office:string-value="1235," calcext:value-type="string">
            <text:p>1235,</text:p>
          </table:table-cell>
          <table:table-cell table:formula="of:=CONCATENATE([.D119];[.$L$1])" office:value-type="string" office:string-value="1719.8356489277671," calcext:value-type="string">
            <text:p>1719.8356489277671,</text:p>
          </table:table-cell>
          <table:table-cell table:number-columns-repeated="3"/>
        </table:table-row>
        <table:table-row table:style-name="ro1">
          <table:table-cell office:value-type="float" office:value="1249" calcext:value-type="float">
            <text:p>1249</text:p>
          </table:table-cell>
          <table:table-cell office:value-type="string" calcext:value-type="string">
            <text:p>3049.9283706792967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1639.4815112079755</text:p>
          </table:table-cell>
          <table:table-cell office:value-type="string" calcext:value-type="string">
            <text:p>200.43097981535604</text:p>
          </table:table-cell>
          <table:table-cell office:value-type="string" calcext:value-type="string">
            <text:p>239.2383751308951</text:p>
          </table:table-cell>
          <table:table-cell office:value-type="string" calcext:value-type="string">
            <text:p>0.0369392276021618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1.3</text:p>
          </table:table-cell>
          <table:table-cell table:formula="of:=CONCATENATE(TEXT([.B120];&quot;###,##&quot;);[.$L$1])" office:value-type="string" office:string-value="3049.9283706792967," calcext:value-type="string">
            <text:p>3049.9283706792967,</text:p>
          </table:table-cell>
          <table:table-cell table:formula="of:=CONCATENATE(TEXT([.C120];&quot;###,##&quot;);[.$L$1])" office:value-type="string" office:string-value="11.0," calcext:value-type="string">
            <text:p>11.0,</text:p>
          </table:table-cell>
          <table:table-cell table:formula="of:=CONCATENATE([.A120];[.$L$1])" office:value-type="string" office:string-value="1249," calcext:value-type="string">
            <text:p>1249,</text:p>
          </table:table-cell>
          <table:table-cell table:formula="of:=CONCATENATE([.D120];[.$L$1])" office:value-type="string" office:string-value="1639.4815112079755," calcext:value-type="string">
            <text:p>1639.4815112079755,</text:p>
          </table:table-cell>
          <table:table-cell table:number-columns-repeated="3"/>
        </table:table-row>
        <table:table-row table:style-name="ro1">
          <table:table-cell office:value-type="float" office:value="1260" calcext:value-type="float">
            <text:p>1260</text:p>
          </table:table-cell>
          <table:table-cell office:value-type="string" calcext:value-type="string">
            <text:p>3082.545417165231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1967.69518627673</text:p>
          </table:table-cell>
          <table:table-cell office:value-type="string" calcext:value-type="string">
            <text:p>1.7045220794600497</text:p>
          </table:table-cell>
          <table:table-cell office:value-type="string" calcext:value-type="string">
            <text:p>240.44322363474944</text:p>
          </table:table-cell>
          <table:table-cell office:value-type="string" calcext:value-type="string">
            <text:p>0.07765396034610562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1.3</text:p>
          </table:table-cell>
          <table:table-cell table:formula="of:=CONCATENATE(TEXT([.B121];&quot;###,##&quot;);[.$L$1])" office:value-type="string" office:string-value="3082.545417165231," calcext:value-type="string">
            <text:p>3082.545417165231,</text:p>
          </table:table-cell>
          <table:table-cell table:formula="of:=CONCATENATE(TEXT([.C121];&quot;###,##&quot;);[.$L$1])" office:value-type="string" office:string-value="11.0," calcext:value-type="string">
            <text:p>11.0,</text:p>
          </table:table-cell>
          <table:table-cell table:formula="of:=CONCATENATE([.A121];[.$L$1])" office:value-type="string" office:string-value="1260," calcext:value-type="string">
            <text:p>1260,</text:p>
          </table:table-cell>
          <table:table-cell table:formula="of:=CONCATENATE([.D121];[.$L$1])" office:value-type="string" office:string-value="1967.69518627673," calcext:value-type="string">
            <text:p>1967.69518627673,</text:p>
          </table:table-cell>
          <table:table-cell table:number-columns-repeated="3"/>
        </table:table-row>
        <table:table-row table:style-name="ro1">
          <table:table-cell office:value-type="float" office:value="1271" calcext:value-type="float">
            <text:p>1271</text:p>
          </table:table-cell>
          <table:table-cell office:value-type="string" calcext:value-type="string">
            <text:p>3115.1624636511706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1377.3073004976006</text:p>
          </table:table-cell>
          <table:table-cell office:value-type="string" calcext:value-type="string">
            <text:p>4.525213968741244</text:p>
          </table:table-cell>
          <table:table-cell office:value-type="string" calcext:value-type="string">
            <text:p>242.97606646917555</text:p>
          </table:table-cell>
          <table:table-cell office:value-type="string" calcext:value-type="string">
            <text:p>0.004416655472309915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1.3</text:p>
          </table:table-cell>
          <table:table-cell table:formula="of:=CONCATENATE(TEXT([.B122];&quot;###,##&quot;);[.$L$1])" office:value-type="string" office:string-value="3115.1624636511706," calcext:value-type="string">
            <text:p>3115.1624636511706,</text:p>
          </table:table-cell>
          <table:table-cell table:formula="of:=CONCATENATE(TEXT([.C122];&quot;###,##&quot;);[.$L$1])" office:value-type="string" office:string-value="11.0," calcext:value-type="string">
            <text:p>11.0,</text:p>
          </table:table-cell>
          <table:table-cell table:formula="of:=CONCATENATE([.A122];[.$L$1])" office:value-type="string" office:string-value="1271," calcext:value-type="string">
            <text:p>1271,</text:p>
          </table:table-cell>
          <table:table-cell table:formula="of:=CONCATENATE([.D122];[.$L$1])" office:value-type="string" office:string-value="1377.3073004976006," calcext:value-type="string">
            <text:p>1377.3073004976006,</text:p>
          </table:table-cell>
          <table:table-cell table:number-columns-repeated="3"/>
        </table:table-row>
        <table:table-row table:style-name="ro1">
          <table:table-cell office:value-type="float" office:value="1288" calcext:value-type="float">
            <text:p>1288</text:p>
          </table:table-cell>
          <table:table-cell office:value-type="string" calcext:value-type="string">
            <text:p>3165.7390905113307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1587.2697106336964</text:p>
          </table:table-cell>
          <table:table-cell office:value-type="string" calcext:value-type="string">
            <text:p>3.194021798907163</text:p>
          </table:table-cell>
          <table:table-cell office:value-type="string" calcext:value-type="string">
            <text:p>243.19944600496845</text:p>
          </table:table-cell>
          <table:table-cell office:value-type="string" calcext:value-type="string">
            <text:p>0.03046238136467166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1.3</text:p>
          </table:table-cell>
          <table:table-cell table:formula="of:=CONCATENATE(TEXT([.B123];&quot;###,##&quot;);[.$L$1])" office:value-type="string" office:string-value="3165.7390905113307," calcext:value-type="string">
            <text:p>3165.7390905113307,</text:p>
          </table:table-cell>
          <table:table-cell table:formula="of:=CONCATENATE(TEXT([.C123];&quot;###,##&quot;);[.$L$1])" office:value-type="string" office:string-value="11.0," calcext:value-type="string">
            <text:p>11.0,</text:p>
          </table:table-cell>
          <table:table-cell table:formula="of:=CONCATENATE([.A123];[.$L$1])" office:value-type="string" office:string-value="1288," calcext:value-type="string">
            <text:p>1288,</text:p>
          </table:table-cell>
          <table:table-cell table:formula="of:=CONCATENATE([.D123];[.$L$1])" office:value-type="string" office:string-value="1587.2697106336964," calcext:value-type="string">
            <text:p>1587.2697106336964,</text:p>
          </table:table-cell>
          <table:table-cell table:number-columns-repeated="3"/>
        </table:table-row>
        <table:table-row table:style-name="ro1">
          <table:table-cell office:value-type="float" office:value="1293" calcext:value-type="float">
            <text:p>1293</text:p>
          </table:table-cell>
          <table:table-cell office:value-type="string" calcext:value-type="string">
            <text:p>3179.974977291201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1576.5156774612776</text:p>
          </table:table-cell>
          <table:table-cell office:value-type="string" calcext:value-type="string">
            <text:p>26.206870433318418</text:p>
          </table:table-cell>
          <table:table-cell office:value-type="string" calcext:value-type="string">
            <text:p>243.6331050171211</text:p>
          </table:table-cell>
          <table:table-cell office:value-type="string" calcext:value-type="string">
            <text:p>0.029128349239280114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1.3</text:p>
          </table:table-cell>
          <table:table-cell table:formula="of:=CONCATENATE(TEXT([.B124];&quot;###,##&quot;);[.$L$1])" office:value-type="string" office:string-value="3179.974977291201," calcext:value-type="string">
            <text:p>3179.974977291201,</text:p>
          </table:table-cell>
          <table:table-cell table:formula="of:=CONCATENATE(TEXT([.C124];&quot;###,##&quot;);[.$L$1])" office:value-type="string" office:string-value="11.0," calcext:value-type="string">
            <text:p>11.0,</text:p>
          </table:table-cell>
          <table:table-cell table:formula="of:=CONCATENATE([.A124];[.$L$1])" office:value-type="string" office:string-value="1293," calcext:value-type="string">
            <text:p>1293,</text:p>
          </table:table-cell>
          <table:table-cell table:formula="of:=CONCATENATE([.D124];[.$L$1])" office:value-type="string" office:string-value="1576.5156774612776," calcext:value-type="string">
            <text:p>1576.5156774612776,</text:p>
          </table:table-cell>
          <table:table-cell table:number-columns-repeated="3"/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string" calcext:value-type="string">
            <text:p>3200.681280989771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637.7125377997277</text:p>
          </table:table-cell>
          <table:table-cell office:value-type="string" calcext:value-type="string">
            <text:p>11.642597872189201</text:p>
          </table:table-cell>
          <table:table-cell office:value-type="string" calcext:value-type="string">
            <text:p>244.23624546270764</text:p>
          </table:table-cell>
          <table:table-cell office:value-type="string" calcext:value-type="string">
            <text:p>-0.0873296835422253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1.3</text:p>
          </table:table-cell>
          <table:table-cell table:formula="of:=CONCATENATE(TEXT([.B125];&quot;###,##&quot;);[.$L$1])" office:value-type="string" office:string-value="3200.681280989771," calcext:value-type="string">
            <text:p>3200.681280989771,</text:p>
          </table:table-cell>
          <table:table-cell table:formula="of:=CONCATENATE(TEXT([.C125];&quot;###,##&quot;);[.$L$1])" office:value-type="string" office:string-value="11.0," calcext:value-type="string">
            <text:p>11.0,</text:p>
          </table:table-cell>
          <table:table-cell table:formula="of:=CONCATENATE([.A125];[.$L$1])" office:value-type="string" office:string-value="1300," calcext:value-type="string">
            <text:p>1300,</text:p>
          </table:table-cell>
          <table:table-cell table:formula="of:=CONCATENATE([.D125];[.$L$1])" office:value-type="string" office:string-value="637.7125377997277," calcext:value-type="string">
            <text:p>637.7125377997277,</text:p>
          </table:table-cell>
          <table:table-cell table:number-columns-repeated="3"/>
        </table:table-row>
        <table:table-row table:style-name="ro1">
          <table:table-cell office:value-type="float" office:value="1318" calcext:value-type="float">
            <text:p>1318</text:p>
          </table:table-cell>
          <table:table-cell office:value-type="string" calcext:value-type="string">
            <text:p>3256.6536356324405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1006.3113954281267</text:p>
          </table:table-cell>
          <table:table-cell office:value-type="string" calcext:value-type="string">
            <text:p>57.50068434928806</text:p>
          </table:table-cell>
          <table:table-cell office:value-type="string" calcext:value-type="string">
            <text:p>239.34819744465045</text:p>
          </table:table-cell>
          <table:table-cell office:value-type="string" calcext:value-type="string">
            <text:p>-0.04160519026838624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1.3</text:p>
          </table:table-cell>
          <table:table-cell table:formula="of:=CONCATENATE(TEXT([.B126];&quot;###,##&quot;);[.$L$1])" office:value-type="string" office:string-value="3256.6536356324405," calcext:value-type="string">
            <text:p>3256.6536356324405,</text:p>
          </table:table-cell>
          <table:table-cell table:formula="of:=CONCATENATE(TEXT([.C126];&quot;###,##&quot;);[.$L$1])" office:value-type="string" office:string-value="11.0," calcext:value-type="string">
            <text:p>11.0,</text:p>
          </table:table-cell>
          <table:table-cell table:formula="of:=CONCATENATE([.A126];[.$L$1])" office:value-type="string" office:string-value="1318," calcext:value-type="string">
            <text:p>1318,</text:p>
          </table:table-cell>
          <table:table-cell table:formula="of:=CONCATENATE([.D126];[.$L$1])" office:value-type="string" office:string-value="1006.3113954281267," calcext:value-type="string">
            <text:p>1006.3113954281267,</text:p>
          </table:table-cell>
          <table:table-cell table:number-columns-repeated="3"/>
        </table:table-row>
        <table:table-row table:style-name="ro1">
          <table:table-cell office:value-type="float" office:value="1333" calcext:value-type="float">
            <text:p>1333</text:p>
          </table:table-cell>
          <table:table-cell office:value-type="string" calcext:value-type="string">
            <text:p>3303.239553599261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30.243316965781855</text:p>
          </table:table-cell>
          <table:table-cell office:value-type="string" calcext:value-type="string">
            <text:p>12.089618984603197</text:p>
          </table:table-cell>
          <table:table-cell office:value-type="string" calcext:value-type="string">
            <text:p>237.40998146381327</text:p>
          </table:table-cell>
          <table:table-cell office:value-type="string" calcext:value-type="string">
            <text:p>-0.1626859189923321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1.3</text:p>
          </table:table-cell>
          <table:table-cell table:formula="of:=CONCATENATE(TEXT([.B127];&quot;###,##&quot;);[.$L$1])" office:value-type="string" office:string-value="3303.239553599261," calcext:value-type="string">
            <text:p>3303.239553599261,</text:p>
          </table:table-cell>
          <table:table-cell table:formula="of:=CONCATENATE(TEXT([.C127];&quot;###,##&quot;);[.$L$1])" office:value-type="string" office:string-value="11.0," calcext:value-type="string">
            <text:p>11.0,</text:p>
          </table:table-cell>
          <table:table-cell table:formula="of:=CONCATENATE([.A127];[.$L$1])" office:value-type="string" office:string-value="1333," calcext:value-type="string">
            <text:p>1333,</text:p>
          </table:table-cell>
          <table:table-cell table:formula="of:=CONCATENATE([.D127];[.$L$1])" office:value-type="string" office:string-value="30.243316965781855," calcext:value-type="string">
            <text:p>30.243316965781855,</text:p>
          </table:table-cell>
          <table:table-cell table:number-columns-repeated="3"/>
        </table:table-row>
        <table:table-row table:style-name="ro1">
          <table:table-cell office:value-type="float" office:value="1343" calcext:value-type="float">
            <text:p>1343</text:p>
          </table:table-cell>
          <table:table-cell office:value-type="string" calcext:value-type="string">
            <text:p>3332.589295006471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993.2453121974958</text:p>
          </table:table-cell>
          <table:table-cell office:value-type="string" calcext:value-type="string">
            <text:p>14.919492006135817</text:p>
          </table:table-cell>
          <table:table-cell office:value-type="string" calcext:value-type="string">
            <text:p>232.63519181079363</text:p>
          </table:table-cell>
          <table:table-cell office:value-type="string" calcext:value-type="string">
            <text:p>-0.043226030980260344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1.3</text:p>
          </table:table-cell>
          <table:table-cell table:formula="of:=CONCATENATE(TEXT([.B128];&quot;###,##&quot;);[.$L$1])" office:value-type="string" office:string-value="3332.589295006471," calcext:value-type="string">
            <text:p>3332.589295006471,</text:p>
          </table:table-cell>
          <table:table-cell table:formula="of:=CONCATENATE(TEXT([.C128];&quot;###,##&quot;);[.$L$1])" office:value-type="string" office:string-value="11.0," calcext:value-type="string">
            <text:p>11.0,</text:p>
          </table:table-cell>
          <table:table-cell table:formula="of:=CONCATENATE([.A128];[.$L$1])" office:value-type="string" office:string-value="1343," calcext:value-type="string">
            <text:p>1343,</text:p>
          </table:table-cell>
          <table:table-cell table:formula="of:=CONCATENATE([.D128];[.$L$1])" office:value-type="string" office:string-value="993.2453121974958," calcext:value-type="string">
            <text:p>993.2453121974958,</text:p>
          </table:table-cell>
          <table:table-cell table:number-columns-repeated="3"/>
        </table:table-row>
        <table:table-row table:style-name="ro1">
          <table:table-cell office:value-type="float" office:value="1348" calcext:value-type="float">
            <text:p>1348</text:p>
          </table:table-cell>
          <table:table-cell office:value-type="string" calcext:value-type="string">
            <text:p>3349.2452242485606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913.9580446715981</text:p>
          </table:table-cell>
          <table:table-cell office:value-type="string" calcext:value-type="string">
            <text:p>21.444094004977647</text:p>
          </table:table-cell>
          <table:table-cell office:value-type="string" calcext:value-type="string">
            <text:p>231.9152220973701</text:p>
          </table:table-cell>
          <table:table-cell office:value-type="string" calcext:value-type="string">
            <text:p>-0.05306157456825454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1.3</text:p>
          </table:table-cell>
          <table:table-cell table:formula="of:=CONCATENATE(TEXT([.B129];&quot;###,##&quot;);[.$L$1])" office:value-type="string" office:string-value="3349.2452242485606," calcext:value-type="string">
            <text:p>3349.2452242485606,</text:p>
          </table:table-cell>
          <table:table-cell table:formula="of:=CONCATENATE(TEXT([.C129];&quot;###,##&quot;);[.$L$1])" office:value-type="string" office:string-value="11.0," calcext:value-type="string">
            <text:p>11.0,</text:p>
          </table:table-cell>
          <table:table-cell table:formula="of:=CONCATENATE([.A129];[.$L$1])" office:value-type="string" office:string-value="1348," calcext:value-type="string">
            <text:p>1348,</text:p>
          </table:table-cell>
          <table:table-cell table:formula="of:=CONCATENATE([.D129];[.$L$1])" office:value-type="string" office:string-value="913.9580446715981," calcext:value-type="string">
            <text:p>913.9580446715981,</text:p>
          </table:table-cell>
          <table:table-cell table:number-columns-repeated="3"/>
        </table:table-row>
        <table:table-row table:style-name="ro1">
          <table:table-cell office:value-type="float" office:value="1355" calcext:value-type="float">
            <text:p>1355</text:p>
          </table:table-cell>
          <table:table-cell office:value-type="string" calcext:value-type="string">
            <text:p>3370.345474111171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326.7383104193824</text:p>
          </table:table-cell>
          <table:table-cell office:value-type="string" calcext:value-type="string">
            <text:p>39.111617857575624</text:p>
          </table:table-cell>
          <table:table-cell office:value-type="string" calcext:value-type="string">
            <text:p>230.7956096158765</text:p>
          </table:table-cell>
          <table:table-cell office:value-type="string" calcext:value-type="string">
            <text:p>-0.09312468882612246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1.3</text:p>
          </table:table-cell>
          <table:table-cell table:formula="of:=CONCATENATE(TEXT([.B130];&quot;###,##&quot;);[.$L$1])" office:value-type="string" office:string-value="3370.345474111171," calcext:value-type="string">
            <text:p>3370.345474111171,</text:p>
          </table:table-cell>
          <table:table-cell table:formula="of:=CONCATENATE(TEXT([.C130];&quot;###,##&quot;);[.$L$1])" office:value-type="string" office:string-value="9.0," calcext:value-type="string">
            <text:p>9.0,</text:p>
          </table:table-cell>
          <table:table-cell table:formula="of:=CONCATENATE([.A130];[.$L$1])" office:value-type="string" office:string-value="1355," calcext:value-type="string">
            <text:p>1355,</text:p>
          </table:table-cell>
          <table:table-cell table:formula="of:=CONCATENATE([.D130];[.$L$1])" office:value-type="string" office:string-value="326.7383104193824," calcext:value-type="string">
            <text:p>326.7383104193824,</text:p>
          </table:table-cell>
          <table:table-cell table:number-columns-repeated="3"/>
        </table:table-row>
        <table:table-row table:style-name="ro1">
          <table:table-cell office:value-type="float" office:value="1373" calcext:value-type="float">
            <text:p>1373</text:p>
          </table:table-cell>
          <table:table-cell office:value-type="string" calcext:value-type="string">
            <text:p>3414.399195866301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1228.7629684665417</text:p>
          </table:table-cell>
          <table:table-cell office:value-type="string" calcext:value-type="string">
            <text:p>73.9625680014159</text:p>
          </table:table-cell>
          <table:table-cell office:value-type="string" calcext:value-type="string">
            <text:p>226.69312048579786</text:p>
          </table:table-cell>
          <table:table-cell office:value-type="string" calcext:value-type="string">
            <text:p>0.11631389824453309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3</text:p>
          </table:table-cell>
          <table:table-cell table:formula="of:=CONCATENATE(TEXT([.B131];&quot;###,##&quot;);[.$L$1])" office:value-type="string" office:string-value="3414.399195866301," calcext:value-type="string">
            <text:p>3414.399195866301,</text:p>
          </table:table-cell>
          <table:table-cell table:formula="of:=CONCATENATE(TEXT([.C131];&quot;###,##&quot;);[.$L$1])" office:value-type="string" office:string-value="7.0," calcext:value-type="string">
            <text:p>7.0,</text:p>
          </table:table-cell>
          <table:table-cell table:formula="of:=CONCATENATE([.A131];[.$L$1])" office:value-type="string" office:string-value="1373," calcext:value-type="string">
            <text:p>1373,</text:p>
          </table:table-cell>
          <table:table-cell table:formula="of:=CONCATENATE([.D131];[.$L$1])" office:value-type="string" office:string-value="1228.7629684665417," calcext:value-type="string">
            <text:p>1228.7629684665417,</text:p>
          </table:table-cell>
          <table:table-cell table:number-columns-repeated="3"/>
        </table:table-row>
        <table:table-row table:style-name="ro1">
          <table:table-cell office:value-type="float" office:value="1380" calcext:value-type="float">
            <text:p>1380</text:p>
          </table:table-cell>
          <table:table-cell office:value-type="string" calcext:value-type="string">
            <text:p>3427.6487428383207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691.9606000901894</text:p>
          </table:table-cell>
          <table:table-cell office:value-type="string" calcext:value-type="string">
            <text:p>82.53187064510873</text:p>
          </table:table-cell>
          <table:table-cell office:value-type="string" calcext:value-type="string">
            <text:p>228.2342269440885</text:p>
          </table:table-cell>
          <table:table-cell office:value-type="string" calcext:value-type="string">
            <text:p>0.0135195495387725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3</text:p>
          </table:table-cell>
          <table:table-cell table:formula="of:=CONCATENATE(TEXT([.B132];&quot;###,##&quot;);[.$L$1])" office:value-type="string" office:string-value="3427.6487428383207," calcext:value-type="string">
            <text:p>3427.6487428383207,</text:p>
          </table:table-cell>
          <table:table-cell table:formula="of:=CONCATENATE(TEXT([.C132];&quot;###,##&quot;);[.$L$1])" office:value-type="string" office:string-value="7.0," calcext:value-type="string">
            <text:p>7.0,</text:p>
          </table:table-cell>
          <table:table-cell table:formula="of:=CONCATENATE([.A132];[.$L$1])" office:value-type="string" office:string-value="1380," calcext:value-type="string">
            <text:p>1380,</text:p>
          </table:table-cell>
          <table:table-cell table:formula="of:=CONCATENATE([.D132];[.$L$1])" office:value-type="string" office:string-value="691.9606000901894," calcext:value-type="string">
            <text:p>691.9606000901894,</text:p>
          </table:table-cell>
          <table:table-cell table:number-columns-repeated="3"/>
        </table:table-row>
        <table:table-row table:style-name="ro1">
          <table:table-cell office:value-type="float" office:value="1384" calcext:value-type="float">
            <text:p>1384</text:p>
          </table:table-cell>
          <table:table-cell office:value-type="string" calcext:value-type="string">
            <text:p>3434.8980012910906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707.2836066417796</text:p>
          </table:table-cell>
          <table:table-cell office:value-type="string" calcext:value-type="string">
            <text:p>86.80122909171698</text:p>
          </table:table-cell>
          <table:table-cell office:value-type="string" calcext:value-type="string">
            <text:p>228.33223365286008</text:p>
          </table:table-cell>
          <table:table-cell office:value-type="string" calcext:value-type="string">
            <text:p>0.01645381095689747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1.3</text:p>
          </table:table-cell>
          <table:table-cell table:formula="of:=CONCATENATE(TEXT([.B133];&quot;###,##&quot;);[.$L$1])" office:value-type="string" office:string-value="3434.8980012910906," calcext:value-type="string">
            <text:p>3434.8980012910906,</text:p>
          </table:table-cell>
          <table:table-cell table:formula="of:=CONCATENATE(TEXT([.C133];&quot;###,##&quot;);[.$L$1])" office:value-type="string" office:string-value="7.0," calcext:value-type="string">
            <text:p>7.0,</text:p>
          </table:table-cell>
          <table:table-cell table:formula="of:=CONCATENATE([.A133];[.$L$1])" office:value-type="string" office:string-value="1384," calcext:value-type="string">
            <text:p>1384,</text:p>
          </table:table-cell>
          <table:table-cell table:formula="of:=CONCATENATE([.D133];[.$L$1])" office:value-type="string" office:string-value="707.2836066417796," calcext:value-type="string">
            <text:p>707.2836066417796,</text:p>
          </table:table-cell>
          <table:table-cell table:number-columns-repeated="3"/>
        </table:table-row>
        <table:table-row table:style-name="ro1">
          <table:table-cell office:value-type="float" office:value="1398" calcext:value-type="float">
            <text:p>1398</text:p>
          </table:table-cell>
          <table:table-cell office:value-type="string" calcext:value-type="string">
            <text:p>3462.9609951107104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1063.8571996381336</text:p>
          </table:table-cell>
          <table:table-cell office:value-type="string" calcext:value-type="string">
            <text:p>53.59481499082099</text:p>
          </table:table-cell>
          <table:table-cell office:value-type="string" calcext:value-type="string">
            <text:p>228.79397684805272</text:p>
          </table:table-cell>
          <table:table-cell office:value-type="string" calcext:value-type="string">
            <text:p>0.017858777638600585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1.3</text:p>
          </table:table-cell>
          <table:table-cell table:formula="of:=CONCATENATE(TEXT([.B134];&quot;###,##&quot;);[.$L$1])" office:value-type="string" office:string-value="3462.9609951107104," calcext:value-type="string">
            <text:p>3462.9609951107104,</text:p>
          </table:table-cell>
          <table:table-cell table:formula="of:=CONCATENATE(TEXT([.C134];&quot;###,##&quot;);[.$L$1])" office:value-type="string" office:string-value="9.0," calcext:value-type="string">
            <text:p>9.0,</text:p>
          </table:table-cell>
          <table:table-cell table:formula="of:=CONCATENATE([.A134];[.$L$1])" office:value-type="string" office:string-value="1398," calcext:value-type="string">
            <text:p>1398,</text:p>
          </table:table-cell>
          <table:table-cell table:formula="of:=CONCATENATE([.D134];[.$L$1])" office:value-type="string" office:string-value="1063.8571996381336," calcext:value-type="string">
            <text:p>1063.8571996381336,</text:p>
          </table:table-cell>
          <table:table-cell table:number-columns-repeated="3"/>
        </table:table-row>
        <table:table-row table:style-name="ro1">
          <table:table-cell office:value-type="float" office:value="1412" calcext:value-type="float">
            <text:p>1412</text:p>
          </table:table-cell>
          <table:table-cell office:value-type="string" calcext:value-type="string">
            <text:p>3497.3409845053907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985.1803875272304</text:p>
          </table:table-cell>
          <table:table-cell office:value-type="string" calcext:value-type="string">
            <text:p>143.42528376176222</text:p>
          </table:table-cell>
          <table:table-cell office:value-type="string" calcext:value-type="string">
            <text:p>229.4079614338697</text:p>
          </table:table-cell>
          <table:table-cell office:value-type="string" calcext:value-type="string">
            <text:p>-0.04422648061868906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1.3</text:p>
          </table:table-cell>
          <table:table-cell table:formula="of:=CONCATENATE(TEXT([.B135];&quot;###,##&quot;);[.$L$1])" office:value-type="string" office:string-value="3497.3409845053907," calcext:value-type="string">
            <text:p>3497.3409845053907,</text:p>
          </table:table-cell>
          <table:table-cell table:formula="of:=CONCATENATE(TEXT([.C135];&quot;###,##&quot;);[.$L$1])" office:value-type="string" office:string-value="11.0," calcext:value-type="string">
            <text:p>11.0,</text:p>
          </table:table-cell>
          <table:table-cell table:formula="of:=CONCATENATE([.A135];[.$L$1])" office:value-type="string" office:string-value="1412," calcext:value-type="string">
            <text:p>1412,</text:p>
          </table:table-cell>
          <table:table-cell table:formula="of:=CONCATENATE([.D135];[.$L$1])" office:value-type="string" office:string-value="985.1803875272304," calcext:value-type="string">
            <text:p>985.1803875272304,</text:p>
          </table:table-cell>
          <table:table-cell table:number-columns-repeated="3"/>
        </table:table-row>
        <table:table-row table:style-name="ro1">
          <table:table-cell office:value-type="float" office:value="1418" calcext:value-type="float">
            <text:p>1418</text:p>
          </table:table-cell>
          <table:table-cell office:value-type="string" calcext:value-type="string">
            <text:p>3517.049883906521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497.8770773040977</text:p>
          </table:table-cell>
          <table:table-cell office:value-type="string" calcext:value-type="string">
            <text:p>8.079187412614386</text:p>
          </table:table-cell>
          <table:table-cell office:value-type="string" calcext:value-type="string">
            <text:p>228.53630617648983</text:p>
          </table:table-cell>
          <table:table-cell office:value-type="string" calcext:value-type="string">
            <text:p>-0.06735737520389994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1.3</text:p>
          </table:table-cell>
          <table:table-cell table:formula="of:=CONCATENATE(TEXT([.B136];&quot;###,##&quot;);[.$L$1])" office:value-type="string" office:string-value="3517.049883906521," calcext:value-type="string">
            <text:p>3517.049883906521,</text:p>
          </table:table-cell>
          <table:table-cell table:formula="of:=CONCATENATE(TEXT([.C136];&quot;###,##&quot;);[.$L$1])" office:value-type="string" office:string-value="9.0," calcext:value-type="string">
            <text:p>9.0,</text:p>
          </table:table-cell>
          <table:table-cell table:formula="of:=CONCATENATE([.A136];[.$L$1])" office:value-type="string" office:string-value="1418," calcext:value-type="string">
            <text:p>1418,</text:p>
          </table:table-cell>
          <table:table-cell table:formula="of:=CONCATENATE([.D136];[.$L$1])" office:value-type="string" office:string-value="497.8770773040977," calcext:value-type="string">
            <text:p>497.8770773040977,</text:p>
          </table:table-cell>
          <table:table-cell table:number-columns-repeated="3"/>
        </table:table-row>
        <table:table-row table:style-name="ro1">
          <table:table-cell office:value-type="float" office:value="1424" calcext:value-type="float">
            <text:p>1424</text:p>
          </table:table-cell>
          <table:table-cell office:value-type="string" calcext:value-type="string">
            <text:p>3530.8907394501207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509.8843001453223</text:p>
          </table:table-cell>
          <table:table-cell office:value-type="string" calcext:value-type="string">
            <text:p>132.38534183711786</text:p>
          </table:table-cell>
          <table:table-cell office:value-type="string" calcext:value-type="string">
            <text:p>227.6040224764965</text:p>
          </table:table-cell>
          <table:table-cell office:value-type="string" calcext:value-type="string">
            <text:p>-0.0655495213650899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1.3</text:p>
          </table:table-cell>
          <table:table-cell table:formula="of:=CONCATENATE(TEXT([.B137];&quot;###,##&quot;);[.$L$1])" office:value-type="string" office:string-value="3530.8907394501207," calcext:value-type="string">
            <text:p>3530.8907394501207,</text:p>
          </table:table-cell>
          <table:table-cell table:formula="of:=CONCATENATE(TEXT([.C137];&quot;###,##&quot;);[.$L$1])" office:value-type="string" office:string-value="9.0," calcext:value-type="string">
            <text:p>9.0,</text:p>
          </table:table-cell>
          <table:table-cell table:formula="of:=CONCATENATE([.A137];[.$L$1])" office:value-type="string" office:string-value="1424," calcext:value-type="string">
            <text:p>1424,</text:p>
          </table:table-cell>
          <table:table-cell table:formula="of:=CONCATENATE([.D137];[.$L$1])" office:value-type="string" office:string-value="509.8843001453223," calcext:value-type="string">
            <text:p>509.8843001453223,</text:p>
          </table:table-cell>
          <table:table-cell table:number-columns-repeated="3"/>
        </table:table-row>
        <table:table-row table:style-name="ro1">
          <table:table-cell office:value-type="float" office:value="1438" calcext:value-type="float">
            <text:p>1438</text:p>
          </table:table-cell>
          <table:table-cell office:value-type="string" calcext:value-type="string">
            <text:p>3565.7817818275907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783.8479652782435</text:p>
          </table:table-cell>
          <table:table-cell office:value-type="string" calcext:value-type="string">
            <text:p>121.44939257433664</text:p>
          </table:table-cell>
          <table:table-cell office:value-type="string" calcext:value-type="string">
            <text:p>225.31693134872427</text:p>
          </table:table-cell>
          <table:table-cell office:value-type="string" calcext:value-type="string">
            <text:p>-0.024300493987623115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1.3</text:p>
          </table:table-cell>
          <table:table-cell table:formula="of:=CONCATENATE(TEXT([.B138];&quot;###,##&quot;);[.$L$1])" office:value-type="string" office:string-value="3565.7817818275907," calcext:value-type="string">
            <text:p>3565.7817818275907,</text:p>
          </table:table-cell>
          <table:table-cell table:formula="of:=CONCATENATE(TEXT([.C138];&quot;###,##&quot;);[.$L$1])" office:value-type="string" office:string-value="9.0," calcext:value-type="string">
            <text:p>9.0,</text:p>
          </table:table-cell>
          <table:table-cell table:formula="of:=CONCATENATE([.A138];[.$L$1])" office:value-type="string" office:string-value="1438," calcext:value-type="string">
            <text:p>1438,</text:p>
          </table:table-cell>
          <table:table-cell table:formula="of:=CONCATENATE([.D138];[.$L$1])" office:value-type="string" office:string-value="783.8479652782435," calcext:value-type="string">
            <text:p>783.8479652782435,</text:p>
          </table:table-cell>
          <table:table-cell table:number-columns-repeated="3"/>
        </table:table-row>
        <table:table-row table:style-name="ro1">
          <table:table-cell office:value-type="float" office:value="1451" calcext:value-type="float">
            <text:p>1451</text:p>
          </table:table-cell>
          <table:table-cell office:value-type="string" calcext:value-type="string">
            <text:p>3598.4709268522706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768.495900369483</text:p>
          </table:table-cell>
          <table:table-cell office:value-type="string" calcext:value-type="string">
            <text:p>100.82940114610186</text:p>
          </table:table-cell>
          <table:table-cell office:value-type="string" calcext:value-type="string">
            <text:p>224.52256897659169</text:p>
          </table:table-cell>
          <table:table-cell office:value-type="string" calcext:value-type="string">
            <text:p>-0.026611960164770597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1.3</text:p>
          </table:table-cell>
          <table:table-cell table:formula="of:=CONCATENATE(TEXT([.B139];&quot;###,##&quot;);[.$L$1])" office:value-type="string" office:string-value="3598.4709268522706," calcext:value-type="string">
            <text:p>3598.4709268522706,</text:p>
          </table:table-cell>
          <table:table-cell table:formula="of:=CONCATENATE(TEXT([.C139];&quot;###,##&quot;);[.$L$1])" office:value-type="string" office:string-value="9.0," calcext:value-type="string">
            <text:p>9.0,</text:p>
          </table:table-cell>
          <table:table-cell table:formula="of:=CONCATENATE([.A139];[.$L$1])" office:value-type="string" office:string-value="1451," calcext:value-type="string">
            <text:p>1451,</text:p>
          </table:table-cell>
          <table:table-cell table:formula="of:=CONCATENATE([.D139];[.$L$1])" office:value-type="string" office:string-value="768.495900369483," calcext:value-type="string">
            <text:p>768.495900369483,</text:p>
          </table:table-cell>
          <table:table-cell table:number-columns-repeated="3"/>
        </table:table-row>
        <table:table-row table:style-name="ro1">
          <table:table-cell office:value-type="float" office:value="1464" calcext:value-type="float">
            <text:p>1464</text:p>
          </table:table-cell>
          <table:table-cell office:value-type="string" calcext:value-type="string">
            <text:p>3631.1600718769405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737.5364564047754</text:p>
          </table:table-cell>
          <table:table-cell office:value-type="string" calcext:value-type="string">
            <text:p>109.93648058065072</text:p>
          </table:table-cell>
          <table:table-cell office:value-type="string" calcext:value-type="string">
            <text:p>223.6526467513747</text:p>
          </table:table-cell>
          <table:table-cell office:value-type="string" calcext:value-type="string">
            <text:p>-0.031273333603002926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1.3</text:p>
          </table:table-cell>
          <table:table-cell table:formula="of:=CONCATENATE(TEXT([.B140];&quot;###,##&quot;);[.$L$1])" office:value-type="string" office:string-value="3631.1600718769405," calcext:value-type="string">
            <text:p>3631.1600718769405,</text:p>
          </table:table-cell>
          <table:table-cell table:formula="of:=CONCATENATE(TEXT([.C140];&quot;###,##&quot;);[.$L$1])" office:value-type="string" office:string-value="9.0," calcext:value-type="string">
            <text:p>9.0,</text:p>
          </table:table-cell>
          <table:table-cell table:formula="of:=CONCATENATE([.A140];[.$L$1])" office:value-type="string" office:string-value="1464," calcext:value-type="string">
            <text:p>1464,</text:p>
          </table:table-cell>
          <table:table-cell table:formula="of:=CONCATENATE([.D140];[.$L$1])" office:value-type="string" office:string-value="737.5364564047754," calcext:value-type="string">
            <text:p>737.5364564047754,</text:p>
          </table:table-cell>
          <table:table-cell table:number-columns-repeated="3"/>
        </table:table-row>
        <table:table-row table:style-name="ro1">
          <table:table-cell office:value-type="float" office:value="1479" calcext:value-type="float">
            <text:p>1479</text:p>
          </table:table-cell>
          <table:table-cell office:value-type="string" calcext:value-type="string">
            <text:p>3668.5807659859306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469.07910271899</text:p>
          </table:table-cell>
          <table:table-cell office:value-type="string" calcext:value-type="string">
            <text:p>98.67626891849741</text:p>
          </table:table-cell>
          <table:table-cell office:value-type="string" calcext:value-type="string">
            <text:p>222.4823769008483</text:p>
          </table:table-cell>
          <table:table-cell office:value-type="string" calcext:value-type="string">
            <text:p>-0.029160885031840677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1.3</text:p>
          </table:table-cell>
          <table:table-cell table:formula="of:=CONCATENATE(TEXT([.B141];&quot;###,##&quot;);[.$L$1])" office:value-type="string" office:string-value="3668.5807659859306," calcext:value-type="string">
            <text:p>3668.5807659859306,</text:p>
          </table:table-cell>
          <table:table-cell table:formula="of:=CONCATENATE(TEXT([.C141];&quot;###,##&quot;);[.$L$1])" office:value-type="string" office:string-value="7.0," calcext:value-type="string">
            <text:p>7.0,</text:p>
          </table:table-cell>
          <table:table-cell table:formula="of:=CONCATENATE([.A141];[.$L$1])" office:value-type="string" office:string-value="1479," calcext:value-type="string">
            <text:p>1479,</text:p>
          </table:table-cell>
          <table:table-cell table:formula="of:=CONCATENATE([.D141];[.$L$1])" office:value-type="string" office:string-value="469.07910271899," calcext:value-type="string">
            <text:p>469.07910271899,</text:p>
          </table:table-cell>
          <table:table-cell table:number-columns-repeated="3"/>
        </table:table-row>
        <table:table-row table:style-name="ro1">
          <table:table-cell office:value-type="float" office:value="1498" calcext:value-type="float">
            <text:p>1498</text:p>
          </table:table-cell>
          <table:table-cell office:value-type="string" calcext:value-type="string">
            <text:p>3706.0014600957306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1088.667464637546</text:p>
          </table:table-cell>
          <table:table-cell office:value-type="string" calcext:value-type="string">
            <text:p>527.4761131510745</text:p>
          </table:table-cell>
          <table:table-cell office:value-type="string" calcext:value-type="string">
            <text:p>221.39115634210077</text:p>
          </table:table-cell>
          <table:table-cell office:value-type="string" calcext:value-type="string">
            <text:p>0.021594306945767795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1.3</text:p>
          </table:table-cell>
          <table:table-cell table:formula="of:=CONCATENATE(TEXT([.B142];&quot;###,##&quot;);[.$L$1])" office:value-type="string" office:string-value="3706.0014600957306," calcext:value-type="string">
            <text:p>3706.0014600957306,</text:p>
          </table:table-cell>
          <table:table-cell table:formula="of:=CONCATENATE(TEXT([.C142];&quot;###,##&quot;);[.$L$1])" office:value-type="string" office:string-value="9.0," calcext:value-type="string">
            <text:p>9.0,</text:p>
          </table:table-cell>
          <table:table-cell table:formula="of:=CONCATENATE([.A142];[.$L$1])" office:value-type="string" office:string-value="1498," calcext:value-type="string">
            <text:p>1498,</text:p>
          </table:table-cell>
          <table:table-cell table:formula="of:=CONCATENATE([.D142];[.$L$1])" office:value-type="string" office:string-value="1088.667464637546," calcext:value-type="string">
            <text:p>1088.667464637546,</text:p>
          </table:table-cell>
          <table:table-cell table:number-columns-repeated="3"/>
        </table:table-row>
        <table:table-row table:style-name="ro1">
          <table:table-cell office:value-type="float" office:value="1517" calcext:value-type="float">
            <text:p>1517</text:p>
          </table:table-cell>
          <table:table-cell office:value-type="string" calcext:value-type="string">
            <text:p>3753.8466312360906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779.422664334005</text:p>
          </table:table-cell>
          <table:table-cell office:value-type="string" calcext:value-type="string">
            <text:p>85.66979567227</text:p>
          </table:table-cell>
          <table:table-cell office:value-type="string" calcext:value-type="string">
            <text:p>222.42433965357858</text:p>
          </table:table-cell>
          <table:table-cell office:value-type="string" calcext:value-type="string">
            <text:p>0.030267996378897346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1.3</text:p>
          </table:table-cell>
          <table:table-cell table:formula="of:=CONCATENATE(TEXT([.B143];&quot;###,##&quot;);[.$L$1])" office:value-type="string" office:string-value="3753.8466312360906," calcext:value-type="string">
            <text:p>3753.8466312360906,</text:p>
          </table:table-cell>
          <table:table-cell table:formula="of:=CONCATENATE(TEXT([.C143];&quot;###,##&quot;);[.$L$1])" office:value-type="string" office:string-value="7.0," calcext:value-type="string">
            <text:p>7.0,</text:p>
          </table:table-cell>
          <table:table-cell table:formula="of:=CONCATENATE([.A143];[.$L$1])" office:value-type="string" office:string-value="1517," calcext:value-type="string">
            <text:p>1517,</text:p>
          </table:table-cell>
          <table:table-cell table:formula="of:=CONCATENATE([.D143];[.$L$1])" office:value-type="string" office:string-value="779.422664334005," calcext:value-type="string">
            <text:p>779.422664334005,</text:p>
          </table:table-cell>
          <table:table-cell table:number-columns-repeated="3"/>
        </table:table-row>
        <table:table-row table:style-name="ro1">
          <table:table-cell office:value-type="float" office:value="1529" calcext:value-type="float">
            <text:p>1529</text:p>
          </table:table-cell>
          <table:table-cell office:value-type="string" calcext:value-type="string">
            <text:p>3776.634417003831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712.694030810794</text:p>
          </table:table-cell>
          <table:table-cell office:value-type="string" calcext:value-type="string">
            <text:p>290.536470933102</text:p>
          </table:table-cell>
          <table:table-cell office:value-type="string" calcext:value-type="string">
            <text:p>223.11408027067958</text:p>
          </table:table-cell>
          <table:table-cell office:value-type="string" calcext:value-type="string">
            <text:p>0.017489873875840892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.3</text:p>
          </table:table-cell>
          <table:table-cell table:formula="of:=CONCATENATE(TEXT([.B144];&quot;###,##&quot;);[.$L$1])" office:value-type="string" office:string-value="3776.634417003831," calcext:value-type="string">
            <text:p>3776.634417003831,</text:p>
          </table:table-cell>
          <table:table-cell table:formula="of:=CONCATENATE(TEXT([.C144];&quot;###,##&quot;);[.$L$1])" office:value-type="string" office:string-value="7.0," calcext:value-type="string">
            <text:p>7.0,</text:p>
          </table:table-cell>
          <table:table-cell table:formula="of:=CONCATENATE([.A144];[.$L$1])" office:value-type="string" office:string-value="1529," calcext:value-type="string">
            <text:p>1529,</text:p>
          </table:table-cell>
          <table:table-cell table:formula="of:=CONCATENATE([.D144];[.$L$1])" office:value-type="string" office:string-value="712.694030810794," calcext:value-type="string">
            <text:p>712.694030810794,</text:p>
          </table:table-cell>
          <table:table-cell table:number-columns-repeated="3"/>
        </table:table-row>
        <table:table-row table:style-name="ro1">
          <table:table-cell office:value-type="float" office:value="1545" calcext:value-type="float">
            <text:p>1545</text:p>
          </table:table-cell>
          <table:table-cell office:value-type="string" calcext:value-type="string">
            <text:p>3806.9143652843804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1374.688235858897</text:p>
          </table:table-cell>
          <table:table-cell office:value-type="string" calcext:value-type="string">
            <text:p>123.12274280224129</text:p>
          </table:table-cell>
          <table:table-cell office:value-type="string" calcext:value-type="string">
            <text:p>223.64367274707342</text:p>
          </table:table-cell>
          <table:table-cell office:value-type="string" calcext:value-type="string">
            <text:p>0.06465869877637609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.3</text:p>
          </table:table-cell>
          <table:table-cell table:formula="of:=CONCATENATE(TEXT([.B145];&quot;###,##&quot;);[.$L$1])" office:value-type="string" office:string-value="3806.9143652843804," calcext:value-type="string">
            <text:p>3806.9143652843804,</text:p>
          </table:table-cell>
          <table:table-cell table:formula="of:=CONCATENATE(TEXT([.C145];&quot;###,##&quot;);[.$L$1])" office:value-type="string" office:string-value="9.0," calcext:value-type="string">
            <text:p>9.0,</text:p>
          </table:table-cell>
          <table:table-cell table:formula="of:=CONCATENATE([.A145];[.$L$1])" office:value-type="string" office:string-value="1545," calcext:value-type="string">
            <text:p>1545,</text:p>
          </table:table-cell>
          <table:table-cell table:formula="of:=CONCATENATE([.D145];[.$L$1])" office:value-type="string" office:string-value="1374.688235858897," calcext:value-type="string">
            <text:p>1374.688235858897,</text:p>
          </table:table-cell>
          <table:table-cell table:number-columns-repeated="3"/>
        </table:table-row>
        <table:table-row table:style-name="ro1">
          <table:table-cell office:value-type="float" office:value="1555" calcext:value-type="float">
            <text:p>1555</text:p>
          </table:table-cell>
          <table:table-cell office:value-type="string" calcext:value-type="string">
            <text:p>3832.1955719172306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484.2710513326432</text:p>
          </table:table-cell>
          <table:table-cell office:value-type="string" calcext:value-type="string">
            <text:p>87.95655924479433</text:p>
          </table:table-cell>
          <table:table-cell office:value-type="string" calcext:value-type="string">
            <text:p>225.2783226714501</text:p>
          </table:table-cell>
          <table:table-cell office:value-type="string" calcext:value-type="string">
            <text:p>-0.02625172040196894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3</text:p>
          </table:table-cell>
          <table:table-cell table:formula="of:=CONCATENATE(TEXT([.B146];&quot;###,##&quot;);[.$L$1])" office:value-type="string" office:string-value="3832.1955719172306," calcext:value-type="string">
            <text:p>3832.1955719172306,</text:p>
          </table:table-cell>
          <table:table-cell table:formula="of:=CONCATENATE(TEXT([.C146];&quot;###,##&quot;);[.$L$1])" office:value-type="string" office:string-value="7.0," calcext:value-type="string">
            <text:p>7.0,</text:p>
          </table:table-cell>
          <table:table-cell table:formula="of:=CONCATENATE([.A146];[.$L$1])" office:value-type="string" office:string-value="1555," calcext:value-type="string">
            <text:p>1555,</text:p>
          </table:table-cell>
          <table:table-cell table:formula="of:=CONCATENATE([.D146];[.$L$1])" office:value-type="string" office:string-value="484.2710513326432," calcext:value-type="string">
            <text:p>484.2710513326432,</text:p>
          </table:table-cell>
          <table:table-cell table:number-columns-repeated="3"/>
        </table:table-row>
        <table:table-row table:style-name="ro1">
          <table:table-cell office:value-type="float" office:value="1559" calcext:value-type="float">
            <text:p>1559</text:p>
          </table:table-cell>
          <table:table-cell office:value-type="string" calcext:value-type="string">
            <text:p>3839.4459277647206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1066.3426739794747</text:p>
          </table:table-cell>
          <table:table-cell office:value-type="string" calcext:value-type="string">
            <text:p>658.8416490825635</text:p>
          </table:table-cell>
          <table:table-cell office:value-type="string" calcext:value-type="string">
            <text:p>225.087988356927</text:p>
          </table:table-cell>
          <table:table-cell office:value-type="string" calcext:value-type="string">
            <text:p>0.0182330002534945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3</text:p>
          </table:table-cell>
          <table:table-cell table:formula="of:=CONCATENATE(TEXT([.B147];&quot;###,##&quot;);[.$L$1])" office:value-type="string" office:string-value="3839.4459277647206," calcext:value-type="string">
            <text:p>3839.4459277647206,</text:p>
          </table:table-cell>
          <table:table-cell table:formula="of:=CONCATENATE(TEXT([.C147];&quot;###,##&quot;);[.$L$1])" office:value-type="string" office:string-value="9.0," calcext:value-type="string">
            <text:p>9.0,</text:p>
          </table:table-cell>
          <table:table-cell table:formula="of:=CONCATENATE([.A147];[.$L$1])" office:value-type="string" office:string-value="1559," calcext:value-type="string">
            <text:p>1559,</text:p>
          </table:table-cell>
          <table:table-cell table:formula="of:=CONCATENATE([.D147];[.$L$1])" office:value-type="string" office:string-value="1066.3426739794747," calcext:value-type="string">
            <text:p>1066.3426739794747,</text:p>
          </table:table-cell>
          <table:table-cell table:number-columns-repeated="3"/>
        </table:table-row>
        <table:table-row table:style-name="ro1">
          <table:table-cell office:value-type="float" office:value="1580" calcext:value-type="float">
            <text:p>1580</text:p>
          </table:table-cell>
          <table:table-cell office:value-type="string" calcext:value-type="string">
            <text:p>3891.9396179608807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1231.6906116757564</text:p>
          </table:table-cell>
          <table:table-cell office:value-type="string" calcext:value-type="string">
            <text:p>388.37653554033886</text:p>
          </table:table-cell>
          <table:table-cell office:value-type="string" calcext:value-type="string">
            <text:p>226.04510582358034</text:p>
          </table:table-cell>
          <table:table-cell office:value-type="string" calcext:value-type="string">
            <text:p>0.04312842427088193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3</text:p>
          </table:table-cell>
          <table:table-cell table:formula="of:=CONCATENATE(TEXT([.B148];&quot;###,##&quot;);[.$L$1])" office:value-type="string" office:string-value="3891.9396179608807," calcext:value-type="string">
            <text:p>3891.9396179608807,</text:p>
          </table:table-cell>
          <table:table-cell table:formula="of:=CONCATENATE(TEXT([.C148];&quot;###,##&quot;);[.$L$1])" office:value-type="string" office:string-value="9.0," calcext:value-type="string">
            <text:p>9.0,</text:p>
          </table:table-cell>
          <table:table-cell table:formula="of:=CONCATENATE([.A148];[.$L$1])" office:value-type="string" office:string-value="1580," calcext:value-type="string">
            <text:p>1580,</text:p>
          </table:table-cell>
          <table:table-cell table:formula="of:=CONCATENATE([.D148];[.$L$1])" office:value-type="string" office:string-value="1231.6906116757564," calcext:value-type="string">
            <text:p>1231.6906116757564,</text:p>
          </table:table-cell>
          <table:table-cell table:number-columns-repeated="3"/>
        </table:table-row>
        <table:table-row table:style-name="ro1">
          <table:table-cell office:value-type="float" office:value="1594" calcext:value-type="float">
            <text:p>1594</text:p>
          </table:table-cell>
          <table:table-cell office:value-type="string" calcext:value-type="string">
            <text:p>3927.7790566679705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1043.198632492353</text:p>
          </table:table-cell>
          <table:table-cell office:value-type="string" calcext:value-type="string">
            <text:p>423.1408185040654</text:p>
          </table:table-cell>
          <table:table-cell office:value-type="string" calcext:value-type="string">
            <text:p>227.59080434177034</text:p>
          </table:table-cell>
          <table:table-cell office:value-type="string" calcext:value-type="string">
            <text:p>0.01474834399272972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3</text:p>
          </table:table-cell>
          <table:table-cell table:formula="of:=CONCATENATE(TEXT([.B149];&quot;###,##&quot;);[.$L$1])" office:value-type="string" office:string-value="3927.7790566679705," calcext:value-type="string">
            <text:p>3927.7790566679705,</text:p>
          </table:table-cell>
          <table:table-cell table:formula="of:=CONCATENATE(TEXT([.C149];&quot;###,##&quot;);[.$L$1])" office:value-type="string" office:string-value="9.0," calcext:value-type="string">
            <text:p>9.0,</text:p>
          </table:table-cell>
          <table:table-cell table:formula="of:=CONCATENATE([.A149];[.$L$1])" office:value-type="string" office:string-value="1594," calcext:value-type="string">
            <text:p>1594,</text:p>
          </table:table-cell>
          <table:table-cell table:formula="of:=CONCATENATE([.D149];[.$L$1])" office:value-type="string" office:string-value="1043.198632492353," calcext:value-type="string">
            <text:p>1043.198632492353,</text:p>
          </table:table-cell>
          <table:table-cell table:number-columns-repeated="3"/>
        </table:table-row>
        <table:table-row table:style-name="ro1">
          <table:table-cell office:value-type="float" office:value="1608" calcext:value-type="float">
            <text:p>1608</text:p>
          </table:table-cell>
          <table:table-cell office:value-type="string" calcext:value-type="string">
            <text:p>3963.618495375071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1102.8004428469012</text:p>
          </table:table-cell>
          <table:table-cell office:value-type="string" calcext:value-type="string">
            <text:p>318.1995752856569</text:p>
          </table:table-cell>
          <table:table-cell office:value-type="string" calcext:value-type="string">
            <text:p>228.11937671232897</text:p>
          </table:table-cell>
          <table:table-cell office:value-type="string" calcext:value-type="string">
            <text:p>0.023722222721752163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3</text:p>
          </table:table-cell>
          <table:table-cell table:formula="of:=CONCATENATE(TEXT([.B150];&quot;###,##&quot;);[.$L$1])" office:value-type="string" office:string-value="3963.618495375071," calcext:value-type="string">
            <text:p>3963.618495375071,</text:p>
          </table:table-cell>
          <table:table-cell table:formula="of:=CONCATENATE(TEXT([.C150];&quot;###,##&quot;);[.$L$1])" office:value-type="string" office:string-value="9.0," calcext:value-type="string">
            <text:p>9.0,</text:p>
          </table:table-cell>
          <table:table-cell table:formula="of:=CONCATENATE([.A150];[.$L$1])" office:value-type="string" office:string-value="1608," calcext:value-type="string">
            <text:p>1608,</text:p>
          </table:table-cell>
          <table:table-cell table:formula="of:=CONCATENATE([.D150];[.$L$1])" office:value-type="string" office:string-value="1102.8004428469012," calcext:value-type="string">
            <text:p>1102.8004428469012,</text:p>
          </table:table-cell>
          <table:table-cell table:number-columns-repeated="3"/>
        </table:table-row>
        <table:table-row table:style-name="ro1">
          <table:table-cell office:value-type="float" office:value="1621" calcext:value-type="float">
            <text:p>1621</text:p>
          </table:table-cell>
          <table:table-cell office:value-type="string" calcext:value-type="string">
            <text:p>3994.8776443564807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1446.7227127855488</text:p>
          </table:table-cell>
          <table:table-cell office:value-type="string" calcext:value-type="string">
            <text:p>85.59092941248075</text:p>
          </table:table-cell>
          <table:table-cell office:value-type="string" calcext:value-type="string">
            <text:p>228.86091320655845</text:p>
          </table:table-cell>
          <table:table-cell office:value-type="string" calcext:value-type="string">
            <text:p>0.027983032899450797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2</text:p>
          </table:table-cell>
          <table:table-cell table:formula="of:=CONCATENATE(TEXT([.B151];&quot;###,##&quot;);[.$L$1])" office:value-type="string" office:string-value="3994.8776443564807," calcext:value-type="string">
            <text:p>3994.8776443564807,</text:p>
          </table:table-cell>
          <table:table-cell table:formula="of:=CONCATENATE(TEXT([.C151];&quot;###,##&quot;);[.$L$1])" office:value-type="string" office:string-value="11.0," calcext:value-type="string">
            <text:p>11.0,</text:p>
          </table:table-cell>
          <table:table-cell table:formula="of:=CONCATENATE([.A151];[.$L$1])" office:value-type="string" office:string-value="1621," calcext:value-type="string">
            <text:p>1621,</text:p>
          </table:table-cell>
          <table:table-cell table:formula="of:=CONCATENATE([.D151];[.$L$1])" office:value-type="string" office:string-value="1446.7227127855488," calcext:value-type="string">
            <text:p>1446.7227127855488,</text:p>
          </table:table-cell>
          <table:table-cell table:number-columns-repeated="3"/>
        </table:table-row>
        <table:table-row table:style-name="ro1">
          <table:table-cell office:value-type="float" office:value="1627" calcext:value-type="float">
            <text:p>1627</text:p>
          </table:table-cell>
          <table:table-cell office:value-type="string" calcext:value-type="string">
            <text:p>4012.726356054961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488.64898223279994</text:p>
          </table:table-cell>
          <table:table-cell office:value-type="string" calcext:value-type="string">
            <text:p>0.7241734336357702</text:p>
          </table:table-cell>
          <table:table-cell office:value-type="string" calcext:value-type="string">
            <text:p>229.36037429322968</text:p>
          </table:table-cell>
          <table:table-cell office:value-type="string" calcext:value-type="string">
            <text:p>-0.06261571968677296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2</text:p>
          </table:table-cell>
          <table:table-cell table:formula="of:=CONCATENATE(TEXT([.B152];&quot;###,##&quot;);[.$L$1])" office:value-type="string" office:string-value="4012.726356054961," calcext:value-type="string">
            <text:p>4012.726356054961,</text:p>
          </table:table-cell>
          <table:table-cell table:formula="of:=CONCATENATE(TEXT([.C152];&quot;###,##&quot;);[.$L$1])" office:value-type="string" office:string-value="9.0," calcext:value-type="string">
            <text:p>9.0,</text:p>
          </table:table-cell>
          <table:table-cell table:formula="of:=CONCATENATE([.A152];[.$L$1])" office:value-type="string" office:string-value="1627," calcext:value-type="string">
            <text:p>1627,</text:p>
          </table:table-cell>
          <table:table-cell table:formula="of:=CONCATENATE([.D152];[.$L$1])" office:value-type="string" office:string-value="488.64898223279994," calcext:value-type="string">
            <text:p>488.64898223279994,</text:p>
          </table:table-cell>
          <table:table-cell table:number-columns-repeated="3"/>
        </table:table-row>
        <table:table-row table:style-name="ro1">
          <table:table-cell office:value-type="float" office:value="1634" calcext:value-type="float">
            <text:p>1634</text:p>
          </table:table-cell>
          <table:table-cell office:value-type="string" calcext:value-type="string">
            <text:p>4030.383837693521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794.7239824248328</text:p>
          </table:table-cell>
          <table:table-cell office:value-type="string" calcext:value-type="string">
            <text:p>96.56891121161856</text:p>
          </table:table-cell>
          <table:table-cell office:value-type="string" calcext:value-type="string">
            <text:p>228.2547383725751</text:p>
          </table:table-cell>
          <table:table-cell office:value-type="string" calcext:value-type="string">
            <text:p>-0.05963707277714922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2</text:p>
          </table:table-cell>
          <table:table-cell table:formula="of:=CONCATENATE(TEXT([.B153];&quot;###,##&quot;);[.$L$1])" office:value-type="string" office:string-value="4030.383837693521," calcext:value-type="string">
            <text:p>4030.383837693521,</text:p>
          </table:table-cell>
          <table:table-cell table:formula="of:=CONCATENATE(TEXT([.C153];&quot;###,##&quot;);[.$L$1])" office:value-type="string" office:string-value="11.0," calcext:value-type="string">
            <text:p>11.0,</text:p>
          </table:table-cell>
          <table:table-cell table:formula="of:=CONCATENATE([.A153];[.$L$1])" office:value-type="string" office:string-value="1634," calcext:value-type="string">
            <text:p>1634,</text:p>
          </table:table-cell>
          <table:table-cell table:formula="of:=CONCATENATE([.D153];[.$L$1])" office:value-type="string" office:string-value="794.7239824248328," calcext:value-type="string">
            <text:p>794.7239824248328,</text:p>
          </table:table-cell>
          <table:table-cell table:number-columns-repeated="3"/>
        </table:table-row>
        <table:table-row table:style-name="ro1">
          <table:table-cell office:value-type="float" office:value="1645" calcext:value-type="float">
            <text:p>1645</text:p>
          </table:table-cell>
          <table:table-cell office:value-type="string" calcext:value-type="string">
            <text:p>4062.8572870531207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503.6407483094778</text:p>
          </table:table-cell>
          <table:table-cell office:value-type="string" calcext:value-type="string">
            <text:p>57.91200307655795</text:p>
          </table:table-cell>
          <table:table-cell office:value-type="string" calcext:value-type="string">
            <text:p>226.31811690979177</text:p>
          </table:table-cell>
          <table:table-cell office:value-type="string" calcext:value-type="string">
            <text:p>-0.060170399976999696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2</text:p>
          </table:table-cell>
          <table:table-cell table:formula="of:=CONCATENATE(TEXT([.B154];&quot;###,##&quot;);[.$L$1])" office:value-type="string" office:string-value="4062.8572870531207," calcext:value-type="string">
            <text:p>4062.8572870531207,</text:p>
          </table:table-cell>
          <table:table-cell table:formula="of:=CONCATENATE(TEXT([.C154];&quot;###,##&quot;);[.$L$1])" office:value-type="string" office:string-value="9.0," calcext:value-type="string">
            <text:p>9.0,</text:p>
          </table:table-cell>
          <table:table-cell table:formula="of:=CONCATENATE([.A154];[.$L$1])" office:value-type="string" office:string-value="1645," calcext:value-type="string">
            <text:p>1645,</text:p>
          </table:table-cell>
          <table:table-cell table:formula="of:=CONCATENATE([.D154];[.$L$1])" office:value-type="string" office:string-value="503.6407483094778," calcext:value-type="string">
            <text:p>503.6407483094778,</text:p>
          </table:table-cell>
          <table:table-cell table:number-columns-repeated="3"/>
        </table:table-row>
        <table:table-row table:style-name="ro1">
          <table:table-cell office:value-type="float" office:value="1659" calcext:value-type="float">
            <text:p>1659</text:p>
          </table:table-cell>
          <table:table-cell office:value-type="string" calcext:value-type="string">
            <text:p>4097.708396283331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720.649128559731</text:p>
          </table:table-cell>
          <table:table-cell office:value-type="string" calcext:value-type="string">
            <text:p>123.52387340977967</text:p>
          </table:table-cell>
          <table:table-cell office:value-type="string" calcext:value-type="string">
            <text:p>224.22111172776803</text:p>
          </table:table-cell>
          <table:table-cell office:value-type="string" calcext:value-type="string">
            <text:p>-0.024773978588232614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2</text:p>
          </table:table-cell>
          <table:table-cell table:formula="of:=CONCATENATE(TEXT([.B155];&quot;###,##&quot;);[.$L$1])" office:value-type="string" office:string-value="4097.708396283331," calcext:value-type="string">
            <text:p>4097.708396283331,</text:p>
          </table:table-cell>
          <table:table-cell table:formula="of:=CONCATENATE(TEXT([.C155];&quot;###,##&quot;);[.$L$1])" office:value-type="string" office:string-value="9.0," calcext:value-type="string">
            <text:p>9.0,</text:p>
          </table:table-cell>
          <table:table-cell table:formula="of:=CONCATENATE([.A155];[.$L$1])" office:value-type="string" office:string-value="1659," calcext:value-type="string">
            <text:p>1659,</text:p>
          </table:table-cell>
          <table:table-cell table:formula="of:=CONCATENATE([.D155];[.$L$1])" office:value-type="string" office:string-value="720.649128559731," calcext:value-type="string">
            <text:p>720.649128559731,</text:p>
          </table:table-cell>
          <table:table-cell table:number-columns-repeated="3"/>
        </table:table-row>
        <table:table-row table:style-name="ro1">
          <table:table-cell office:value-type="float" office:value="1682" calcext:value-type="float">
            <text:p>1682</text:p>
          </table:table-cell>
          <table:table-cell office:value-type="string" calcext:value-type="string">
            <text:p>4154.910520303321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1188.6424309379756</text:p>
          </table:table-cell>
          <table:table-cell office:value-type="string" calcext:value-type="string">
            <text:p>158.15662002839687</text:p>
          </table:table-cell>
          <table:table-cell office:value-type="string" calcext:value-type="string">
            <text:p>222.8039875320953</text:p>
          </table:table-cell>
          <table:table-cell office:value-type="string" calcext:value-type="string">
            <text:p>-0.0066995830559829096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2</text:p>
          </table:table-cell>
          <table:table-cell table:formula="of:=CONCATENATE(TEXT([.B156];&quot;###,##&quot;);[.$L$1])" office:value-type="string" office:string-value="4154.910520303321," calcext:value-type="string">
            <text:p>4154.910520303321,</text:p>
          </table:table-cell>
          <table:table-cell table:formula="of:=CONCATENATE(TEXT([.C156];&quot;###,##&quot;);[.$L$1])" office:value-type="string" office:string-value="11.0," calcext:value-type="string">
            <text:p>11.0,</text:p>
          </table:table-cell>
          <table:table-cell table:formula="of:=CONCATENATE([.A156];[.$L$1])" office:value-type="string" office:string-value="1682," calcext:value-type="string">
            <text:p>1682,</text:p>
          </table:table-cell>
          <table:table-cell table:formula="of:=CONCATENATE([.D156];[.$L$1])" office:value-type="string" office:string-value="1188.6424309379756," calcext:value-type="string">
            <text:p>1188.6424309379756,</text:p>
          </table:table-cell>
          <table:table-cell table:number-columns-repeated="3"/>
        </table:table-row>
        <table:table-row table:style-name="ro1">
          <table:table-cell office:value-type="float" office:value="1690" calcext:value-type="float">
            <text:p>1690</text:p>
          </table:table-cell>
          <table:table-cell office:value-type="string" calcext:value-type="string">
            <text:p>4180.37544763221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339.8333780289379</text:p>
          </table:table-cell>
          <table:table-cell office:value-type="string" calcext:value-type="string">
            <text:p>64.36476239252978</text:p>
          </table:table-cell>
          <table:table-cell office:value-type="string" calcext:value-type="string">
            <text:p>222.63338313644084</text:p>
          </table:table-cell>
          <table:table-cell office:value-type="string" calcext:value-type="string">
            <text:p>-0.04848764563025393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2</text:p>
          </table:table-cell>
          <table:table-cell table:formula="of:=CONCATENATE(TEXT([.B157];&quot;###,##&quot;);[.$L$1])" office:value-type="string" office:string-value="4180.37544763221," calcext:value-type="string">
            <text:p>4180.37544763221,</text:p>
          </table:table-cell>
          <table:table-cell table:formula="of:=CONCATENATE(TEXT([.C157];&quot;###,##&quot;);[.$L$1])" office:value-type="string" office:string-value="7.0," calcext:value-type="string">
            <text:p>7.0,</text:p>
          </table:table-cell>
          <table:table-cell table:formula="of:=CONCATENATE([.A157];[.$L$1])" office:value-type="string" office:string-value="1690," calcext:value-type="string">
            <text:p>1690,</text:p>
          </table:table-cell>
          <table:table-cell table:formula="of:=CONCATENATE([.D157];[.$L$1])" office:value-type="string" office:string-value="339.8333780289379," calcext:value-type="string">
            <text:p>339.8333780289379,</text:p>
          </table:table-cell>
          <table:table-cell table:number-columns-repeated="3"/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string" calcext:value-type="string">
            <text:p>4200.573728555651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733.7021134963794</text:p>
          </table:table-cell>
          <table:table-cell office:value-type="string" calcext:value-type="string">
            <text:p>79.00549789744025</text:p>
          </table:table-cell>
          <table:table-cell office:value-type="string" calcext:value-type="string">
            <text:p>221.65401604868447</text:p>
          </table:table-cell>
          <table:table-cell office:value-type="string" calcext:value-type="string">
            <text:p>0.033221078846437074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2</text:p>
          </table:table-cell>
          <table:table-cell table:formula="of:=CONCATENATE(TEXT([.B158];&quot;###,##&quot;);[.$L$1])" office:value-type="string" office:string-value="4200.573728555651," calcext:value-type="string">
            <text:p>4200.573728555651,</text:p>
          </table:table-cell>
          <table:table-cell table:formula="of:=CONCATENATE(TEXT([.C158];&quot;###,##&quot;);[.$L$1])" office:value-type="string" office:string-value="7.0," calcext:value-type="string">
            <text:p>7.0,</text:p>
          </table:table-cell>
          <table:table-cell table:formula="of:=CONCATENATE([.A158];[.$L$1])" office:value-type="string" office:string-value="1700," calcext:value-type="string">
            <text:p>1700,</text:p>
          </table:table-cell>
          <table:table-cell table:formula="of:=CONCATENATE([.D158];[.$L$1])" office:value-type="string" office:string-value="733.7021134963794," calcext:value-type="string">
            <text:p>733.7021134963794,</text:p>
          </table:table-cell>
          <table:table-cell table:number-columns-repeated="3"/>
        </table:table-row>
        <table:table-row table:style-name="ro1">
          <table:table-cell office:value-type="float" office:value="1709" calcext:value-type="float">
            <text:p>1709</text:p>
          </table:table-cell>
          <table:table-cell office:value-type="string" calcext:value-type="string">
            <text:p>4217.741361854981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761.0791666015826</text:p>
          </table:table-cell>
          <table:table-cell office:value-type="string" calcext:value-type="string">
            <text:p>349.2126163857598</text:p>
          </table:table-cell>
          <table:table-cell office:value-type="string" calcext:value-type="string">
            <text:p>222.22434334812803</text:p>
          </table:table-cell>
          <table:table-cell office:value-type="string" calcext:value-type="string">
            <text:p>0.038900494062021534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2</text:p>
          </table:table-cell>
          <table:table-cell table:formula="of:=CONCATENATE(TEXT([.B159];&quot;###,##&quot;);[.$L$1])" office:value-type="string" office:string-value="4217.741361854981," calcext:value-type="string">
            <text:p>4217.741361854981,</text:p>
          </table:table-cell>
          <table:table-cell table:formula="of:=CONCATENATE(TEXT([.C159];&quot;###,##&quot;);[.$L$1])" office:value-type="string" office:string-value="7.0," calcext:value-type="string">
            <text:p>7.0,</text:p>
          </table:table-cell>
          <table:table-cell table:formula="of:=CONCATENATE([.A159];[.$L$1])" office:value-type="string" office:string-value="1709," calcext:value-type="string">
            <text:p>1709,</text:p>
          </table:table-cell>
          <table:table-cell table:formula="of:=CONCATENATE([.D159];[.$L$1])" office:value-type="string" office:string-value="761.0791666015826," calcext:value-type="string">
            <text:p>761.0791666015826,</text:p>
          </table:table-cell>
          <table:table-cell table:number-columns-repeated="3"/>
        </table:table-row>
        <table:table-row table:style-name="ro1">
          <table:table-cell office:value-type="float" office:value="1729" calcext:value-type="float">
            <text:p>1729</text:p>
          </table:table-cell>
          <table:table-cell office:value-type="string" calcext:value-type="string">
            <text:p>4257.124095203921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2006.2938922545554</text:p>
          </table:table-cell>
          <table:table-cell office:value-type="string" calcext:value-type="string">
            <text:p>286.8706957105449</text:p>
          </table:table-cell>
          <table:table-cell office:value-type="string" calcext:value-type="string">
            <text:p>223.7563511329147</text:p>
          </table:table-cell>
          <table:table-cell office:value-type="string" calcext:value-type="string">
            <text:p>0.1031820840563887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2</text:p>
          </table:table-cell>
          <table:table-cell table:formula="of:=CONCATENATE(TEXT([.B160];&quot;###,##&quot;);[.$L$1])" office:value-type="string" office:string-value="4257.124095203921," calcext:value-type="string">
            <text:p>4257.124095203921,</text:p>
          </table:table-cell>
          <table:table-cell table:formula="of:=CONCATENATE(TEXT([.C160];&quot;###,##&quot;);[.$L$1])" office:value-type="string" office:string-value="11.0," calcext:value-type="string">
            <text:p>11.0,</text:p>
          </table:table-cell>
          <table:table-cell table:formula="of:=CONCATENATE([.A160];[.$L$1])" office:value-type="string" office:string-value="1729," calcext:value-type="string">
            <text:p>1729,</text:p>
          </table:table-cell>
          <table:table-cell table:formula="of:=CONCATENATE([.D160];[.$L$1])" office:value-type="string" office:string-value="2006.2938922545554," calcext:value-type="string">
            <text:p>2006.2938922545554,</text:p>
          </table:table-cell>
          <table:table-cell table:number-columns-repeated="3"/>
        </table:table-row>
        <table:table-row table:style-name="ro1">
          <table:table-cell office:value-type="float" office:value="1742" calcext:value-type="float">
            <text:p>1742</text:p>
          </table:table-cell>
          <table:table-cell office:value-type="string" calcext:value-type="string">
            <text:p>4296.887162428151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688.8926482811394</text:p>
          </table:table-cell>
          <table:table-cell office:value-type="string" calcext:value-type="string">
            <text:p>259.46495879827773</text:p>
          </table:table-cell>
          <table:table-cell office:value-type="string" calcext:value-type="string">
            <text:p>227.85918727758477</text:p>
          </table:table-cell>
          <table:table-cell office:value-type="string" calcext:value-type="string">
            <text:p>-0.02995380508372940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2</text:p>
          </table:table-cell>
          <table:table-cell table:formula="of:=CONCATENATE(TEXT([.B161];&quot;###,##&quot;);[.$L$1])" office:value-type="string" office:string-value="4296.887162428151," calcext:value-type="string">
            <text:p>4296.887162428151,</text:p>
          </table:table-cell>
          <table:table-cell table:formula="of:=CONCATENATE(TEXT([.C161];&quot;###,##&quot;);[.$L$1])" office:value-type="string" office:string-value="9.0," calcext:value-type="string">
            <text:p>9.0,</text:p>
          </table:table-cell>
          <table:table-cell table:formula="of:=CONCATENATE([.A161];[.$L$1])" office:value-type="string" office:string-value="1742," calcext:value-type="string">
            <text:p>1742,</text:p>
          </table:table-cell>
          <table:table-cell table:formula="of:=CONCATENATE([.D161];[.$L$1])" office:value-type="string" office:string-value="688.8926482811394," calcext:value-type="string">
            <text:p>688.8926482811394,</text:p>
          </table:table-cell>
          <table:table-cell table:number-columns-repeated="3"/>
        </table:table-row>
        <table:table-row table:style-name="ro1">
          <table:table-cell office:value-type="float" office:value="1756" calcext:value-type="float">
            <text:p>1756</text:p>
          </table:table-cell>
          <table:table-cell office:value-type="string" calcext:value-type="string">
            <text:p>4331.262658001151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989.3770301046934</text:p>
          </table:table-cell>
          <table:table-cell office:value-type="string" calcext:value-type="string">
            <text:p>385.34405168980936</text:p>
          </table:table-cell>
          <table:table-cell office:value-type="string" calcext:value-type="string">
            <text:p>226.82951038353428</text:p>
          </table:table-cell>
          <table:table-cell office:value-type="string" calcext:value-type="string">
            <text:p>0.019058457887425117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2</text:p>
          </table:table-cell>
          <table:table-cell table:formula="of:=CONCATENATE(TEXT([.B162];&quot;###,##&quot;);[.$L$1])" office:value-type="string" office:string-value="4331.262658001151," calcext:value-type="string">
            <text:p>4331.262658001151,</text:p>
          </table:table-cell>
          <table:table-cell table:formula="of:=CONCATENATE(TEXT([.C162];&quot;###,##&quot;);[.$L$1])" office:value-type="string" office:string-value="9.0," calcext:value-type="string">
            <text:p>9.0,</text:p>
          </table:table-cell>
          <table:table-cell table:formula="of:=CONCATENATE([.A162];[.$L$1])" office:value-type="string" office:string-value="1756," calcext:value-type="string">
            <text:p>1756,</text:p>
          </table:table-cell>
          <table:table-cell table:formula="of:=CONCATENATE([.D162];[.$L$1])" office:value-type="string" office:string-value="989.3770301046934," calcext:value-type="string">
            <text:p>989.3770301046934,</text:p>
          </table:table-cell>
          <table:table-cell table:number-columns-repeated="3"/>
        </table:table-row>
        <table:table-row table:style-name="ro1">
          <table:table-cell office:value-type="float" office:value="1772" calcext:value-type="float">
            <text:p>1772</text:p>
          </table:table-cell>
          <table:table-cell office:value-type="string" calcext:value-type="string">
            <text:p>4371.3165390493505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1100.760865140361</text:p>
          </table:table-cell>
          <table:table-cell office:value-type="string" calcext:value-type="string">
            <text:p>610.5625988895296</text:p>
          </table:table-cell>
          <table:table-cell office:value-type="string" calcext:value-type="string">
            <text:p>227.5928755887193</text:p>
          </table:table-cell>
          <table:table-cell office:value-type="string" calcext:value-type="string">
            <text:p>0.037226369911250314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2</text:p>
          </table:table-cell>
          <table:table-cell table:formula="of:=CONCATENATE(TEXT([.B163];&quot;###,##&quot;);[.$L$1])" office:value-type="string" office:string-value="4371.3165390493505," calcext:value-type="string">
            <text:p>4371.3165390493505,</text:p>
          </table:table-cell>
          <table:table-cell table:formula="of:=CONCATENATE(TEXT([.C163];&quot;###,##&quot;);[.$L$1])" office:value-type="string" office:string-value="9.0," calcext:value-type="string">
            <text:p>9.0,</text:p>
          </table:table-cell>
          <table:table-cell table:formula="of:=CONCATENATE([.A163];[.$L$1])" office:value-type="string" office:string-value="1772," calcext:value-type="string">
            <text:p>1772,</text:p>
          </table:table-cell>
          <table:table-cell table:formula="of:=CONCATENATE([.D163];[.$L$1])" office:value-type="string" office:string-value="1100.760865140361," calcext:value-type="string">
            <text:p>1100.760865140361,</text:p>
          </table:table-cell>
          <table:table-cell table:number-columns-repeated="3"/>
        </table:table-row>
        <table:table-row table:style-name="ro1">
          <table:table-cell office:value-type="float" office:value="1788" calcext:value-type="float">
            <text:p>1788</text:p>
          </table:table-cell>
          <table:table-cell office:value-type="string" calcext:value-type="string">
            <text:p>4412.003308731771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1261.385051616378</text:p>
          </table:table-cell>
          <table:table-cell office:value-type="string" calcext:value-type="string">
            <text:p>552.5978918891911</text:p>
          </table:table-cell>
          <table:table-cell office:value-type="string" calcext:value-type="string">
            <text:p>223.14429980885924</text:p>
          </table:table-cell>
          <table:table-cell office:value-type="string" calcext:value-type="string">
            <text:p>0.0634259175193956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2</text:p>
          </table:table-cell>
          <table:table-cell table:formula="of:=CONCATENATE(TEXT([.B164];&quot;###,##&quot;);[.$L$1])" office:value-type="string" office:string-value="4412.003308731771," calcext:value-type="string">
            <text:p>4412.003308731771,</text:p>
          </table:table-cell>
          <table:table-cell table:formula="of:=CONCATENATE(TEXT([.C164];&quot;###,##&quot;);[.$L$1])" office:value-type="string" office:string-value="9.0," calcext:value-type="string">
            <text:p>9.0,</text:p>
          </table:table-cell>
          <table:table-cell table:formula="of:=CONCATENATE([.A164];[.$L$1])" office:value-type="string" office:string-value="1788," calcext:value-type="string">
            <text:p>1788,</text:p>
          </table:table-cell>
          <table:table-cell table:formula="of:=CONCATENATE([.D164];[.$L$1])" office:value-type="string" office:string-value="1261.385051616378," calcext:value-type="string">
            <text:p>1261.385051616378,</text:p>
          </table:table-cell>
          <table:table-cell table:number-columns-repeated="3"/>
        </table:table-row>
        <table:table-row table:style-name="ro1">
          <table:table-cell office:value-type="float" office:value="1804" calcext:value-type="float">
            <text:p>1804</text:p>
          </table:table-cell>
          <table:table-cell office:value-type="string" calcext:value-type="string">
            <text:p>4453.0288535332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849.4112575339338</text:p>
          </table:table-cell>
          <table:table-cell office:value-type="string" calcext:value-type="string">
            <text:p>148.22893050072386</text:p>
          </table:table-cell>
          <table:table-cell office:value-type="string" calcext:value-type="string">
            <text:p>225.74638262962264</text:p>
          </table:table-cell>
          <table:table-cell office:value-type="string" calcext:value-type="string">
            <text:p>0.0572251332895444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2</text:p>
          </table:table-cell>
          <table:table-cell table:formula="of:=CONCATENATE(TEXT([.B165];&quot;###,##&quot;);[.$L$1])" office:value-type="string" office:string-value="4453.0288535332," calcext:value-type="string">
            <text:p>4453.0288535332,</text:p>
          </table:table-cell>
          <table:table-cell table:formula="of:=CONCATENATE(TEXT([.C165];&quot;###,##&quot;);[.$L$1])" office:value-type="string" office:string-value="7.0," calcext:value-type="string">
            <text:p>7.0,</text:p>
          </table:table-cell>
          <table:table-cell table:formula="of:=CONCATENATE([.A165];[.$L$1])" office:value-type="string" office:string-value="1804," calcext:value-type="string">
            <text:p>1804,</text:p>
          </table:table-cell>
          <table:table-cell table:formula="of:=CONCATENATE([.D165];[.$L$1])" office:value-type="string" office:string-value="849.4112575339338," calcext:value-type="string">
            <text:p>849.4112575339338,</text:p>
          </table:table-cell>
          <table:table-cell table:number-columns-repeated="3"/>
        </table:table-row>
        <table:table-row table:style-name="ro1">
          <table:table-cell office:value-type="float" office:value="1822" calcext:value-type="float">
            <text:p>1822</text:p>
          </table:table-cell>
          <table:table-cell office:value-type="string" calcext:value-type="string">
            <text:p>4488.219807312431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865.0051045125556</text:p>
          </table:table-cell>
          <table:table-cell office:value-type="string" calcext:value-type="string">
            <text:p>154.91090928884543</text:p>
          </table:table-cell>
          <table:table-cell office:value-type="string" calcext:value-type="string">
            <text:p>227.76018965022507</text:p>
          </table:table-cell>
          <table:table-cell office:value-type="string" calcext:value-type="string">
            <text:p>0.06046010278971488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2</text:p>
          </table:table-cell>
          <table:table-cell table:formula="of:=CONCATENATE(TEXT([.B166];&quot;###,##&quot;);[.$L$1])" office:value-type="string" office:string-value="4488.219807312431," calcext:value-type="string">
            <text:p>4488.219807312431,</text:p>
          </table:table-cell>
          <table:table-cell table:formula="of:=CONCATENATE(TEXT([.C166];&quot;###,##&quot;);[.$L$1])" office:value-type="string" office:string-value="7.0," calcext:value-type="string">
            <text:p>7.0,</text:p>
          </table:table-cell>
          <table:table-cell table:formula="of:=CONCATENATE([.A166];[.$L$1])" office:value-type="string" office:string-value="1822," calcext:value-type="string">
            <text:p>1822,</text:p>
          </table:table-cell>
          <table:table-cell table:formula="of:=CONCATENATE([.D166];[.$L$1])" office:value-type="string" office:string-value="865.0051045125556," calcext:value-type="string">
            <text:p>865.0051045125556,</text:p>
          </table:table-cell>
          <table:table-cell table:number-columns-repeated="3"/>
        </table:table-row>
        <table:table-row table:style-name="ro1">
          <table:table-cell office:value-type="float" office:value="1833" calcext:value-type="float">
            <text:p>1833</text:p>
          </table:table-cell>
          <table:table-cell office:value-type="string" calcext:value-type="string">
            <text:p>4510.504034679223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1261.385051616378</text:p>
          </table:table-cell>
          <table:table-cell office:value-type="string" calcext:value-type="string">
            <text:p>523.2631205427908</text:p>
          </table:table-cell>
          <table:table-cell office:value-type="string" calcext:value-type="string">
            <text:p>223.14429980885924</text:p>
          </table:table-cell>
          <table:table-cell office:value-type="string" calcext:value-type="string">
            <text:p>0.0634259175193956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2</text:p>
          </table:table-cell>
          <table:table-cell table:formula="of:=CONCATENATE(TEXT([.B167];&quot;###,##&quot;);[.$L$1])" office:value-type="string" office:string-value="4510.504034679223," calcext:value-type="string">
            <text:p>4510.504034679223,</text:p>
          </table:table-cell>
          <table:table-cell table:formula="of:=CONCATENATE(TEXT([.C167];&quot;###,##&quot;);[.$L$1])" office:value-type="string" office:string-value="9.0," calcext:value-type="string">
            <text:p>9.0,</text:p>
          </table:table-cell>
          <table:table-cell table:formula="of:=CONCATENATE([.A167];[.$L$1])" office:value-type="string" office:string-value="1833," calcext:value-type="string">
            <text:p>1833,</text:p>
          </table:table-cell>
          <table:table-cell table:formula="of:=CONCATENATE([.D167];[.$L$1])" office:value-type="string" office:string-value="1261.385051616378," calcext:value-type="string">
            <text:p>1261.385051616378,</text:p>
          </table:table-cell>
          <table:table-cell table:number-columns-repeated="3"/>
        </table:table-row>
        <table:table-row table:style-name="ro1">
          <table:table-cell office:value-type="float" office:value="1849" calcext:value-type="float">
            <text:p>1849</text:p>
          </table:table-cell>
          <table:table-cell office:value-type="string" calcext:value-type="string">
            <text:p>4551.529579480647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849.4112575339338</text:p>
          </table:table-cell>
          <table:table-cell office:value-type="string" calcext:value-type="string">
            <text:p>119.02852213971941</text:p>
          </table:table-cell>
          <table:table-cell office:value-type="string" calcext:value-type="string">
            <text:p>225.74638262962264</text:p>
          </table:table-cell>
          <table:table-cell office:value-type="string" calcext:value-type="string">
            <text:p>0.0572251332895444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2</text:p>
          </table:table-cell>
          <table:table-cell table:formula="of:=CONCATENATE(TEXT([.B168];&quot;###,##&quot;);[.$L$1])" office:value-type="string" office:string-value="4551.529579480647," calcext:value-type="string">
            <text:p>4551.529579480647,</text:p>
          </table:table-cell>
          <table:table-cell table:formula="of:=CONCATENATE(TEXT([.C168];&quot;###,##&quot;);[.$L$1])" office:value-type="string" office:string-value="7.0," calcext:value-type="string">
            <text:p>7.0,</text:p>
          </table:table-cell>
          <table:table-cell table:formula="of:=CONCATENATE([.A168];[.$L$1])" office:value-type="string" office:string-value="1849," calcext:value-type="string">
            <text:p>1849,</text:p>
          </table:table-cell>
          <table:table-cell table:formula="of:=CONCATENATE([.D168];[.$L$1])" office:value-type="string" office:string-value="849.4112575339338," calcext:value-type="string">
            <text:p>849.4112575339338,</text:p>
          </table:table-cell>
          <table:table-cell table:number-columns-repeated="3"/>
        </table:table-row>
        <table:table-row table:style-name="ro1">
          <table:table-cell office:value-type="float" office:value="1867" calcext:value-type="float">
            <text:p>1867</text:p>
          </table:table-cell>
          <table:table-cell office:value-type="string" calcext:value-type="string">
            <text:p>4586.720533259873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1243.2022346716515</text:p>
          </table:table-cell>
          <table:table-cell office:value-type="string" calcext:value-type="string">
            <text:p>28.52472664341665</text:p>
          </table:table-cell>
          <table:table-cell office:value-type="string" calcext:value-type="string">
            <text:p>227.76018965022507</text:p>
          </table:table-cell>
          <table:table-cell office:value-type="string" calcext:value-type="string">
            <text:p>0.06046010278971488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2</text:p>
          </table:table-cell>
          <table:table-cell table:formula="of:=CONCATENATE(TEXT([.B169];&quot;###,##&quot;);[.$L$1])" office:value-type="string" office:string-value="4586.720533259873," calcext:value-type="string">
            <text:p>4586.720533259873,</text:p>
          </table:table-cell>
          <table:table-cell table:formula="of:=CONCATENATE(TEXT([.C169];&quot;###,##&quot;);[.$L$1])" office:value-type="string" office:string-value="9.0," calcext:value-type="string">
            <text:p>9.0,</text:p>
          </table:table-cell>
          <table:table-cell table:formula="of:=CONCATENATE([.A169];[.$L$1])" office:value-type="string" office:string-value="1867," calcext:value-type="string">
            <text:p>1867,</text:p>
          </table:table-cell>
          <table:table-cell table:formula="of:=CONCATENATE([.D169];[.$L$1])" office:value-type="string" office:string-value="1243.2022346716515," calcext:value-type="string">
            <text:p>1243.2022346716515,</text:p>
          </table:table-cell>
          <table:table-cell table:number-columns-repeated="3"/>
        </table:table-row>
        <table:table-row table:style-name="ro1">
          <table:table-cell office:value-type="float" office:value="1876" calcext:value-type="float">
            <text:p>1876</text:p>
          </table:table-cell>
          <table:table-cell office:value-type="string" calcext:value-type="string">
            <text:p>4609.004760626671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688.8926482811394</text:p>
          </table:table-cell>
          <table:table-cell office:value-type="string" calcext:value-type="string">
            <text:p>220.31479638990226</text:p>
          </table:table-cell>
          <table:table-cell office:value-type="string" calcext:value-type="string">
            <text:p>227.85918727758477</text:p>
          </table:table-cell>
          <table:table-cell office:value-type="string" calcext:value-type="string">
            <text:p>-0.02995380508372940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2</text:p>
          </table:table-cell>
          <table:table-cell table:formula="of:=CONCATENATE(TEXT([.B170];&quot;###,##&quot;);[.$L$1])" office:value-type="string" office:string-value="4609.004760626671," calcext:value-type="string">
            <text:p>4609.004760626671,</text:p>
          </table:table-cell>
          <table:table-cell table:formula="of:=CONCATENATE(TEXT([.C170];&quot;###,##&quot;);[.$L$1])" office:value-type="string" office:string-value="9.0," calcext:value-type="string">
            <text:p>9.0,</text:p>
          </table:table-cell>
          <table:table-cell table:formula="of:=CONCATENATE([.A170];[.$L$1])" office:value-type="string" office:string-value="1876," calcext:value-type="string">
            <text:p>1876,</text:p>
          </table:table-cell>
          <table:table-cell table:formula="of:=CONCATENATE([.D170];[.$L$1])" office:value-type="string" office:string-value="688.8926482811394," calcext:value-type="string">
            <text:p>688.8926482811394,</text:p>
          </table:table-cell>
          <table:table-cell table:number-columns-repeated="3"/>
        </table:table-row>
        <table:table-row table:style-name="ro1">
          <table:table-cell office:value-type="float" office:value="1890" calcext:value-type="float">
            <text:p>1890</text:p>
          </table:table-cell>
          <table:table-cell office:value-type="string" calcext:value-type="string">
            <text:p>4643.380256199679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989.3770301046934</text:p>
          </table:table-cell>
          <table:table-cell office:value-type="string" calcext:value-type="string">
            <text:p>337.2831824785805</text:p>
          </table:table-cell>
          <table:table-cell office:value-type="string" calcext:value-type="string">
            <text:p>226.82951038353428</text:p>
          </table:table-cell>
          <table:table-cell office:value-type="string" calcext:value-type="string">
            <text:p>0.019058457887425117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2</text:p>
          </table:table-cell>
          <table:table-cell table:formula="of:=CONCATENATE(TEXT([.B171];&quot;###,##&quot;);[.$L$1])" office:value-type="string" office:string-value="4643.380256199679," calcext:value-type="string">
            <text:p>4643.380256199679,</text:p>
          </table:table-cell>
          <table:table-cell table:formula="of:=CONCATENATE(TEXT([.C171];&quot;###,##&quot;);[.$L$1])" office:value-type="string" office:string-value="9.0," calcext:value-type="string">
            <text:p>9.0,</text:p>
          </table:table-cell>
          <table:table-cell table:formula="of:=CONCATENATE([.A171];[.$L$1])" office:value-type="string" office:string-value="1890," calcext:value-type="string">
            <text:p>1890,</text:p>
          </table:table-cell>
          <table:table-cell table:formula="of:=CONCATENATE([.D171];[.$L$1])" office:value-type="string" office:string-value="989.3770301046934," calcext:value-type="string">
            <text:p>989.3770301046934,</text:p>
          </table:table-cell>
          <table:table-cell table:number-columns-repeated="3"/>
        </table:table-row>
        <table:table-row table:style-name="ro1">
          <table:table-cell office:value-type="float" office:value="1906" calcext:value-type="float">
            <text:p>1906</text:p>
          </table:table-cell>
          <table:table-cell office:value-type="string" calcext:value-type="string">
            <text:p>4683.434137247876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1100.760865140361</text:p>
          </table:table-cell>
          <table:table-cell office:value-type="string" calcext:value-type="string">
            <text:p>418.54332834144054</text:p>
          </table:table-cell>
          <table:table-cell office:value-type="string" calcext:value-type="string">
            <text:p>227.5928755887193</text:p>
          </table:table-cell>
          <table:table-cell office:value-type="string" calcext:value-type="string">
            <text:p>0.037226369911250314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2</text:p>
          </table:table-cell>
          <table:table-cell table:formula="of:=CONCATENATE(TEXT([.B172];&quot;###,##&quot;);[.$L$1])" office:value-type="string" office:string-value="4683.434137247876," calcext:value-type="string">
            <text:p>4683.434137247876,</text:p>
          </table:table-cell>
          <table:table-cell table:formula="of:=CONCATENATE(TEXT([.C172];&quot;###,##&quot;);[.$L$1])" office:value-type="string" office:string-value="9.0," calcext:value-type="string">
            <text:p>9.0,</text:p>
          </table:table-cell>
          <table:table-cell table:formula="of:=CONCATENATE([.A172];[.$L$1])" office:value-type="string" office:string-value="1906," calcext:value-type="string">
            <text:p>1906,</text:p>
          </table:table-cell>
          <table:table-cell table:formula="of:=CONCATENATE([.D172];[.$L$1])" office:value-type="string" office:string-value="1100.760865140361," calcext:value-type="string">
            <text:p>1100.760865140361,</text:p>
          </table:table-cell>
          <table:table-cell table:number-columns-repeated="3"/>
        </table:table-row>
        <table:table-row table:style-name="ro1">
          <table:table-cell office:value-type="float" office:value="1922" calcext:value-type="float">
            <text:p>1922</text:p>
          </table:table-cell>
          <table:table-cell office:value-type="string" calcext:value-type="string">
            <text:p>4724.120906930299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1166.9492471140534</text:p>
          </table:table-cell>
          <table:table-cell office:value-type="string" calcext:value-type="string">
            <text:p>156.3949403672152</text:p>
          </table:table-cell>
          <table:table-cell office:value-type="string" calcext:value-type="string">
            <text:p>227.85918727758477</text:p>
          </table:table-cell>
          <table:table-cell office:value-type="string" calcext:value-type="string">
            <text:p>0.04802241316395671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2</text:p>
          </table:table-cell>
          <table:table-cell table:formula="of:=CONCATENATE(TEXT([.B173];&quot;###,##&quot;);[.$L$1])" office:value-type="string" office:string-value="4724.120906930299," calcext:value-type="string">
            <text:p>4724.120906930299,</text:p>
          </table:table-cell>
          <table:table-cell table:formula="of:=CONCATENATE(TEXT([.C173];&quot;###,##&quot;);[.$L$1])" office:value-type="string" office:string-value="9.0," calcext:value-type="string">
            <text:p>9.0,</text:p>
          </table:table-cell>
          <table:table-cell table:formula="of:=CONCATENATE([.A173];[.$L$1])" office:value-type="string" office:string-value="1922," calcext:value-type="string">
            <text:p>1922,</text:p>
          </table:table-cell>
          <table:table-cell table:formula="of:=CONCATENATE([.D173];[.$L$1])" office:value-type="string" office:string-value="1166.9492471140534," calcext:value-type="string">
            <text:p>1166.9492471140534,</text:p>
          </table:table-cell>
          <table:table-cell table:number-columns-repeated="3"/>
        </table:table-row>
        <table:table-row table:style-name="ro1">
          <table:table-cell office:value-type="float" office:value="1926" calcext:value-type="float">
            <text:p>1926</text:p>
          </table:table-cell>
          <table:table-cell office:value-type="string" calcext:value-type="string">
            <text:p>4735.05107786603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915.4680016982603</text:p>
          </table:table-cell>
          <table:table-cell office:value-type="string" calcext:value-type="string">
            <text:p>80.89459956769699</text:p>
          </table:table-cell>
          <table:table-cell office:value-type="string" calcext:value-type="string">
            <text:p>228.3840804622131</text:p>
          </table:table-cell>
          <table:table-cell office:value-type="string" calcext:value-type="string">
            <text:p>0.00700309343149225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2</text:p>
          </table:table-cell>
          <table:table-cell table:formula="of:=CONCATENATE(TEXT([.B174];&quot;###,##&quot;);[.$L$1])" office:value-type="string" office:string-value="4735.05107786603," calcext:value-type="string">
            <text:p>4735.05107786603,</text:p>
          </table:table-cell>
          <table:table-cell table:formula="of:=CONCATENATE(TEXT([.C174];&quot;###,##&quot;);[.$L$1])" office:value-type="string" office:string-value="9.0," calcext:value-type="string">
            <text:p>9.0,</text:p>
          </table:table-cell>
          <table:table-cell table:formula="of:=CONCATENATE([.A174];[.$L$1])" office:value-type="string" office:string-value="1926," calcext:value-type="string">
            <text:p>1926,</text:p>
          </table:table-cell>
          <table:table-cell table:formula="of:=CONCATENATE([.D174];[.$L$1])" office:value-type="string" office:string-value="915.4680016982603," calcext:value-type="string">
            <text:p>915.4680016982603,</text:p>
          </table:table-cell>
          <table:table-cell table:number-columns-repeated="3"/>
        </table:table-row>
        <table:table-row table:style-name="ro1">
          <table:table-cell office:value-type="float" office:value="1938" calcext:value-type="float">
            <text:p>1938</text:p>
          </table:table-cell>
          <table:table-cell office:value-type="string" calcext:value-type="string">
            <text:p>4764.041913961045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804.4197594536937</text:p>
          </table:table-cell>
          <table:table-cell office:value-type="string" calcext:value-type="string">
            <text:p>99.75119065839209</text:p>
          </table:table-cell>
          <table:table-cell office:value-type="string" calcext:value-type="string">
            <text:p>228.58710599604356</text:p>
          </table:table-cell>
          <table:table-cell office:value-type="string" calcext:value-type="string">
            <text:p>-0.011110079766877716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2</text:p>
          </table:table-cell>
          <table:table-cell table:formula="of:=CONCATENATE(TEXT([.B175];&quot;###,##&quot;);[.$L$1])" office:value-type="string" office:string-value="4764.041913961045," calcext:value-type="string">
            <text:p>4764.041913961045,</text:p>
          </table:table-cell>
          <table:table-cell table:formula="of:=CONCATENATE(TEXT([.C175];&quot;###,##&quot;);[.$L$1])" office:value-type="string" office:string-value="9.0," calcext:value-type="string">
            <text:p>9.0,</text:p>
          </table:table-cell>
          <table:table-cell table:formula="of:=CONCATENATE([.A175];[.$L$1])" office:value-type="string" office:string-value="1938," calcext:value-type="string">
            <text:p>1938,</text:p>
          </table:table-cell>
          <table:table-cell table:formula="of:=CONCATENATE([.D175];[.$L$1])" office:value-type="string" office:string-value="804.4197594536937," calcext:value-type="string">
            <text:p>804.4197594536937,</text:p>
          </table:table-cell>
          <table:table-cell table:number-columns-repeated="3"/>
        </table:table-row>
        <table:table-row table:style-name="ro1">
          <table:table-cell office:value-type="float" office:value="1949" calcext:value-type="float">
            <text:p>1949</text:p>
          </table:table-cell>
          <table:table-cell office:value-type="string" calcext:value-type="string">
            <text:p>4791.604357093846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835.8341188953342</text:p>
          </table:table-cell>
          <table:table-cell office:value-type="string" calcext:value-type="string">
            <text:p>25.286132160789293</text:p>
          </table:table-cell>
          <table:table-cell office:value-type="string" calcext:value-type="string">
            <text:p>228.2808850542681</text:p>
          </table:table-cell>
          <table:table-cell office:value-type="string" calcext:value-type="string">
            <text:p>-0.005986056891944506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2</text:p>
          </table:table-cell>
          <table:table-cell table:formula="of:=CONCATENATE(TEXT([.B176];&quot;###,##&quot;);[.$L$1])" office:value-type="string" office:string-value="4791.604357093846," calcext:value-type="string">
            <text:p>4791.604357093846,</text:p>
          </table:table-cell>
          <table:table-cell table:formula="of:=CONCATENATE(TEXT([.C176];&quot;###,##&quot;);[.$L$1])" office:value-type="string" office:string-value="9.0," calcext:value-type="string">
            <text:p>9.0,</text:p>
          </table:table-cell>
          <table:table-cell table:formula="of:=CONCATENATE([.A176];[.$L$1])" office:value-type="string" office:string-value="1949," calcext:value-type="string">
            <text:p>1949,</text:p>
          </table:table-cell>
          <table:table-cell table:formula="of:=CONCATENATE([.D176];[.$L$1])" office:value-type="string" office:string-value="835.8341188953342," calcext:value-type="string">
            <text:p>835.8341188953342,</text:p>
          </table:table-cell>
          <table:table-cell table:number-columns-repeated="3"/>
        </table:table-row>
        <table:table-row table:style-name="ro1">
          <table:table-cell office:value-type="float" office:value="1961" calcext:value-type="float">
            <text:p>1961</text:p>
          </table:table-cell>
          <table:table-cell office:value-type="string" calcext:value-type="string">
            <text:p>4821.6219332032415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679.0161380514232</text:p>
          </table:table-cell>
          <table:table-cell office:value-type="string" calcext:value-type="string">
            <text:p>132.5508130741807</text:p>
          </table:table-cell>
          <table:table-cell office:value-type="string" calcext:value-type="string">
            <text:p>228.101198135919</text:p>
          </table:table-cell>
          <table:table-cell office:value-type="string" calcext:value-type="string">
            <text:p>-0.03156477106365308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2</text:p>
          </table:table-cell>
          <table:table-cell table:formula="of:=CONCATENATE(TEXT([.B177];&quot;###,##&quot;);[.$L$1])" office:value-type="string" office:string-value="4821.6219332032415," calcext:value-type="string">
            <text:p>4821.6219332032415,</text:p>
          </table:table-cell>
          <table:table-cell table:formula="of:=CONCATENATE(TEXT([.C177];&quot;###,##&quot;);[.$L$1])" office:value-type="string" office:string-value="9.0," calcext:value-type="string">
            <text:p>9.0,</text:p>
          </table:table-cell>
          <table:table-cell table:formula="of:=CONCATENATE([.A177];[.$L$1])" office:value-type="string" office:string-value="1961," calcext:value-type="string">
            <text:p>1961,</text:p>
          </table:table-cell>
          <table:table-cell table:formula="of:=CONCATENATE([.D177];[.$L$1])" office:value-type="string" office:string-value="679.0161380514232," calcext:value-type="string">
            <text:p>679.0161380514232,</text:p>
          </table:table-cell>
          <table:table-cell table:number-columns-repeated="3"/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string" calcext:value-type="string">
            <text:p>4850.140732367774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582.6381134698206</text:p>
          </table:table-cell>
          <table:table-cell office:value-type="string" calcext:value-type="string">
            <text:p>97.23032949856125</text:p>
          </table:table-cell>
          <table:table-cell office:value-type="string" calcext:value-type="string">
            <text:p>227.20100876928024</text:p>
          </table:table-cell>
          <table:table-cell office:value-type="string" calcext:value-type="string">
            <text:p>0.001882600706332808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2</text:p>
          </table:table-cell>
          <table:table-cell table:formula="of:=CONCATENATE(TEXT([.B178];&quot;###,##&quot;);[.$L$1])" office:value-type="string" office:string-value="4850.140732367774," calcext:value-type="string">
            <text:p>4850.140732367774,</text:p>
          </table:table-cell>
          <table:table-cell table:formula="of:=CONCATENATE(TEXT([.C178];&quot;###,##&quot;);[.$L$1])" office:value-type="string" office:string-value="7.0," calcext:value-type="string">
            <text:p>7.0,</text:p>
          </table:table-cell>
          <table:table-cell table:formula="of:=CONCATENATE([.A178];[.$L$1])" office:value-type="string" office:string-value="1972," calcext:value-type="string">
            <text:p>1972,</text:p>
          </table:table-cell>
          <table:table-cell table:formula="of:=CONCATENATE([.D178];[.$L$1])" office:value-type="string" office:string-value="582.6381134698206," calcext:value-type="string">
            <text:p>582.6381134698206,</text:p>
          </table:table-cell>
          <table:table-cell table:number-columns-repeated="3"/>
        </table:table-row>
        <table:table-row table:style-name="ro1">
          <table:table-cell office:value-type="float" office:value="1984" calcext:value-type="float">
            <text:p>1984</text:p>
          </table:table-cell>
          <table:table-cell office:value-type="string" calcext:value-type="string">
            <text:p>4873.754773509483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1637.1601707278915</text:p>
          </table:table-cell>
          <table:table-cell office:value-type="string" calcext:value-type="string">
            <text:p>0.0068976546309240305</text:p>
          </table:table-cell>
          <table:table-cell office:value-type="string" calcext:value-type="string">
            <text:p>227.245464579813</text:p>
          </table:table-cell>
          <table:table-cell office:value-type="string" calcext:value-type="string">
            <text:p>0.0535753376274977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2</text:p>
          </table:table-cell>
          <table:table-cell table:formula="of:=CONCATENATE(TEXT([.B179];&quot;###,##&quot;);[.$L$1])" office:value-type="string" office:string-value="4873.754773509483," calcext:value-type="string">
            <text:p>4873.754773509483,</text:p>
          </table:table-cell>
          <table:table-cell table:formula="of:=CONCATENATE(TEXT([.C179];&quot;###,##&quot;);[.$L$1])" office:value-type="string" office:string-value="11.0," calcext:value-type="string">
            <text:p>11.0,</text:p>
          </table:table-cell>
          <table:table-cell table:formula="of:=CONCATENATE([.A179];[.$L$1])" office:value-type="string" office:string-value="1984," calcext:value-type="string">
            <text:p>1984,</text:p>
          </table:table-cell>
          <table:table-cell table:formula="of:=CONCATENATE([.D179];[.$L$1])" office:value-type="string" office:string-value="1637.1601707278915," calcext:value-type="string">
            <text:p>1637.1601707278915,</text:p>
          </table:table-cell>
          <table:table-cell table:number-columns-repeated="3"/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string" calcext:value-type="string">
            <text:p>4898.981041011544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516.3764496791189</text:p>
          </table:table-cell>
          <table:table-cell office:value-type="string" calcext:value-type="string">
            <text:p>34.03813902399875</text:p>
          </table:table-cell>
          <table:table-cell office:value-type="string" calcext:value-type="string">
            <text:p>228.59697037831748</text:p>
          </table:table-cell>
          <table:table-cell office:value-type="string" calcext:value-type="string">
            <text:p>-0.0970433422962743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2</text:p>
          </table:table-cell>
          <table:table-cell table:formula="of:=CONCATENATE(TEXT([.B180];&quot;###,##&quot;);[.$L$1])" office:value-type="string" office:string-value="4898.981041011544," calcext:value-type="string">
            <text:p>4898.981041011544,</text:p>
          </table:table-cell>
          <table:table-cell table:formula="of:=CONCATENATE(TEXT([.C180];&quot;###,##&quot;);[.$L$1])" office:value-type="string" office:string-value="11.0," calcext:value-type="string">
            <text:p>11.0,</text:p>
          </table:table-cell>
          <table:table-cell table:formula="of:=CONCATENATE([.A180];[.$L$1])" office:value-type="string" office:string-value="1992," calcext:value-type="string">
            <text:p>1992,</text:p>
          </table:table-cell>
          <table:table-cell table:formula="of:=CONCATENATE([.D180];[.$L$1])" office:value-type="string" office:string-value="516.3764496791189," calcext:value-type="string">
            <text:p>516.3764496791189,</text:p>
          </table:table-cell>
          <table:table-cell table:number-columns-repeated="3"/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string" calcext:value-type="string">
            <text:p>4926.824225205163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704.4942791091332</text:p>
          </table:table-cell>
          <table:table-cell office:value-type="string" calcext:value-type="string">
            <text:p>43.08296798376493</text:p>
          </table:table-cell>
          <table:table-cell office:value-type="string" calcext:value-type="string">
            <text:p>225.8949747239979</text:p>
          </table:table-cell>
          <table:table-cell office:value-type="string" calcext:value-type="string">
            <text:p>-0.0717627653154091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2</text:p>
          </table:table-cell>
          <table:table-cell table:formula="of:=CONCATENATE(TEXT([.B181];&quot;###,##&quot;);[.$L$1])" office:value-type="string" office:string-value="4926.824225205163," calcext:value-type="string">
            <text:p>4926.824225205163,</text:p>
          </table:table-cell>
          <table:table-cell table:formula="of:=CONCATENATE(TEXT([.C181];&quot;###,##&quot;);[.$L$1])" office:value-type="string" office:string-value="11.0," calcext:value-type="string">
            <text:p>11.0,</text:p>
          </table:table-cell>
          <table:table-cell table:formula="of:=CONCATENATE([.A181];[.$L$1])" office:value-type="string" office:string-value="2001," calcext:value-type="string">
            <text:p>2001,</text:p>
          </table:table-cell>
          <table:table-cell table:formula="of:=CONCATENATE([.D181];[.$L$1])" office:value-type="string" office:string-value="704.4942791091332," calcext:value-type="string">
            <text:p>704.4942791091332,</text:p>
          </table:table-cell>
          <table:table-cell table:number-columns-repeated="3"/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4946.856321290714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727.5643706992241</text:p>
          </table:table-cell>
          <table:table-cell office:value-type="string" calcext:value-type="string">
            <text:p>5.641002817215674</text:p>
          </table:table-cell>
          <table:table-cell office:value-type="string" calcext:value-type="string">
            <text:p>224.4574161138348</text:p>
          </table:table-cell>
          <table:table-cell office:value-type="string" calcext:value-type="string">
            <text:p>-0.06866244660470507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2</text:p>
          </table:table-cell>
          <table:table-cell table:formula="of:=CONCATENATE(TEXT([.B182];&quot;###,##&quot;);[.$L$1])" office:value-type="string" office:string-value="4946.856321290714," calcext:value-type="string">
            <text:p>4946.856321290714,</text:p>
          </table:table-cell>
          <table:table-cell table:formula="of:=CONCATENATE(TEXT([.C182];&quot;###,##&quot;);[.$L$1])" office:value-type="string" office:string-value="11.0," calcext:value-type="string">
            <text:p>11.0,</text:p>
          </table:table-cell>
          <table:table-cell table:formula="of:=CONCATENATE([.A182];[.$L$1])" office:value-type="string" office:string-value="2008," calcext:value-type="string">
            <text:p>2008,</text:p>
          </table:table-cell>
          <table:table-cell table:formula="of:=CONCATENATE([.D182];[.$L$1])" office:value-type="string" office:string-value="727.5643706992241," calcext:value-type="string">
            <text:p>727.5643706992241,</text:p>
          </table:table-cell>
          <table:table-cell table:number-columns-repeated="3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4970.07241194782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342.445842845132</text:p>
          </table:table-cell>
          <table:table-cell office:value-type="string" calcext:value-type="string">
            <text:p>43.553103201362205</text:p>
          </table:table-cell>
          <table:table-cell office:value-type="string" calcext:value-type="string">
            <text:p>222.8633425287213</text:p>
          </table:table-cell>
          <table:table-cell office:value-type="string" calcext:value-type="string">
            <text:p>-0.08646303804451876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2</text:p>
          </table:table-cell>
          <table:table-cell table:formula="of:=CONCATENATE(TEXT([.B183];&quot;###,##&quot;);[.$L$1])" office:value-type="string" office:string-value="4970.07241194782," calcext:value-type="string">
            <text:p>4970.07241194782,</text:p>
          </table:table-cell>
          <table:table-cell table:formula="of:=CONCATENATE(TEXT([.C183];&quot;###,##&quot;);[.$L$1])" office:value-type="string" office:string-value="9.0," calcext:value-type="string">
            <text:p>9.0,</text:p>
          </table:table-cell>
          <table:table-cell table:formula="of:=CONCATENATE([.A183];[.$L$1])" office:value-type="string" office:string-value="2016," calcext:value-type="string">
            <text:p>2016,</text:p>
          </table:table-cell>
          <table:table-cell table:formula="of:=CONCATENATE([.D183];[.$L$1])" office:value-type="string" office:string-value="342.445842845132," calcext:value-type="string">
            <text:p>342.445842845132,</text:p>
          </table:table-cell>
          <table:table-cell table:number-columns-repeated="3"/>
        </table:table-row>
        <table:table-row table:style-name="ro1">
          <table:table-cell office:value-type="float" office:value="2026" calcext:value-type="float">
            <text:p>2026</text:p>
          </table:table-cell>
          <table:table-cell office:value-type="string" calcext:value-type="string">
            <text:p>4995.352869829878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1063.9113851346547</text:p>
          </table:table-cell>
          <table:table-cell office:value-type="string" calcext:value-type="string">
            <text:p>4.07867302622761</text:p>
          </table:table-cell>
          <table:table-cell office:value-type="string" calcext:value-type="string">
            <text:p>220.67751733708198</text:p>
          </table:table-cell>
          <table:table-cell office:value-type="string" calcext:value-type="string">
            <text:p>-0.023461804983000187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2</text:p>
          </table:table-cell>
          <table:table-cell table:formula="of:=CONCATENATE(TEXT([.B184];&quot;###,##&quot;);[.$L$1])" office:value-type="string" office:string-value="4995.352869829878," calcext:value-type="string">
            <text:p>4995.352869829878,</text:p>
          </table:table-cell>
          <table:table-cell table:formula="of:=CONCATENATE(TEXT([.C184];&quot;###,##&quot;);[.$L$1])" office:value-type="string" office:string-value="11.0," calcext:value-type="string">
            <text:p>11.0,</text:p>
          </table:table-cell>
          <table:table-cell table:formula="of:=CONCATENATE([.A184];[.$L$1])" office:value-type="string" office:string-value="2026," calcext:value-type="string">
            <text:p>2026,</text:p>
          </table:table-cell>
          <table:table-cell table:formula="of:=CONCATENATE([.D184];[.$L$1])" office:value-type="string" office:string-value="1063.9113851346547," calcext:value-type="string">
            <text:p>1063.9113851346547,</text:p>
          </table:table-cell>
          <table:table-cell table:number-columns-repeated="3"/>
        </table:table-row>
        <table:table-row table:style-name="ro1">
          <table:table-cell office:value-type="float" office:value="2035" calcext:value-type="float">
            <text:p>2035</text:p>
          </table:table-cell>
          <table:table-cell office:value-type="string" calcext:value-type="string">
            <text:p>5021.334295753771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70.24255565179115</text:p>
          </table:table-cell>
          <table:table-cell office:value-type="string" calcext:value-type="string">
            <text:p>120.25849830051106</text:p>
          </table:table-cell>
          <table:table-cell office:value-type="string" calcext:value-type="string">
            <text:p>220.06794618887534</text:p>
          </table:table-cell>
          <table:table-cell office:value-type="string" calcext:value-type="string">
            <text:p>-0.1308623476278261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2</text:p>
          </table:table-cell>
          <table:table-cell table:formula="of:=CONCATENATE(TEXT([.B185];&quot;###,##&quot;);[.$L$1])" office:value-type="string" office:string-value="5021.334295753771," calcext:value-type="string">
            <text:p>5021.334295753771,</text:p>
          </table:table-cell>
          <table:table-cell table:formula="of:=CONCATENATE(TEXT([.C185];&quot;###,##&quot;);[.$L$1])" office:value-type="string" office:string-value="9.0," calcext:value-type="string">
            <text:p>9.0,</text:p>
          </table:table-cell>
          <table:table-cell table:formula="of:=CONCATENATE([.A185];[.$L$1])" office:value-type="string" office:string-value="2035," calcext:value-type="string">
            <text:p>2035,</text:p>
          </table:table-cell>
          <table:table-cell table:formula="of:=CONCATENATE([.D185];[.$L$1])" office:value-type="string" office:string-value="70.24255565179115," calcext:value-type="string">
            <text:p>70.24255565179115,</text:p>
          </table:table-cell>
          <table:table-cell table:number-columns-repeated="3"/>
        </table:table-row>
        <table:table-row table:style-name="ro1">
          <table:table-cell office:value-type="float" office:value="2041" calcext:value-type="float">
            <text:p>2041</text:p>
          </table:table-cell>
          <table:table-cell office:value-type="string" calcext:value-type="string">
            <text:p>5037.190512462232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866.7830709543231</text:p>
          </table:table-cell>
          <table:table-cell office:value-type="string" calcext:value-type="string">
            <text:p>141.5168141501374</text:p>
          </table:table-cell>
          <table:table-cell office:value-type="string" calcext:value-type="string">
            <text:p>217.99296444591056</text:p>
          </table:table-cell>
          <table:table-cell office:value-type="string" calcext:value-type="string">
            <text:p>-9.379470108541088E-4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2</text:p>
          </table:table-cell>
          <table:table-cell table:formula="of:=CONCATENATE(TEXT([.B186];&quot;###,##&quot;);[.$L$1])" office:value-type="string" office:string-value="5037.190512462232," calcext:value-type="string">
            <text:p>5037.190512462232,</text:p>
          </table:table-cell>
          <table:table-cell table:formula="of:=CONCATENATE(TEXT([.C186];&quot;###,##&quot;);[.$L$1])" office:value-type="string" office:string-value="9.0," calcext:value-type="string">
            <text:p>9.0,</text:p>
          </table:table-cell>
          <table:table-cell table:formula="of:=CONCATENATE([.A186];[.$L$1])" office:value-type="string" office:string-value="2041," calcext:value-type="string">
            <text:p>2041,</text:p>
          </table:table-cell>
          <table:table-cell table:formula="of:=CONCATENATE([.D186];[.$L$1])" office:value-type="string" office:string-value="866.7830709543231," calcext:value-type="string">
            <text:p>866.7830709543231,</text:p>
          </table:table-cell>
          <table:table-cell table:number-columns-repeated="3"/>
        </table:table-row>
        <table:table-row table:style-name="ro1">
          <table:table-cell office:value-type="float" office:value="2050" calcext:value-type="float">
            <text:p>2050</text:p>
          </table:table-cell>
          <table:table-cell office:value-type="string" calcext:value-type="string">
            <text:p>5059.221862502706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896.1872062552599</text:p>
          </table:table-cell>
          <table:table-cell office:value-type="string" calcext:value-type="string">
            <text:p>110.87624004989661</text:p>
          </table:table-cell>
          <table:table-cell office:value-type="string" calcext:value-type="string">
            <text:p>217.97230020699502</text:p>
          </table:table-cell>
          <table:table-cell office:value-type="string" calcext:value-type="string">
            <text:p>0.003858186495529501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2</text:p>
          </table:table-cell>
          <table:table-cell table:formula="of:=CONCATENATE(TEXT([.B187];&quot;###,##&quot;);[.$L$1])" office:value-type="string" office:string-value="5059.221862502706," calcext:value-type="string">
            <text:p>5059.221862502706,</text:p>
          </table:table-cell>
          <table:table-cell table:formula="of:=CONCATENATE(TEXT([.C187];&quot;###,##&quot;);[.$L$1])" office:value-type="string" office:string-value="9.0," calcext:value-type="string">
            <text:p>9.0,</text:p>
          </table:table-cell>
          <table:table-cell table:formula="of:=CONCATENATE([.A187];[.$L$1])" office:value-type="string" office:string-value="2050," calcext:value-type="string">
            <text:p>2050,</text:p>
          </table:table-cell>
          <table:table-cell table:formula="of:=CONCATENATE([.D187];[.$L$1])" office:value-type="string" office:string-value="896.1872062552599," calcext:value-type="string">
            <text:p>896.1872062552599,</text:p>
          </table:table-cell>
          <table:table-cell table:number-columns-repeated="3"/>
        </table:table-row>
        <table:table-row table:style-name="ro1">
          <table:table-cell office:value-type="float" office:value="2060" calcext:value-type="float">
            <text:p>2060</text:p>
          </table:table-cell>
          <table:table-cell office:value-type="string" calcext:value-type="string">
            <text:p>5084.056462147504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852.980840364572</text:p>
          </table:table-cell>
          <table:table-cell office:value-type="string" calcext:value-type="string">
            <text:p>59.43477427575536</text:p>
          </table:table-cell>
          <table:table-cell office:value-type="string" calcext:value-type="string">
            <text:p>218.06811672396645</text:p>
          </table:table-cell>
          <table:table-cell office:value-type="string" calcext:value-type="string">
            <text:p>-0.0031892405760904916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1.2</text:p>
          </table:table-cell>
          <table:table-cell table:formula="of:=CONCATENATE(TEXT([.B188];&quot;###,##&quot;);[.$L$1])" office:value-type="string" office:string-value="5084.056462147504," calcext:value-type="string">
            <text:p>5084.056462147504,</text:p>
          </table:table-cell>
          <table:table-cell table:formula="of:=CONCATENATE(TEXT([.C188];&quot;###,##&quot;);[.$L$1])" office:value-type="string" office:string-value="9.0," calcext:value-type="string">
            <text:p>9.0,</text:p>
          </table:table-cell>
          <table:table-cell table:formula="of:=CONCATENATE([.A188];[.$L$1])" office:value-type="string" office:string-value="2060," calcext:value-type="string">
            <text:p>2060,</text:p>
          </table:table-cell>
          <table:table-cell table:formula="of:=CONCATENATE([.D188];[.$L$1])" office:value-type="string" office:string-value="852.980840364572," calcext:value-type="string">
            <text:p>852.980840364572,</text:p>
          </table:table-cell>
          <table:table-cell table:number-columns-repeated="3"/>
        </table:table-row>
        <table:table-row table:style-name="ro1">
          <table:table-cell office:value-type="float" office:value="2063" calcext:value-type="float">
            <text:p>2063</text:p>
          </table:table-cell>
          <table:table-cell office:value-type="string" calcext:value-type="string">
            <text:p>5091.256463880511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763.7924819918682</text:p>
          </table:table-cell>
          <table:table-cell office:value-type="string" calcext:value-type="string">
            <text:p>6.131581317441134</text:p>
          </table:table-cell>
          <table:table-cell office:value-type="string" calcext:value-type="string">
            <text:p>218.04515418629163</text:p>
          </table:table-cell>
          <table:table-cell office:value-type="string" calcext:value-type="string">
            <text:p>-0.017736829532295852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1.2</text:p>
          </table:table-cell>
          <table:table-cell table:formula="of:=CONCATENATE(TEXT([.B189];&quot;###,##&quot;);[.$L$1])" office:value-type="string" office:string-value="5091.256463880511," calcext:value-type="string">
            <text:p>5091.256463880511,</text:p>
          </table:table-cell>
          <table:table-cell table:formula="of:=CONCATENATE(TEXT([.C189];&quot;###,##&quot;);[.$L$1])" office:value-type="string" office:string-value="9.0," calcext:value-type="string">
            <text:p>9.0,</text:p>
          </table:table-cell>
          <table:table-cell table:formula="of:=CONCATENATE([.A189];[.$L$1])" office:value-type="string" office:string-value="2063," calcext:value-type="string">
            <text:p>2063,</text:p>
          </table:table-cell>
          <table:table-cell table:formula="of:=CONCATENATE([.D189];[.$L$1])" office:value-type="string" office:string-value="763.7924819918682," calcext:value-type="string">
            <text:p>763.7924819918682,</text:p>
          </table:table-cell>
          <table:table-cell table:number-columns-repeated="3"/>
        </table:table-row>
        <table:table-row table:style-name="ro1">
          <table:table-cell office:value-type="float" office:value="2071" calcext:value-type="float">
            <text:p>2071</text:p>
          </table:table-cell>
          <table:table-cell office:value-type="string" calcext:value-type="string">
            <text:p>5111.734188205796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905.6525095260057</text:p>
          </table:table-cell>
          <table:table-cell office:value-type="string" calcext:value-type="string">
            <text:p>15.797587469552377</text:p>
          </table:table-cell>
          <table:table-cell office:value-type="string" calcext:value-type="string">
            <text:p>217.6819442807247</text:p>
          </table:table-cell>
          <table:table-cell office:value-type="string" calcext:value-type="string">
            <text:p>-0.044729728921161886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1.2</text:p>
          </table:table-cell>
          <table:table-cell table:formula="of:=CONCATENATE(TEXT([.B190];&quot;###,##&quot;);[.$L$1])" office:value-type="string" office:string-value="5111.734188205796," calcext:value-type="string">
            <text:p>5111.734188205796,</text:p>
          </table:table-cell>
          <table:table-cell table:formula="of:=CONCATENATE(TEXT([.C190];&quot;###,##&quot;);[.$L$1])" office:value-type="string" office:string-value="11.0," calcext:value-type="string">
            <text:p>11.0,</text:p>
          </table:table-cell>
          <table:table-cell table:formula="of:=CONCATENATE([.A190];[.$L$1])" office:value-type="string" office:string-value="2071," calcext:value-type="string">
            <text:p>2071,</text:p>
          </table:table-cell>
          <table:table-cell table:formula="of:=CONCATENATE([.D190];[.$L$1])" office:value-type="string" office:string-value="905.6525095260057," calcext:value-type="string">
            <text:p>905.6525095260057,</text:p>
          </table:table-cell>
          <table:table-cell table:number-columns-repeated="3"/>
        </table:table-row>
        <table:table-row table:style-name="ro1">
          <table:table-cell office:value-type="float" office:value="2082" calcext:value-type="float">
            <text:p>2082</text:p>
          </table:table-cell>
          <table:table-cell office:value-type="string" calcext:value-type="string">
            <text:p>5145.613701406583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645.688454002555</text:p>
          </table:table-cell>
          <table:table-cell office:value-type="string" calcext:value-type="string">
            <text:p>11.413849368458772</text:p>
          </table:table-cell>
          <table:table-cell office:value-type="string" calcext:value-type="string">
            <text:p>216.16652283927255</text:p>
          </table:table-cell>
          <table:table-cell office:value-type="string" calcext:value-type="string">
            <text:p>-0.07966549943175838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1.2</text:p>
          </table:table-cell>
          <table:table-cell table:formula="of:=CONCATENATE(TEXT([.B191];&quot;###,##&quot;);[.$L$1])" office:value-type="string" office:string-value="5145.613701406583," calcext:value-type="string">
            <text:p>5145.613701406583,</text:p>
          </table:table-cell>
          <table:table-cell table:formula="of:=CONCATENATE(TEXT([.C191];&quot;###,##&quot;);[.$L$1])" office:value-type="string" office:string-value="11.0," calcext:value-type="string">
            <text:p>11.0,</text:p>
          </table:table-cell>
          <table:table-cell table:formula="of:=CONCATENATE([.A191];[.$L$1])" office:value-type="string" office:string-value="2082," calcext:value-type="string">
            <text:p>2082,</text:p>
          </table:table-cell>
          <table:table-cell table:formula="of:=CONCATENATE([.D191];[.$L$1])" office:value-type="string" office:string-value="645.688454002555," calcext:value-type="string">
            <text:p>645.688454002555,</text:p>
          </table:table-cell>
          <table:table-cell table:number-columns-repeated="3"/>
        </table:table-row>
        <table:table-row table:style-name="ro1">
          <table:table-cell office:value-type="float" office:value="2090" calcext:value-type="float">
            <text:p>2090</text:p>
          </table:table-cell>
          <table:table-cell office:value-type="string" calcext:value-type="string">
            <text:p>5169.599578816317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1013.0621041906213</text:p>
          </table:table-cell>
          <table:table-cell office:value-type="string" calcext:value-type="string">
            <text:p>0.966658329237741</text:p>
          </table:table-cell>
          <table:table-cell office:value-type="string" calcext:value-type="string">
            <text:p>214.2556759361172</text:p>
          </table:table-cell>
          <table:table-cell office:value-type="string" calcext:value-type="string">
            <text:p>-0.030295283581080225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1.2</text:p>
          </table:table-cell>
          <table:table-cell table:formula="of:=CONCATENATE(TEXT([.B192];&quot;###,##&quot;);[.$L$1])" office:value-type="string" office:string-value="5169.599578816317," calcext:value-type="string">
            <text:p>5169.599578816317,</text:p>
          </table:table-cell>
          <table:table-cell table:formula="of:=CONCATENATE(TEXT([.C192];&quot;###,##&quot;);[.$L$1])" office:value-type="string" office:string-value="11.0," calcext:value-type="string">
            <text:p>11.0,</text:p>
          </table:table-cell>
          <table:table-cell table:formula="of:=CONCATENATE([.A192];[.$L$1])" office:value-type="string" office:string-value="2090," calcext:value-type="string">
            <text:p>2090,</text:p>
          </table:table-cell>
          <table:table-cell table:formula="of:=CONCATENATE([.D192];[.$L$1])" office:value-type="string" office:string-value="1013.0621041906213," calcext:value-type="string">
            <text:p>1013.0621041906213,</text:p>
          </table:table-cell>
          <table:table-cell table:number-columns-repeated="3"/>
        </table:table-row>
        <table:table-row table:style-name="ro1">
          <table:table-cell office:value-type="float" office:value="2099" calcext:value-type="float">
            <text:p>2099</text:p>
          </table:table-cell>
          <table:table-cell office:value-type="string" calcext:value-type="string">
            <text:p>5197.765601321522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1422.235316583712</text:p>
          </table:table-cell>
          <table:table-cell office:value-type="string" calcext:value-type="string">
            <text:p>1.712054535795386</text:p>
          </table:table-cell>
          <table:table-cell office:value-type="string" calcext:value-type="string">
            <text:p>212.71318938134772</text:p>
          </table:table-cell>
          <table:table-cell office:value-type="string" calcext:value-type="string">
            <text:p>0.024692246977578377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1.2</text:p>
          </table:table-cell>
          <table:table-cell table:formula="of:=CONCATENATE(TEXT([.B193];&quot;###,##&quot;);[.$L$1])" office:value-type="string" office:string-value="5197.765601321522," calcext:value-type="string">
            <text:p>5197.765601321522,</text:p>
          </table:table-cell>
          <table:table-cell table:formula="of:=CONCATENATE(TEXT([.C193];&quot;###,##&quot;);[.$L$1])" office:value-type="string" office:string-value="11.0," calcext:value-type="string">
            <text:p>11.0,</text:p>
          </table:table-cell>
          <table:table-cell table:formula="of:=CONCATENATE([.A193];[.$L$1])" office:value-type="string" office:string-value="2099," calcext:value-type="string">
            <text:p>2099,</text:p>
          </table:table-cell>
          <table:table-cell table:formula="of:=CONCATENATE([.D193];[.$L$1])" office:value-type="string" office:string-value="1422.235316583712," calcext:value-type="string">
            <text:p>1422.235316583712,</text:p>
          </table:table-cell>
          <table:table-cell table:number-columns-repeated="3"/>
        </table:table-row>
        <table:table-row table:style-name="ro1">
          <table:table-cell office:value-type="float" office:value="2103" calcext:value-type="float">
            <text:p>2103</text:p>
          </table:table-cell>
          <table:table-cell office:value-type="string" calcext:value-type="string">
            <text:p>5211.118908466301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1376.8872271471623</text:p>
          </table:table-cell>
          <table:table-cell office:value-type="string" calcext:value-type="string">
            <text:p>0.8639577059209795</text:p>
          </table:table-cell>
          <table:table-cell office:value-type="string" calcext:value-type="string">
            <text:p>213.04291253933405</text:p>
          </table:table-cell>
          <table:table-cell office:value-type="string" calcext:value-type="string">
            <text:p>0.018598056600146053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1.2</text:p>
          </table:table-cell>
          <table:table-cell table:formula="of:=CONCATENATE(TEXT([.B194];&quot;###,##&quot;);[.$L$1])" office:value-type="string" office:string-value="5211.118908466301," calcext:value-type="string">
            <text:p>5211.118908466301,</text:p>
          </table:table-cell>
          <table:table-cell table:formula="of:=CONCATENATE(TEXT([.C194];&quot;###,##&quot;);[.$L$1])" office:value-type="string" office:string-value="11.0," calcext:value-type="string">
            <text:p>11.0,</text:p>
          </table:table-cell>
          <table:table-cell table:formula="of:=CONCATENATE([.A194];[.$L$1])" office:value-type="string" office:string-value="2103," calcext:value-type="string">
            <text:p>2103,</text:p>
          </table:table-cell>
          <table:table-cell table:formula="of:=CONCATENATE([.D194];[.$L$1])" office:value-type="string" office:string-value="1376.8872271471623," calcext:value-type="string">
            <text:p>1376.8872271471623,</text:p>
          </table:table-cell>
          <table:table-cell table:number-columns-repeated="3"/>
        </table:table-row>
        <table:table-row table:style-name="ro1">
          <table:table-cell office:value-type="float" office:value="2106" calcext:value-type="float">
            <text:p>2106</text:p>
          </table:table-cell>
          <table:table-cell office:value-type="string" calcext:value-type="string">
            <text:p>5219.914824275389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1429.288644831747</text:p>
          </table:table-cell>
          <table:table-cell office:value-type="string" calcext:value-type="string">
            <text:p>0.026733469507303743</text:p>
          </table:table-cell>
          <table:table-cell office:value-type="string" calcext:value-type="string">
            <text:p>213.2064994794016</text:p>
          </table:table-cell>
          <table:table-cell office:value-type="string" calcext:value-type="string">
            <text:p>0.025640122084823868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1.2</text:p>
          </table:table-cell>
          <table:table-cell table:formula="of:=CONCATENATE(TEXT([.B195];&quot;###,##&quot;);[.$L$1])" office:value-type="string" office:string-value="5219.914824275389," calcext:value-type="string">
            <text:p>5219.914824275389,</text:p>
          </table:table-cell>
          <table:table-cell table:formula="of:=CONCATENATE(TEXT([.C195];&quot;###,##&quot;);[.$L$1])" office:value-type="string" office:string-value="11.0," calcext:value-type="string">
            <text:p>11.0,</text:p>
          </table:table-cell>
          <table:table-cell table:formula="of:=CONCATENATE([.A195];[.$L$1])" office:value-type="string" office:string-value="2106," calcext:value-type="string">
            <text:p>2106,</text:p>
          </table:table-cell>
          <table:table-cell table:formula="of:=CONCATENATE([.D195];[.$L$1])" office:value-type="string" office:string-value="1429.288644831747," calcext:value-type="string">
            <text:p>1429.288644831747,</text:p>
          </table:table-cell>
          <table:table-cell table:number-columns-repeated="3"/>
        </table:table-row>
        <table:table-row table:style-name="ro1">
          <table:table-cell office:value-type="float" office:value="2109" calcext:value-type="float">
            <text:p>2109</text:p>
          </table:table-cell>
          <table:table-cell office:value-type="string" calcext:value-type="string">
            <text:p>5227.554367368098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1511.0593268748923</text:p>
          </table:table-cell>
          <table:table-cell office:value-type="string" calcext:value-type="string">
            <text:p>94.21966215073918</text:p>
          </table:table-cell>
          <table:table-cell office:value-type="string" calcext:value-type="string">
            <text:p>212.1431306700519</text:p>
          </table:table-cell>
          <table:table-cell office:value-type="string" calcext:value-type="string">
            <text:p>0.036629032750193066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1.2</text:p>
          </table:table-cell>
          <table:table-cell table:formula="of:=CONCATENATE(TEXT([.B196];&quot;###,##&quot;);[.$L$1])" office:value-type="string" office:string-value="5227.554367368098," calcext:value-type="string">
            <text:p>5227.554367368098,</text:p>
          </table:table-cell>
          <table:table-cell table:formula="of:=CONCATENATE(TEXT([.C196];&quot;###,##&quot;);[.$L$1])" office:value-type="string" office:string-value="11.0," calcext:value-type="string">
            <text:p>11.0,</text:p>
          </table:table-cell>
          <table:table-cell table:formula="of:=CONCATENATE([.A196];[.$L$1])" office:value-type="string" office:string-value="2109," calcext:value-type="string">
            <text:p>2109,</text:p>
          </table:table-cell>
          <table:table-cell table:formula="of:=CONCATENATE([.D196];[.$L$1])" office:value-type="string" office:string-value="1511.0593268748923," calcext:value-type="string">
            <text:p>1511.0593268748923,</text:p>
          </table:table-cell>
          <table:table-cell table:number-columns-repeated="3"/>
        </table:table-row>
        <table:table-row table:style-name="ro1">
          <table:table-cell office:value-type="float" office:value="2114" calcext:value-type="float">
            <text:p>2114</text:p>
          </table:table-cell>
          <table:table-cell office:value-type="string" calcext:value-type="string">
            <text:p>5243.117396705606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1826.952214767607</text:p>
          </table:table-cell>
          <table:table-cell office:value-type="string" calcext:value-type="string">
            <text:p>11.388914162909174</text:p>
          </table:table-cell>
          <table:table-cell office:value-type="string" calcext:value-type="string">
            <text:p>208.37988421074175</text:p>
          </table:table-cell>
          <table:table-cell office:value-type="string" calcext:value-type="string">
            <text:p>0.07908090716463091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.2</text:p>
          </table:table-cell>
          <table:table-cell table:formula="of:=CONCATENATE(TEXT([.B197];&quot;###,##&quot;);[.$L$1])" office:value-type="string" office:string-value="5243.117396705606," calcext:value-type="string">
            <text:p>5243.117396705606,</text:p>
          </table:table-cell>
          <table:table-cell table:formula="of:=CONCATENATE(TEXT([.C197];&quot;###,##&quot;);[.$L$1])" office:value-type="string" office:string-value="11.0," calcext:value-type="string">
            <text:p>11.0,</text:p>
          </table:table-cell>
          <table:table-cell table:formula="of:=CONCATENATE([.A197];[.$L$1])" office:value-type="string" office:string-value="2114," calcext:value-type="string">
            <text:p>2114,</text:p>
          </table:table-cell>
          <table:table-cell table:formula="of:=CONCATENATE([.D197];[.$L$1])" office:value-type="string" office:string-value="1826.952214767607," calcext:value-type="string">
            <text:p>1826.952214767607,</text:p>
          </table:table-cell>
          <table:table-cell table:number-columns-repeated="3"/>
        </table:table-row>
        <table:table-row table:style-name="ro1">
          <table:table-cell office:value-type="float" office:value="2121" calcext:value-type="float">
            <text:p>2121</text:p>
          </table:table-cell>
          <table:table-cell office:value-type="string" calcext:value-type="string">
            <text:p>5264.925944748972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1626.7188557046466</text:p>
          </table:table-cell>
          <table:table-cell office:value-type="string" calcext:value-type="string">
            <text:p>73.41256069690662</text:p>
          </table:table-cell>
          <table:table-cell office:value-type="string" calcext:value-type="string">
            <text:p>210.10452397395457</text:p>
          </table:table-cell>
          <table:table-cell office:value-type="string" calcext:value-type="string">
            <text:p>0.05217216138935804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.2</text:p>
          </table:table-cell>
          <table:table-cell table:formula="of:=CONCATENATE(TEXT([.B198];&quot;###,##&quot;);[.$L$1])" office:value-type="string" office:string-value="5264.925944748972," calcext:value-type="string">
            <text:p>5264.925944748972,</text:p>
          </table:table-cell>
          <table:table-cell table:formula="of:=CONCATENATE(TEXT([.C198];&quot;###,##&quot;);[.$L$1])" office:value-type="string" office:string-value="11.0," calcext:value-type="string">
            <text:p>11.0,</text:p>
          </table:table-cell>
          <table:table-cell table:formula="of:=CONCATENATE([.A198];[.$L$1])" office:value-type="string" office:string-value="2121," calcext:value-type="string">
            <text:p>2121,</text:p>
          </table:table-cell>
          <table:table-cell table:formula="of:=CONCATENATE([.D198];[.$L$1])" office:value-type="string" office:string-value="1626.7188557046466," calcext:value-type="string">
            <text:p>1626.7188557046466,</text:p>
          </table:table-cell>
          <table:table-cell table:number-columns-repeated="3"/>
        </table:table-row>
        <table:table-row table:style-name="ro1">
          <table:table-cell office:value-type="float" office:value="2128" calcext:value-type="float">
            <text:p>2128</text:p>
          </table:table-cell>
          <table:table-cell office:value-type="string" calcext:value-type="string">
            <text:p>5284.818854983852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931.4410364535715</text:p>
          </table:table-cell>
          <table:table-cell office:value-type="string" calcext:value-type="string">
            <text:p>7.341790983992033</text:p>
          </table:table-cell>
          <table:table-cell office:value-type="string" calcext:value-type="string">
            <text:p>211.14238009723275</text:p>
          </table:table-cell>
          <table:table-cell office:value-type="string" calcext:value-type="string">
            <text:p>0.07424234740448042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.2</text:p>
          </table:table-cell>
          <table:table-cell table:formula="of:=CONCATENATE(TEXT([.B199];&quot;###,##&quot;);[.$L$1])" office:value-type="string" office:string-value="5284.818854983852," calcext:value-type="string">
            <text:p>5284.818854983852,</text:p>
          </table:table-cell>
          <table:table-cell table:formula="of:=CONCATENATE(TEXT([.C199];&quot;###,##&quot;);[.$L$1])" office:value-type="string" office:string-value="7.0," calcext:value-type="string">
            <text:p>7.0,</text:p>
          </table:table-cell>
          <table:table-cell table:formula="of:=CONCATENATE([.A199];[.$L$1])" office:value-type="string" office:string-value="2128," calcext:value-type="string">
            <text:p>2128,</text:p>
          </table:table-cell>
          <table:table-cell table:formula="of:=CONCATENATE([.D199];[.$L$1])" office:value-type="string" office:string-value="931.4410364535715," calcext:value-type="string">
            <text:p>931.4410364535715,</text:p>
          </table:table-cell>
          <table:table-cell table:number-columns-repeated="3"/>
        </table:table-row>
        <table:table-row table:style-name="ro1">
          <table:table-cell office:value-type="float" office:value="2135" calcext:value-type="float">
            <text:p>2135</text:p>
          </table:table-cell>
          <table:table-cell office:value-type="string" calcext:value-type="string">
            <text:p>5298.29836644605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2831.7695745519745</text:p>
          </table:table-cell>
          <table:table-cell office:value-type="string" calcext:value-type="string">
            <text:p>78.60433144204488</text:p>
          </table:table-cell>
          <table:table-cell office:value-type="string" calcext:value-type="string">
            <text:p>190.4741157079506</text:p>
          </table:table-cell>
          <table:table-cell office:value-type="string" calcext:value-type="string">
            <text:p>0.2141152241812905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.2</text:p>
          </table:table-cell>
          <table:table-cell table:formula="of:=CONCATENATE(TEXT([.B200];&quot;###,##&quot;);[.$L$1])" office:value-type="string" office:string-value="5298.29836644605," calcext:value-type="string">
            <text:p>5298.29836644605,</text:p>
          </table:table-cell>
          <table:table-cell table:formula="of:=CONCATENATE(TEXT([.C200];&quot;###,##&quot;);[.$L$1])" office:value-type="string" office:string-value="11.0," calcext:value-type="string">
            <text:p>11.0,</text:p>
          </table:table-cell>
          <table:table-cell table:formula="of:=CONCATENATE([.A200];[.$L$1])" office:value-type="string" office:string-value="2135," calcext:value-type="string">
            <text:p>2135,</text:p>
          </table:table-cell>
          <table:table-cell table:formula="of:=CONCATENATE([.D200];[.$L$1])" office:value-type="string" office:string-value="2831.7695745519745," calcext:value-type="string">
            <text:p>2831.7695745519745,</text:p>
          </table:table-cell>
          <table:table-cell table:number-columns-repeated="3"/>
        </table:table-row>
        <table:table-row table:style-name="ro1">
          <table:table-cell office:value-type="float" office:value="2141" calcext:value-type="float">
            <text:p>2141</text:p>
          </table:table-cell>
          <table:table-cell office:value-type="string" calcext:value-type="string">
            <text:p>5316.157209838438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1800.3646401421636</text:p>
          </table:table-cell>
          <table:table-cell office:value-type="string" calcext:value-type="string">
            <text:p>87.61869537740854</text:p>
          </table:table-cell>
          <table:table-cell office:value-type="string" calcext:value-type="string">
            <text:p>194.29796596453045</text:p>
          </table:table-cell>
          <table:table-cell office:value-type="string" calcext:value-type="string">
            <text:p>0.07550788471859482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.2</text:p>
          </table:table-cell>
          <table:table-cell table:formula="of:=CONCATENATE(TEXT([.B201];&quot;###,##&quot;);[.$L$1])" office:value-type="string" office:string-value="5316.157209838438," calcext:value-type="string">
            <text:p>5316.157209838438,</text:p>
          </table:table-cell>
          <table:table-cell table:formula="of:=CONCATENATE(TEXT([.C201];&quot;###,##&quot;);[.$L$1])" office:value-type="string" office:string-value="11.0," calcext:value-type="string">
            <text:p>11.0,</text:p>
          </table:table-cell>
          <table:table-cell table:formula="of:=CONCATENATE([.A201];[.$L$1])" office:value-type="string" office:string-value="2141," calcext:value-type="string">
            <text:p>2141,</text:p>
          </table:table-cell>
          <table:table-cell table:formula="of:=CONCATENATE([.D201];[.$L$1])" office:value-type="string" office:string-value="1800.3646401421636," calcext:value-type="string">
            <text:p>1800.3646401421636,</text:p>
          </table:table-cell>
          <table:table-cell table:number-columns-repeated="3"/>
        </table:table-row>
        <table:table-row table:style-name="ro1">
          <table:table-cell office:value-type="float" office:value="2148" calcext:value-type="float">
            <text:p>2148</text:p>
          </table:table-cell>
          <table:table-cell office:value-type="string" calcext:value-type="string">
            <text:p>5338.177007044181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1816.0045529673632</text:p>
          </table:table-cell>
          <table:table-cell office:value-type="string" calcext:value-type="string">
            <text:p>40.21262630412693</text:p>
          </table:table-cell>
          <table:table-cell office:value-type="string" calcext:value-type="string">
            <text:p>195.9606342734685</text:p>
          </table:table-cell>
          <table:table-cell office:value-type="string" calcext:value-type="string">
            <text:p>0.07760968453921513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.2</text:p>
          </table:table-cell>
          <table:table-cell table:formula="of:=CONCATENATE(TEXT([.B202];&quot;###,##&quot;);[.$L$1])" office:value-type="string" office:string-value="5338.177007044181," calcext:value-type="string">
            <text:p>5338.177007044181,</text:p>
          </table:table-cell>
          <table:table-cell table:formula="of:=CONCATENATE(TEXT([.C202];&quot;###,##&quot;);[.$L$1])" office:value-type="string" office:string-value="11.0," calcext:value-type="string">
            <text:p>11.0,</text:p>
          </table:table-cell>
          <table:table-cell table:formula="of:=CONCATENATE([.A202];[.$L$1])" office:value-type="string" office:string-value="2148," calcext:value-type="string">
            <text:p>2148,</text:p>
          </table:table-cell>
          <table:table-cell table:formula="of:=CONCATENATE([.D202];[.$L$1])" office:value-type="string" office:string-value="1816.0045529673632," calcext:value-type="string">
            <text:p>1816.0045529673632,</text:p>
          </table:table-cell>
          <table:table-cell table:number-columns-repeated="3"/>
        </table:table-row>
        <table:table-row table:style-name="ro1">
          <table:table-cell office:value-type="float" office:value="2158" calcext:value-type="float">
            <text:p>2158</text:p>
          </table:table-cell>
          <table:table-cell office:value-type="string" calcext:value-type="string">
            <text:p>5368.910789959016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1720.5308612262136</text:p>
          </table:table-cell>
          <table:table-cell office:value-type="string" calcext:value-type="string">
            <text:p>0.01074478669358305</text:p>
          </table:table-cell>
          <table:table-cell office:value-type="string" calcext:value-type="string">
            <text:p>198.34587347018558</text:p>
          </table:table-cell>
          <table:table-cell office:value-type="string" calcext:value-type="string">
            <text:p>0.06477926851207574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.2</text:p>
          </table:table-cell>
          <table:table-cell table:formula="of:=CONCATENATE(TEXT([.B203];&quot;###,##&quot;);[.$L$1])" office:value-type="string" office:string-value="5368.910789959016," calcext:value-type="string">
            <text:p>5368.910789959016,</text:p>
          </table:table-cell>
          <table:table-cell table:formula="of:=CONCATENATE(TEXT([.C203];&quot;###,##&quot;);[.$L$1])" office:value-type="string" office:string-value="11.0," calcext:value-type="string">
            <text:p>11.0,</text:p>
          </table:table-cell>
          <table:table-cell table:formula="of:=CONCATENATE([.A203];[.$L$1])" office:value-type="string" office:string-value="2158," calcext:value-type="string">
            <text:p>2158,</text:p>
          </table:table-cell>
          <table:table-cell table:formula="of:=CONCATENATE([.D203];[.$L$1])" office:value-type="string" office:string-value="1720.5308612262136," calcext:value-type="string">
            <text:p>1720.5308612262136,</text:p>
          </table:table-cell>
          <table:table-cell table:number-columns-repeated="3"/>
        </table:table-row>
        <table:table-row table:style-name="ro1">
          <table:table-cell office:value-type="float" office:value="2164" calcext:value-type="float">
            <text:p>2164</text:p>
          </table:table-cell>
          <table:table-cell office:value-type="string" calcext:value-type="string">
            <text:p>5388.493632479859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1100.4531245499425</text:p>
          </table:table-cell>
          <table:table-cell office:value-type="string" calcext:value-type="string">
            <text:p>1.1929204882862097</text:p>
          </table:table-cell>
          <table:table-cell office:value-type="string" calcext:value-type="string">
            <text:p>199.61443568407293</text:p>
          </table:table-cell>
          <table:table-cell office:value-type="string" calcext:value-type="string">
            <text:p>0.037176174081926514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.2</text:p>
          </table:table-cell>
          <table:table-cell table:formula="of:=CONCATENATE(TEXT([.B204];&quot;###,##&quot;);[.$L$1])" office:value-type="string" office:string-value="5388.493632479859," calcext:value-type="string">
            <text:p>5388.493632479859,</text:p>
          </table:table-cell>
          <table:table-cell table:formula="of:=CONCATENATE(TEXT([.C204];&quot;###,##&quot;);[.$L$1])" office:value-type="string" office:string-value="9.0," calcext:value-type="string">
            <text:p>9.0,</text:p>
          </table:table-cell>
          <table:table-cell table:formula="of:=CONCATENATE([.A204];[.$L$1])" office:value-type="string" office:string-value="2164," calcext:value-type="string">
            <text:p>2164,</text:p>
          </table:table-cell>
          <table:table-cell table:formula="of:=CONCATENATE([.D204];[.$L$1])" office:value-type="string" office:string-value="1100.4531245499425," calcext:value-type="string">
            <text:p>1100.4531245499425,</text:p>
          </table:table-cell>
          <table:table-cell table:number-columns-repeated="3"/>
        </table:table-row>
        <table:table-row table:style-name="ro1">
          <table:table-cell office:value-type="float" office:value="2170" calcext:value-type="float">
            <text:p>2170</text:p>
          </table:table-cell>
          <table:table-cell office:value-type="string" calcext:value-type="string">
            <text:p>5404.441213656745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1887.8305117899738</text:p>
          </table:table-cell>
          <table:table-cell office:value-type="string" calcext:value-type="string">
            <text:p>4.44888067641666</text:p>
          </table:table-cell>
          <table:table-cell office:value-type="string" calcext:value-type="string">
            <text:p>200.2073057380905</text:p>
          </table:table-cell>
          <table:table-cell office:value-type="string" calcext:value-type="string">
            <text:p>0.08726215441270467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.2</text:p>
          </table:table-cell>
          <table:table-cell table:formula="of:=CONCATENATE(TEXT([.B205];&quot;###,##&quot;);[.$L$1])" office:value-type="string" office:string-value="5404.441213656745," calcext:value-type="string">
            <text:p>5404.441213656745,</text:p>
          </table:table-cell>
          <table:table-cell table:formula="of:=CONCATENATE(TEXT([.C205];&quot;###,##&quot;);[.$L$1])" office:value-type="string" office:string-value="11.0," calcext:value-type="string">
            <text:p>11.0,</text:p>
          </table:table-cell>
          <table:table-cell table:formula="of:=CONCATENATE([.A205];[.$L$1])" office:value-type="string" office:string-value="2170," calcext:value-type="string">
            <text:p>2170,</text:p>
          </table:table-cell>
          <table:table-cell table:formula="of:=CONCATENATE([.D205];[.$L$1])" office:value-type="string" office:string-value="1887.8305117899738," calcext:value-type="string">
            <text:p>1887.8305117899738,</text:p>
          </table:table-cell>
          <table:table-cell table:number-columns-repeated="3"/>
        </table:table-row>
        <table:table-row table:style-name="ro1">
          <table:table-cell office:value-type="float" office:value="2181" calcext:value-type="float">
            <text:p>2181</text:p>
          </table:table-cell>
          <table:table-cell office:value-type="string" calcext:value-type="string">
            <text:p>5439.562326191375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1249.5000608262212</text:p>
          </table:table-cell>
          <table:table-cell office:value-type="string" calcext:value-type="string">
            <text:p>0.8469665455239019</text:p>
          </table:table-cell>
          <table:table-cell office:value-type="string" calcext:value-type="string">
            <text:p>203.2720496832334</text:p>
          </table:table-cell>
          <table:table-cell office:value-type="string" calcext:value-type="string">
            <text:p>0.0014788867994497833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.2</text:p>
          </table:table-cell>
          <table:table-cell table:formula="of:=CONCATENATE(TEXT([.B206];&quot;###,##&quot;);[.$L$1])" office:value-type="string" office:string-value="5439.562326191375," calcext:value-type="string">
            <text:p>5439.562326191375,</text:p>
          </table:table-cell>
          <table:table-cell table:formula="of:=CONCATENATE(TEXT([.C206];&quot;###,##&quot;);[.$L$1])" office:value-type="string" office:string-value="11.0," calcext:value-type="string">
            <text:p>11.0,</text:p>
          </table:table-cell>
          <table:table-cell table:formula="of:=CONCATENATE([.A206];[.$L$1])" office:value-type="string" office:string-value="2181," calcext:value-type="string">
            <text:p>2181,</text:p>
          </table:table-cell>
          <table:table-cell table:formula="of:=CONCATENATE([.D206];[.$L$1])" office:value-type="string" office:string-value="1249.5000608262212," calcext:value-type="string">
            <text:p>1249.5000608262212,</text:p>
          </table:table-cell>
          <table:table-cell table:number-columns-repeated="3"/>
        </table:table-row>
        <table:table-row table:style-name="ro1">
          <table:table-cell office:value-type="float" office:value="2195" calcext:value-type="float">
            <text:p>2195</text:p>
          </table:table-cell>
          <table:table-cell office:value-type="string" calcext:value-type="string">
            <text:p>5482.306708091896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1430.4819037564791</text:p>
          </table:table-cell>
          <table:table-cell office:value-type="string" calcext:value-type="string">
            <text:p>0.2523192412137702</text:p>
          </table:table-cell>
          <table:table-cell office:value-type="string" calcext:value-type="string">
            <text:p>203.33526378537672</text:p>
          </table:table-cell>
          <table:table-cell office:value-type="string" calcext:value-type="string">
            <text:p>0.02580048048464274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.2</text:p>
          </table:table-cell>
          <table:table-cell table:formula="of:=CONCATENATE(TEXT([.B207];&quot;###,##&quot;);[.$L$1])" office:value-type="string" office:string-value="5482.306708091896," calcext:value-type="string">
            <text:p>5482.306708091896,</text:p>
          </table:table-cell>
          <table:table-cell table:formula="of:=CONCATENATE(TEXT([.C207];&quot;###,##&quot;);[.$L$1])" office:value-type="string" office:string-value="11.0," calcext:value-type="string">
            <text:p>11.0,</text:p>
          </table:table-cell>
          <table:table-cell table:formula="of:=CONCATENATE([.A207];[.$L$1])" office:value-type="string" office:string-value="2195," calcext:value-type="string">
            <text:p>2195,</text:p>
          </table:table-cell>
          <table:table-cell table:formula="of:=CONCATENATE([.D207];[.$L$1])" office:value-type="string" office:string-value="1430.4819037564791," calcext:value-type="string">
            <text:p>1430.4819037564791,</text:p>
          </table:table-cell>
          <table:table-cell table:number-columns-repeated="3"/>
        </table:table-row>
        <table:table-row table:style-name="ro1">
          <table:table-cell office:value-type="float" office:value="2210" calcext:value-type="float">
            <text:p>2210</text:p>
          </table:table-cell>
          <table:table-cell office:value-type="string" calcext:value-type="string">
            <text:p>5528.177406507983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659.6168670799734</text:p>
          </table:table-cell>
          <table:table-cell office:value-type="string" calcext:value-type="string">
            <text:p>189.8206988742266</text:p>
          </table:table-cell>
          <table:table-cell office:value-type="string" calcext:value-type="string">
            <text:p>204.51874984467796</text:p>
          </table:table-cell>
          <table:table-cell office:value-type="string" calcext:value-type="string">
            <text:p>-0.034729002643781266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.2</text:p>
          </table:table-cell>
          <table:table-cell table:formula="of:=CONCATENATE(TEXT([.B208];&quot;###,##&quot;);[.$L$1])" office:value-type="string" office:string-value="5528.177406507983," calcext:value-type="string">
            <text:p>5528.177406507983,</text:p>
          </table:table-cell>
          <table:table-cell table:formula="of:=CONCATENATE(TEXT([.C208];&quot;###,##&quot;);[.$L$1])" office:value-type="string" office:string-value="9.0," calcext:value-type="string">
            <text:p>9.0,</text:p>
          </table:table-cell>
          <table:table-cell table:formula="of:=CONCATENATE([.A208];[.$L$1])" office:value-type="string" office:string-value="2210," calcext:value-type="string">
            <text:p>2210,</text:p>
          </table:table-cell>
          <table:table-cell table:formula="of:=CONCATENATE([.D208];[.$L$1])" office:value-type="string" office:string-value="659.6168670799734," calcext:value-type="string">
            <text:p>659.6168670799734,</text:p>
          </table:table-cell>
          <table:table-cell table:number-columns-repeated="3"/>
        </table:table-row>
        <table:table-row table:style-name="ro1">
          <table:table-cell office:value-type="float" office:value="2222" calcext:value-type="float">
            <text:p>2222</text:p>
          </table:table-cell>
          <table:table-cell office:value-type="string" calcext:value-type="string">
            <text:p>5559.005210885103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955.6841733116164</text:p>
          </table:table-cell>
          <table:table-cell office:value-type="string" calcext:value-type="string">
            <text:p>360.0630051373172</text:p>
          </table:table-cell>
          <table:table-cell office:value-type="string" calcext:value-type="string">
            <text:p>203.44813094496288</text:p>
          </table:table-cell>
          <table:table-cell office:value-type="string" calcext:value-type="string">
            <text:p>0.01356278737247159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.2</text:p>
          </table:table-cell>
          <table:table-cell table:formula="of:=CONCATENATE(TEXT([.B209];&quot;###,##&quot;);[.$L$1])" office:value-type="string" office:string-value="5559.005210885103," calcext:value-type="string">
            <text:p>5559.005210885103,</text:p>
          </table:table-cell>
          <table:table-cell table:formula="of:=CONCATENATE(TEXT([.C209];&quot;###,##&quot;);[.$L$1])" office:value-type="string" office:string-value="9.0," calcext:value-type="string">
            <text:p>9.0,</text:p>
          </table:table-cell>
          <table:table-cell table:formula="of:=CONCATENATE([.A209];[.$L$1])" office:value-type="string" office:string-value="2222," calcext:value-type="string">
            <text:p>2222,</text:p>
          </table:table-cell>
          <table:table-cell table:formula="of:=CONCATENATE([.D209];[.$L$1])" office:value-type="string" office:string-value="955.6841733116164," calcext:value-type="string">
            <text:p>955.6841733116164,</text:p>
          </table:table-cell>
          <table:table-cell table:number-columns-repeated="3"/>
        </table:table-row>
        <table:table-row table:style-name="ro1">
          <table:table-cell office:value-type="float" office:value="2234" calcext:value-type="float">
            <text:p>2234</text:p>
          </table:table-cell>
          <table:table-cell office:value-type="string" calcext:value-type="string">
            <text:p>5589.833015262763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1120.052501984049</text:p>
          </table:table-cell>
          <table:table-cell office:value-type="string" calcext:value-type="string">
            <text:p>576.3028126749051</text:p>
          </table:table-cell>
          <table:table-cell office:value-type="string" calcext:value-type="string">
            <text:p>203.8662419008972</text:p>
          </table:table-cell>
          <table:table-cell office:value-type="string" calcext:value-type="string">
            <text:p>0.040373045197295857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.2</text:p>
          </table:table-cell>
          <table:table-cell table:formula="of:=CONCATENATE(TEXT([.B210];&quot;###,##&quot;);[.$L$1])" office:value-type="string" office:string-value="5589.833015262763," calcext:value-type="string">
            <text:p>5589.833015262763,</text:p>
          </table:table-cell>
          <table:table-cell table:formula="of:=CONCATENATE(TEXT([.C210];&quot;###,##&quot;);[.$L$1])" office:value-type="string" office:string-value="9.0," calcext:value-type="string">
            <text:p>9.0,</text:p>
          </table:table-cell>
          <table:table-cell table:formula="of:=CONCATENATE([.A210];[.$L$1])" office:value-type="string" office:string-value="2234," calcext:value-type="string">
            <text:p>2234,</text:p>
          </table:table-cell>
          <table:table-cell table:formula="of:=CONCATENATE([.D210];[.$L$1])" office:value-type="string" office:string-value="1120.052501984049," calcext:value-type="string">
            <text:p>1120.052501984049,</text:p>
          </table:table-cell>
          <table:table-cell table:number-columns-repeated="3"/>
        </table:table-row>
        <table:table-row table:style-name="ro1">
          <table:table-cell office:value-type="float" office:value="2253" calcext:value-type="float">
            <text:p>2253</text:p>
          </table:table-cell>
          <table:table-cell office:value-type="string" calcext:value-type="string">
            <text:p>5636.552300577293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1279.1461075938578</text:p>
          </table:table-cell>
          <table:table-cell office:value-type="string" calcext:value-type="string">
            <text:p>156.00488070420596</text:p>
          </table:table-cell>
          <table:table-cell office:value-type="string" calcext:value-type="string">
            <text:p>205.75244171848618</text:p>
          </table:table-cell>
          <table:table-cell office:value-type="string" calcext:value-type="string">
            <text:p>0.06632293845915543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.2</text:p>
          </table:table-cell>
          <table:table-cell table:formula="of:=CONCATENATE(TEXT([.B211];&quot;###,##&quot;);[.$L$1])" office:value-type="string" office:string-value="5636.552300577293," calcext:value-type="string">
            <text:p>5636.552300577293,</text:p>
          </table:table-cell>
          <table:table-cell table:formula="of:=CONCATENATE(TEXT([.C211];&quot;###,##&quot;);[.$L$1])" office:value-type="string" office:string-value="9.0," calcext:value-type="string">
            <text:p>9.0,</text:p>
          </table:table-cell>
          <table:table-cell table:formula="of:=CONCATENATE([.A211];[.$L$1])" office:value-type="string" office:string-value="2253," calcext:value-type="string">
            <text:p>2253,</text:p>
          </table:table-cell>
          <table:table-cell table:formula="of:=CONCATENATE([.D211];[.$L$1])" office:value-type="string" office:string-value="1279.1461075938578," calcext:value-type="string">
            <text:p>1279.1461075938578,</text:p>
          </table:table-cell>
          <table:table-cell table:number-columns-repeated="3"/>
        </table:table-row>
        <table:table-row table:style-name="ro1">
          <table:table-cell office:value-type="float" office:value="2268" calcext:value-type="float">
            <text:p>2268</text:p>
          </table:table-cell>
          <table:table-cell office:value-type="string" calcext:value-type="string">
            <text:p>5673.357566126883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914.9745317159145</text:p>
          </table:table-cell>
          <table:table-cell office:value-type="string" calcext:value-type="string">
            <text:p>116.84448180086612</text:p>
          </table:table-cell>
          <table:table-cell office:value-type="string" calcext:value-type="string">
            <text:p>208.19347508050427</text:p>
          </table:table-cell>
          <table:table-cell office:value-type="string" calcext:value-type="string">
            <text:p>0.006922603123156347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.2</text:p>
          </table:table-cell>
          <table:table-cell table:formula="of:=CONCATENATE(TEXT([.B212];&quot;###,##&quot;);[.$L$1])" office:value-type="string" office:string-value="5673.357566126883," calcext:value-type="string">
            <text:p>5673.357566126883,</text:p>
          </table:table-cell>
          <table:table-cell table:formula="of:=CONCATENATE(TEXT([.C212];&quot;###,##&quot;);[.$L$1])" office:value-type="string" office:string-value="9.0," calcext:value-type="string">
            <text:p>9.0,</text:p>
          </table:table-cell>
          <table:table-cell table:formula="of:=CONCATENATE([.A212];[.$L$1])" office:value-type="string" office:string-value="2268," calcext:value-type="string">
            <text:p>2268,</text:p>
          </table:table-cell>
          <table:table-cell table:formula="of:=CONCATENATE([.D212];[.$L$1])" office:value-type="string" office:string-value="914.9745317159145," calcext:value-type="string">
            <text:p>914.9745317159145,</text:p>
          </table:table-cell>
          <table:table-cell table:number-columns-repeated="3"/>
        </table:table-row>
        <table:table-row table:style-name="ro1">
          <table:table-cell office:value-type="float" office:value="2280" calcext:value-type="float">
            <text:p>2280</text:p>
          </table:table-cell>
          <table:table-cell office:value-type="string" calcext:value-type="string">
            <text:p>5704.103087775423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344.9890822629966</text:p>
          </table:table-cell>
          <table:table-cell office:value-type="string" calcext:value-type="string">
            <text:p>273.79147900118943</text:p>
          </table:table-cell>
          <table:table-cell office:value-type="string" calcext:value-type="string">
            <text:p>208.40631412469153</text:p>
          </table:table-cell>
          <table:table-cell office:value-type="string" calcext:value-type="string">
            <text:p>-0.0017466261104650796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.2</text:p>
          </table:table-cell>
          <table:table-cell table:formula="of:=CONCATENATE(TEXT([.B213];&quot;###,##&quot;);[.$L$1])" office:value-type="string" office:string-value="5704.103087775423," calcext:value-type="string">
            <text:p>5704.103087775423,</text:p>
          </table:table-cell>
          <table:table-cell table:formula="of:=CONCATENATE(TEXT([.C213];&quot;###,##&quot;);[.$L$1])" office:value-type="string" office:string-value="5.0," calcext:value-type="string">
            <text:p>5.0,</text:p>
          </table:table-cell>
          <table:table-cell table:formula="of:=CONCATENATE([.A213];[.$L$1])" office:value-type="string" office:string-value="2280," calcext:value-type="string">
            <text:p>2280,</text:p>
          </table:table-cell>
          <table:table-cell table:formula="of:=CONCATENATE([.D213];[.$L$1])" office:value-type="string" office:string-value="344.9890822629966," calcext:value-type="string">
            <text:p>344.9890822629966,</text:p>
          </table:table-cell>
          <table:table-cell table:number-columns-repeated="3"/>
        </table:table-row>
        <table:table-row table:style-name="ro1">
          <table:table-cell office:value-type="float" office:value="2291" calcext:value-type="float">
            <text:p>2291</text:p>
          </table:table-cell>
          <table:table-cell office:value-type="string" calcext:value-type="string">
            <text:p>5719.235069251843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1524.0899849477532</text:p>
          </table:table-cell>
          <table:table-cell office:value-type="string" calcext:value-type="string">
            <text:p>51.73888768102509</text:p>
          </table:table-cell>
          <table:table-cell office:value-type="string" calcext:value-type="string">
            <text:p>184.95998581074235</text:p>
          </table:table-cell>
          <table:table-cell office:value-type="string" calcext:value-type="string">
            <text:p>0.19718835779660177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.2</text:p>
          </table:table-cell>
          <table:table-cell table:formula="of:=CONCATENATE(TEXT([.B214];&quot;###,##&quot;);[.$L$1])" office:value-type="string" office:string-value="5719.235069251843," calcext:value-type="string">
            <text:p>5719.235069251843,</text:p>
          </table:table-cell>
          <table:table-cell table:formula="of:=CONCATENATE(TEXT([.C214];&quot;###,##&quot;);[.$L$1])" office:value-type="string" office:string-value="7.0," calcext:value-type="string">
            <text:p>7.0,</text:p>
          </table:table-cell>
          <table:table-cell table:formula="of:=CONCATENATE([.A214];[.$L$1])" office:value-type="string" office:string-value="2291," calcext:value-type="string">
            <text:p>2291,</text:p>
          </table:table-cell>
          <table:table-cell table:formula="of:=CONCATENATE([.D214];[.$L$1])" office:value-type="string" office:string-value="1524.0899849477532," calcext:value-type="string">
            <text:p>1524.0899849477532,</text:p>
          </table:table-cell>
          <table:table-cell table:number-columns-repeated="3"/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string" calcext:value-type="string">
            <text:p>5735.952670068683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1093.7054586332788</text:p>
          </table:table-cell>
          <table:table-cell office:value-type="string" calcext:value-type="string">
            <text:p>318.680529603048</text:p>
          </table:table-cell>
          <table:table-cell office:value-type="string" calcext:value-type="string">
            <text:p>188.25650206211378</text:p>
          </table:table-cell>
          <table:table-cell office:value-type="string" calcext:value-type="string">
            <text:p>0.03607555655784094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.2</text:p>
          </table:table-cell>
          <table:table-cell table:formula="of:=CONCATENATE(TEXT([.B215];&quot;###,##&quot;);[.$L$1])" office:value-type="string" office:string-value="5735.952670068683," calcext:value-type="string">
            <text:p>5735.952670068683,</text:p>
          </table:table-cell>
          <table:table-cell table:formula="of:=CONCATENATE(TEXT([.C215];&quot;###,##&quot;);[.$L$1])" office:value-type="string" office:string-value="9.0," calcext:value-type="string">
            <text:p>9.0,</text:p>
          </table:table-cell>
          <table:table-cell table:formula="of:=CONCATENATE([.A215];[.$L$1])" office:value-type="string" office:string-value="2300," calcext:value-type="string">
            <text:p>2300,</text:p>
          </table:table-cell>
          <table:table-cell table:formula="of:=CONCATENATE([.D215];[.$L$1])" office:value-type="string" office:string-value="1093.7054586332788," calcext:value-type="string">
            <text:p>1093.7054586332788,</text:p>
          </table:table-cell>
          <table:table-cell table:number-columns-repeated="3"/>
        </table:table-row>
        <table:table-row table:style-name="ro1">
          <table:table-cell office:value-type="float" office:value="2310" calcext:value-type="float">
            <text:p>2310</text:p>
          </table:table-cell>
          <table:table-cell office:value-type="string" calcext:value-type="string">
            <text:p>5761.322027767693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1084.5179621615666</text:p>
          </table:table-cell>
          <table:table-cell office:value-type="string" calcext:value-type="string">
            <text:p>15.46042030392969</text:p>
          </table:table-cell>
          <table:table-cell office:value-type="string" calcext:value-type="string">
            <text:p>189.1717157606205</text:p>
          </table:table-cell>
          <table:table-cell office:value-type="string" calcext:value-type="string">
            <text:p>0.03457697619773911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.2</text:p>
          </table:table-cell>
          <table:table-cell table:formula="of:=CONCATENATE(TEXT([.B216];&quot;###,##&quot;);[.$L$1])" office:value-type="string" office:string-value="5761.322027767693," calcext:value-type="string">
            <text:p>5761.322027767693,</text:p>
          </table:table-cell>
          <table:table-cell table:formula="of:=CONCATENATE(TEXT([.C216];&quot;###,##&quot;);[.$L$1])" office:value-type="string" office:string-value="9.0," calcext:value-type="string">
            <text:p>9.0,</text:p>
          </table:table-cell>
          <table:table-cell table:formula="of:=CONCATENATE([.A216];[.$L$1])" office:value-type="string" office:string-value="2310," calcext:value-type="string">
            <text:p>2310,</text:p>
          </table:table-cell>
          <table:table-cell table:formula="of:=CONCATENATE([.D216];[.$L$1])" office:value-type="string" office:string-value="1084.5179621615666," calcext:value-type="string">
            <text:p>1084.5179621615666,</text:p>
          </table:table-cell>
          <table:table-cell table:number-columns-repeated="3"/>
        </table:table-row>
        <table:table-row table:style-name="ro1">
          <table:table-cell office:value-type="float" office:value="2316" calcext:value-type="float">
            <text:p>2316</text:p>
          </table:table-cell>
          <table:table-cell office:value-type="string" calcext:value-type="string">
            <text:p>5775.880931675033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394.1439098055805</text:p>
          </table:table-cell>
          <table:table-cell office:value-type="string" calcext:value-type="string">
            <text:p>17.488086041982072</text:p>
          </table:table-cell>
          <table:table-cell office:value-type="string" calcext:value-type="string">
            <text:p>189.67511863448993</text:p>
          </table:table-cell>
          <table:table-cell office:value-type="string" calcext:value-type="string">
            <text:p>-0.0372208354533718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.2</text:p>
          </table:table-cell>
          <table:table-cell table:formula="of:=CONCATENATE(TEXT([.B217];&quot;###,##&quot;);[.$L$1])" office:value-type="string" office:string-value="5775.880931675033," calcext:value-type="string">
            <text:p>5775.880931675033,</text:p>
          </table:table-cell>
          <table:table-cell table:formula="of:=CONCATENATE(TEXT([.C217];&quot;###,##&quot;);[.$L$1])" office:value-type="string" office:string-value="7.0," calcext:value-type="string">
            <text:p>7.0,</text:p>
          </table:table-cell>
          <table:table-cell table:formula="of:=CONCATENATE([.A217];[.$L$1])" office:value-type="string" office:string-value="2316," calcext:value-type="string">
            <text:p>2316,</text:p>
          </table:table-cell>
          <table:table-cell table:formula="of:=CONCATENATE([.D217];[.$L$1])" office:value-type="string" office:string-value="394.1439098055805," calcext:value-type="string">
            <text:p>394.1439098055805,</text:p>
          </table:table-cell>
          <table:table-cell table:number-columns-repeated="3"/>
        </table:table-row>
        <table:table-row table:style-name="ro1">
          <table:table-cell office:value-type="float" office:value="2324" calcext:value-type="float">
            <text:p>2324</text:p>
          </table:table-cell>
          <table:table-cell office:value-type="string" calcext:value-type="string">
            <text:p>5791.356247230573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940.2270593142082</text:p>
          </table:table-cell>
          <table:table-cell office:value-type="string" calcext:value-type="string">
            <text:p>191.34644264286794</text:p>
          </table:table-cell>
          <table:table-cell office:value-type="string" calcext:value-type="string">
            <text:p>189.09911446060812</text:p>
          </table:table-cell>
          <table:table-cell office:value-type="string" calcext:value-type="string">
            <text:p>0.011041564367740047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.2</text:p>
          </table:table-cell>
          <table:table-cell table:formula="of:=CONCATENATE(TEXT([.B218];&quot;###,##&quot;);[.$L$1])" office:value-type="string" office:string-value="5791.356247230573," calcext:value-type="string">
            <text:p>5791.356247230573,</text:p>
          </table:table-cell>
          <table:table-cell table:formula="of:=CONCATENATE(TEXT([.C218];&quot;###,##&quot;);[.$L$1])" office:value-type="string" office:string-value="9.0," calcext:value-type="string">
            <text:p>9.0,</text:p>
          </table:table-cell>
          <table:table-cell table:formula="of:=CONCATENATE([.A218];[.$L$1])" office:value-type="string" office:string-value="2324," calcext:value-type="string">
            <text:p>2324,</text:p>
          </table:table-cell>
          <table:table-cell table:formula="of:=CONCATENATE([.D218];[.$L$1])" office:value-type="string" office:string-value="940.2270593142082," calcext:value-type="string">
            <text:p>940.2270593142082,</text:p>
          </table:table-cell>
          <table:table-cell table:number-columns-repeated="3"/>
        </table:table-row>
        <table:table-row table:style-name="ro1">
          <table:table-cell office:value-type="float" office:value="2332" calcext:value-type="float">
            <text:p>2332</text:p>
          </table:table-cell>
          <table:table-cell office:value-type="string" calcext:value-type="string">
            <text:p>5811.812506947513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608.8648686229362</text:p>
          </table:table-cell>
          <table:table-cell office:value-type="string" calcext:value-type="string">
            <text:p>140.10245521941962</text:p>
          </table:table-cell>
          <table:table-cell office:value-type="string" calcext:value-type="string">
            <text:p>189.32498356899592</text:p>
          </table:table-cell>
          <table:table-cell office:value-type="string" calcext:value-type="string">
            <text:p>0.007323384697934249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.2</text:p>
          </table:table-cell>
          <table:table-cell table:formula="of:=CONCATENATE(TEXT([.B219];&quot;###,##&quot;);[.$L$1])" office:value-type="string" office:string-value="5811.812506947513," calcext:value-type="string">
            <text:p>5811.812506947513,</text:p>
          </table:table-cell>
          <table:table-cell table:formula="of:=CONCATENATE(TEXT([.C219];&quot;###,##&quot;);[.$L$1])" office:value-type="string" office:string-value="7.0," calcext:value-type="string">
            <text:p>7.0,</text:p>
          </table:table-cell>
          <table:table-cell table:formula="of:=CONCATENATE([.A219];[.$L$1])" office:value-type="string" office:string-value="2332," calcext:value-type="string">
            <text:p>2332,</text:p>
          </table:table-cell>
          <table:table-cell table:formula="of:=CONCATENATE([.D219];[.$L$1])" office:value-type="string" office:string-value="608.8648686229362," calcext:value-type="string">
            <text:p>608.8648686229362,</text:p>
          </table:table-cell>
          <table:table-cell table:number-columns-repeated="3"/>
        </table:table-row>
        <table:table-row table:style-name="ro1">
          <table:table-cell office:value-type="float" office:value="2348" calcext:value-type="float">
            <text:p>2348</text:p>
          </table:table-cell>
          <table:table-cell office:value-type="string" calcext:value-type="string">
            <text:p>5842.763202607253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854.3026251837136</text:p>
          </table:table-cell>
          <table:table-cell office:value-type="string" calcext:value-type="string">
            <text:p>105.02213605301594</text:p>
          </table:table-cell>
          <table:table-cell office:value-type="string" calcext:value-type="string">
            <text:p>189.5516474199809</text:p>
          </table:table-cell>
          <table:table-cell office:value-type="string" calcext:value-type="string">
            <text:p>0.058239855646564524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.2</text:p>
          </table:table-cell>
          <table:table-cell table:formula="of:=CONCATENATE(TEXT([.B220];&quot;###,##&quot;);[.$L$1])" office:value-type="string" office:string-value="5842.763202607253," calcext:value-type="string">
            <text:p>5842.763202607253,</text:p>
          </table:table-cell>
          <table:table-cell table:formula="of:=CONCATENATE(TEXT([.C220];&quot;###,##&quot;);[.$L$1])" office:value-type="string" office:string-value="7.0," calcext:value-type="string">
            <text:p>7.0,</text:p>
          </table:table-cell>
          <table:table-cell table:formula="of:=CONCATENATE([.A220];[.$L$1])" office:value-type="string" office:string-value="2348," calcext:value-type="string">
            <text:p>2348,</text:p>
          </table:table-cell>
          <table:table-cell table:formula="of:=CONCATENATE([.D220];[.$L$1])" office:value-type="string" office:string-value="854.3026251837136," calcext:value-type="string">
            <text:p>854.3026251837136,</text:p>
          </table:table-cell>
          <table:table-cell table:number-columns-repeated="3"/>
        </table:table-row>
        <table:table-row table:style-name="ro1">
          <table:table-cell office:value-type="float" office:value="2356" calcext:value-type="float">
            <text:p>2356</text:p>
          </table:table-cell>
          <table:table-cell office:value-type="string" calcext:value-type="string">
            <text:p>5858.602326480913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804.0711897917122</text:p>
          </table:table-cell>
          <table:table-cell office:value-type="string" calcext:value-type="string">
            <text:p>487.9309592899182</text:p>
          </table:table-cell>
          <table:table-cell office:value-type="string" calcext:value-type="string">
            <text:p>169.52106739087304</text:p>
          </table:table-cell>
          <table:table-cell office:value-type="string" calcext:value-type="string">
            <text:p>0.047819260801323156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.2</text:p>
          </table:table-cell>
          <table:table-cell table:formula="of:=CONCATENATE(TEXT([.B221];&quot;###,##&quot;);[.$L$1])" office:value-type="string" office:string-value="5858.602326480913," calcext:value-type="string">
            <text:p>5858.602326480913,</text:p>
          </table:table-cell>
          <table:table-cell table:formula="of:=CONCATENATE(TEXT([.C221];&quot;###,##&quot;);[.$L$1])" office:value-type="string" office:string-value="7.0," calcext:value-type="string">
            <text:p>7.0,</text:p>
          </table:table-cell>
          <table:table-cell table:formula="of:=CONCATENATE([.A221];[.$L$1])" office:value-type="string" office:string-value="2356," calcext:value-type="string">
            <text:p>2356,</text:p>
          </table:table-cell>
          <table:table-cell table:formula="of:=CONCATENATE([.D221];[.$L$1])" office:value-type="string" office:string-value="804.0711897917122," calcext:value-type="string">
            <text:p>804.0711897917122,</text:p>
          </table:table-cell>
          <table:table-cell table:number-columns-repeated="3"/>
        </table:table-row>
        <table:table-row table:style-name="ro1">
          <table:table-cell office:value-type="float" office:value="2378" calcext:value-type="float">
            <text:p>2378</text:p>
          </table:table-cell>
          <table:table-cell office:value-type="string" calcext:value-type="string">
            <text:p>5900.4640072071525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1178.5205503705085</text:p>
          </table:table-cell>
          <table:table-cell office:value-type="string" calcext:value-type="string">
            <text:p>205.20972249886358</text:p>
          </table:table-cell>
          <table:table-cell office:value-type="string" calcext:value-type="string">
            <text:p>171.52286201910277</text:p>
          </table:table-cell>
          <table:table-cell office:value-type="string" calcext:value-type="string">
            <text:p>0.1254994036481401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.2</text:p>
          </table:table-cell>
          <table:table-cell table:formula="of:=CONCATENATE(TEXT([.B222];&quot;###,##&quot;);[.$L$1])" office:value-type="string" office:string-value="5900.4640072071525," calcext:value-type="string">
            <text:p>5900.4640072071525,</text:p>
          </table:table-cell>
          <table:table-cell table:formula="of:=CONCATENATE(TEXT([.C222];&quot;###,##&quot;);[.$L$1])" office:value-type="string" office:string-value="7.0," calcext:value-type="string">
            <text:p>7.0,</text:p>
          </table:table-cell>
          <table:table-cell table:formula="of:=CONCATENATE([.A222];[.$L$1])" office:value-type="string" office:string-value="2378," calcext:value-type="string">
            <text:p>2378,</text:p>
          </table:table-cell>
          <table:table-cell table:formula="of:=CONCATENATE([.D222];[.$L$1])" office:value-type="string" office:string-value="1178.5205503705085," calcext:value-type="string">
            <text:p>1178.5205503705085,</text:p>
          </table:table-cell>
          <table:table-cell table:number-columns-repeated="3"/>
        </table:table-row>
        <table:table-row table:style-name="ro1">
          <table:table-cell office:value-type="float" office:value="2394" calcext:value-type="float">
            <text:p>2394</text:p>
          </table:table-cell>
          <table:table-cell office:value-type="string" calcext:value-type="string">
            <text:p>5932.204985677933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933.0007974594124</text:p>
          </table:table-cell>
          <table:table-cell office:value-type="string" calcext:value-type="string">
            <text:p>204.88579253690085</text:p>
          </table:table-cell>
          <table:table-cell office:value-type="string" calcext:value-type="string">
            <text:p>175.5063358883948</text:p>
          </table:table-cell>
          <table:table-cell office:value-type="string" calcext:value-type="string">
            <text:p>0.07456592242021376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.2</text:p>
          </table:table-cell>
          <table:table-cell table:formula="of:=CONCATENATE(TEXT([.B223];&quot;###,##&quot;);[.$L$1])" office:value-type="string" office:string-value="5932.204985677933," calcext:value-type="string">
            <text:p>5932.204985677933,</text:p>
          </table:table-cell>
          <table:table-cell table:formula="of:=CONCATENATE(TEXT([.C223];&quot;###,##&quot;);[.$L$1])" office:value-type="string" office:string-value="7.0," calcext:value-type="string">
            <text:p>7.0,</text:p>
          </table:table-cell>
          <table:table-cell table:formula="of:=CONCATENATE([.A223];[.$L$1])" office:value-type="string" office:string-value="2394," calcext:value-type="string">
            <text:p>2394,</text:p>
          </table:table-cell>
          <table:table-cell table:formula="of:=CONCATENATE([.D223];[.$L$1])" office:value-type="string" office:string-value="933.0007974594124," calcext:value-type="string">
            <text:p>933.0007974594124,</text:p>
          </table:table-cell>
          <table:table-cell table:number-columns-repeated="3"/>
        </table:table-row>
        <table:table-row table:style-name="ro1">
          <table:table-cell office:value-type="float" office:value="2412" calcext:value-type="float">
            <text:p>2412</text:p>
          </table:table-cell>
          <table:table-cell office:value-type="string" calcext:value-type="string">
            <text:p>5967.410372502953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794.6431182917739</text:p>
          </table:table-cell>
          <table:table-cell office:value-type="string" calcext:value-type="string">
            <text:p>368.69164993593785</text:p>
          </table:table-cell>
          <table:table-cell office:value-type="string" calcext:value-type="string">
            <text:p>178.13145803116282</text:p>
          </table:table-cell>
          <table:table-cell office:value-type="string" calcext:value-type="string">
            <text:p>0.04586339168259061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.2</text:p>
          </table:table-cell>
          <table:table-cell table:formula="of:=CONCATENATE(TEXT([.B224];&quot;###,##&quot;);[.$L$1])" office:value-type="string" office:string-value="5967.410372502953," calcext:value-type="string">
            <text:p>5967.410372502953,</text:p>
          </table:table-cell>
          <table:table-cell table:formula="of:=CONCATENATE(TEXT([.C224];&quot;###,##&quot;);[.$L$1])" office:value-type="string" office:string-value="7.0," calcext:value-type="string">
            <text:p>7.0,</text:p>
          </table:table-cell>
          <table:table-cell table:formula="of:=CONCATENATE([.A224];[.$L$1])" office:value-type="string" office:string-value="2412," calcext:value-type="string">
            <text:p>2412,</text:p>
          </table:table-cell>
          <table:table-cell table:formula="of:=CONCATENATE([.D224];[.$L$1])" office:value-type="string" office:string-value="794.6431182917739," calcext:value-type="string">
            <text:p>794.6431182917739,</text:p>
          </table:table-cell>
          <table:table-cell table:number-columns-repeated="3"/>
        </table:table-row>
        <table:table-row table:style-name="ro1">
          <table:table-cell office:value-type="float" office:value="2427" calcext:value-type="float">
            <text:p>2427</text:p>
          </table:table-cell>
          <table:table-cell office:value-type="string" calcext:value-type="string">
            <text:p>5996.002746123093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857.1998434913647</text:p>
          </table:table-cell>
          <table:table-cell office:value-type="string" calcext:value-type="string">
            <text:p>339.4689977496534</text:p>
          </table:table-cell>
          <table:table-cell office:value-type="string" calcext:value-type="string">
            <text:p>179.4428012616383</text:p>
          </table:table-cell>
          <table:table-cell office:value-type="string" calcext:value-type="string">
            <text:p>0.058840888404769455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.2</text:p>
          </table:table-cell>
          <table:table-cell table:formula="of:=CONCATENATE(TEXT([.B225];&quot;###,##&quot;);[.$L$1])" office:value-type="string" office:string-value="5996.002746123093," calcext:value-type="string">
            <text:p>5996.002746123093,</text:p>
          </table:table-cell>
          <table:table-cell table:formula="of:=CONCATENATE(TEXT([.C225];&quot;###,##&quot;);[.$L$1])" office:value-type="string" office:string-value="7.0," calcext:value-type="string">
            <text:p>7.0,</text:p>
          </table:table-cell>
          <table:table-cell table:formula="of:=CONCATENATE([.A225];[.$L$1])" office:value-type="string" office:string-value="2427," calcext:value-type="string">
            <text:p>2427,</text:p>
          </table:table-cell>
          <table:table-cell table:formula="of:=CONCATENATE([.D225];[.$L$1])" office:value-type="string" office:string-value="857.1998434913647," calcext:value-type="string">
            <text:p>857.1998434913647,</text:p>
          </table:table-cell>
          <table:table-cell table:number-columns-repeated="3"/>
        </table:table-row>
        <table:table-row table:style-name="ro1">
          <table:table-cell office:value-type="float" office:value="2445" calcext:value-type="float">
            <text:p>2445</text:p>
          </table:table-cell>
          <table:table-cell office:value-type="string" calcext:value-type="string">
            <text:p>6030.154466717473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832.6396808917613</text:p>
          </table:table-cell>
          <table:table-cell office:value-type="string" calcext:value-type="string">
            <text:p>299.9963770419222</text:p>
          </table:table-cell>
          <table:table-cell office:value-type="string" calcext:value-type="string">
            <text:p>181.45231884196312</text:p>
          </table:table-cell>
          <table:table-cell office:value-type="string" calcext:value-type="string">
            <text:p>0.053745841811208034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.2</text:p>
          </table:table-cell>
          <table:table-cell table:formula="of:=CONCATENATE(TEXT([.B226];&quot;###,##&quot;);[.$L$1])" office:value-type="string" office:string-value="6030.154466717473," calcext:value-type="string">
            <text:p>6030.154466717473,</text:p>
          </table:table-cell>
          <table:table-cell table:formula="of:=CONCATENATE(TEXT([.C226];&quot;###,##&quot;);[.$L$1])" office:value-type="string" office:string-value="7.0," calcext:value-type="string">
            <text:p>7.0,</text:p>
          </table:table-cell>
          <table:table-cell table:formula="of:=CONCATENATE([.A226];[.$L$1])" office:value-type="string" office:string-value="2445," calcext:value-type="string">
            <text:p>2445,</text:p>
          </table:table-cell>
          <table:table-cell table:formula="of:=CONCATENATE([.D226];[.$L$1])" office:value-type="string" office:string-value="832.6396808917613," calcext:value-type="string">
            <text:p>832.6396808917613,</text:p>
          </table:table-cell>
          <table:table-cell table:number-columns-repeated="3"/>
        </table:table-row>
        <table:table-row table:style-name="ro1">
          <table:table-cell office:value-type="float" office:value="2462" calcext:value-type="float">
            <text:p>2462</text:p>
          </table:table-cell>
          <table:table-cell office:value-type="string" calcext:value-type="string">
            <text:p>6062.368430313013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1584.522630540685</text:p>
          </table:table-cell>
          <table:table-cell office:value-type="string" calcext:value-type="string">
            <text:p>142.04436489925342</text:p>
          </table:table-cell>
          <table:table-cell office:value-type="string" calcext:value-type="string">
            <text:p>183.18368543348055</text:p>
          </table:table-cell>
          <table:table-cell office:value-type="string" calcext:value-type="string">
            <text:p>0.04650154036533485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.2</text:p>
          </table:table-cell>
          <table:table-cell table:formula="of:=CONCATENATE(TEXT([.B227];&quot;###,##&quot;);[.$L$1])" office:value-type="string" office:string-value="6062.368430313013," calcext:value-type="string">
            <text:p>6062.368430313013,</text:p>
          </table:table-cell>
          <table:table-cell table:formula="of:=CONCATENATE(TEXT([.C227];&quot;###,##&quot;);[.$L$1])" office:value-type="string" office:string-value="11.0," calcext:value-type="string">
            <text:p>11.0,</text:p>
          </table:table-cell>
          <table:table-cell table:formula="of:=CONCATENATE([.A227];[.$L$1])" office:value-type="string" office:string-value="2462," calcext:value-type="string">
            <text:p>2462,</text:p>
          </table:table-cell>
          <table:table-cell table:formula="of:=CONCATENATE([.D227];[.$L$1])" office:value-type="string" office:string-value="1584.522630540685," calcext:value-type="string">
            <text:p>1584.522630540685,</text:p>
          </table:table-cell>
          <table:table-cell table:number-columns-repeated="3"/>
        </table:table-row>
        <table:table-row table:style-name="ro1">
          <table:table-cell office:value-type="float" office:value="2475" calcext:value-type="float">
            <text:p>2475</text:p>
          </table:table-cell>
          <table:table-cell office:value-type="string" calcext:value-type="string">
            <text:p>6100.567173049413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368.63029212605767</text:p>
          </table:table-cell>
          <table:table-cell office:value-type="string" calcext:value-type="string">
            <text:p>151.11765235383163</text:p>
          </table:table-cell>
          <table:table-cell office:value-type="string" calcext:value-type="string">
            <text:p>169.52106739087304</text:p>
          </table:table-cell>
          <table:table-cell office:value-type="string" calcext:value-type="string">
            <text:p>-0.08219207026202287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2</text:p>
          </table:table-cell>
          <table:table-cell table:formula="of:=CONCATENATE(TEXT([.B228];&quot;###,##&quot;);[.$L$1])" office:value-type="string" office:string-value="6100.567173049413," calcext:value-type="string">
            <text:p>6100.567173049413,</text:p>
          </table:table-cell>
          <table:table-cell table:formula="of:=CONCATENATE(TEXT([.C228];&quot;###,##&quot;);[.$L$1])" office:value-type="string" office:string-value="9.0," calcext:value-type="string">
            <text:p>9.0,</text:p>
          </table:table-cell>
          <table:table-cell table:formula="of:=CONCATENATE([.A228];[.$L$1])" office:value-type="string" office:string-value="2475," calcext:value-type="string">
            <text:p>2475,</text:p>
          </table:table-cell>
          <table:table-cell table:formula="of:=CONCATENATE([.D228];[.$L$1])" office:value-type="string" office:string-value="368.63029212605767," calcext:value-type="string">
            <text:p>368.63029212605767,</text:p>
          </table:table-cell>
          <table:table-cell table:number-columns-repeated="3"/>
        </table:table-row>
        <table:table-row table:style-name="ro1">
          <table:table-cell office:value-type="float" office:value="2488" calcext:value-type="float">
            <text:p>2488</text:p>
          </table:table-cell>
          <table:table-cell office:value-type="string" calcext:value-type="string">
            <text:p>6132.9226246511025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638.738539836008</text:p>
          </table:table-cell>
          <table:table-cell office:value-type="string" calcext:value-type="string">
            <text:p>243.89802241366766</text:p>
          </table:table-cell>
          <table:table-cell office:value-type="string" calcext:value-type="string">
            <text:p>166.8617058394669</text:p>
          </table:table-cell>
          <table:table-cell office:value-type="string" calcext:value-type="string">
            <text:p>-0.03813448434991509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2</text:p>
          </table:table-cell>
          <table:table-cell table:formula="of:=CONCATENATE(TEXT([.B229];&quot;###,##&quot;);[.$L$1])" office:value-type="string" office:string-value="6132.9226246511025," calcext:value-type="string">
            <text:p>6132.9226246511025,</text:p>
          </table:table-cell>
          <table:table-cell table:formula="of:=CONCATENATE(TEXT([.C229];&quot;###,##&quot;);[.$L$1])" office:value-type="string" office:string-value="9.0," calcext:value-type="string">
            <text:p>9.0,</text:p>
          </table:table-cell>
          <table:table-cell table:formula="of:=CONCATENATE([.A229];[.$L$1])" office:value-type="string" office:string-value="2488," calcext:value-type="string">
            <text:p>2488,</text:p>
          </table:table-cell>
          <table:table-cell table:formula="of:=CONCATENATE([.D229];[.$L$1])" office:value-type="string" office:string-value="638.738539836008," calcext:value-type="string">
            <text:p>638.738539836008,</text:p>
          </table:table-cell>
          <table:table-cell table:number-columns-repeated="3"/>
        </table:table-row>
        <table:table-row table:style-name="ro1">
          <table:table-cell office:value-type="float" office:value="2501" calcext:value-type="float">
            <text:p>2501</text:p>
          </table:table-cell>
          <table:table-cell office:value-type="string" calcext:value-type="string">
            <text:p>6165.278076253713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472.3927647568343</text:p>
          </table:table-cell>
          <table:table-cell office:value-type="string" calcext:value-type="string">
            <text:p>410.3146109559244</text:p>
          </table:table-cell>
          <table:table-cell office:value-type="string" calcext:value-type="string">
            <text:p>165.62784737669296</text:p>
          </table:table-cell>
          <table:table-cell office:value-type="string" calcext:value-type="string">
            <text:p>-0.02098798030623592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2</text:p>
          </table:table-cell>
          <table:table-cell table:formula="of:=CONCATENATE(TEXT([.B230];&quot;###,##&quot;);[.$L$1])" office:value-type="string" office:string-value="6165.278076253713," calcext:value-type="string">
            <text:p>6165.278076253713,</text:p>
          </table:table-cell>
          <table:table-cell table:formula="of:=CONCATENATE(TEXT([.C230];&quot;###,##&quot;);[.$L$1])" office:value-type="string" office:string-value="7.0," calcext:value-type="string">
            <text:p>7.0,</text:p>
          </table:table-cell>
          <table:table-cell table:formula="of:=CONCATENATE([.A230];[.$L$1])" office:value-type="string" office:string-value="2501," calcext:value-type="string">
            <text:p>2501,</text:p>
          </table:table-cell>
          <table:table-cell table:formula="of:=CONCATENATE([.D230];[.$L$1])" office:value-type="string" office:string-value="472.3927647568343," calcext:value-type="string">
            <text:p>472.3927647568343,</text:p>
          </table:table-cell>
          <table:table-cell table:number-columns-repeated="3"/>
        </table:table-row>
        <table:table-row table:style-name="ro1">
          <table:table-cell office:value-type="float" office:value="2518" calcext:value-type="float">
            <text:p>2518</text:p>
          </table:table-cell>
          <table:table-cell office:value-type="string" calcext:value-type="string">
            <text:p>6197.633527855403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890.5580465156335</text:p>
          </table:table-cell>
          <table:table-cell office:value-type="string" calcext:value-type="string">
            <text:p>369.602692679276</text:p>
          </table:table-cell>
          <table:table-cell office:value-type="string" calcext:value-type="string">
            <text:p>151.09564120416</text:p>
          </table:table-cell>
          <table:table-cell office:value-type="string" calcext:value-type="string">
            <text:p>0.06576110312227602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1.2</text:p>
          </table:table-cell>
          <table:table-cell table:formula="of:=CONCATENATE(TEXT([.B231];&quot;###,##&quot;);[.$L$1])" office:value-type="string" office:string-value="6197.633527855403," calcext:value-type="string">
            <text:p>6197.633527855403,</text:p>
          </table:table-cell>
          <table:table-cell table:formula="of:=CONCATENATE(TEXT([.C231];&quot;###,##&quot;);[.$L$1])" office:value-type="string" office:string-value="7.0," calcext:value-type="string">
            <text:p>7.0,</text:p>
          </table:table-cell>
          <table:table-cell table:formula="of:=CONCATENATE([.A231];[.$L$1])" office:value-type="string" office:string-value="2518," calcext:value-type="string">
            <text:p>2518,</text:p>
          </table:table-cell>
          <table:table-cell table:formula="of:=CONCATENATE([.D231];[.$L$1])" office:value-type="string" office:string-value="890.5580465156335," calcext:value-type="string">
            <text:p>890.5580465156335,</text:p>
          </table:table-cell>
          <table:table-cell table:number-columns-repeated="3"/>
        </table:table-row>
        <table:table-row table:style-name="ro1">
          <table:table-cell office:value-type="float" office:value="2536" calcext:value-type="float">
            <text:p>2536</text:p>
          </table:table-cell>
          <table:table-cell office:value-type="string" calcext:value-type="string">
            <text:p>6233.114694786953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558.197183366964</text:p>
          </table:table-cell>
          <table:table-cell office:value-type="string" calcext:value-type="string">
            <text:p>277.58657460021254</text:p>
          </table:table-cell>
          <table:table-cell office:value-type="string" calcext:value-type="string">
            <text:p>153.4289218816438</text:p>
          </table:table-cell>
          <table:table-cell office:value-type="string" calcext:value-type="string">
            <text:p>0.05899642263710399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1.2</text:p>
          </table:table-cell>
          <table:table-cell table:formula="of:=CONCATENATE(TEXT([.B232];&quot;###,##&quot;);[.$L$1])" office:value-type="string" office:string-value="6233.114694786953," calcext:value-type="string">
            <text:p>6233.114694786953,</text:p>
          </table:table-cell>
          <table:table-cell table:formula="of:=CONCATENATE(TEXT([.C232];&quot;###,##&quot;);[.$L$1])" office:value-type="string" office:string-value="5.0," calcext:value-type="string">
            <text:p>5.0,</text:p>
          </table:table-cell>
          <table:table-cell table:formula="of:=CONCATENATE([.A232];[.$L$1])" office:value-type="string" office:string-value="2536," calcext:value-type="string">
            <text:p>2536,</text:p>
          </table:table-cell>
          <table:table-cell table:formula="of:=CONCATENATE([.D232];[.$L$1])" office:value-type="string" office:string-value="558.197183366964," calcext:value-type="string">
            <text:p>558.197183366964,</text:p>
          </table:table-cell>
          <table:table-cell table:number-columns-repeated="3"/>
        </table:table-row>
        <table:table-row table:style-name="ro1">
          <table:table-cell office:value-type="float" office:value="2558" calcext:value-type="float">
            <text:p>2558</text:p>
          </table:table-cell>
          <table:table-cell office:value-type="string" calcext:value-type="string">
            <text:p>6264.0107885595535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1616.168236128688</text:p>
          </table:table-cell>
          <table:table-cell office:value-type="string" calcext:value-type="string">
            <text:p>357.7990306849604</text:p>
          </table:table-cell>
          <table:table-cell office:value-type="string" calcext:value-type="string">
            <text:p>155.25168088768794</text:p>
          </table:table-cell>
          <table:table-cell office:value-type="string" calcext:value-type="string">
            <text:p>0.12129490435835788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1.2</text:p>
          </table:table-cell>
          <table:table-cell table:formula="of:=CONCATENATE(TEXT([.B233];&quot;###,##&quot;);[.$L$1])" office:value-type="string" office:string-value="6264.0107885595535," calcext:value-type="string">
            <text:p>6264.0107885595535,</text:p>
          </table:table-cell>
          <table:table-cell table:formula="of:=CONCATENATE(TEXT([.C233];&quot;###,##&quot;);[.$L$1])" office:value-type="string" office:string-value="9.0," calcext:value-type="string">
            <text:p>9.0,</text:p>
          </table:table-cell>
          <table:table-cell table:formula="of:=CONCATENATE([.A233];[.$L$1])" office:value-type="string" office:string-value="2558," calcext:value-type="string">
            <text:p>2558,</text:p>
          </table:table-cell>
          <table:table-cell table:formula="of:=CONCATENATE([.D233];[.$L$1])" office:value-type="string" office:string-value="1616.168236128688," calcext:value-type="string">
            <text:p>1616.168236128688,</text:p>
          </table:table-cell>
          <table:table-cell table:number-columns-repeated="3"/>
        </table:table-row>
        <table:table-row table:style-name="ro1">
          <table:table-cell office:value-type="float" office:value="2570" calcext:value-type="float">
            <text:p>2570</text:p>
          </table:table-cell>
          <table:table-cell office:value-type="string" calcext:value-type="string">
            <text:p>6294.906882332153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554.4017736746306</text:p>
          </table:table-cell>
          <table:table-cell office:value-type="string" calcext:value-type="string">
            <text:p>396.14924757922915</text:p>
          </table:table-cell>
          <table:table-cell office:value-type="string" calcext:value-type="string">
            <text:p>158.99921962688282</text:p>
          </table:table-cell>
          <table:table-cell office:value-type="string" calcext:value-type="string">
            <text:p>-0.003975074962738244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1.2</text:p>
          </table:table-cell>
          <table:table-cell table:formula="of:=CONCATENATE(TEXT([.B234];&quot;###,##&quot;);[.$L$1])" office:value-type="string" office:string-value="6294.906882332153," calcext:value-type="string">
            <text:p>6294.906882332153,</text:p>
          </table:table-cell>
          <table:table-cell table:formula="of:=CONCATENATE(TEXT([.C234];&quot;###,##&quot;);[.$L$1])" office:value-type="string" office:string-value="7.0," calcext:value-type="string">
            <text:p>7.0,</text:p>
          </table:table-cell>
          <table:table-cell table:formula="of:=CONCATENATE([.A234];[.$L$1])" office:value-type="string" office:string-value="2570," calcext:value-type="string">
            <text:p>2570,</text:p>
          </table:table-cell>
          <table:table-cell table:formula="of:=CONCATENATE([.D234];[.$L$1])" office:value-type="string" office:string-value="554.4017736746306," calcext:value-type="string">
            <text:p>554.4017736746306,</text:p>
          </table:table-cell>
          <table:table-cell table:number-columns-repeated="3"/>
        </table:table-row>
        <table:table-row table:style-name="ro1">
          <table:table-cell office:value-type="float" office:value="2586" calcext:value-type="float">
            <text:p>2586</text:p>
          </table:table-cell>
          <table:table-cell office:value-type="string" calcext:value-type="string">
            <text:p>6326.1920835732635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879.4038827169953</text:p>
          </table:table-cell>
          <table:table-cell office:value-type="string" calcext:value-type="string">
            <text:p>179.9772343548639</text:p>
          </table:table-cell>
          <table:table-cell office:value-type="string" calcext:value-type="string">
            <text:p>158.87485860672507</text:p>
          </table:table-cell>
          <table:table-cell office:value-type="string" calcext:value-type="string">
            <text:p>0.06344715328437082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1.2</text:p>
          </table:table-cell>
          <table:table-cell table:formula="of:=CONCATENATE(TEXT([.B235];&quot;###,##&quot;);[.$L$1])" office:value-type="string" office:string-value="6326.1920835732635," calcext:value-type="string">
            <text:p>6326.1920835732635,</text:p>
          </table:table-cell>
          <table:table-cell table:formula="of:=CONCATENATE(TEXT([.C235];&quot;###,##&quot;);[.$L$1])" office:value-type="string" office:string-value="7.0," calcext:value-type="string">
            <text:p>7.0,</text:p>
          </table:table-cell>
          <table:table-cell table:formula="of:=CONCATENATE([.A235];[.$L$1])" office:value-type="string" office:string-value="2586," calcext:value-type="string">
            <text:p>2586,</text:p>
          </table:table-cell>
          <table:table-cell table:formula="of:=CONCATENATE([.D235];[.$L$1])" office:value-type="string" office:string-value="879.4038827169953," calcext:value-type="string">
            <text:p>879.4038827169953,</text:p>
          </table:table-cell>
          <table:table-cell table:number-columns-repeated="3"/>
        </table:table-row>
        <table:table-row table:style-name="ro1">
          <table:table-cell office:value-type="float" office:value="2607" calcext:value-type="float">
            <text:p>2607</text:p>
          </table:table-cell>
          <table:table-cell office:value-type="string" calcext:value-type="string">
            <text:p>6366.334303465803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674.2372382934623</text:p>
          </table:table-cell>
          <table:table-cell office:value-type="string" calcext:value-type="string">
            <text:p>379.88212776785934</text:p>
          </table:table-cell>
          <table:table-cell office:value-type="string" calcext:value-type="string">
            <text:p>161.42176818542168</text:p>
          </table:table-cell>
          <table:table-cell office:value-type="string" calcext:value-type="string">
            <text:p>0.020884991550171827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1.2</text:p>
          </table:table-cell>
          <table:table-cell table:formula="of:=CONCATENATE(TEXT([.B236];&quot;###,##&quot;);[.$L$1])" office:value-type="string" office:string-value="6366.334303465803," calcext:value-type="string">
            <text:p>6366.334303465803,</text:p>
          </table:table-cell>
          <table:table-cell table:formula="of:=CONCATENATE(TEXT([.C236];&quot;###,##&quot;);[.$L$1])" office:value-type="string" office:string-value="7.0," calcext:value-type="string">
            <text:p>7.0,</text:p>
          </table:table-cell>
          <table:table-cell table:formula="of:=CONCATENATE([.A236];[.$L$1])" office:value-type="string" office:string-value="2607," calcext:value-type="string">
            <text:p>2607,</text:p>
          </table:table-cell>
          <table:table-cell table:formula="of:=CONCATENATE([.D236];[.$L$1])" office:value-type="string" office:string-value="674.2372382934623," calcext:value-type="string">
            <text:p>674.2372382934623,</text:p>
          </table:table-cell>
          <table:table-cell table:number-columns-repeated="3"/>
        </table:table-row>
        <table:table-row table:style-name="ro1">
          <table:table-cell office:value-type="float" office:value="2626" calcext:value-type="float">
            <text:p>2626</text:p>
          </table:table-cell>
          <table:table-cell office:value-type="string" calcext:value-type="string">
            <text:p>6402.7371688973235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866.3457858766127</text:p>
          </table:table-cell>
          <table:table-cell office:value-type="string" calcext:value-type="string">
            <text:p>214.99797622668413</text:p>
          </table:table-cell>
          <table:table-cell office:value-type="string" calcext:value-type="string">
            <text:p>162.1820417223611</text:p>
          </table:table-cell>
          <table:table-cell office:value-type="string" calcext:value-type="string">
            <text:p>0.06073822936926368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1.2</text:p>
          </table:table-cell>
          <table:table-cell table:formula="of:=CONCATENATE(TEXT([.B237];&quot;###,##&quot;);[.$L$1])" office:value-type="string" office:string-value="6402.7371688973235," calcext:value-type="string">
            <text:p>6402.7371688973235,</text:p>
          </table:table-cell>
          <table:table-cell table:formula="of:=CONCATENATE(TEXT([.C237];&quot;###,##&quot;);[.$L$1])" office:value-type="string" office:string-value="7.0," calcext:value-type="string">
            <text:p>7.0,</text:p>
          </table:table-cell>
          <table:table-cell table:formula="of:=CONCATENATE([.A237];[.$L$1])" office:value-type="string" office:string-value="2626," calcext:value-type="string">
            <text:p>2626,</text:p>
          </table:table-cell>
          <table:table-cell table:formula="of:=CONCATENATE([.D237];[.$L$1])" office:value-type="string" office:string-value="866.3457858766127," calcext:value-type="string">
            <text:p>866.3457858766127,</text:p>
          </table:table-cell>
          <table:table-cell table:number-columns-repeated="3"/>
        </table:table-row>
        <table:table-row table:style-name="ro1">
          <table:table-cell office:value-type="float" office:value="2642" calcext:value-type="float">
            <text:p>2642</text:p>
          </table:table-cell>
          <table:table-cell office:value-type="string" calcext:value-type="string">
            <text:p>6434.562930788723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1050.7386091723579</text:p>
          </table:table-cell>
          <table:table-cell office:value-type="string" calcext:value-type="string">
            <text:p>249.69161370666305</text:p>
          </table:table-cell>
          <table:table-cell office:value-type="string" calcext:value-type="string">
            <text:p>164.1150821479728</text:p>
          </table:table-cell>
          <table:table-cell office:value-type="string" calcext:value-type="string">
            <text:p>0.02906719721470124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1.2</text:p>
          </table:table-cell>
          <table:table-cell table:formula="of:=CONCATENATE(TEXT([.B238];&quot;###,##&quot;);[.$L$1])" office:value-type="string" office:string-value="6434.562930788723," calcext:value-type="string">
            <text:p>6434.562930788723,</text:p>
          </table:table-cell>
          <table:table-cell table:formula="of:=CONCATENATE(TEXT([.C238];&quot;###,##&quot;);[.$L$1])" office:value-type="string" office:string-value="9.0," calcext:value-type="string">
            <text:p>9.0,</text:p>
          </table:table-cell>
          <table:table-cell table:formula="of:=CONCATENATE([.A238];[.$L$1])" office:value-type="string" office:string-value="2642," calcext:value-type="string">
            <text:p>2642,</text:p>
          </table:table-cell>
          <table:table-cell table:formula="of:=CONCATENATE([.D238];[.$L$1])" office:value-type="string" office:string-value="1050.7386091723579," calcext:value-type="string">
            <text:p>1050.7386091723579,</text:p>
          </table:table-cell>
          <table:table-cell table:number-columns-repeated="3"/>
        </table:table-row>
        <table:table-row table:style-name="ro1">
          <table:table-cell office:value-type="float" office:value="2653" calcext:value-type="float">
            <text:p>2653</text:p>
          </table:table-cell>
          <table:table-cell office:value-type="string" calcext:value-type="string">
            <text:p>6463.244390564383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476.97759488692964</text:p>
          </table:table-cell>
          <table:table-cell office:value-type="string" calcext:value-type="string">
            <text:p>240.56750436787667</text:p>
          </table:table-cell>
          <table:table-cell office:value-type="string" calcext:value-type="string">
            <text:p>151.30728320120727</text:p>
          </table:table-cell>
          <table:table-cell office:value-type="string" calcext:value-type="string">
            <text:p>-0.02003684966767993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2</text:p>
          </table:table-cell>
          <table:table-cell table:formula="of:=CONCATENATE(TEXT([.B239];&quot;###,##&quot;);[.$L$1])" office:value-type="string" office:string-value="6463.244390564383," calcext:value-type="string">
            <text:p>6463.244390564383,</text:p>
          </table:table-cell>
          <table:table-cell table:formula="of:=CONCATENATE(TEXT([.C239];&quot;###,##&quot;);[.$L$1])" office:value-type="string" office:string-value="7.0," calcext:value-type="string">
            <text:p>7.0,</text:p>
          </table:table-cell>
          <table:table-cell table:formula="of:=CONCATENATE([.A239];[.$L$1])" office:value-type="string" office:string-value="2653," calcext:value-type="string">
            <text:p>2653,</text:p>
          </table:table-cell>
          <table:table-cell table:formula="of:=CONCATENATE([.D239];[.$L$1])" office:value-type="string" office:string-value="476.97759488692964," calcext:value-type="string">
            <text:p>476.97759488692964,</text:p>
          </table:table-cell>
          <table:table-cell table:number-columns-repeated="3"/>
        </table:table-row>
        <table:table-row table:style-name="ro1">
          <table:table-cell office:value-type="float" office:value="2658" calcext:value-type="float">
            <text:p>2658</text:p>
          </table:table-cell>
          <table:table-cell office:value-type="string" calcext:value-type="string">
            <text:p>6473.807028931063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740.4768132826226</text:p>
          </table:table-cell>
          <table:table-cell office:value-type="string" calcext:value-type="string">
            <text:p>222.2356711687453</text:p>
          </table:table-cell>
          <table:table-cell office:value-type="string" calcext:value-type="string">
            <text:p>151.30728320120727</text:p>
          </table:table-cell>
          <table:table-cell office:value-type="string" calcext:value-type="string">
            <text:p>0.0175583741560371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35</text:p>
          </table:table-cell>
          <table:table-cell table:formula="of:=CONCATENATE(TEXT([.B240];&quot;###,##&quot;);[.$L$1])" office:value-type="string" office:string-value="6473.807028931063," calcext:value-type="string">
            <text:p>6473.807028931063,</text:p>
          </table:table-cell>
          <table:table-cell table:formula="of:=CONCATENATE(TEXT([.C240];&quot;###,##&quot;);[.$L$1])" office:value-type="string" office:string-value="7.0," calcext:value-type="string">
            <text:p>7.0,</text:p>
          </table:table-cell>
          <table:table-cell table:formula="of:=CONCATENATE([.A240];[.$L$1])" office:value-type="string" office:string-value="2658," calcext:value-type="string">
            <text:p>2658,</text:p>
          </table:table-cell>
          <table:table-cell table:formula="of:=CONCATENATE([.D240];[.$L$1])" office:value-type="string" office:string-value="740.4768132826226," calcext:value-type="string">
            <text:p>740.4768132826226,</text:p>
          </table:table-cell>
          <table:table-cell table:number-columns-repeated="3"/>
        </table:table-row>
        <table:table-row table:style-name="ro1">
          <table:table-cell office:value-type="float" office:value="2672" calcext:value-type="float">
            <text:p>2672</text:p>
          </table:table-cell>
          <table:table-cell office:value-type="string" calcext:value-type="string">
            <text:p>6501.287464505003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450.4661325335508</text:p>
          </table:table-cell>
          <table:table-cell office:value-type="string" calcext:value-type="string">
            <text:p>390.56146132862403</text:p>
          </table:table-cell>
          <table:table-cell office:value-type="string" calcext:value-type="string">
            <text:p>151.78979497098544</text:p>
          </table:table-cell>
          <table:table-cell office:value-type="string" calcext:value-type="string">
            <text:p>0.01404404561797546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35</text:p>
          </table:table-cell>
          <table:table-cell table:formula="of:=CONCATENATE(TEXT([.B241];&quot;###,##&quot;);[.$L$1])" office:value-type="string" office:string-value="6501.287464505003," calcext:value-type="string">
            <text:p>6501.287464505003,</text:p>
          </table:table-cell>
          <table:table-cell table:formula="of:=CONCATENATE(TEXT([.C241];&quot;###,##&quot;);[.$L$1])" office:value-type="string" office:string-value="5.0," calcext:value-type="string">
            <text:p>5.0,</text:p>
          </table:table-cell>
          <table:table-cell table:formula="of:=CONCATENATE([.A241];[.$L$1])" office:value-type="string" office:string-value="2672," calcext:value-type="string">
            <text:p>2672,</text:p>
          </table:table-cell>
          <table:table-cell table:formula="of:=CONCATENATE([.D241];[.$L$1])" office:value-type="string" office:string-value="450.4661325335508," calcext:value-type="string">
            <text:p>450.4661325335508,</text:p>
          </table:table-cell>
          <table:table-cell table:number-columns-repeated="3"/>
        </table:table-row>
        <table:table-row table:style-name="ro1">
          <table:table-cell office:value-type="float" office:value="2684" calcext:value-type="float">
            <text:p>2684</text:p>
          </table:table-cell>
          <table:table-cell office:value-type="string" calcext:value-type="string">
            <text:p>6517.866959550713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874.9491669957038</text:p>
          </table:table-cell>
          <table:table-cell office:value-type="string" calcext:value-type="string">
            <text:p>210.30096516687212</text:p>
          </table:table-cell>
          <table:table-cell office:value-type="string" calcext:value-type="string">
            <text:p>152.02263815573036</text:p>
          </table:table-cell>
          <table:table-cell office:value-type="string" calcext:value-type="string">
            <text:p>0.12154212335451306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35</text:p>
          </table:table-cell>
          <table:table-cell table:formula="of:=CONCATENATE(TEXT([.B242];&quot;###,##&quot;);[.$L$1])" office:value-type="string" office:string-value="6517.866959550713," calcext:value-type="string">
            <text:p>6517.866959550713,</text:p>
          </table:table-cell>
          <table:table-cell table:formula="of:=CONCATENATE(TEXT([.C242];&quot;###,##&quot;);[.$L$1])" office:value-type="string" office:string-value="5.0," calcext:value-type="string">
            <text:p>5.0,</text:p>
          </table:table-cell>
          <table:table-cell table:formula="of:=CONCATENATE([.A242];[.$L$1])" office:value-type="string" office:string-value="2684," calcext:value-type="string">
            <text:p>2684,</text:p>
          </table:table-cell>
          <table:table-cell table:formula="of:=CONCATENATE([.D242];[.$L$1])" office:value-type="string" office:string-value="874.9491669957038," calcext:value-type="string">
            <text:p>874.9491669957038,</text:p>
          </table:table-cell>
          <table:table-cell table:number-columns-repeated="3"/>
        </table:table-row>
        <table:table-row table:style-name="ro1">
          <table:table-cell office:value-type="float" office:value="2698" calcext:value-type="float">
            <text:p>2698</text:p>
          </table:table-cell>
          <table:table-cell office:value-type="string" calcext:value-type="string">
            <text:p>6537.914305837583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708.585831842712</text:p>
          </table:table-cell>
          <table:table-cell office:value-type="string" calcext:value-type="string">
            <text:p>160.16578425575617</text:p>
          </table:table-cell>
          <table:table-cell office:value-type="string" calcext:value-type="string">
            <text:p>154.45923519105955</text:p>
          </table:table-cell>
          <table:table-cell office:value-type="string" calcext:value-type="string">
            <text:p>0.0794114908371362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35</text:p>
          </table:table-cell>
          <table:table-cell table:formula="of:=CONCATENATE(TEXT([.B243];&quot;###,##&quot;);[.$L$1])" office:value-type="string" office:string-value="6537.914305837583," calcext:value-type="string">
            <text:p>6537.914305837583,</text:p>
          </table:table-cell>
          <table:table-cell table:formula="of:=CONCATENATE(TEXT([.C243];&quot;###,##&quot;);[.$L$1])" office:value-type="string" office:string-value="5.0," calcext:value-type="string">
            <text:p>5.0,</text:p>
          </table:table-cell>
          <table:table-cell table:formula="of:=CONCATENATE([.A243];[.$L$1])" office:value-type="string" office:string-value="2698," calcext:value-type="string">
            <text:p>2698,</text:p>
          </table:table-cell>
          <table:table-cell table:formula="of:=CONCATENATE([.D243];[.$L$1])" office:value-type="string" office:string-value="708.585831842712," calcext:value-type="string">
            <text:p>708.585831842712,</text:p>
          </table:table-cell>
          <table:table-cell table:number-columns-repeated="3"/>
        </table:table-row>
        <table:table-row table:style-name="ro1">
          <table:table-cell office:value-type="float" office:value="2713" calcext:value-type="float">
            <text:p>2713</text:p>
          </table:table-cell>
          <table:table-cell office:value-type="string" calcext:value-type="string">
            <text:p>6558.520621174923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995.7298192803852</text:p>
          </table:table-cell>
          <table:table-cell office:value-type="string" calcext:value-type="string">
            <text:p>594.8983452252506</text:p>
          </table:table-cell>
          <table:table-cell office:value-type="string" calcext:value-type="string">
            <text:p>156.09561341265763</text:p>
          </table:table-cell>
          <table:table-cell office:value-type="string" calcext:value-type="string">
            <text:p>0.06462740595565959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35</text:p>
          </table:table-cell>
          <table:table-cell table:formula="of:=CONCATENATE(TEXT([.B244];&quot;###,##&quot;);[.$L$1])" office:value-type="string" office:string-value="6558.520621174923," calcext:value-type="string">
            <text:p>6558.520621174923,</text:p>
          </table:table-cell>
          <table:table-cell table:formula="of:=CONCATENATE(TEXT([.C244];&quot;###,##&quot;);[.$L$1])" office:value-type="string" office:string-value="7.0," calcext:value-type="string">
            <text:p>7.0,</text:p>
          </table:table-cell>
          <table:table-cell table:formula="of:=CONCATENATE([.A244];[.$L$1])" office:value-type="string" office:string-value="2713," calcext:value-type="string">
            <text:p>2713,</text:p>
          </table:table-cell>
          <table:table-cell table:formula="of:=CONCATENATE([.D244];[.$L$1])" office:value-type="string" office:string-value="995.7298192803852," calcext:value-type="string">
            <text:p>995.7298192803852,</text:p>
          </table:table-cell>
          <table:table-cell table:number-columns-repeated="3"/>
        </table:table-row>
        <table:table-row table:style-name="ro1">
          <table:table-cell office:value-type="float" office:value="2727" calcext:value-type="float">
            <text:p>2727</text:p>
          </table:table-cell>
          <table:table-cell office:value-type="string" calcext:value-type="string">
            <text:p>6585.845445358993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668.8237173916262</text:p>
          </table:table-cell>
          <table:table-cell office:value-type="string" calcext:value-type="string">
            <text:p>723.6559116308812</text:p>
          </table:table-cell>
          <table:table-cell office:value-type="string" calcext:value-type="string">
            <text:p>157.86154591786885</text:p>
          </table:table-cell>
          <table:table-cell office:value-type="string" calcext:value-type="string">
            <text:p>0.06934194618348996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35</text:p>
          </table:table-cell>
          <table:table-cell table:formula="of:=CONCATENATE(TEXT([.B245];&quot;###,##&quot;);[.$L$1])" office:value-type="string" office:string-value="6585.845445358993," calcext:value-type="string">
            <text:p>6585.845445358993,</text:p>
          </table:table-cell>
          <table:table-cell table:formula="of:=CONCATENATE(TEXT([.C245];&quot;###,##&quot;);[.$L$1])" office:value-type="string" office:string-value="5.0," calcext:value-type="string">
            <text:p>5.0,</text:p>
          </table:table-cell>
          <table:table-cell table:formula="of:=CONCATENATE([.A245];[.$L$1])" office:value-type="string" office:string-value="2727," calcext:value-type="string">
            <text:p>2727,</text:p>
          </table:table-cell>
          <table:table-cell table:formula="of:=CONCATENATE([.D245];[.$L$1])" office:value-type="string" office:string-value="668.8237173916262," calcext:value-type="string">
            <text:p>668.8237173916262,</text:p>
          </table:table-cell>
          <table:table-cell table:number-columns-repeated="3"/>
        </table:table-row>
        <table:table-row table:style-name="ro1">
          <table:table-cell office:value-type="float" office:value="2744" calcext:value-type="float">
            <text:p>2744</text:p>
          </table:table-cell>
          <table:table-cell office:value-type="string" calcext:value-type="string">
            <text:p>6609.856627971663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1614.3787187449238</text:p>
          </table:table-cell>
          <table:table-cell office:value-type="string" calcext:value-type="string">
            <text:p>713.3925760506788</text:p>
          </table:table-cell>
          <table:table-cell office:value-type="string" calcext:value-type="string">
            <text:p>159.52652805039835</text:p>
          </table:table-cell>
          <table:table-cell office:value-type="string" calcext:value-type="string">
            <text:p>0.1787071779366918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35</text:p>
          </table:table-cell>
          <table:table-cell table:formula="of:=CONCATENATE(TEXT([.B246];&quot;###,##&quot;);[.$L$1])" office:value-type="string" office:string-value="6609.856627971663," calcext:value-type="string">
            <text:p>6609.856627971663,</text:p>
          </table:table-cell>
          <table:table-cell table:formula="of:=CONCATENATE(TEXT([.C246];&quot;###,##&quot;);[.$L$1])" office:value-type="string" office:string-value="7.0," calcext:value-type="string">
            <text:p>7.0,</text:p>
          </table:table-cell>
          <table:table-cell table:formula="of:=CONCATENATE([.A246];[.$L$1])" office:value-type="string" office:string-value="2744," calcext:value-type="string">
            <text:p>2744,</text:p>
          </table:table-cell>
          <table:table-cell table:formula="of:=CONCATENATE([.D246];[.$L$1])" office:value-type="string" office:string-value="1614.3787187449238," calcext:value-type="string">
            <text:p>1614.3787187449238,</text:p>
          </table:table-cell>
          <table:table-cell table:number-columns-repeated="3"/>
        </table:table-row>
        <table:table-row table:style-name="ro1">
          <table:table-cell office:value-type="float" office:value="2763" calcext:value-type="float">
            <text:p>2763</text:p>
          </table:table-cell>
          <table:table-cell office:value-type="string" calcext:value-type="string">
            <text:p>6646.427772497393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722.2187415694536</text:p>
          </table:table-cell>
          <table:table-cell office:value-type="string" calcext:value-type="string">
            <text:p>249.00234503444358</text:p>
          </table:table-cell>
          <table:table-cell office:value-type="string" calcext:value-type="string">
            <text:p>166.06205408250787</text:p>
          </table:table-cell>
          <table:table-cell office:value-type="string" calcext:value-type="string">
            <text:p>0.0828639529395083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35</text:p>
          </table:table-cell>
          <table:table-cell table:formula="of:=CONCATENATE(TEXT([.B247];&quot;###,##&quot;);[.$L$1])" office:value-type="string" office:string-value="6646.427772497393," calcext:value-type="string">
            <text:p>6646.427772497393,</text:p>
          </table:table-cell>
          <table:table-cell table:formula="of:=CONCATENATE(TEXT([.C247];&quot;###,##&quot;);[.$L$1])" office:value-type="string" office:string-value="5.0," calcext:value-type="string">
            <text:p>5.0,</text:p>
          </table:table-cell>
          <table:table-cell table:formula="of:=CONCATENATE([.A247];[.$L$1])" office:value-type="string" office:string-value="2763," calcext:value-type="string">
            <text:p>2763,</text:p>
          </table:table-cell>
          <table:table-cell table:formula="of:=CONCATENATE([.D247];[.$L$1])" office:value-type="string" office:string-value="722.2187415694536," calcext:value-type="string">
            <text:p>722.2187415694536,</text:p>
          </table:table-cell>
          <table:table-cell table:number-columns-repeated="3"/>
        </table:table-row>
        <table:table-row table:style-name="ro1">
          <table:table-cell office:value-type="float" office:value="2786" calcext:value-type="float">
            <text:p>2786</text:p>
          </table:table-cell>
          <table:table-cell office:value-type="string" calcext:value-type="string">
            <text:p>6678.044757116593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749.0013477280834</text:p>
          </table:table-cell>
          <table:table-cell office:value-type="string" calcext:value-type="string">
            <text:p>275.4827404129541</text:p>
          </table:table-cell>
          <table:table-cell office:value-type="string" calcext:value-type="string">
            <text:p>168.68196240808243</text:p>
          </table:table-cell>
          <table:table-cell office:value-type="string" calcext:value-type="string">
            <text:p>0.0896465059394778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35</text:p>
          </table:table-cell>
          <table:table-cell table:formula="of:=CONCATENATE(TEXT([.B248];&quot;###,##&quot;);[.$L$1])" office:value-type="string" office:string-value="6678.044757116593," calcext:value-type="string">
            <text:p>6678.044757116593,</text:p>
          </table:table-cell>
          <table:table-cell table:formula="of:=CONCATENATE(TEXT([.C248];&quot;###,##&quot;);[.$L$1])" office:value-type="string" office:string-value="5.0," calcext:value-type="string">
            <text:p>5.0,</text:p>
          </table:table-cell>
          <table:table-cell table:formula="of:=CONCATENATE([.A248];[.$L$1])" office:value-type="string" office:string-value="2786," calcext:value-type="string">
            <text:p>2786,</text:p>
          </table:table-cell>
          <table:table-cell table:formula="of:=CONCATENATE([.D248];[.$L$1])" office:value-type="string" office:string-value="749.0013477280834," calcext:value-type="string">
            <text:p>749.0013477280834,</text:p>
          </table:table-cell>
          <table:table-cell table:number-columns-repeated="3"/>
        </table:table-row>
        <table:table-row table:style-name="ro1">
          <table:table-cell office:value-type="float" office:value="2803" calcext:value-type="float">
            <text:p>2803</text:p>
          </table:table-cell>
          <table:table-cell office:value-type="string" calcext:value-type="string">
            <text:p>6700.994053924764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1166.9258728018601</text:p>
          </table:table-cell>
          <table:table-cell office:value-type="string" calcext:value-type="string">
            <text:p>121.28438868615196</text:p>
          </table:table-cell>
          <table:table-cell office:value-type="string" calcext:value-type="string">
            <text:p>170.73928668070252</text:p>
          </table:table-cell>
          <table:table-cell office:value-type="string" calcext:value-type="string">
            <text:p>0.09619621140683927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35</text:p>
          </table:table-cell>
          <table:table-cell table:formula="of:=CONCATENATE(TEXT([.B249];&quot;###,##&quot;);[.$L$1])" office:value-type="string" office:string-value="6700.994053924764," calcext:value-type="string">
            <text:p>6700.994053924764,</text:p>
          </table:table-cell>
          <table:table-cell table:formula="of:=CONCATENATE(TEXT([.C249];&quot;###,##&quot;);[.$L$1])" office:value-type="string" office:string-value="7.0," calcext:value-type="string">
            <text:p>7.0,</text:p>
          </table:table-cell>
          <table:table-cell table:formula="of:=CONCATENATE([.A249];[.$L$1])" office:value-type="string" office:string-value="2803," calcext:value-type="string">
            <text:p>2803,</text:p>
          </table:table-cell>
          <table:table-cell table:formula="of:=CONCATENATE([.D249];[.$L$1])" office:value-type="string" office:string-value="1166.9258728018601," calcext:value-type="string">
            <text:p>1166.9258728018601,</text:p>
          </table:table-cell>
          <table:table-cell table:number-columns-repeated="3"/>
        </table:table-row>
        <table:table-row table:style-name="ro1">
          <table:table-cell office:value-type="float" office:value="2815" calcext:value-type="float">
            <text:p>2815</text:p>
          </table:table-cell>
          <table:table-cell office:value-type="string" calcext:value-type="string">
            <text:p>6724.984912775322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1320.7545930486897</text:p>
          </table:table-cell>
          <table:table-cell office:value-type="string" calcext:value-type="string">
            <text:p>74.49888332747253</text:p>
          </table:table-cell>
          <table:table-cell office:value-type="string" calcext:value-type="string">
            <text:p>176.50422914858095</text:p>
          </table:table-cell>
          <table:table-cell office:value-type="string" calcext:value-type="string">
            <text:p>-0.00866678568835797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35</text:p>
          </table:table-cell>
          <table:table-cell table:formula="of:=CONCATENATE(TEXT([.B250];&quot;###,##&quot;);[.$L$1])" office:value-type="string" office:string-value="6724.984912775322," calcext:value-type="string">
            <text:p>6724.984912775322,</text:p>
          </table:table-cell>
          <table:table-cell table:formula="of:=CONCATENATE(TEXT([.C250];&quot;###,##&quot;);[.$L$1])" office:value-type="string" office:string-value="11.0," calcext:value-type="string">
            <text:p>11.0,</text:p>
          </table:table-cell>
          <table:table-cell table:formula="of:=CONCATENATE([.A250];[.$L$1])" office:value-type="string" office:string-value="2815," calcext:value-type="string">
            <text:p>2815,</text:p>
          </table:table-cell>
          <table:table-cell table:formula="of:=CONCATENATE([.D250];[.$L$1])" office:value-type="string" office:string-value="1320.7545930486897," calcext:value-type="string">
            <text:p>1320.7545930486897,</text:p>
          </table:table-cell>
          <table:table-cell table:number-columns-repeated="3"/>
        </table:table-row>
        <table:table-row table:style-name="ro1">
          <table:table-cell office:value-type="float" office:value="2825" calcext:value-type="float">
            <text:p>2825</text:p>
          </table:table-cell>
          <table:table-cell office:value-type="string" calcext:value-type="string">
            <text:p>6754.690355936863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-979.4352140513621</text:p>
          </table:table-cell>
          <table:table-cell office:value-type="string" calcext:value-type="string">
            <text:p>303.49172745574066</text:p>
          </table:table-cell>
          <table:table-cell office:value-type="string" calcext:value-type="string">
            <text:p>176.24677843892223</text:p>
          </table:table-cell>
          <table:table-cell office:value-type="string" calcext:value-type="string">
            <text:p>-0.34807088862321806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35</text:p>
          </table:table-cell>
          <table:table-cell table:formula="of:=CONCATENATE(TEXT([.B251];&quot;###,##&quot;);[.$L$1])" office:value-type="string" office:string-value="6754.690355936863," calcext:value-type="string">
            <text:p>6754.690355936863,</text:p>
          </table:table-cell>
          <table:table-cell table:formula="of:=CONCATENATE(TEXT([.C251];&quot;###,##&quot;);[.$L$1])" office:value-type="string" office:string-value="5.0," calcext:value-type="string">
            <text:p>5.0,</text:p>
          </table:table-cell>
          <table:table-cell table:formula="of:=CONCATENATE([.A251];[.$L$1])" office:value-type="string" office:string-value="2825," calcext:value-type="string">
            <text:p>2825,</text:p>
          </table:table-cell>
          <table:table-cell table:formula="of:=CONCATENATE([.D251];[.$L$1])" office:value-type="string" office:string-value="-979.4352140513621," calcext:value-type="string">
            <text:p>-979.4352140513621,</text:p>
          </table:table-cell>
          <table:table-cell table:number-columns-repeated="3"/>
        </table:table-row>
        <table:table-row table:style-name="ro1">
          <table:table-cell office:value-type="float" office:value="2832" calcext:value-type="float">
            <text:p>2832</text:p>
          </table:table-cell>
          <table:table-cell office:value-type="string" calcext:value-type="string">
            <text:p>6763.882914501743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1690.556614885713</text:p>
          </table:table-cell>
          <table:table-cell office:value-type="string" calcext:value-type="string">
            <text:p>326.30140600323415</text:p>
          </table:table-cell>
          <table:table-cell office:value-type="string" calcext:value-type="string">
            <text:p>176.50422914858095</text:p>
          </table:table-cell>
          <table:table-cell office:value-type="string" calcext:value-type="string">
            <text:p>0.10278977531823821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35</text:p>
          </table:table-cell>
          <table:table-cell table:formula="of:=CONCATENATE(TEXT([.B252];&quot;###,##&quot;);[.$L$1])" office:value-type="string" office:string-value="6763.882914501743," calcext:value-type="string">
            <text:p>6763.882914501743,</text:p>
          </table:table-cell>
          <table:table-cell table:formula="of:=CONCATENATE(TEXT([.C252];&quot;###,##&quot;);[.$L$1])" office:value-type="string" office:string-value="9.0," calcext:value-type="string">
            <text:p>9.0,</text:p>
          </table:table-cell>
          <table:table-cell table:formula="of:=CONCATENATE([.A252];[.$L$1])" office:value-type="string" office:string-value="2832," calcext:value-type="string">
            <text:p>2832,</text:p>
          </table:table-cell>
          <table:table-cell table:formula="of:=CONCATENATE([.D252];[.$L$1])" office:value-type="string" office:string-value="1690.556614885713," calcext:value-type="string">
            <text:p>1690.556614885713,</text:p>
          </table:table-cell>
          <table:table-cell table:number-columns-repeated="3"/>
        </table:table-row>
        <table:table-row table:style-name="ro1">
          <table:table-cell office:value-type="float" office:value="2852" calcext:value-type="float">
            <text:p>2852</text:p>
          </table:table-cell>
          <table:table-cell office:value-type="string" calcext:value-type="string">
            <text:p>6814.288641649383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821.2279807600763</text:p>
          </table:table-cell>
          <table:table-cell office:value-type="string" calcext:value-type="string">
            <text:p>22.269253107733203</text:p>
          </table:table-cell>
          <table:table-cell office:value-type="string" calcext:value-type="string">
            <text:p>181.68542251683994</text:p>
          </table:table-cell>
          <table:table-cell office:value-type="string" calcext:value-type="string">
            <text:p>-0.023251942510957392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35</text:p>
          </table:table-cell>
          <table:table-cell table:formula="of:=CONCATENATE(TEXT([.B253];&quot;###,##&quot;);[.$L$1])" office:value-type="string" office:string-value="6814.288641649383," calcext:value-type="string">
            <text:p>6814.288641649383,</text:p>
          </table:table-cell>
          <table:table-cell table:formula="of:=CONCATENATE(TEXT([.C253];&quot;###,##&quot;);[.$L$1])" office:value-type="string" office:string-value="9.0," calcext:value-type="string">
            <text:p>9.0,</text:p>
          </table:table-cell>
          <table:table-cell table:formula="of:=CONCATENATE([.A253];[.$L$1])" office:value-type="string" office:string-value="2852," calcext:value-type="string">
            <text:p>2852,</text:p>
          </table:table-cell>
          <table:table-cell table:formula="of:=CONCATENATE([.D253];[.$L$1])" office:value-type="string" office:string-value="821.2279807600763," calcext:value-type="string">
            <text:p>821.2279807600763,</text:p>
          </table:table-cell>
          <table:table-cell table:number-columns-repeated="3"/>
        </table:table-row>
        <table:table-row table:style-name="ro1">
          <table:table-cell office:value-type="float" office:value="2859" calcext:value-type="float">
            <text:p>2859</text:p>
          </table:table-cell>
          <table:table-cell office:value-type="string" calcext:value-type="string">
            <text:p>6831.609743834853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399.2288615105443</text:p>
          </table:table-cell>
          <table:table-cell office:value-type="string" calcext:value-type="string">
            <text:p>166.94245591845427</text:p>
          </table:table-cell>
          <table:table-cell office:value-type="string" calcext:value-type="string">
            <text:p>182.75080253415874</text:p>
          </table:table-cell>
          <table:table-cell office:value-type="string" calcext:value-type="string">
            <text:p>-0.07980585395679929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1.25</text:p>
          </table:table-cell>
          <table:table-cell table:formula="of:=CONCATENATE(TEXT([.B254];&quot;###,##&quot;);[.$L$1])" office:value-type="string" office:string-value="6831.609743834853," calcext:value-type="string">
            <text:p>6831.609743834853,</text:p>
          </table:table-cell>
          <table:table-cell table:formula="of:=CONCATENATE(TEXT([.C254];&quot;###,##&quot;);[.$L$1])" office:value-type="string" office:string-value="9.0," calcext:value-type="string">
            <text:p>9.0,</text:p>
          </table:table-cell>
          <table:table-cell table:formula="of:=CONCATENATE([.A254];[.$L$1])" office:value-type="string" office:string-value="2859," calcext:value-type="string">
            <text:p>2859,</text:p>
          </table:table-cell>
          <table:table-cell table:formula="of:=CONCATENATE([.D254];[.$L$1])" office:value-type="string" office:string-value="399.2288615105443," calcext:value-type="string">
            <text:p>399.2288615105443,</text:p>
          </table:table-cell>
          <table:table-cell table:number-columns-repeated="3"/>
        </table:table-row>
        <table:table-row table:style-name="ro1">
          <table:table-cell office:value-type="float" office:value="2866" calcext:value-type="float">
            <text:p>2866</text:p>
          </table:table-cell>
          <table:table-cell office:value-type="string" calcext:value-type="string">
            <text:p>6850.006004469523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400.65851239671554</text:p>
          </table:table-cell>
          <table:table-cell office:value-type="string" calcext:value-type="string">
            <text:p>222.76298038606592</text:p>
          </table:table-cell>
          <table:table-cell office:value-type="string" calcext:value-type="string">
            <text:p>182.2684961715154</text:p>
          </table:table-cell>
          <table:table-cell office:value-type="string" calcext:value-type="string">
            <text:p>-0.03919406130698015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.25</text:p>
          </table:table-cell>
          <table:table-cell table:formula="of:=CONCATENATE(TEXT([.B255];&quot;###,##&quot;);[.$L$1])" office:value-type="string" office:string-value="6850.006004469523," calcext:value-type="string">
            <text:p>6850.006004469523,</text:p>
          </table:table-cell>
          <table:table-cell table:formula="of:=CONCATENATE(TEXT([.C255];&quot;###,##&quot;);[.$L$1])" office:value-type="string" office:string-value="7.0," calcext:value-type="string">
            <text:p>7.0,</text:p>
          </table:table-cell>
          <table:table-cell table:formula="of:=CONCATENATE([.A255];[.$L$1])" office:value-type="string" office:string-value="2866," calcext:value-type="string">
            <text:p>2866,</text:p>
          </table:table-cell>
          <table:table-cell table:formula="of:=CONCATENATE([.D255];[.$L$1])" office:value-type="string" office:string-value="400.65851239671554," calcext:value-type="string">
            <text:p>400.65851239671554,</text:p>
          </table:table-cell>
          <table:table-cell table:number-columns-repeated="3"/>
        </table:table-row>
        <table:table-row table:style-name="ro1">
          <table:table-cell office:value-type="float" office:value="2882" calcext:value-type="float">
            <text:p>2882</text:p>
          </table:table-cell>
          <table:table-cell office:value-type="string" calcext:value-type="string">
            <text:p>6881.8029005798835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1067.2540571792892</text:p>
          </table:table-cell>
          <table:table-cell office:value-type="string" calcext:value-type="string">
            <text:p>514.5352295524121</text:p>
          </table:table-cell>
          <table:table-cell office:value-type="string" calcext:value-type="string">
            <text:p>181.02224667599455</text:p>
          </table:table-cell>
          <table:table-cell office:value-type="string" calcext:value-type="string">
            <text:p>0.02479781731644322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.25</text:p>
          </table:table-cell>
          <table:table-cell table:formula="of:=CONCATENATE(TEXT([.B256];&quot;###,##&quot;);[.$L$1])" office:value-type="string" office:string-value="6881.8029005798835," calcext:value-type="string">
            <text:p>6881.8029005798835,</text:p>
          </table:table-cell>
          <table:table-cell table:formula="of:=CONCATENATE(TEXT([.C256];&quot;###,##&quot;);[.$L$1])" office:value-type="string" office:string-value="9.0," calcext:value-type="string">
            <text:p>9.0,</text:p>
          </table:table-cell>
          <table:table-cell table:formula="of:=CONCATENATE([.A256];[.$L$1])" office:value-type="string" office:string-value="2882," calcext:value-type="string">
            <text:p>2882,</text:p>
          </table:table-cell>
          <table:table-cell table:formula="of:=CONCATENATE([.D256];[.$L$1])" office:value-type="string" office:string-value="1067.2540571792892," calcext:value-type="string">
            <text:p>1067.2540571792892,</text:p>
          </table:table-cell>
          <table:table-cell table:number-columns-repeated="3"/>
        </table:table-row>
        <table:table-row table:style-name="ro1">
          <table:table-cell office:value-type="float" office:value="2896" calcext:value-type="float">
            <text:p>2896</text:p>
          </table:table-cell>
          <table:table-cell office:value-type="string" calcext:value-type="string">
            <text:p>6917.827995505543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643.3966376214426</text:p>
          </table:table-cell>
          <table:table-cell office:value-type="string" calcext:value-type="string">
            <text:p>264.8569692859018</text:p>
          </table:table-cell>
          <table:table-cell office:value-type="string" calcext:value-type="string">
            <text:p>181.91559039876856</text:p>
          </table:table-cell>
          <table:table-cell office:value-type="string" calcext:value-type="string">
            <text:p>0.00914810951198465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.25</text:p>
          </table:table-cell>
          <table:table-cell table:formula="of:=CONCATENATE(TEXT([.B257];&quot;###,##&quot;);[.$L$1])" office:value-type="string" office:string-value="6917.827995505543," calcext:value-type="string">
            <text:p>6917.827995505543,</text:p>
          </table:table-cell>
          <table:table-cell table:formula="of:=CONCATENATE(TEXT([.C257];&quot;###,##&quot;);[.$L$1])" office:value-type="string" office:string-value="7.0," calcext:value-type="string">
            <text:p>7.0,</text:p>
          </table:table-cell>
          <table:table-cell table:formula="of:=CONCATENATE([.A257];[.$L$1])" office:value-type="string" office:string-value="2896," calcext:value-type="string">
            <text:p>2896,</text:p>
          </table:table-cell>
          <table:table-cell table:formula="of:=CONCATENATE([.D257];[.$L$1])" office:value-type="string" office:string-value="643.3966376214426," calcext:value-type="string">
            <text:p>643.3966376214426,</text:p>
          </table:table-cell>
          <table:table-cell table:number-columns-repeated="3"/>
        </table:table-row>
        <table:table-row table:style-name="ro1">
          <table:table-cell office:value-type="float" office:value="2914" calcext:value-type="float">
            <text:p>2914</text:p>
          </table:table-cell>
          <table:table-cell office:value-type="string" calcext:value-type="string">
            <text:p>6952.280867296193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1121.517095496007</text:p>
          </table:table-cell>
          <table:table-cell office:value-type="string" calcext:value-type="string">
            <text:p>213.32894847872385</text:p>
          </table:table-cell>
          <table:table-cell office:value-type="string" calcext:value-type="string">
            <text:p>182.2307690429118</text:p>
          </table:table-cell>
          <table:table-cell office:value-type="string" calcext:value-type="string">
            <text:p>0.03329467201469615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.25</text:p>
          </table:table-cell>
          <table:table-cell table:formula="of:=CONCATENATE(TEXT([.B258];&quot;###,##&quot;);[.$L$1])" office:value-type="string" office:string-value="6952.280867296193," calcext:value-type="string">
            <text:p>6952.280867296193,</text:p>
          </table:table-cell>
          <table:table-cell table:formula="of:=CONCATENATE(TEXT([.C258];&quot;###,##&quot;);[.$L$1])" office:value-type="string" office:string-value="9.0," calcext:value-type="string">
            <text:p>9.0,</text:p>
          </table:table-cell>
          <table:table-cell table:formula="of:=CONCATENATE([.A258];[.$L$1])" office:value-type="string" office:string-value="2914," calcext:value-type="string">
            <text:p>2914,</text:p>
          </table:table-cell>
          <table:table-cell table:formula="of:=CONCATENATE([.D258];[.$L$1])" office:value-type="string" office:string-value="1121.517095496007," calcext:value-type="string">
            <text:p>1121.517095496007,</text:p>
          </table:table-cell>
          <table:table-cell table:number-columns-repeated="3"/>
        </table:table-row>
        <table:table-row table:style-name="ro1">
          <table:table-cell office:value-type="float" office:value="2927" calcext:value-type="float">
            <text:p>2927</text:p>
          </table:table-cell>
          <table:table-cell office:value-type="string" calcext:value-type="string">
            <text:p>6985.848465163193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711.8754685829546</text:p>
          </table:table-cell>
          <table:table-cell office:value-type="string" calcext:value-type="string">
            <text:p>110.07171176466665</text:p>
          </table:table-cell>
          <table:table-cell office:value-type="string" calcext:value-type="string">
            <text:p>183.34839120421483</text:p>
          </table:table-cell>
          <table:table-cell office:value-type="string" calcext:value-type="string">
            <text:p>-0.030849642240626206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.25</text:p>
          </table:table-cell>
          <table:table-cell table:formula="of:=CONCATENATE(TEXT([.B259];&quot;###,##&quot;);[.$L$1])" office:value-type="string" office:string-value="6985.848465163193," calcext:value-type="string">
            <text:p>6985.848465163193,</text:p>
          </table:table-cell>
          <table:table-cell table:formula="of:=CONCATENATE(TEXT([.C259];&quot;###,##&quot;);[.$L$1])" office:value-type="string" office:string-value="9.0," calcext:value-type="string">
            <text:p>9.0,</text:p>
          </table:table-cell>
          <table:table-cell table:formula="of:=CONCATENATE([.A259];[.$L$1])" office:value-type="string" office:string-value="2927," calcext:value-type="string">
            <text:p>2927,</text:p>
          </table:table-cell>
          <table:table-cell table:formula="of:=CONCATENATE([.D259];[.$L$1])" office:value-type="string" office:string-value="711.8754685829546," calcext:value-type="string">
            <text:p>711.8754685829546,</text:p>
          </table:table-cell>
          <table:table-cell table:number-columns-repeated="3"/>
        </table:table-row>
        <table:table-row table:style-name="ro1">
          <table:table-cell office:value-type="float" office:value="2935" calcext:value-type="float">
            <text:p>2935</text:p>
          </table:table-cell>
          <table:table-cell office:value-type="string" calcext:value-type="string">
            <text:p>7005.2194732739135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340.26170942995736</text:p>
          </table:table-cell>
          <table:table-cell office:value-type="string" calcext:value-type="string">
            <text:p>70.10877235718753</text:p>
          </table:table-cell>
          <table:table-cell office:value-type="string" calcext:value-type="string">
            <text:p>182.2684961715154</text:p>
          </table:table-cell>
          <table:table-cell office:value-type="string" calcext:value-type="string">
            <text:p>-0.05122230187790533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25</text:p>
          </table:table-cell>
          <table:table-cell table:formula="of:=CONCATENATE(TEXT([.B260];&quot;###,##&quot;);[.$L$1])" office:value-type="string" office:string-value="7005.2194732739135," calcext:value-type="string">
            <text:p>7005.2194732739135,</text:p>
          </table:table-cell>
          <table:table-cell table:formula="of:=CONCATENATE(TEXT([.C260];&quot;###,##&quot;);[.$L$1])" office:value-type="string" office:string-value="7.0," calcext:value-type="string">
            <text:p>7.0,</text:p>
          </table:table-cell>
          <table:table-cell table:formula="of:=CONCATENATE([.A260];[.$L$1])" office:value-type="string" office:string-value="2935," calcext:value-type="string">
            <text:p>2935,</text:p>
          </table:table-cell>
          <table:table-cell table:formula="of:=CONCATENATE([.D260];[.$L$1])" office:value-type="string" office:string-value="340.26170942995736," calcext:value-type="string">
            <text:p>340.26170942995736,</text:p>
          </table:table-cell>
          <table:table-cell table:number-columns-repeated="3"/>
        </table:table-row>
        <table:table-row table:style-name="ro1">
          <table:table-cell office:value-type="float" office:value="2941" calcext:value-type="float">
            <text:p>2941</text:p>
          </table:table-cell>
          <table:table-cell office:value-type="string" calcext:value-type="string">
            <text:p>7016.570483151023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803.7315049894331</text:p>
          </table:table-cell>
          <table:table-cell office:value-type="string" calcext:value-type="string">
            <text:p>216.77835158553228</text:p>
          </table:table-cell>
          <table:table-cell office:value-type="string" calcext:value-type="string">
            <text:p>181.68707131697113</text:p>
          </table:table-cell>
          <table:table-cell office:value-type="string" calcext:value-type="string">
            <text:p>-0.016466234699975824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25</text:p>
          </table:table-cell>
          <table:table-cell table:formula="of:=CONCATENATE(TEXT([.B261];&quot;###,##&quot;);[.$L$1])" office:value-type="string" office:string-value="7016.570483151023," calcext:value-type="string">
            <text:p>7016.570483151023,</text:p>
          </table:table-cell>
          <table:table-cell table:formula="of:=CONCATENATE(TEXT([.C261];&quot;###,##&quot;);[.$L$1])" office:value-type="string" office:string-value="9.0," calcext:value-type="string">
            <text:p>9.0,</text:p>
          </table:table-cell>
          <table:table-cell table:formula="of:=CONCATENATE([.A261];[.$L$1])" office:value-type="string" office:string-value="2941," calcext:value-type="string">
            <text:p>2941,</text:p>
          </table:table-cell>
          <table:table-cell table:formula="of:=CONCATENATE([.D261];[.$L$1])" office:value-type="string" office:string-value="803.7315049894331," calcext:value-type="string">
            <text:p>803.7315049894331,</text:p>
          </table:table-cell>
          <table:table-cell table:number-columns-repeated="3"/>
        </table:table-row>
        <table:table-row table:style-name="ro1">
          <table:table-cell office:value-type="float" office:value="2950" calcext:value-type="float">
            <text:p>2950</text:p>
          </table:table-cell>
          <table:table-cell office:value-type="string" calcext:value-type="string">
            <text:p>7039.786650466943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1055.4901390243213</text:p>
          </table:table-cell>
          <table:table-cell office:value-type="string" calcext:value-type="string">
            <text:p>279.8864729131186</text:p>
          </table:table-cell>
          <table:table-cell office:value-type="string" calcext:value-type="string">
            <text:p>181.30478845711323</text:p>
          </table:table-cell>
          <table:table-cell office:value-type="string" calcext:value-type="string">
            <text:p>-0.030267273411655023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25</text:p>
          </table:table-cell>
          <table:table-cell table:formula="of:=CONCATENATE(TEXT([.B262];&quot;###,##&quot;);[.$L$1])" office:value-type="string" office:string-value="7039.786650466943," calcext:value-type="string">
            <text:p>7039.786650466943,</text:p>
          </table:table-cell>
          <table:table-cell table:formula="of:=CONCATENATE(TEXT([.C262];&quot;###,##&quot;);[.$L$1])" office:value-type="string" office:string-value="11.0," calcext:value-type="string">
            <text:p>11.0,</text:p>
          </table:table-cell>
          <table:table-cell table:formula="of:=CONCATENATE([.A262];[.$L$1])" office:value-type="string" office:string-value="2950," calcext:value-type="string">
            <text:p>2950,</text:p>
          </table:table-cell>
          <table:table-cell table:formula="of:=CONCATENATE([.D262];[.$L$1])" office:value-type="string" office:string-value="1055.4901390243213," calcext:value-type="string">
            <text:p>1055.4901390243213,</text:p>
          </table:table-cell>
          <table:table-cell table:number-columns-repeated="3"/>
        </table:table-row>
        <table:table-row table:style-name="ro1">
          <table:table-cell office:value-type="float" office:value="2963" calcext:value-type="float">
            <text:p>2963</text:p>
          </table:table-cell>
          <table:table-cell office:value-type="string" calcext:value-type="string">
            <text:p>7079.524884665313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266.4000231462307</text:p>
          </table:table-cell>
          <table:table-cell office:value-type="string" calcext:value-type="string">
            <text:p>116.1189477922708</text:p>
          </table:table-cell>
          <table:table-cell office:value-type="string" calcext:value-type="string">
            <text:p>180.10202045773477</text:p>
          </table:table-cell>
          <table:table-cell office:value-type="string" calcext:value-type="string">
            <text:p>-0.06593212239744264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25</text:p>
          </table:table-cell>
          <table:table-cell table:formula="of:=CONCATENATE(TEXT([.B263];&quot;###,##&quot;);[.$L$1])" office:value-type="string" office:string-value="7079.524884665313," calcext:value-type="string">
            <text:p>7079.524884665313,</text:p>
          </table:table-cell>
          <table:table-cell table:formula="of:=CONCATENATE(TEXT([.C263];&quot;###,##&quot;);[.$L$1])" office:value-type="string" office:string-value="7.0," calcext:value-type="string">
            <text:p>7.0,</text:p>
          </table:table-cell>
          <table:table-cell table:formula="of:=CONCATENATE([.A263];[.$L$1])" office:value-type="string" office:string-value="2963," calcext:value-type="string">
            <text:p>2963,</text:p>
          </table:table-cell>
          <table:table-cell table:formula="of:=CONCATENATE([.D263];[.$L$1])" office:value-type="string" office:string-value="266.4000231462307," calcext:value-type="string">
            <text:p>266.4000231462307,</text:p>
          </table:table-cell>
          <table:table-cell table:number-columns-repeated="3"/>
        </table:table-row>
        <table:table-row table:style-name="ro1">
          <table:table-cell office:value-type="float" office:value="2974" calcext:value-type="float">
            <text:p>2974</text:p>
          </table:table-cell>
          <table:table-cell office:value-type="string" calcext:value-type="string">
            <text:p>7101.017584138823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360.8715333557749</text:p>
          </table:table-cell>
          <table:table-cell office:value-type="string" calcext:value-type="string">
            <text:p>443.04826260324984</text:p>
          </table:table-cell>
          <table:table-cell office:value-type="string" calcext:value-type="string">
            <text:p>178.6849611653958</text:p>
          </table:table-cell>
          <table:table-cell office:value-type="string" calcext:value-type="string">
            <text:p>-0.0013342073758362298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25</text:p>
          </table:table-cell>
          <table:table-cell table:formula="of:=CONCATENATE(TEXT([.B264];&quot;###,##&quot;);[.$L$1])" office:value-type="string" office:string-value="7101.017584138823," calcext:value-type="string">
            <text:p>7101.017584138823,</text:p>
          </table:table-cell>
          <table:table-cell table:formula="of:=CONCATENATE(TEXT([.C264];&quot;###,##&quot;);[.$L$1])" office:value-type="string" office:string-value="5.0," calcext:value-type="string">
            <text:p>5.0,</text:p>
          </table:table-cell>
          <table:table-cell table:formula="of:=CONCATENATE([.A264];[.$L$1])" office:value-type="string" office:string-value="2974," calcext:value-type="string">
            <text:p>2974,</text:p>
          </table:table-cell>
          <table:table-cell table:formula="of:=CONCATENATE([.D264];[.$L$1])" office:value-type="string" office:string-value="360.8715333557749," calcext:value-type="string">
            <text:p>360.8715333557749,</text:p>
          </table:table-cell>
          <table:table-cell table:number-columns-repeated="3"/>
        </table:table-row>
        <table:table-row table:style-name="ro1">
          <table:table-cell office:value-type="float" office:value="2986" calcext:value-type="float">
            <text:p>2986</text:p>
          </table:table-cell>
          <table:table-cell office:value-type="string" calcext:value-type="string">
            <text:p>7117.833862158663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1869.3268104574074</text:p>
          </table:table-cell>
          <table:table-cell office:value-type="string" calcext:value-type="string">
            <text:p>30.337988418059098</text:p>
          </table:table-cell>
          <table:table-cell office:value-type="string" calcext:value-type="string">
            <text:p>178.66252476322762</text:p>
          </table:table-cell>
          <table:table-cell office:value-type="string" calcext:value-type="string">
            <text:p>0.15039151522650282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25</text:p>
          </table:table-cell>
          <table:table-cell table:formula="of:=CONCATENATE(TEXT([.B265];&quot;###,##&quot;);[.$L$1])" office:value-type="string" office:string-value="7117.833862158663," calcext:value-type="string">
            <text:p>7117.833862158663,</text:p>
          </table:table-cell>
          <table:table-cell table:formula="of:=CONCATENATE(TEXT([.C265];&quot;###,##&quot;);[.$L$1])" office:value-type="string" office:string-value="9.0," calcext:value-type="string">
            <text:p>9.0,</text:p>
          </table:table-cell>
          <table:table-cell table:formula="of:=CONCATENATE([.A265];[.$L$1])" office:value-type="string" office:string-value="2986," calcext:value-type="string">
            <text:p>2986,</text:p>
          </table:table-cell>
          <table:table-cell table:formula="of:=CONCATENATE([.D265];[.$L$1])" office:value-type="string" office:string-value="1869.3268104574074," calcext:value-type="string">
            <text:p>1869.3268104574074,</text:p>
          </table:table-cell>
          <table:table-cell table:number-columns-repeated="3"/>
        </table:table-row>
        <table:table-row table:style-name="ro1">
          <table:table-cell office:value-type="float" office:value="2994" calcext:value-type="float">
            <text:p>2994</text:p>
          </table:table-cell>
          <table:table-cell office:value-type="string" calcext:value-type="string">
            <text:p>7138.963122078593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216.3530754969456</text:p>
          </table:table-cell>
          <table:table-cell office:value-type="string" calcext:value-type="string">
            <text:p>236.1189889324155</text:p>
          </table:table-cell>
          <table:table-cell office:value-type="string" calcext:value-type="string">
            <text:p>181.84018617820004</text:p>
          </table:table-cell>
          <table:table-cell office:value-type="string" calcext:value-type="string">
            <text:p>-0.07589915205127089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25</text:p>
          </table:table-cell>
          <table:table-cell table:formula="of:=CONCATENATE(TEXT([.B266];&quot;###,##&quot;);[.$L$1])" office:value-type="string" office:string-value="7138.963122078593," calcext:value-type="string">
            <text:p>7138.963122078593,</text:p>
          </table:table-cell>
          <table:table-cell table:formula="of:=CONCATENATE(TEXT([.C266];&quot;###,##&quot;);[.$L$1])" office:value-type="string" office:string-value="7.0," calcext:value-type="string">
            <text:p>7.0,</text:p>
          </table:table-cell>
          <table:table-cell table:formula="of:=CONCATENATE([.A266];[.$L$1])" office:value-type="string" office:string-value="2994," calcext:value-type="string">
            <text:p>2994,</text:p>
          </table:table-cell>
          <table:table-cell table:formula="of:=CONCATENATE([.D266];[.$L$1])" office:value-type="string" office:string-value="216.3530754969456," calcext:value-type="string">
            <text:p>216.3530754969456,</text:p>
          </table:table-cell>
          <table:table-cell table:number-columns-repeated="3"/>
        </table:table-row>
        <table:table-row table:style-name="ro1">
          <table:table-cell office:value-type="float" office:value="3003" calcext:value-type="float">
            <text:p>3003</text:p>
          </table:table-cell>
          <table:table-cell office:value-type="string" calcext:value-type="string">
            <text:p>7156.778317658823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1084.987426847059</text:p>
          </table:table-cell>
          <table:table-cell office:value-type="string" calcext:value-type="string">
            <text:p>181.49954272362416</text:p>
          </table:table-cell>
          <table:table-cell office:value-type="string" calcext:value-type="string">
            <text:p>180.4880279400333</text:p>
          </table:table-cell>
          <table:table-cell office:value-type="string" calcext:value-type="string">
            <text:p>0.02757462211859937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25</text:p>
          </table:table-cell>
          <table:table-cell table:formula="of:=CONCATENATE(TEXT([.B267];&quot;###,##&quot;);[.$L$1])" office:value-type="string" office:string-value="7156.778317658823," calcext:value-type="string">
            <text:p>7156.778317658823,</text:p>
          </table:table-cell>
          <table:table-cell table:formula="of:=CONCATENATE(TEXT([.C267];&quot;###,##&quot;);[.$L$1])" office:value-type="string" office:string-value="9.0," calcext:value-type="string">
            <text:p>9.0,</text:p>
          </table:table-cell>
          <table:table-cell table:formula="of:=CONCATENATE([.A267];[.$L$1])" office:value-type="string" office:string-value="3003," calcext:value-type="string">
            <text:p>3003,</text:p>
          </table:table-cell>
          <table:table-cell table:formula="of:=CONCATENATE([.D267];[.$L$1])" office:value-type="string" office:string-value="1084.987426847059," calcext:value-type="string">
            <text:p>1084.987426847059,</text:p>
          </table:table-cell>
          <table:table-cell table:number-columns-repeated="3"/>
        </table:table-row>
        <table:table-row table:style-name="ro1">
          <table:table-cell office:value-type="float" office:value="3019" calcext:value-type="float">
            <text:p>3019</text:p>
          </table:table-cell>
          <table:table-cell office:value-type="string" calcext:value-type="string">
            <text:p>7195.726227528173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676.0276314086026</text:p>
          </table:table-cell>
          <table:table-cell office:value-type="string" calcext:value-type="string">
            <text:p>2.9743812019698415</text:p>
          </table:table-cell>
          <table:table-cell office:value-type="string" calcext:value-type="string">
            <text:p>181.56200183699005</text:p>
          </table:table-cell>
          <table:table-cell office:value-type="string" calcext:value-type="string">
            <text:p>-0.03646292658971246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25</text:p>
          </table:table-cell>
          <table:table-cell table:formula="of:=CONCATENATE(TEXT([.B268];&quot;###,##&quot;);[.$L$1])" office:value-type="string" office:string-value="7195.726227528173," calcext:value-type="string">
            <text:p>7195.726227528173,</text:p>
          </table:table-cell>
          <table:table-cell table:formula="of:=CONCATENATE(TEXT([.C268];&quot;###,##&quot;);[.$L$1])" office:value-type="string" office:string-value="9.0," calcext:value-type="string">
            <text:p>9.0,</text:p>
          </table:table-cell>
          <table:table-cell table:formula="of:=CONCATENATE([.A268];[.$L$1])" office:value-type="string" office:string-value="3019," calcext:value-type="string">
            <text:p>3019,</text:p>
          </table:table-cell>
          <table:table-cell table:formula="of:=CONCATENATE([.D268];[.$L$1])" office:value-type="string" office:string-value="676.0276314086026," calcext:value-type="string">
            <text:p>676.0276314086026,</text:p>
          </table:table-cell>
          <table:table-cell table:number-columns-repeated="3"/>
        </table:table-row>
        <table:table-row table:style-name="ro1">
          <table:table-cell office:value-type="float" office:value="3025" calcext:value-type="float">
            <text:p>3025</text:p>
          </table:table-cell>
          <table:table-cell office:value-type="string" calcext:value-type="string">
            <text:p>7209.607764144483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556.5739507310791</text:p>
          </table:table-cell>
          <table:table-cell office:value-type="string" calcext:value-type="string">
            <text:p>1.773677523241575</text:p>
          </table:table-cell>
          <table:table-cell office:value-type="string" calcext:value-type="string">
            <text:p>181.05584038639734</text:p>
          </table:table-cell>
          <table:table-cell office:value-type="string" calcext:value-type="string">
            <text:p>-0.094633174175176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25</text:p>
          </table:table-cell>
          <table:table-cell table:formula="of:=CONCATENATE(TEXT([.B269];&quot;###,##&quot;);[.$L$1])" office:value-type="string" office:string-value="7209.607764144483," calcext:value-type="string">
            <text:p>7209.607764144483,</text:p>
          </table:table-cell>
          <table:table-cell table:formula="of:=CONCATENATE(TEXT([.C269];&quot;###,##&quot;);[.$L$1])" office:value-type="string" office:string-value="11.0," calcext:value-type="string">
            <text:p>11.0,</text:p>
          </table:table-cell>
          <table:table-cell table:formula="of:=CONCATENATE([.A269];[.$L$1])" office:value-type="string" office:string-value="3025," calcext:value-type="string">
            <text:p>3025,</text:p>
          </table:table-cell>
          <table:table-cell table:formula="of:=CONCATENATE([.D269];[.$L$1])" office:value-type="string" office:string-value="556.5739507310791," calcext:value-type="string">
            <text:p>556.5739507310791,</text:p>
          </table:table-cell>
          <table:table-cell table:number-columns-repeated="3"/>
        </table:table-row>
        <table:table-row table:style-name="ro1">
          <table:table-cell office:value-type="float" office:value="3036" calcext:value-type="float">
            <text:p>3036</text:p>
          </table:table-cell>
          <table:table-cell office:value-type="string" calcext:value-type="string">
            <text:p>7243.721021751373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-49.031275666505856</text:p>
          </table:table-cell>
          <table:table-cell office:value-type="string" calcext:value-type="string">
            <text:p>123.01607041043954</text:p>
          </table:table-cell>
          <table:table-cell office:value-type="string" calcext:value-type="string">
            <text:p>177.8275945376015</text:p>
          </table:table-cell>
          <table:table-cell office:value-type="string" calcext:value-type="string">
            <text:p>-0.1287514002292049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25</text:p>
          </table:table-cell>
          <table:table-cell table:formula="of:=CONCATENATE(TEXT([.B270];&quot;###,##&quot;);[.$L$1])" office:value-type="string" office:string-value="7243.721021751373," calcext:value-type="string">
            <text:p>7243.721021751373,</text:p>
          </table:table-cell>
          <table:table-cell table:formula="of:=CONCATENATE(TEXT([.C270];&quot;###,##&quot;);[.$L$1])" office:value-type="string" office:string-value="7.0," calcext:value-type="string">
            <text:p>7.0,</text:p>
          </table:table-cell>
          <table:table-cell table:formula="of:=CONCATENATE([.A270];[.$L$1])" office:value-type="string" office:string-value="3036," calcext:value-type="string">
            <text:p>3036,</text:p>
          </table:table-cell>
          <table:table-cell table:formula="of:=CONCATENATE([.D270];[.$L$1])" office:value-type="string" office:string-value="-49.031275666505856," calcext:value-type="string">
            <text:p>-49.031275666505856,</text:p>
          </table:table-cell>
          <table:table-cell table:number-columns-repeated="3"/>
        </table:table-row>
        <table:table-row table:style-name="ro1">
          <table:table-cell office:value-type="float" office:value="3048" calcext:value-type="float">
            <text:p>3048</text:p>
          </table:table-cell>
          <table:table-cell office:value-type="string" calcext:value-type="string">
            <text:p>7267.347710022474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1295.154578596593</text:p>
          </table:table-cell>
          <table:table-cell office:value-type="string" calcext:value-type="string">
            <text:p>5.328896210740246</text:p>
          </table:table-cell>
          <table:table-cell office:value-type="string" calcext:value-type="string">
            <text:p>174.78562533991862</text:p>
          </table:table-cell>
          <table:table-cell office:value-type="string" calcext:value-type="string">
            <text:p>6.521833949596239E-4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25</text:p>
          </table:table-cell>
          <table:table-cell table:formula="of:=CONCATENATE(TEXT([.B271];&quot;###,##&quot;);[.$L$1])" office:value-type="string" office:string-value="7267.347710022474," calcext:value-type="string">
            <text:p>7267.347710022474,</text:p>
          </table:table-cell>
          <table:table-cell table:formula="of:=CONCATENATE(TEXT([.C271];&quot;###,##&quot;);[.$L$1])" office:value-type="string" office:string-value="11.0," calcext:value-type="string">
            <text:p>11.0,</text:p>
          </table:table-cell>
          <table:table-cell table:formula="of:=CONCATENATE([.A271];[.$L$1])" office:value-type="string" office:string-value="3048," calcext:value-type="string">
            <text:p>3048,</text:p>
          </table:table-cell>
          <table:table-cell table:formula="of:=CONCATENATE([.D271];[.$L$1])" office:value-type="string" office:string-value="1295.154578596593," calcext:value-type="string">
            <text:p>1295.154578596593,</text:p>
          </table:table-cell>
          <table:table-cell table:number-columns-repeated="3"/>
        </table:table-row>
        <table:table-row table:style-name="ro1">
          <table:table-cell office:value-type="float" office:value="3057" calcext:value-type="float">
            <text:p>3057</text:p>
          </table:table-cell>
          <table:table-cell office:value-type="string" calcext:value-type="string">
            <text:p>7294.066607791643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-199.4098439259171</text:p>
          </table:table-cell>
          <table:table-cell office:value-type="string" calcext:value-type="string">
            <text:p>103.47554160891207</text:p>
          </table:table-cell>
          <table:table-cell office:value-type="string" calcext:value-type="string">
            <text:p>174.8030509613753</text:p>
          </table:table-cell>
          <table:table-cell office:value-type="string" calcext:value-type="string">
            <text:p>-0.17354454339684022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25</text:p>
          </table:table-cell>
          <table:table-cell table:formula="of:=CONCATENATE(TEXT([.B272];&quot;###,##&quot;);[.$L$1])" office:value-type="string" office:string-value="7294.066607791643," calcext:value-type="string">
            <text:p>7294.066607791643,</text:p>
          </table:table-cell>
          <table:table-cell table:formula="of:=CONCATENATE(TEXT([.C272];&quot;###,##&quot;);[.$L$1])" office:value-type="string" office:string-value="9.0," calcext:value-type="string">
            <text:p>9.0,</text:p>
          </table:table-cell>
          <table:table-cell table:formula="of:=CONCATENATE([.A272];[.$L$1])" office:value-type="string" office:string-value="3057," calcext:value-type="string">
            <text:p>3057,</text:p>
          </table:table-cell>
          <table:table-cell table:formula="of:=CONCATENATE([.D272];[.$L$1])" office:value-type="string" office:string-value="-199.4098439259171," calcext:value-type="string">
            <text:p>-199.4098439259171,</text:p>
          </table:table-cell>
          <table:table-cell table:number-columns-repeated="3"/>
        </table:table-row>
        <table:table-row table:style-name="ro1">
          <table:table-cell office:value-type="float" office:value="3067" calcext:value-type="float">
            <text:p>3067</text:p>
          </table:table-cell>
          <table:table-cell office:value-type="string" calcext:value-type="string">
            <text:p>7320.290522081383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880.8104601875295</text:p>
          </table:table-cell>
          <table:table-cell office:value-type="string" calcext:value-type="string">
            <text:p>20.772285623378426</text:p>
          </table:table-cell>
          <table:table-cell office:value-type="string" calcext:value-type="string">
            <text:p>170.252033729885</text:p>
          </table:table-cell>
          <table:table-cell office:value-type="string" calcext:value-type="string">
            <text:p>-0.052802952023077894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25</text:p>
          </table:table-cell>
          <table:table-cell table:formula="of:=CONCATENATE(TEXT([.B273];&quot;###,##&quot;);[.$L$1])" office:value-type="string" office:string-value="7320.290522081383," calcext:value-type="string">
            <text:p>7320.290522081383,</text:p>
          </table:table-cell>
          <table:table-cell table:formula="of:=CONCATENATE(TEXT([.C273];&quot;###,##&quot;);[.$L$1])" office:value-type="string" office:string-value="11.0," calcext:value-type="string">
            <text:p>11.0,</text:p>
          </table:table-cell>
          <table:table-cell table:formula="of:=CONCATENATE([.A273];[.$L$1])" office:value-type="string" office:string-value="3067," calcext:value-type="string">
            <text:p>3067,</text:p>
          </table:table-cell>
          <table:table-cell table:formula="of:=CONCATENATE([.D273];[.$L$1])" office:value-type="string" office:string-value="880.8104601875295," calcext:value-type="string">
            <text:p>880.8104601875295,</text:p>
          </table:table-cell>
          <table:table-cell table:number-columns-repeated="3"/>
        </table:table-row>
        <table:table-row table:style-name="ro1">
          <table:table-cell office:value-type="float" office:value="3074" calcext:value-type="float">
            <text:p>3074</text:p>
          </table:table-cell>
          <table:table-cell office:value-type="string" calcext:value-type="string">
            <text:p>7341.018485194133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394.1259366782344</text:p>
          </table:table-cell>
          <table:table-cell office:value-type="string" calcext:value-type="string">
            <text:p>3.211285542069548</text:p>
          </table:table-cell>
          <table:table-cell office:value-type="string" calcext:value-type="string">
            <text:p>169.15753608810635</text:p>
          </table:table-cell>
          <table:table-cell office:value-type="string" calcext:value-type="string">
            <text:p>-0.11559082797976811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25</text:p>
          </table:table-cell>
          <table:table-cell table:formula="of:=CONCATENATE(TEXT([.B274];&quot;###,##&quot;);[.$L$1])" office:value-type="string" office:string-value="7341.018485194133," calcext:value-type="string">
            <text:p>7341.018485194133,</text:p>
          </table:table-cell>
          <table:table-cell table:formula="of:=CONCATENATE(TEXT([.C274];&quot;###,##&quot;);[.$L$1])" office:value-type="string" office:string-value="11.0," calcext:value-type="string">
            <text:p>11.0,</text:p>
          </table:table-cell>
          <table:table-cell table:formula="of:=CONCATENATE([.A274];[.$L$1])" office:value-type="string" office:string-value="3074," calcext:value-type="string">
            <text:p>3074,</text:p>
          </table:table-cell>
          <table:table-cell table:formula="of:=CONCATENATE([.D274];[.$L$1])" office:value-type="string" office:string-value="394.1259366782344," calcext:value-type="string">
            <text:p>394.1259366782344,</text:p>
          </table:table-cell>
          <table:table-cell table:number-columns-repeated="3"/>
        </table:table-row>
        <table:table-row table:style-name="ro1">
          <table:table-cell office:value-type="float" office:value="3083" calcext:value-type="float">
            <text:p>3083</text:p>
          </table:table-cell>
          <table:table-cell office:value-type="string" calcext:value-type="string">
            <text:p>7367.033134779853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32.33632906830836</text:p>
          </table:table-cell>
          <table:table-cell office:value-type="string" calcext:value-type="string">
            <text:p>0.6288793154721846</text:p>
          </table:table-cell>
          <table:table-cell office:value-type="string" calcext:value-type="string">
            <text:p>166.15048120288975</text:p>
          </table:table-cell>
          <table:table-cell office:value-type="string" calcext:value-type="string">
            <text:p>-0.1622658297678572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25</text:p>
          </table:table-cell>
          <table:table-cell table:formula="of:=CONCATENATE(TEXT([.B275];&quot;###,##&quot;);[.$L$1])" office:value-type="string" office:string-value="7367.033134779853," calcext:value-type="string">
            <text:p>7367.033134779853,</text:p>
          </table:table-cell>
          <table:table-cell table:formula="of:=CONCATENATE(TEXT([.C275];&quot;###,##&quot;);[.$L$1])" office:value-type="string" office:string-value="11.0," calcext:value-type="string">
            <text:p>11.0,</text:p>
          </table:table-cell>
          <table:table-cell table:formula="of:=CONCATENATE([.A275];[.$L$1])" office:value-type="string" office:string-value="3083," calcext:value-type="string">
            <text:p>3083,</text:p>
          </table:table-cell>
          <table:table-cell table:formula="of:=CONCATENATE([.D275];[.$L$1])" office:value-type="string" office:string-value="32.33632906830836," calcext:value-type="string">
            <text:p>32.33632906830836,</text:p>
          </table:table-cell>
          <table:table-cell table:number-columns-repeated="3"/>
        </table:table-row>
        <table:table-row table:style-name="ro1">
          <table:table-cell office:value-type="float" office:value="3087" calcext:value-type="float">
            <text:p>3087</text:p>
          </table:table-cell>
          <table:table-cell office:value-type="string" calcext:value-type="string">
            <text:p>7379.066864886433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176.59738360708968</text:p>
          </table:table-cell>
          <table:table-cell office:value-type="string" calcext:value-type="string">
            <text:p>10.609349064432882</text:p>
          </table:table-cell>
          <table:table-cell office:value-type="string" calcext:value-type="string">
            <text:p>164.19781800194318</text:p>
          </table:table-cell>
          <table:table-cell office:value-type="string" calcext:value-type="string">
            <text:p>-0.1436545019770130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25</text:p>
          </table:table-cell>
          <table:table-cell table:formula="of:=CONCATENATE(TEXT([.B276];&quot;###,##&quot;);[.$L$1])" office:value-type="string" office:string-value="7379.066864886433," calcext:value-type="string">
            <text:p>7379.066864886433,</text:p>
          </table:table-cell>
          <table:table-cell table:formula="of:=CONCATENATE(TEXT([.C276];&quot;###,##&quot;);[.$L$1])" office:value-type="string" office:string-value="11.0," calcext:value-type="string">
            <text:p>11.0,</text:p>
          </table:table-cell>
          <table:table-cell table:formula="of:=CONCATENATE([.A276];[.$L$1])" office:value-type="string" office:string-value="3087," calcext:value-type="string">
            <text:p>3087,</text:p>
          </table:table-cell>
          <table:table-cell table:formula="of:=CONCATENATE([.D276];[.$L$1])" office:value-type="string" office:string-value="176.59738360708968," calcext:value-type="string">
            <text:p>176.59738360708968,</text:p>
          </table:table-cell>
          <table:table-cell table:number-columns-repeated="3"/>
        </table:table-row>
        <table:table-row table:style-name="ro1">
          <table:table-cell office:value-type="float" office:value="3090" calcext:value-type="float">
            <text:p>3090</text:p>
          </table:table-cell>
          <table:table-cell office:value-type="string" calcext:value-type="string">
            <text:p>7388.157720175343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353.0016944736002</text:p>
          </table:table-cell>
          <table:table-cell office:value-type="string" calcext:value-type="string">
            <text:p>29.033408357201065</text:p>
          </table:table-cell>
          <table:table-cell office:value-type="string" calcext:value-type="string">
            <text:p>162.8918757128701</text:p>
          </table:table-cell>
          <table:table-cell office:value-type="string" calcext:value-type="string">
            <text:p>-0.1208963260871229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25</text:p>
          </table:table-cell>
          <table:table-cell table:formula="of:=CONCATENATE(TEXT([.B277];&quot;###,##&quot;);[.$L$1])" office:value-type="string" office:string-value="7388.157720175343," calcext:value-type="string">
            <text:p>7388.157720175343,</text:p>
          </table:table-cell>
          <table:table-cell table:formula="of:=CONCATENATE(TEXT([.C277];&quot;###,##&quot;);[.$L$1])" office:value-type="string" office:string-value="11.0," calcext:value-type="string">
            <text:p>11.0,</text:p>
          </table:table-cell>
          <table:table-cell table:formula="of:=CONCATENATE([.A277];[.$L$1])" office:value-type="string" office:string-value="3090," calcext:value-type="string">
            <text:p>3090,</text:p>
          </table:table-cell>
          <table:table-cell table:formula="of:=CONCATENATE([.D277];[.$L$1])" office:value-type="string" office:string-value="353.0016944736002," calcext:value-type="string">
            <text:p>353.0016944736002,</text:p>
          </table:table-cell>
          <table:table-cell table:number-columns-repeated="3"/>
        </table:table-row>
        <table:table-row table:style-name="ro1">
          <table:table-cell office:value-type="float" office:value="3094" calcext:value-type="float">
            <text:p>3094</text:p>
          </table:table-cell>
          <table:table-cell office:value-type="string" calcext:value-type="string">
            <text:p>7400.677828837683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-688.2485712751604</text:p>
          </table:table-cell>
          <table:table-cell office:value-type="string" calcext:value-type="string">
            <text:p>46.9588338323511</text:p>
          </table:table-cell>
          <table:table-cell office:value-type="string" calcext:value-type="string">
            <text:p>161.37824057338173</text:p>
          </table:table-cell>
          <table:table-cell office:value-type="string" calcext:value-type="string">
            <text:p>-0.2560538240496987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25</text:p>
          </table:table-cell>
          <table:table-cell table:formula="of:=CONCATENATE(TEXT([.B278];&quot;###,##&quot;);[.$L$1])" office:value-type="string" office:string-value="7400.677828837683," calcext:value-type="string">
            <text:p>7400.677828837683,</text:p>
          </table:table-cell>
          <table:table-cell table:formula="of:=CONCATENATE(TEXT([.C278];&quot;###,##&quot;);[.$L$1])" office:value-type="string" office:string-value="7.0," calcext:value-type="string">
            <text:p>7.0,</text:p>
          </table:table-cell>
          <table:table-cell table:formula="of:=CONCATENATE([.A278];[.$L$1])" office:value-type="string" office:string-value="3094," calcext:value-type="string">
            <text:p>3094,</text:p>
          </table:table-cell>
          <table:table-cell table:formula="of:=CONCATENATE([.D278];[.$L$1])" office:value-type="string" office:string-value="-688.2485712751604," calcext:value-type="string">
            <text:p>-688.2485712751604,</text:p>
          </table:table-cell>
          <table:table-cell table:number-columns-repeated="3"/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string" calcext:value-type="string">
            <text:p>7413.080355021383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466.69987040224805</text:p>
          </table:table-cell>
          <table:table-cell office:value-type="string" calcext:value-type="string">
            <text:p>6.173230423969525</text:p>
          </table:table-cell>
          <table:table-cell office:value-type="string" calcext:value-type="string">
            <text:p>158.20252631616856</text:p>
          </table:table-cell>
          <table:table-cell office:value-type="string" calcext:value-type="string">
            <text:p>-0.02604168729542277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25</text:p>
          </table:table-cell>
          <table:table-cell table:formula="of:=CONCATENATE(TEXT([.B279];&quot;###,##&quot;);[.$L$1])" office:value-type="string" office:string-value="7413.080355021383," calcext:value-type="string">
            <text:p>7413.080355021383,</text:p>
          </table:table-cell>
          <table:table-cell table:formula="of:=CONCATENATE(TEXT([.C279];&quot;###,##&quot;);[.$L$1])" office:value-type="string" office:string-value="7.0," calcext:value-type="string">
            <text:p>7.0,</text:p>
          </table:table-cell>
          <table:table-cell table:formula="of:=CONCATENATE([.A279];[.$L$1])" office:value-type="string" office:string-value="3100," calcext:value-type="string">
            <text:p>3100,</text:p>
          </table:table-cell>
          <table:table-cell table:formula="of:=CONCATENATE([.D279];[.$L$1])" office:value-type="string" office:string-value="466.69987040224805," calcext:value-type="string">
            <text:p>466.69987040224805,</text:p>
          </table:table-cell>
          <table:table-cell table:number-columns-repeated="3"/>
        </table:table-row>
        <table:table-row table:style-name="ro1">
          <table:table-cell office:value-type="float" office:value="3104" calcext:value-type="float">
            <text:p>3104</text:p>
          </table:table-cell>
          <table:table-cell office:value-type="string" calcext:value-type="string">
            <text:p>7420.972934829243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566.9004156025719</text:p>
          </table:table-cell>
          <table:table-cell office:value-type="string" calcext:value-type="string">
            <text:p>90.8713945816354</text:p>
          </table:table-cell>
          <table:table-cell office:value-type="string" calcext:value-type="string">
            <text:p>157.9969902208581</text:p>
          </table:table-cell>
          <table:table-cell office:value-type="string" calcext:value-type="string">
            <text:p>-0.05355076621484938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25</text:p>
          </table:table-cell>
          <table:table-cell table:formula="of:=CONCATENATE(TEXT([.B280];&quot;###,##&quot;);[.$L$1])" office:value-type="string" office:string-value="7420.972934829243," calcext:value-type="string">
            <text:p>7420.972934829243,</text:p>
          </table:table-cell>
          <table:table-cell table:formula="of:=CONCATENATE(TEXT([.C280];&quot;###,##&quot;);[.$L$1])" office:value-type="string" office:string-value="9.0," calcext:value-type="string">
            <text:p>9.0,</text:p>
          </table:table-cell>
          <table:table-cell table:formula="of:=CONCATENATE([.A280];[.$L$1])" office:value-type="string" office:string-value="3104," calcext:value-type="string">
            <text:p>3104,</text:p>
          </table:table-cell>
          <table:table-cell table:formula="of:=CONCATENATE([.D280];[.$L$1])" office:value-type="string" office:string-value="566.9004156025719," calcext:value-type="string">
            <text:p>566.9004156025719,</text:p>
          </table:table-cell>
          <table:table-cell table:number-columns-repeated="3"/>
        </table:table-row>
        <table:table-row table:style-name="ro1">
          <table:table-cell office:value-type="float" office:value="3111" calcext:value-type="float">
            <text:p>3111</text:p>
          </table:table-cell>
          <table:table-cell office:value-type="string" calcext:value-type="string">
            <text:p>7439.578671234232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316.4209479640611</text:p>
          </table:table-cell>
          <table:table-cell office:value-type="string" calcext:value-type="string">
            <text:p>8.398075371508913</text:p>
          </table:table-cell>
          <table:table-cell office:value-type="string" calcext:value-type="string">
            <text:p>157.00063878037935</text:p>
          </table:table-cell>
          <table:table-cell office:value-type="string" calcext:value-type="string">
            <text:p>-0.0559702752841082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25</text:p>
          </table:table-cell>
          <table:table-cell table:formula="of:=CONCATENATE(TEXT([.B281];&quot;###,##&quot;);[.$L$1])" office:value-type="string" office:string-value="7439.578671234232," calcext:value-type="string">
            <text:p>7439.578671234232,</text:p>
          </table:table-cell>
          <table:table-cell table:formula="of:=CONCATENATE(TEXT([.C281];&quot;###,##&quot;);[.$L$1])" office:value-type="string" office:string-value="7.0," calcext:value-type="string">
            <text:p>7.0,</text:p>
          </table:table-cell>
          <table:table-cell table:formula="of:=CONCATENATE([.A281];[.$L$1])" office:value-type="string" office:string-value="3111," calcext:value-type="string">
            <text:p>3111,</text:p>
          </table:table-cell>
          <table:table-cell table:formula="of:=CONCATENATE([.D281];[.$L$1])" office:value-type="string" office:string-value="316.4209479640611," calcext:value-type="string">
            <text:p>316.4209479640611,</text:p>
          </table:table-cell>
          <table:table-cell table:number-columns-repeated="3"/>
        </table:table-row>
        <table:table-row table:style-name="ro1">
          <table:table-cell office:value-type="float" office:value="3118" calcext:value-type="float">
            <text:p>3118</text:p>
          </table:table-cell>
          <table:table-cell office:value-type="string" calcext:value-type="string">
            <text:p>7453.927608128983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583.5248316030768</text:p>
          </table:table-cell>
          <table:table-cell office:value-type="string" calcext:value-type="string">
            <text:p>154.0963809793961</text:p>
          </table:table-cell>
          <table:table-cell office:value-type="string" calcext:value-type="string">
            <text:p>156.19752483234547</text:p>
          </table:table-cell>
          <table:table-cell office:value-type="string" calcext:value-type="string">
            <text:p>-0.05094760849310267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25</text:p>
          </table:table-cell>
          <table:table-cell table:formula="of:=CONCATENATE(TEXT([.B282];&quot;###,##&quot;);[.$L$1])" office:value-type="string" office:string-value="7453.927608128983," calcext:value-type="string">
            <text:p>7453.927608128983,</text:p>
          </table:table-cell>
          <table:table-cell table:formula="of:=CONCATENATE(TEXT([.C282];&quot;###,##&quot;);[.$L$1])" office:value-type="string" office:string-value="9.0," calcext:value-type="string">
            <text:p>9.0,</text:p>
          </table:table-cell>
          <table:table-cell table:formula="of:=CONCATENATE([.A282];[.$L$1])" office:value-type="string" office:string-value="3118," calcext:value-type="string">
            <text:p>3118,</text:p>
          </table:table-cell>
          <table:table-cell table:formula="of:=CONCATENATE([.D282];[.$L$1])" office:value-type="string" office:string-value="583.5248316030768," calcext:value-type="string">
            <text:p>583.5248316030768,</text:p>
          </table:table-cell>
          <table:table-cell table:number-columns-repeated="3"/>
        </table:table-row>
        <table:table-row table:style-name="ro1">
          <table:table-cell office:value-type="float" office:value="3125" calcext:value-type="float">
            <text:p>3125</text:p>
          </table:table-cell>
          <table:table-cell office:value-type="string" calcext:value-type="string">
            <text:p>7472.332716686513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966.8342847489572</text:p>
          </table:table-cell>
          <table:table-cell office:value-type="string" calcext:value-type="string">
            <text:p>32.65449661311542</text:p>
          </table:table-cell>
          <table:table-cell office:value-type="string" calcext:value-type="string">
            <text:p>155.2598285672838</text:p>
          </table:table-cell>
          <table:table-cell office:value-type="string" calcext:value-type="string">
            <text:p>-0.0417048937019777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25</text:p>
          </table:table-cell>
          <table:table-cell table:formula="of:=CONCATENATE(TEXT([.B283];&quot;###,##&quot;);[.$L$1])" office:value-type="string" office:string-value="7472.332716686513," calcext:value-type="string">
            <text:p>7472.332716686513,</text:p>
          </table:table-cell>
          <table:table-cell table:formula="of:=CONCATENATE(TEXT([.C283];&quot;###,##&quot;);[.$L$1])" office:value-type="string" office:string-value="11.0," calcext:value-type="string">
            <text:p>11.0,</text:p>
          </table:table-cell>
          <table:table-cell table:formula="of:=CONCATENATE([.A283];[.$L$1])" office:value-type="string" office:string-value="3125," calcext:value-type="string">
            <text:p>3125,</text:p>
          </table:table-cell>
          <table:table-cell table:formula="of:=CONCATENATE([.D283];[.$L$1])" office:value-type="string" office:string-value="966.8342847489572," calcext:value-type="string">
            <text:p>966.8342847489572,</text:p>
          </table:table-cell>
          <table:table-cell table:number-columns-repeated="3"/>
        </table:table-row>
        <table:table-row table:style-name="ro1">
          <table:table-cell office:value-type="float" office:value="3130" calcext:value-type="float">
            <text:p>3130</text:p>
          </table:table-cell>
          <table:table-cell office:value-type="string" calcext:value-type="string">
            <text:p>7488.658338861353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-771.6339788669098</text:p>
          </table:table-cell>
          <table:table-cell office:value-type="string" calcext:value-type="string">
            <text:p>1.9879811974724804</text:p>
          </table:table-cell>
          <table:table-cell office:value-type="string" calcext:value-type="string">
            <text:p>154.57897022986324</text:p>
          </table:table-cell>
          <table:table-cell office:value-type="string" calcext:value-type="string">
            <text:p>-0.265987204763531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25</text:p>
          </table:table-cell>
          <table:table-cell table:formula="of:=CONCATENATE(TEXT([.B284];&quot;###,##&quot;);[.$L$1])" office:value-type="string" office:string-value="7488.658338861353," calcext:value-type="string">
            <text:p>7488.658338861353,</text:p>
          </table:table-cell>
          <table:table-cell table:formula="of:=CONCATENATE(TEXT([.C284];&quot;###,##&quot;);[.$L$1])" office:value-type="string" office:string-value="11.0," calcext:value-type="string">
            <text:p>11.0,</text:p>
          </table:table-cell>
          <table:table-cell table:formula="of:=CONCATENATE([.A284];[.$L$1])" office:value-type="string" office:string-value="3130," calcext:value-type="string">
            <text:p>3130,</text:p>
          </table:table-cell>
          <table:table-cell table:formula="of:=CONCATENATE([.D284];[.$L$1])" office:value-type="string" office:string-value="-771.6339788669098," calcext:value-type="string">
            <text:p>-771.6339788669098,</text:p>
          </table:table-cell>
          <table:table-cell table:number-columns-repeated="3"/>
        </table:table-row>
        <table:table-row table:style-name="ro1">
          <table:table-cell office:value-type="float" office:value="3136" calcext:value-type="float">
            <text:p>3136</text:p>
          </table:table-cell>
          <table:table-cell office:value-type="string" calcext:value-type="string">
            <text:p>7506.388455636823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91.89648878800968</text:p>
          </table:table-cell>
          <table:table-cell office:value-type="string" calcext:value-type="string">
            <text:p>0.8551597589605129</text:p>
          </table:table-cell>
          <table:table-cell office:value-type="string" calcext:value-type="string">
            <text:p>149.86298602862553</text:p>
          </table:table-cell>
          <table:table-cell office:value-type="string" calcext:value-type="string">
            <text:p>-0.1545818872141141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25</text:p>
          </table:table-cell>
          <table:table-cell table:formula="of:=CONCATENATE(TEXT([.B285];&quot;###,##&quot;);[.$L$1])" office:value-type="string" office:string-value="7506.388455636823," calcext:value-type="string">
            <text:p>7506.388455636823,</text:p>
          </table:table-cell>
          <table:table-cell table:formula="of:=CONCATENATE(TEXT([.C285];&quot;###,##&quot;);[.$L$1])" office:value-type="string" office:string-value="11.0," calcext:value-type="string">
            <text:p>11.0,</text:p>
          </table:table-cell>
          <table:table-cell table:formula="of:=CONCATENATE([.A285];[.$L$1])" office:value-type="string" office:string-value="3136," calcext:value-type="string">
            <text:p>3136,</text:p>
          </table:table-cell>
          <table:table-cell table:formula="of:=CONCATENATE([.D285];[.$L$1])" office:value-type="string" office:string-value="91.89648878800968," calcext:value-type="string">
            <text:p>91.89648878800968,</text:p>
          </table:table-cell>
          <table:table-cell table:number-columns-repeated="3"/>
        </table:table-row>
        <table:table-row table:style-name="ro1">
          <table:table-cell office:value-type="float" office:value="3146" calcext:value-type="float">
            <text:p>3146</text:p>
          </table:table-cell>
          <table:table-cell office:value-type="string" calcext:value-type="string">
            <text:p>7538.432359484033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159.90552253151262</text:p>
          </table:table-cell>
          <table:table-cell office:value-type="string" calcext:value-type="string">
            <text:p>15.349394024058318</text:p>
          </table:table-cell>
          <table:table-cell office:value-type="string" calcext:value-type="string">
            <text:p>144.90957889821584</text:p>
          </table:table-cell>
          <table:table-cell office:value-type="string" calcext:value-type="string">
            <text:p>-0.14580794317366866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25</text:p>
          </table:table-cell>
          <table:table-cell table:formula="of:=CONCATENATE(TEXT([.B286];&quot;###,##&quot;);[.$L$1])" office:value-type="string" office:string-value="7538.432359484033," calcext:value-type="string">
            <text:p>7538.432359484033,</text:p>
          </table:table-cell>
          <table:table-cell table:formula="of:=CONCATENATE(TEXT([.C286];&quot;###,##&quot;);[.$L$1])" office:value-type="string" office:string-value="11.0," calcext:value-type="string">
            <text:p>11.0,</text:p>
          </table:table-cell>
          <table:table-cell table:formula="of:=CONCATENATE([.A286];[.$L$1])" office:value-type="string" office:string-value="3146," calcext:value-type="string">
            <text:p>3146,</text:p>
          </table:table-cell>
          <table:table-cell table:formula="of:=CONCATENATE([.D286];[.$L$1])" office:value-type="string" office:string-value="159.90552253151262," calcext:value-type="string">
            <text:p>159.90552253151262,</text:p>
          </table:table-cell>
          <table:table-cell table:number-columns-repeated="3"/>
        </table:table-row>
        <table:table-row table:style-name="ro1">
          <table:table-cell office:value-type="float" office:value="3153" calcext:value-type="float">
            <text:p>3153</text:p>
          </table:table-cell>
          <table:table-cell office:value-type="string" calcext:value-type="string">
            <text:p>7558.532339608502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373.8926713896279</text:p>
          </table:table-cell>
          <table:table-cell office:value-type="string" calcext:value-type="string">
            <text:p>84.31903082493865</text:p>
          </table:table-cell>
          <table:table-cell office:value-type="string" calcext:value-type="string">
            <text:p>141.97884213843486</text:p>
          </table:table-cell>
          <table:table-cell office:value-type="string" calcext:value-type="string">
            <text:p>-0.1182011508681547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25</text:p>
          </table:table-cell>
          <table:table-cell table:formula="of:=CONCATENATE(TEXT([.B287];&quot;###,##&quot;);[.$L$1])" office:value-type="string" office:string-value="7558.532339608502," calcext:value-type="string">
            <text:p>7558.532339608502,</text:p>
          </table:table-cell>
          <table:table-cell table:formula="of:=CONCATENATE(TEXT([.C287];&quot;###,##&quot;);[.$L$1])" office:value-type="string" office:string-value="11.0," calcext:value-type="string">
            <text:p>11.0,</text:p>
          </table:table-cell>
          <table:table-cell table:formula="of:=CONCATENATE([.A287];[.$L$1])" office:value-type="string" office:string-value="3153," calcext:value-type="string">
            <text:p>3153,</text:p>
          </table:table-cell>
          <table:table-cell table:formula="of:=CONCATENATE([.D287];[.$L$1])" office:value-type="string" office:string-value="373.8926713896279," calcext:value-type="string">
            <text:p>373.8926713896279,</text:p>
          </table:table-cell>
          <table:table-cell table:number-columns-repeated="3"/>
        </table:table-row>
        <table:table-row table:style-name="ro1">
          <table:table-cell office:value-type="float" office:value="3165" calcext:value-type="float">
            <text:p>3165</text:p>
          </table:table-cell>
          <table:table-cell office:value-type="string" calcext:value-type="string">
            <text:p>7594.4558342158525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-1532.3013330452945</text:p>
          </table:table-cell>
          <table:table-cell office:value-type="string" calcext:value-type="string">
            <text:p>130.1486363454931</text:p>
          </table:table-cell>
          <table:table-cell office:value-type="string" calcext:value-type="string">
            <text:p>137.73264373264</text:p>
          </table:table-cell>
          <table:table-cell office:value-type="string" calcext:value-type="string">
            <text:p>-0.38225724476609096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1.25</text:p>
          </table:table-cell>
          <table:table-cell table:formula="of:=CONCATENATE(TEXT([.B288];&quot;###,##&quot;);[.$L$1])" office:value-type="string" office:string-value="7594.4558342158525," calcext:value-type="string">
            <text:p>7594.4558342158525,</text:p>
          </table:table-cell>
          <table:table-cell table:formula="of:=CONCATENATE(TEXT([.C288];&quot;###,##&quot;);[.$L$1])" office:value-type="string" office:string-value="9.0," calcext:value-type="string">
            <text:p>9.0,</text:p>
          </table:table-cell>
          <table:table-cell table:formula="of:=CONCATENATE([.A288];[.$L$1])" office:value-type="string" office:string-value="3165," calcext:value-type="string">
            <text:p>3165,</text:p>
          </table:table-cell>
          <table:table-cell table:formula="of:=CONCATENATE([.D288];[.$L$1])" office:value-type="string" office:string-value="-1532.3013330452945," calcext:value-type="string">
            <text:p>-1532.3013330452945,</text:p>
          </table:table-cell>
          <table:table-cell table:number-columns-repeated="3"/>
        </table:table-row>
        <table:table-row table:style-name="ro1">
          <table:table-cell office:value-type="float" office:value="3171" calcext:value-type="float">
            <text:p>3171</text:p>
          </table:table-cell>
          <table:table-cell office:value-type="string" calcext:value-type="string">
            <text:p>7609.7312947877635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610.7611901874883</text:p>
          </table:table-cell>
          <table:table-cell office:value-type="string" calcext:value-type="string">
            <text:p>150.7209728613867</text:p>
          </table:table-cell>
          <table:table-cell office:value-type="string" calcext:value-type="string">
            <text:p>131.89348826189024</text:p>
          </table:table-cell>
          <table:table-cell office:value-type="string" calcext:value-type="string">
            <text:p>-0.04668276471398166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1.25</text:p>
          </table:table-cell>
          <table:table-cell table:formula="of:=CONCATENATE(TEXT([.B289];&quot;###,##&quot;);[.$L$1])" office:value-type="string" office:string-value="7609.7312947877635," calcext:value-type="string">
            <text:p>7609.7312947877635,</text:p>
          </table:table-cell>
          <table:table-cell table:formula="of:=CONCATENATE(TEXT([.C289];&quot;###,##&quot;);[.$L$1])" office:value-type="string" office:string-value="9.0," calcext:value-type="string">
            <text:p>9.0,</text:p>
          </table:table-cell>
          <table:table-cell table:formula="of:=CONCATENATE([.A289];[.$L$1])" office:value-type="string" office:string-value="3171," calcext:value-type="string">
            <text:p>3171,</text:p>
          </table:table-cell>
          <table:table-cell table:formula="of:=CONCATENATE([.D289];[.$L$1])" office:value-type="string" office:string-value="610.7611901874883," calcext:value-type="string">
            <text:p>610.7611901874883,</text:p>
          </table:table-cell>
          <table:table-cell table:number-columns-repeated="3"/>
        </table:table-row>
        <table:table-row table:style-name="ro1">
          <table:table-cell office:value-type="float" office:value="3185" calcext:value-type="float">
            <text:p>3185</text:p>
          </table:table-cell>
          <table:table-cell office:value-type="string" calcext:value-type="string">
            <text:p>7644.6395374663825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384.65189450473275</text:p>
          </table:table-cell>
          <table:table-cell office:value-type="string" calcext:value-type="string">
            <text:p>29.360195901125216</text:p>
          </table:table-cell>
          <table:table-cell office:value-type="string" calcext:value-type="string">
            <text:p>130.26387498234556</text:p>
          </table:table-cell>
          <table:table-cell office:value-type="string" calcext:value-type="string">
            <text:p>-0.04238183683936407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1.25</text:p>
          </table:table-cell>
          <table:table-cell table:formula="of:=CONCATENATE(TEXT([.B290];&quot;###,##&quot;);[.$L$1])" office:value-type="string" office:string-value="7644.6395374663825," calcext:value-type="string">
            <text:p>7644.6395374663825,</text:p>
          </table:table-cell>
          <table:table-cell table:formula="of:=CONCATENATE(TEXT([.C290];&quot;###,##&quot;);[.$L$1])" office:value-type="string" office:string-value="7.0," calcext:value-type="string">
            <text:p>7.0,</text:p>
          </table:table-cell>
          <table:table-cell table:formula="of:=CONCATENATE([.A290];[.$L$1])" office:value-type="string" office:string-value="3185," calcext:value-type="string">
            <text:p>3185,</text:p>
          </table:table-cell>
          <table:table-cell table:formula="of:=CONCATENATE([.D290];[.$L$1])" office:value-type="string" office:string-value="384.65189450473275," calcext:value-type="string">
            <text:p>384.65189450473275,</text:p>
          </table:table-cell>
          <table:table-cell table:number-columns-repeated="3"/>
        </table:table-row>
        <table:table-row table:style-name="ro1">
          <table:table-cell office:value-type="float" office:value="3197" calcext:value-type="float">
            <text:p>3197</text:p>
          </table:table-cell>
          <table:table-cell office:value-type="string" calcext:value-type="string">
            <text:p>7668.413193440553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1018.2347802623034</text:p>
          </table:table-cell>
          <table:table-cell office:value-type="string" calcext:value-type="string">
            <text:p>18.035751420803805</text:p>
          </table:table-cell>
          <table:table-cell office:value-type="string" calcext:value-type="string">
            <text:p>129.2563037737732</text:p>
          </table:table-cell>
          <table:table-cell office:value-type="string" calcext:value-type="string">
            <text:p>-0.03507364125710157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1.25</text:p>
          </table:table-cell>
          <table:table-cell table:formula="of:=CONCATENATE(TEXT([.B291];&quot;###,##&quot;);[.$L$1])" office:value-type="string" office:string-value="7668.413193440553," calcext:value-type="string">
            <text:p>7668.413193440553,</text:p>
          </table:table-cell>
          <table:table-cell table:formula="of:=CONCATENATE(TEXT([.C291];&quot;###,##&quot;);[.$L$1])" office:value-type="string" office:string-value="11.0," calcext:value-type="string">
            <text:p>11.0,</text:p>
          </table:table-cell>
          <table:table-cell table:formula="of:=CONCATENATE([.A291];[.$L$1])" office:value-type="string" office:string-value="3197," calcext:value-type="string">
            <text:p>3197,</text:p>
          </table:table-cell>
          <table:table-cell table:formula="of:=CONCATENATE([.D291];[.$L$1])" office:value-type="string" office:string-value="1018.2347802623034," calcext:value-type="string">
            <text:p>1018.2347802623034,</text:p>
          </table:table-cell>
          <table:table-cell table:number-columns-repeated="3"/>
        </table:table-row>
        <table:table-row table:style-name="ro1">
          <table:table-cell office:value-type="float" office:value="3201" calcext:value-type="float">
            <text:p>3201</text:p>
          </table:table-cell>
          <table:table-cell office:value-type="string" calcext:value-type="string">
            <text:p>7680.797703926473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-521.828965036114</text:p>
          </table:table-cell>
          <table:table-cell office:value-type="string" calcext:value-type="string">
            <text:p>63.36433556839532</text:p>
          </table:table-cell>
          <table:table-cell office:value-type="string" calcext:value-type="string">
            <text:p>128.82193389584526</text:p>
          </table:table-cell>
          <table:table-cell office:value-type="string" calcext:value-type="string">
            <text:p>-0.22291076082061306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1.25</text:p>
          </table:table-cell>
          <table:table-cell table:formula="of:=CONCATENATE(TEXT([.B292];&quot;###,##&quot;);[.$L$1])" office:value-type="string" office:string-value="7680.797703926473," calcext:value-type="string">
            <text:p>7680.797703926473,</text:p>
          </table:table-cell>
          <table:table-cell table:formula="of:=CONCATENATE(TEXT([.C292];&quot;###,##&quot;);[.$L$1])" office:value-type="string" office:string-value="7.0," calcext:value-type="string">
            <text:p>7.0,</text:p>
          </table:table-cell>
          <table:table-cell table:formula="of:=CONCATENATE([.A292];[.$L$1])" office:value-type="string" office:string-value="3201," calcext:value-type="string">
            <text:p>3201,</text:p>
          </table:table-cell>
          <table:table-cell table:formula="of:=CONCATENATE([.D292];[.$L$1])" office:value-type="string" office:string-value="-521.828965036114," calcext:value-type="string">
            <text:p>-521.828965036114,</text:p>
          </table:table-cell>
          <table:table-cell table:number-columns-repeated="3"/>
        </table:table-row>
        <table:table-row table:style-name="ro1">
          <table:table-cell office:value-type="float" office:value="3211" calcext:value-type="float">
            <text:p>3211</text:p>
          </table:table-cell>
          <table:table-cell office:value-type="string" calcext:value-type="string">
            <text:p>7700.219319791683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501.7227355015739</text:p>
          </table:table-cell>
          <table:table-cell office:value-type="string" calcext:value-type="string">
            <text:p>110.1055742452684</text:p>
          </table:table-cell>
          <table:table-cell office:value-type="string" calcext:value-type="string">
            <text:p>124.49264672696577</text:p>
          </table:table-cell>
          <table:table-cell office:value-type="string" calcext:value-type="string">
            <text:p>-0.019066757726226694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1.25</text:p>
          </table:table-cell>
          <table:table-cell table:formula="of:=CONCATENATE(TEXT([.B293];&quot;###,##&quot;);[.$L$1])" office:value-type="string" office:string-value="7700.219319791683," calcext:value-type="string">
            <text:p>7700.219319791683,</text:p>
          </table:table-cell>
          <table:table-cell table:formula="of:=CONCATENATE(TEXT([.C293];&quot;###,##&quot;);[.$L$1])" office:value-type="string" office:string-value="7.0," calcext:value-type="string">
            <text:p>7.0,</text:p>
          </table:table-cell>
          <table:table-cell table:formula="of:=CONCATENATE([.A293];[.$L$1])" office:value-type="string" office:string-value="3211," calcext:value-type="string">
            <text:p>3211,</text:p>
          </table:table-cell>
          <table:table-cell table:formula="of:=CONCATENATE([.D293];[.$L$1])" office:value-type="string" office:string-value="501.7227355015739," calcext:value-type="string">
            <text:p>501.7227355015739,</text:p>
          </table:table-cell>
          <table:table-cell table:number-columns-repeated="3"/>
        </table:table-row>
        <table:table-row table:style-name="ro1">
          <table:table-cell office:value-type="float" office:value="3219" calcext:value-type="float">
            <text:p>3219</text:p>
          </table:table-cell>
          <table:table-cell office:value-type="string" calcext:value-type="string">
            <text:p>7715.621608768683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581.8216000281905</text:p>
          </table:table-cell>
          <table:table-cell office:value-type="string" calcext:value-type="string">
            <text:p>58.331712436793474</text:p>
          </table:table-cell>
          <table:table-cell office:value-type="string" calcext:value-type="string">
            <text:p>124.1989750146119</text:p>
          </table:table-cell>
          <table:table-cell office:value-type="string" calcext:value-type="string">
            <text:p>-0.00311478072316638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1.25</text:p>
          </table:table-cell>
          <table:table-cell table:formula="of:=CONCATENATE(TEXT([.B294];&quot;###,##&quot;);[.$L$1])" office:value-type="string" office:string-value="7715.621608768683," calcext:value-type="string">
            <text:p>7715.621608768683,</text:p>
          </table:table-cell>
          <table:table-cell table:formula="of:=CONCATENATE(TEXT([.C294];&quot;###,##&quot;);[.$L$1])" office:value-type="string" office:string-value="7.0," calcext:value-type="string">
            <text:p>7.0,</text:p>
          </table:table-cell>
          <table:table-cell table:formula="of:=CONCATENATE([.A294];[.$L$1])" office:value-type="string" office:string-value="3219," calcext:value-type="string">
            <text:p>3219,</text:p>
          </table:table-cell>
          <table:table-cell table:formula="of:=CONCATENATE([.D294];[.$L$1])" office:value-type="string" office:string-value="581.8216000281905," calcext:value-type="string">
            <text:p>581.8216000281905,</text:p>
          </table:table-cell>
          <table:table-cell table:number-columns-repeated="3"/>
        </table:table-row>
        <table:table-row table:style-name="ro1">
          <table:table-cell office:value-type="float" office:value="3221" calcext:value-type="float">
            <text:p>3221</text:p>
          </table:table-cell>
          <table:table-cell office:value-type="string" calcext:value-type="string">
            <text:p>7720.420205013673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288.60742138252925</text:p>
          </table:table-cell>
          <table:table-cell office:value-type="string" calcext:value-type="string">
            <text:p>92.83872242626741</text:p>
          </table:table-cell>
          <table:table-cell office:value-type="string" calcext:value-type="string">
            <text:p>124.18402843952975</text:p>
          </table:table-cell>
          <table:table-cell office:value-type="string" calcext:value-type="string">
            <text:p>-0.021098750821510248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25</text:p>
          </table:table-cell>
          <table:table-cell table:formula="of:=CONCATENATE(TEXT([.B295];&quot;###,##&quot;);[.$L$1])" office:value-type="string" office:string-value="7720.420205013673," calcext:value-type="string">
            <text:p>7720.420205013673,</text:p>
          </table:table-cell>
          <table:table-cell table:formula="of:=CONCATENATE(TEXT([.C295];&quot;###,##&quot;);[.$L$1])" office:value-type="string" office:string-value="5.0," calcext:value-type="string">
            <text:p>5.0,</text:p>
          </table:table-cell>
          <table:table-cell table:formula="of:=CONCATENATE([.A295];[.$L$1])" office:value-type="string" office:string-value="3221," calcext:value-type="string">
            <text:p>3221,</text:p>
          </table:table-cell>
          <table:table-cell table:formula="of:=CONCATENATE([.D295];[.$L$1])" office:value-type="string" office:string-value="288.60742138252925," calcext:value-type="string">
            <text:p>288.60742138252925,</text:p>
          </table:table-cell>
          <table:table-cell table:number-columns-repeated="3"/>
        </table:table-row>
        <table:table-row table:style-name="ro1">
          <table:table-cell office:value-type="float" office:value="3223" calcext:value-type="float">
            <text:p>3223</text:p>
          </table:table-cell>
          <table:table-cell office:value-type="string" calcext:value-type="string">
            <text:p>7723.716175852163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1228.1106385261266</text:p>
          </table:table-cell>
          <table:table-cell office:value-type="string" calcext:value-type="string">
            <text:p>143.9104804881644</text:p>
          </table:table-cell>
          <table:table-cell office:value-type="string" calcext:value-type="string">
            <text:p>123.20983677338847</text:p>
          </table:table-cell>
          <table:table-cell office:value-type="string" calcext:value-type="string">
            <text:p>0.05799849971254309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2</text:p>
          </table:table-cell>
          <table:table-cell table:formula="of:=CONCATENATE(TEXT([.B296];&quot;###,##&quot;);[.$L$1])" office:value-type="string" office:string-value="7723.716175852163," calcext:value-type="string">
            <text:p>7723.716175852163,</text:p>
          </table:table-cell>
          <table:table-cell table:formula="of:=CONCATENATE(TEXT([.C296];&quot;###,##&quot;);[.$L$1])" office:value-type="string" office:string-value="9.0," calcext:value-type="string">
            <text:p>9.0,</text:p>
          </table:table-cell>
          <table:table-cell table:formula="of:=CONCATENATE([.A296];[.$L$1])" office:value-type="string" office:string-value="3223," calcext:value-type="string">
            <text:p>3223,</text:p>
          </table:table-cell>
          <table:table-cell table:formula="of:=CONCATENATE([.D296];[.$L$1])" office:value-type="string" office:string-value="1228.1106385261266," calcext:value-type="string">
            <text:p>1228.1106385261266,</text:p>
          </table:table-cell>
          <table:table-cell table:number-columns-repeated="3"/>
        </table:table-row>
        <table:table-row table:style-name="ro1">
          <table:table-cell office:value-type="float" office:value="3229" calcext:value-type="float">
            <text:p>3229</text:p>
          </table:table-cell>
          <table:table-cell office:value-type="string" calcext:value-type="string">
            <text:p>7739.314006885533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382.36213299699665</text:p>
          </table:table-cell>
          <table:table-cell office:value-type="string" calcext:value-type="string">
            <text:p>83.7887377890409</text:p>
          </table:table-cell>
          <table:table-cell office:value-type="string" calcext:value-type="string">
            <text:p>123.70356914245775</text:p>
          </table:table-cell>
          <table:table-cell office:value-type="string" calcext:value-type="string">
            <text:p>-0.03966498465438913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2</text:p>
          </table:table-cell>
          <table:table-cell table:formula="of:=CONCATENATE(TEXT([.B297];&quot;###,##&quot;);[.$L$1])" office:value-type="string" office:string-value="7739.314006885533," calcext:value-type="string">
            <text:p>7739.314006885533,</text:p>
          </table:table-cell>
          <table:table-cell table:formula="of:=CONCATENATE(TEXT([.C297];&quot;###,##&quot;);[.$L$1])" office:value-type="string" office:string-value="7.0," calcext:value-type="string">
            <text:p>7.0,</text:p>
          </table:table-cell>
          <table:table-cell table:formula="of:=CONCATENATE([.A297];[.$L$1])" office:value-type="string" office:string-value="3229," calcext:value-type="string">
            <text:p>3229,</text:p>
          </table:table-cell>
          <table:table-cell table:formula="of:=CONCATENATE([.D297];[.$L$1])" office:value-type="string" office:string-value="382.36213299699665," calcext:value-type="string">
            <text:p>382.36213299699665,</text:p>
          </table:table-cell>
          <table:table-cell table:number-columns-repeated="3"/>
        </table:table-row>
        <table:table-row table:style-name="ro1">
          <table:table-cell office:value-type="float" office:value="3234" calcext:value-type="float">
            <text:p>3234</text:p>
          </table:table-cell>
          <table:table-cell office:value-type="string" calcext:value-type="string">
            <text:p>7749.100703866483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326.2893650414639</text:p>
          </table:table-cell>
          <table:table-cell office:value-type="string" calcext:value-type="string">
            <text:p>104.02180120856099</text:p>
          </table:table-cell>
          <table:table-cell office:value-type="string" calcext:value-type="string">
            <text:p>123.31537995689106</text:p>
          </table:table-cell>
          <table:table-cell office:value-type="string" calcext:value-type="string">
            <text:p>-0.007074180874434519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2</text:p>
          </table:table-cell>
          <table:table-cell table:formula="of:=CONCATENATE(TEXT([.B298];&quot;###,##&quot;);[.$L$1])" office:value-type="string" office:string-value="7749.100703866483," calcext:value-type="string">
            <text:p>7749.100703866483,</text:p>
          </table:table-cell>
          <table:table-cell table:formula="of:=CONCATENATE(TEXT([.C298];&quot;###,##&quot;);[.$L$1])" office:value-type="string" office:string-value="5.0," calcext:value-type="string">
            <text:p>5.0,</text:p>
          </table:table-cell>
          <table:table-cell table:formula="of:=CONCATENATE([.A298];[.$L$1])" office:value-type="string" office:string-value="3234," calcext:value-type="string">
            <text:p>3234,</text:p>
          </table:table-cell>
          <table:table-cell table:formula="of:=CONCATENATE([.D298];[.$L$1])" office:value-type="string" office:string-value="326.2893650414639," calcext:value-type="string">
            <text:p>326.2893650414639,</text:p>
          </table:table-cell>
          <table:table-cell table:number-columns-repeated="3"/>
        </table:table-row>
        <table:table-row table:style-name="ro1">
          <table:table-cell office:value-type="float" office:value="3246" calcext:value-type="float">
            <text:p>3246</text:p>
          </table:table-cell>
          <table:table-cell office:value-type="string" calcext:value-type="string">
            <text:p>7765.766677211273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1707.8726319027298</text:p>
          </table:table-cell>
          <table:table-cell office:value-type="string" calcext:value-type="string">
            <text:p>9.121692368609768</text:p>
          </table:table-cell>
          <table:table-cell office:value-type="string" calcext:value-type="string">
            <text:p>123.19748184700148</text:p>
          </table:table-cell>
          <table:table-cell office:value-type="string" calcext:value-type="string">
            <text:p>0.06307816797405982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2</text:p>
          </table:table-cell>
          <table:table-cell table:formula="of:=CONCATENATE(TEXT([.B299];&quot;###,##&quot;);[.$L$1])" office:value-type="string" office:string-value="7765.766677211273," calcext:value-type="string">
            <text:p>7765.766677211273,</text:p>
          </table:table-cell>
          <table:table-cell table:formula="of:=CONCATENATE(TEXT([.C299];&quot;###,##&quot;);[.$L$1])" office:value-type="string" office:string-value="11.0," calcext:value-type="string">
            <text:p>11.0,</text:p>
          </table:table-cell>
          <table:table-cell table:formula="of:=CONCATENATE([.A299];[.$L$1])" office:value-type="string" office:string-value="3246," calcext:value-type="string">
            <text:p>3246,</text:p>
          </table:table-cell>
          <table:table-cell table:formula="of:=CONCATENATE([.D299];[.$L$1])" office:value-type="string" office:string-value="1707.8726319027298," calcext:value-type="string">
            <text:p>1707.8726319027298,</text:p>
          </table:table-cell>
          <table:table-cell table:number-columns-repeated="3"/>
        </table:table-row>
        <table:table-row table:style-name="ro1">
          <table:table-cell office:value-type="float" office:value="3254" calcext:value-type="float">
            <text:p>3254</text:p>
          </table:table-cell>
          <table:table-cell office:value-type="string" calcext:value-type="string">
            <text:p>7790.184564516003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-349.5899787132515</text:p>
          </table:table-cell>
          <table:table-cell office:value-type="string" calcext:value-type="string">
            <text:p>167.24012675633932</text:p>
          </table:table-cell>
          <table:table-cell office:value-type="string" calcext:value-type="string">
            <text:p>124.7377174439809</text:p>
          </table:table-cell>
          <table:table-cell office:value-type="string" calcext:value-type="string">
            <text:p>-0.1915096680230407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2</text:p>
          </table:table-cell>
          <table:table-cell table:formula="of:=CONCATENATE(TEXT([.B300];&quot;###,##&quot;);[.$L$1])" office:value-type="string" office:string-value="7790.184564516003," calcext:value-type="string">
            <text:p>7790.184564516003,</text:p>
          </table:table-cell>
          <table:table-cell table:formula="of:=CONCATENATE(TEXT([.C300];&quot;###,##&quot;);[.$L$1])" office:value-type="string" office:string-value="7.0," calcext:value-type="string">
            <text:p>7.0,</text:p>
          </table:table-cell>
          <table:table-cell table:formula="of:=CONCATENATE([.A300];[.$L$1])" office:value-type="string" office:string-value="3254," calcext:value-type="string">
            <text:p>3254,</text:p>
          </table:table-cell>
          <table:table-cell table:formula="of:=CONCATENATE([.D300];[.$L$1])" office:value-type="string" office:string-value="-349.5899787132515," calcext:value-type="string">
            <text:p>-349.5899787132515,</text:p>
          </table:table-cell>
          <table:table-cell table:number-columns-repeated="3"/>
        </table:table-row>
        <table:table-row table:style-name="ro1">
          <table:table-cell office:value-type="float" office:value="3258" calcext:value-type="float">
            <text:p>3258</text:p>
          </table:table-cell>
          <table:table-cell office:value-type="string" calcext:value-type="string">
            <text:p>7798.1626508777335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981.1321880105128</text:p>
          </table:table-cell>
          <table:table-cell office:value-type="string" calcext:value-type="string">
            <text:p>105.50936606195029</text:p>
          </table:table-cell>
          <table:table-cell office:value-type="string" calcext:value-type="string">
            <text:p>123.70356914245775</text:p>
          </table:table-cell>
          <table:table-cell office:value-type="string" calcext:value-type="string">
            <text:p>0.017713634684224766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2</text:p>
          </table:table-cell>
          <table:table-cell table:formula="of:=CONCATENATE(TEXT([.B301];&quot;###,##&quot;);[.$L$1])" office:value-type="string" office:string-value="7798.1626508777335," calcext:value-type="string">
            <text:p>7798.1626508777335,</text:p>
          </table:table-cell>
          <table:table-cell table:formula="of:=CONCATENATE(TEXT([.C301];&quot;###,##&quot;);[.$L$1])" office:value-type="string" office:string-value="9.0," calcext:value-type="string">
            <text:p>9.0,</text:p>
          </table:table-cell>
          <table:table-cell table:formula="of:=CONCATENATE([.A301];[.$L$1])" office:value-type="string" office:string-value="3258," calcext:value-type="string">
            <text:p>3258,</text:p>
          </table:table-cell>
          <table:table-cell table:formula="of:=CONCATENATE([.D301];[.$L$1])" office:value-type="string" office:string-value="981.1321880105128," calcext:value-type="string">
            <text:p>981.1321880105128,</text:p>
          </table:table-cell>
          <table:table-cell table:number-columns-repeated="3"/>
        </table:table-row>
        <table:table-row table:style-name="ro1">
          <table:table-cell office:value-type="float" office:value="3264" calcext:value-type="float">
            <text:p>3264</text:p>
          </table:table-cell>
          <table:table-cell office:value-type="string" calcext:value-type="string">
            <text:p>7813.132087686103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339.4848089353615</text:p>
          </table:table-cell>
          <table:table-cell office:value-type="string" calcext:value-type="string">
            <text:p>336.25524935721455</text:p>
          </table:table-cell>
          <table:table-cell office:value-type="string" calcext:value-type="string">
            <text:p>123.96873227750984</text:p>
          </table:table-cell>
          <table:table-cell office:value-type="string" calcext:value-type="string">
            <text:p>-0.04855995686865249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2</text:p>
          </table:table-cell>
          <table:table-cell table:formula="of:=CONCATENATE(TEXT([.B302];&quot;###,##&quot;);[.$L$1])" office:value-type="string" office:string-value="7813.132087686103," calcext:value-type="string">
            <text:p>7813.132087686103,</text:p>
          </table:table-cell>
          <table:table-cell table:formula="of:=CONCATENATE(TEXT([.C302];&quot;###,##&quot;);[.$L$1])" office:value-type="string" office:string-value="7.0," calcext:value-type="string">
            <text:p>7.0,</text:p>
          </table:table-cell>
          <table:table-cell table:formula="of:=CONCATENATE([.A302];[.$L$1])" office:value-type="string" office:string-value="3264," calcext:value-type="string">
            <text:p>3264,</text:p>
          </table:table-cell>
          <table:table-cell table:formula="of:=CONCATENATE([.D302];[.$L$1])" office:value-type="string" office:string-value="339.4848089353615," calcext:value-type="string">
            <text:p>339.4848089353615,</text:p>
          </table:table-cell>
          <table:table-cell table:number-columns-repeated="3"/>
        </table:table-row>
        <table:table-row table:style-name="ro1">
          <table:table-cell office:value-type="float" office:value="3283" calcext:value-type="float">
            <text:p>3283</text:p>
          </table:table-cell>
          <table:table-cell office:value-type="string" calcext:value-type="string">
            <text:p>7849.961896495173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1634.161429202856</text:p>
          </table:table-cell>
          <table:table-cell office:value-type="string" calcext:value-type="string">
            <text:p>310.94507206989203</text:p>
          </table:table-cell>
          <table:table-cell office:value-type="string" calcext:value-type="string">
            <text:p>122.18027835026062</text:p>
          </table:table-cell>
          <table:table-cell office:value-type="string" calcext:value-type="string">
            <text:p>0.053172345969561434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2</text:p>
          </table:table-cell>
          <table:table-cell table:formula="of:=CONCATENATE(TEXT([.B303];&quot;###,##&quot;);[.$L$1])" office:value-type="string" office:string-value="7849.961896495173," calcext:value-type="string">
            <text:p>7849.961896495173,</text:p>
          </table:table-cell>
          <table:table-cell table:formula="of:=CONCATENATE(TEXT([.C303];&quot;###,##&quot;);[.$L$1])" office:value-type="string" office:string-value="11.0," calcext:value-type="string">
            <text:p>11.0,</text:p>
          </table:table-cell>
          <table:table-cell table:formula="of:=CONCATENATE([.A303];[.$L$1])" office:value-type="string" office:string-value="3283," calcext:value-type="string">
            <text:p>3283,</text:p>
          </table:table-cell>
          <table:table-cell table:formula="of:=CONCATENATE([.D303];[.$L$1])" office:value-type="string" office:string-value="1634.161429202856," calcext:value-type="string">
            <text:p>1634.161429202856,</text:p>
          </table:table-cell>
          <table:table-cell table:number-columns-repeated="3"/>
        </table:table-row>
        <table:table-row table:style-name="ro1">
          <table:table-cell office:value-type="float" office:value="3300" calcext:value-type="float">
            <text:p>3300</text:p>
          </table:table-cell>
          <table:table-cell office:value-type="string" calcext:value-type="string">
            <text:p>7902.250394797263</text:p>
          </table:table-cell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124.96058047220805</text:p>
          </table:table-cell>
          <table:table-cell office:value-type="string" calcext:value-type="string">
            <text:p>-0.0579034131826827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2</text:p>
          </table:table-cell>
          <table:table-cell table:formula="of:=CONCATENATE(TEXT([.B304];&quot;###,##&quot;);[.$L$1])" office:value-type="string" office:string-value="7902.250394797263," calcext:value-type="string">
            <text:p>7902.250394797263,</text:p>
          </table:table-cell>
          <table:table-cell table:formula="of:=CONCATENATE(TEXT([.C304];&quot;###,##&quot;);[.$L$1])" office:value-type="string" office:string-value="0.0," calcext:value-type="string">
            <text:p>0.0,</text:p>
          </table:table-cell>
          <table:table-cell table:formula="of:=CONCATENATE([.A304];[.$L$1])" office:value-type="string" office:string-value="3300," calcext:value-type="string">
            <text:p>3300,</text:p>
          </table:table-cell>
          <table:table-cell table:formula="of:=CONCATENATE([.D304];[.$L$1])" office:value-type="string" office:string-value="0.0," calcext:value-type="string">
            <text:p>0.0,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31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3-31T10:23:10.487661603</dc:date>
    <meta:document-statistic meta:table-count="1" meta:cell-count="4111" meta:object-count="0"/>
    <meta:generator>LibreOffice/4.2.8.2$Linux_X86_64 LibreOffice_project/420m0$Build-2</meta:generator>
  </office:meta>
</office:document-meta>
</file>